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57000143990000BADDE73A7374.wmf"/>
  <manifest:file-entry manifest:media-type="" manifest:full-path="Pictures/20000043000143990000D7B39BAB0079.wmf"/>
  <manifest:file-entry manifest:media-type="" manifest:full-path="Pictures/200000E50002FCEA00019859C9F50ADB.wmf"/>
  <manifest:file-entry manifest:media-type="" manifest:full-path="Pictures/2000005C000143990000D7B3CC23DFD8.wmf"/>
  <manifest:file-entry manifest:media-type="" manifest:full-path="Pictures/20000082000303A2000082D868CB8477.wmf"/>
  <manifest:file-entry manifest:media-type="" manifest:full-path="Pictures/2000004700014399000086FBB01AF1FC.wmf"/>
  <manifest:file-entry manifest:media-type="image/jpeg" manifest:full-path="Pictures/10000000000005780000012C1B1747CA.jpg"/>
  <manifest:file-entry manifest:media-type="image/jpeg" manifest:full-path="Pictures/10000000000003CB000000769ED87BC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Trebuchet MS" svg:font-family="'Trebuchet MS'" style:font-family-generic="swiss"/>
    <style:font-face style:name="Courier New1" svg:font-family="'Courier New'" style:font-family-generic="modern" style:font-pitch="fixed"/>
    <style:font-face style:name="DejaVu Sans1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6.519cm" fo:margin-left="0.626cm" fo:margin-right="0.353cm" table:align="margins" style:writing-mode="lr-tb"/>
    </style:style>
    <style:style style:name="Таблица1.A" style:family="table-column">
      <style:table-column-properties style:column-width="3.493cm" style:rel-column-width="13855*"/>
    </style:style>
    <style:style style:name="Таблица1.B" style:family="table-column">
      <style:table-column-properties style:column-width="1.27cm" style:rel-column-width="5038*"/>
    </style:style>
    <style:style style:name="Таблица1.C" style:family="table-column">
      <style:table-column-properties style:column-width="8.573cm" style:rel-column-width="34009*"/>
    </style:style>
    <style:style style:name="Таблица1.D" style:family="table-column">
      <style:table-column-properties style:column-width="3.184cm" style:rel-column-width="12633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style:vertical-align="middle" fo:background-color="#e6e6e6" fo:padding="0.10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.D1" style:family="table-cell">
      <style:table-cell-properties style:vertical-align="middle" fo:background-color="#e6e6e6" fo:padding="0.101cm" fo:border="0.018cm solid #000000" style:writing-mode="lr-tb">
        <style:background-image/>
      </style:table-cell-properties>
    </style:style>
    <style:style style:name="Таблица1.A2" style:family="table-cell">
      <style:table-cell-properties style:vertical-align="top" fo:padding="0.101cm" fo:border-left="0.018cm solid #000000" fo:border-right="none" fo:border-top="0.018cm solid #000000" fo:border-bottom="0.018cm solid #000000" style:writing-mode="lr-tb"/>
    </style:style>
    <style:style style:name="Таблица1.D2" style:family="table-cell">
      <style:table-cell-properties style:vertical-align="top" fo:padding="0.101cm" fo:border="0.018cm solid #000000" style:writing-mode="lr-tb"/>
    </style:style>
    <style:style style:name="Таблица1.A25" style:family="table-cell">
      <style:table-cell-properties style:vertical-align="top" fo:padding="0.101cm" fo:border-left="0.018cm solid #000000" fo:border-right="none" fo:border-top="none" fo:border-bottom="0.018cm solid #000000" style:writing-mode="lr-tb"/>
    </style:style>
    <style:style style:name="Таблица1.D25" style:family="table-cell">
      <style:table-cell-properties style:vertical-align="top" fo:padding="0.101cm" fo:border-left="0.018cm solid #000000" fo:border-right="0.018cm solid #000000" fo:border-top="none" fo:border-bottom="0.018cm solid #000000" style:writing-mode="lr-tb"/>
    </style:style>
    <style:style style:name="Таблица2" style:family="table">
      <style:table-properties style:width="16.764cm" fo:margin-left="0.94cm" table:align="left" style:writing-mode="lr-tb"/>
    </style:style>
    <style:style style:name="Таблица2.A" style:family="table-column">
      <style:table-column-properties style:column-width="7.796cm"/>
    </style:style>
    <style:style style:name="Таблица2.B" style:family="table-column">
      <style:table-column-properties style:column-width="8.968cm"/>
    </style:style>
    <style:style style:name="Таблица2.1" style:family="table-row">
      <style:table-row-properties style:keep-together="false" fo:keep-together="always"/>
    </style:style>
    <style:style style:name="Таблица2.A1" style:family="table-cell">
      <style:table-cell-properties style:vertical-align="top" fo:background-color="#d8d8d8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.B1" style:family="table-cell">
      <style:table-cell-properties style:vertical-align="top" fo:background-color="#d8d8d8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" style:family="table">
      <style:table-properties style:width="16.764cm" fo:margin-left="0.94cm" table:align="left" style:writing-mode="lr-tb"/>
    </style:style>
    <style:style style:name="Таблица3.A" style:family="table-column">
      <style:table-column-properties style:column-width="7.796cm"/>
    </style:style>
    <style:style style:name="Таблица3.B" style:family="table-column">
      <style:table-column-properties style:column-width="8.968cm"/>
    </style:style>
    <style:style style:name="Таблица3.1" style:family="table-row">
      <style:table-row-properties style:keep-together="false" fo:keep-together="always"/>
    </style:style>
    <style:style style:name="Таблица3.A1" style:family="table-cell">
      <style:table-cell-properties style:vertical-align="top" fo:background-color="#d8d8d8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.B1" style:family="table-cell">
      <style:table-cell-properties style:vertical-align="top" fo:background-color="#d8d8d8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4" style:family="table">
      <style:table-properties style:width="16.764cm" fo:margin-left="0.94cm" table:align="left" style:writing-mode="lr-tb"/>
    </style:style>
    <style:style style:name="Таблица4.A" style:family="table-column">
      <style:table-column-properties style:column-width="7.796cm"/>
    </style:style>
    <style:style style:name="Таблица4.B" style:family="table-column">
      <style:table-column-properties style:column-width="8.968cm"/>
    </style:style>
    <style:style style:name="Таблица4.1" style:family="table-row">
      <style:table-row-properties style:keep-together="false" fo:keep-together="always"/>
    </style:style>
    <style:style style:name="Таблица4.A1" style:family="table-cell">
      <style:table-cell-properties style:vertical-align="top" fo:background-color="#d8d8d8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4.B1" style:family="table-cell">
      <style:table-cell-properties style:vertical-align="top" fo:background-color="#d8d8d8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4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5" style:family="table">
      <style:table-properties style:width="17.39cm" fo:margin-left="0.309cm" table:align="left" style:writing-mode="lr-tb"/>
    </style:style>
    <style:style style:name="Таблица5.A" style:family="table-column">
      <style:table-column-properties style:column-width="3.119cm"/>
    </style:style>
    <style:style style:name="Таблица5.B" style:family="table-column">
      <style:table-column-properties style:column-width="3.627cm"/>
    </style:style>
    <style:style style:name="Таблица5.D" style:family="table-column">
      <style:table-column-properties style:column-width="3.628cm"/>
    </style:style>
    <style:style style:name="Таблица5.E" style:family="table-column">
      <style:table-column-properties style:column-width="3.39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5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6" style:family="table">
      <style:table-properties style:width="16.764cm" fo:margin-left="0.94cm" table:align="left" style:writing-mode="lr-tb"/>
    </style:style>
    <style:style style:name="Таблица6.A" style:family="table-column">
      <style:table-column-properties style:column-width="3.126cm"/>
    </style:style>
    <style:style style:name="Таблица6.B" style:family="table-column">
      <style:table-column-properties style:column-width="4.994cm"/>
    </style:style>
    <style:style style:name="Таблица6.C" style:family="table-column">
      <style:table-column-properties style:column-width="8.645cm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6.C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6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7" style:family="table">
      <style:table-properties style:width="17.44cm" fo:margin-left="0.051cm" fo:margin-right="0.007cm" table:align="margins" style:writing-mode="lr-tb"/>
    </style:style>
    <style:style style:name="Таблица7.A" style:family="table-column">
      <style:table-column-properties style:column-width="3.374cm" style:rel-column-width="12680*"/>
    </style:style>
    <style:style style:name="Таблица7.B" style:family="table-column">
      <style:table-column-properties style:column-width="3.637cm" style:rel-column-width="13667*"/>
    </style:style>
    <style:style style:name="Таблица7.C" style:family="table-column">
      <style:table-column-properties style:column-width="3.616cm" style:rel-column-width="13588*"/>
    </style:style>
    <style:style style:name="Таблица7.D" style:family="table-column">
      <style:table-column-properties style:column-width="3.639cm" style:rel-column-width="13674*"/>
    </style:style>
    <style:style style:name="Таблица7.E" style:family="table-column">
      <style:table-column-properties style:column-width="3.173cm" style:rel-column-width="11926*"/>
    </style:style>
    <style:style style:name="Таблица7.1" style:family="table-row">
      <style:table-row-properties style:keep-together="true" fo:keep-together="auto"/>
    </style:style>
    <style:style style:name="Таблица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7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8" style:family="table">
      <style:table-properties style:width="17.898cm" fo:margin-left="-0.199cm" table:align="left" style:writing-mode="lr-tb"/>
    </style:style>
    <style:style style:name="Таблица8.A" style:family="table-column">
      <style:table-column-properties style:column-width="4.466cm"/>
    </style:style>
    <style:style style:name="Таблица8.B" style:family="table-column">
      <style:table-column-properties style:column-width="1.773cm"/>
    </style:style>
    <style:style style:name="Таблица8.C" style:family="table-column">
      <style:table-column-properties style:column-width="1.334cm"/>
    </style:style>
    <style:style style:name="Таблица8.D" style:family="table-column">
      <style:table-column-properties style:column-width="10.326cm"/>
    </style:style>
    <style:style style:name="Таблица8.1" style:family="table-row">
      <style:table-row-properties style:keep-together="true" fo:keep-together="auto"/>
    </style:style>
    <style:style style:name="Таблица8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8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8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8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8.A26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8.D2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9" style:family="table">
      <style:table-properties style:width="17.898cm" fo:margin-left="-0.199cm" table:align="left" style:writing-mode="lr-tb"/>
    </style:style>
    <style:style style:name="Таблица9.A" style:family="table-column">
      <style:table-column-properties style:column-width="4.378cm"/>
    </style:style>
    <style:style style:name="Таблица9.B" style:family="table-column">
      <style:table-column-properties style:column-width="1.773cm"/>
    </style:style>
    <style:style style:name="Таблица9.C" style:family="table-column">
      <style:table-column-properties style:column-width="1.334cm"/>
    </style:style>
    <style:style style:name="Таблица9.D" style:family="table-column">
      <style:table-column-properties style:column-width="10.414cm"/>
    </style:style>
    <style:style style:name="Таблица9.1" style:family="table-row">
      <style:table-row-properties style:keep-together="true" fo:keep-together="auto"/>
    </style:style>
    <style:style style:name="Таблица9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9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9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9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9.A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9.C5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9.D5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0" style:family="table">
      <style:table-properties style:width="17.898cm" fo:margin-left="-0.199cm" table:align="left" style:writing-mode="lr-tb"/>
    </style:style>
    <style:style style:name="Таблица10.A" style:family="table-column">
      <style:table-column-properties style:column-width="4.396cm"/>
    </style:style>
    <style:style style:name="Таблица10.B" style:family="table-column">
      <style:table-column-properties style:column-width="1.773cm"/>
    </style:style>
    <style:style style:name="Таблица10.C" style:family="table-column">
      <style:table-column-properties style:column-width="1.334cm"/>
    </style:style>
    <style:style style:name="Таблица10.D" style:family="table-column">
      <style:table-column-properties style:column-width="10.396cm"/>
    </style:style>
    <style:style style:name="Таблица10.1" style:family="table-row">
      <style:table-row-properties style:keep-together="true" fo:keep-together="auto"/>
    </style:style>
    <style:style style:name="Таблица10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0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0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0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1" style:family="table">
      <style:table-properties style:width="17.898cm" fo:margin-left="-0.199cm" table:align="left" style:writing-mode="lr-tb"/>
    </style:style>
    <style:style style:name="Таблица11.A" style:family="table-column">
      <style:table-column-properties style:column-width="4.466cm"/>
    </style:style>
    <style:style style:name="Таблица11.B" style:family="table-column">
      <style:table-column-properties style:column-width="1.773cm"/>
    </style:style>
    <style:style style:name="Таблица11.C" style:family="table-column">
      <style:table-column-properties style:column-width="1.334cm"/>
    </style:style>
    <style:style style:name="Таблица11.D" style:family="table-column">
      <style:table-column-properties style:column-width="10.326cm"/>
    </style:style>
    <style:style style:name="Таблица11.1" style:family="table-row">
      <style:table-row-properties style:keep-together="true" fo:keep-together="auto"/>
    </style:style>
    <style:style style:name="Таблица11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1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1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1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1.A2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1.D25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2" style:family="table">
      <style:table-properties style:width="16.764cm" fo:margin-left="0.94cm" table:align="left" style:writing-mode="lr-tb"/>
    </style:style>
    <style:style style:name="Таблица12.A" style:family="table-column">
      <style:table-column-properties style:column-width="3.44cm"/>
    </style:style>
    <style:style style:name="Таблица12.B" style:family="table-column">
      <style:table-column-properties style:column-width="5.133cm"/>
    </style:style>
    <style:style style:name="Таблица12.C" style:family="table-column">
      <style:table-column-properties style:column-width="8.192cm"/>
    </style:style>
    <style:style style:name="Таблица12.1" style:family="table-row">
      <style:table-row-properties style:keep-together="true" fo:keep-together="auto"/>
    </style:style>
    <style:style style:name="Таблица12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2.C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2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3" style:family="table">
      <style:table-properties style:width="17.39cm" fo:margin-left="0.309cm" table:align="left" style:writing-mode="lr-tb"/>
    </style:style>
    <style:style style:name="Таблица13.A" style:family="table-column">
      <style:table-column-properties style:column-width="3.119cm"/>
    </style:style>
    <style:style style:name="Таблица13.B" style:family="table-column">
      <style:table-column-properties style:column-width="3.627cm"/>
    </style:style>
    <style:style style:name="Таблица13.D" style:family="table-column">
      <style:table-column-properties style:column-width="3.628cm"/>
    </style:style>
    <style:style style:name="Таблица13.E" style:family="table-column">
      <style:table-column-properties style:column-width="3.39cm"/>
    </style:style>
    <style:style style:name="Таблица13.1" style:family="table-row">
      <style:table-row-properties style:keep-together="true" fo:keep-together="auto"/>
    </style:style>
    <style:style style:name="Таблица1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3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4" style:family="table">
      <style:table-properties style:width="17.898cm" fo:margin-left="-0.199cm" table:align="left" style:writing-mode="lr-tb"/>
    </style:style>
    <style:style style:name="Таблица14.A" style:family="table-column">
      <style:table-column-properties style:column-width="4.466cm"/>
    </style:style>
    <style:style style:name="Таблица14.B" style:family="table-column">
      <style:table-column-properties style:column-width="1.773cm"/>
    </style:style>
    <style:style style:name="Таблица14.C" style:family="table-column">
      <style:table-column-properties style:column-width="1.334cm"/>
    </style:style>
    <style:style style:name="Таблица14.D" style:family="table-column">
      <style:table-column-properties style:column-width="10.326cm"/>
    </style:style>
    <style:style style:name="Таблица14.1" style:family="table-row">
      <style:table-row-properties style:keep-together="true" fo:keep-together="auto"/>
    </style:style>
    <style:style style:name="Таблица14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4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4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5" style:family="table">
      <style:table-properties style:width="17.898cm" fo:margin-left="-0.199cm" table:align="left" style:writing-mode="lr-tb"/>
    </style:style>
    <style:style style:name="Таблица15.A" style:family="table-column">
      <style:table-column-properties style:column-width="4.378cm"/>
    </style:style>
    <style:style style:name="Таблица15.B" style:family="table-column">
      <style:table-column-properties style:column-width="1.773cm"/>
    </style:style>
    <style:style style:name="Таблица15.C" style:family="table-column">
      <style:table-column-properties style:column-width="1.334cm"/>
    </style:style>
    <style:style style:name="Таблица15.D" style:family="table-column">
      <style:table-column-properties style:column-width="10.414cm"/>
    </style:style>
    <style:style style:name="Таблица15.1" style:family="table-row">
      <style:table-row-properties style:keep-together="true" fo:keep-together="auto"/>
    </style:style>
    <style:style style:name="Таблица15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5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5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6" style:family="table">
      <style:table-properties style:width="17.988cm" fo:margin-left="-0.199cm" table:align="left" style:writing-mode="lr-tb"/>
    </style:style>
    <style:style style:name="Таблица16.A" style:family="table-column">
      <style:table-column-properties style:column-width="4.309cm"/>
    </style:style>
    <style:style style:name="Таблица16.B" style:family="table-column">
      <style:table-column-properties style:column-width="1.972cm"/>
    </style:style>
    <style:style style:name="Таблица16.C" style:family="table-column">
      <style:table-column-properties style:column-width="11.707cm"/>
    </style:style>
    <style:style style:name="Таблица16.1" style:family="table-row">
      <style:table-row-properties style:keep-together="true" fo:keep-together="auto"/>
    </style:style>
    <style:style style:name="Таблица16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6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6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6.A2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6.C21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7" style:family="table">
      <style:table-properties style:width="17.616cm" fo:margin-left="0.183cm" fo:margin-right="-0.302cm" table:align="margins" style:writing-mode="lr-tb"/>
    </style:style>
    <style:style style:name="Таблица17.A" style:family="table-column">
      <style:table-column-properties style:column-width="2.999cm" style:rel-column-width="11155*"/>
    </style:style>
    <style:style style:name="Таблица17.B" style:family="table-column">
      <style:table-column-properties style:column-width="3.175cm" style:rel-column-width="11811*"/>
    </style:style>
    <style:style style:name="Таблица17.C" style:family="table-column">
      <style:table-column-properties style:column-width="4.433cm" style:rel-column-width="16490*"/>
    </style:style>
    <style:style style:name="Таблица17.D" style:family="table-column">
      <style:table-column-properties style:column-width="7.01cm" style:rel-column-width="26079*"/>
    </style:style>
    <style:style style:name="Таблица17.1" style:family="table-row">
      <style:table-row-properties style:keep-together="true" fo:keep-together="auto"/>
    </style:style>
    <style:style style:name="Таблица17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7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7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7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7.D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8" style:family="table">
      <style:table-properties style:width="16.854cm" fo:margin-left="0.94cm" table:align="left" style:writing-mode="lr-tb"/>
    </style:style>
    <style:style style:name="Таблица18.A" style:family="table-column">
      <style:table-column-properties style:column-width="3.586cm"/>
    </style:style>
    <style:style style:name="Таблица18.B" style:family="table-column">
      <style:table-column-properties style:column-width="2.858cm"/>
    </style:style>
    <style:style style:name="Таблица18.C" style:family="table-column">
      <style:table-column-properties style:column-width="10.41cm"/>
    </style:style>
    <style:style style:name="Таблица18.1" style:family="table-row">
      <style:table-row-properties style:keep-together="true" fo:keep-together="auto"/>
    </style:style>
    <style:style style:name="Таблица18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8.C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8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8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8.A4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8.C4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9" style:family="table">
      <style:table-properties style:width="16.764cm" fo:margin-left="0.94cm" table:align="left" style:writing-mode="lr-tb"/>
    </style:style>
    <style:style style:name="Таблица19.A" style:family="table-column">
      <style:table-column-properties style:column-width="3.586cm"/>
    </style:style>
    <style:style style:name="Таблица19.B" style:family="table-column">
      <style:table-column-properties style:column-width="1.494cm"/>
    </style:style>
    <style:style style:name="Таблица19.C" style:family="table-column">
      <style:table-column-properties style:column-width="2.858cm"/>
    </style:style>
    <style:style style:name="Таблица19.D" style:family="table-column">
      <style:table-column-properties style:column-width="8.827cm"/>
    </style:style>
    <style:style style:name="Таблица19.1" style:family="table-row">
      <style:table-row-properties style:keep-together="true" fo:keep-together="auto"/>
    </style:style>
    <style:style style:name="Таблица19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9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9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9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0" style:family="table">
      <style:table-properties style:width="16.764cm" fo:margin-left="0.94cm" table:align="left" style:writing-mode="lr-tb"/>
    </style:style>
    <style:style style:name="Таблица20.A" style:family="table-column">
      <style:table-column-properties style:column-width="3.175cm"/>
    </style:style>
    <style:style style:name="Таблица20.B" style:family="table-column">
      <style:table-column-properties style:column-width="2.223cm"/>
    </style:style>
    <style:style style:name="Таблица20.C" style:family="table-column">
      <style:table-column-properties style:column-width="2.858cm"/>
    </style:style>
    <style:style style:name="Таблица20.D" style:family="table-column">
      <style:table-column-properties style:column-width="8.509cm"/>
    </style:style>
    <style:style style:name="Таблица20.1" style:family="table-row">
      <style:table-row-properties style:keep-together="true" fo:keep-together="auto"/>
    </style:style>
    <style:style style:name="Таблица20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0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0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0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1" style:family="table">
      <style:table-properties style:width="17.082cm" fo:margin-left="0.623cm" table:align="left" style:writing-mode="lr-tb"/>
    </style:style>
    <style:style style:name="Таблица21.A" style:family="table-column">
      <style:table-column-properties style:column-width="3.175cm"/>
    </style:style>
    <style:style style:name="Таблица21.B" style:family="table-column">
      <style:table-column-properties style:column-width="2.54cm"/>
    </style:style>
    <style:style style:name="Таблица21.C" style:family="table-column">
      <style:table-column-properties style:column-width="2.598cm"/>
    </style:style>
    <style:style style:name="Таблица21.D" style:family="table-column">
      <style:table-column-properties style:column-width="8.768cm"/>
    </style:style>
    <style:style style:name="Таблица21.1" style:family="table-row">
      <style:table-row-properties style:keep-together="true" fo:keep-together="auto"/>
    </style:style>
    <style:style style:name="Таблица21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1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1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4" style:family="table">
      <style:table-properties style:width="17.082cm" fo:margin-left="0.623cm" table:align="left" style:writing-mode="lr-tb"/>
    </style:style>
    <style:style style:name="Таблица34.A" style:family="table-column">
      <style:table-column-properties style:column-width="3.175cm"/>
    </style:style>
    <style:style style:name="Таблица34.B" style:family="table-column">
      <style:table-column-properties style:column-width="2.54cm"/>
    </style:style>
    <style:style style:name="Таблица34.C" style:family="table-column">
      <style:table-column-properties style:column-width="2.598cm"/>
    </style:style>
    <style:style style:name="Таблица34.D" style:family="table-column">
      <style:table-column-properties style:column-width="8.768cm"/>
    </style:style>
    <style:style style:name="Таблица34.1" style:family="table-row">
      <style:table-row-properties style:keep-together="true" fo:keep-together="auto"/>
    </style:style>
    <style:style style:name="Таблица34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4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4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4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4.D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36" style:family="table">
      <style:table-properties style:width="17.082cm" fo:margin-left="0.623cm" table:align="left" style:writing-mode="lr-tb"/>
    </style:style>
    <style:style style:name="Таблица36.A" style:family="table-column">
      <style:table-column-properties style:column-width="3.175cm"/>
    </style:style>
    <style:style style:name="Таблица36.B" style:family="table-column">
      <style:table-column-properties style:column-width="2.54cm"/>
    </style:style>
    <style:style style:name="Таблица36.C" style:family="table-column">
      <style:table-column-properties style:column-width="2.598cm"/>
    </style:style>
    <style:style style:name="Таблица36.D" style:family="table-column">
      <style:table-column-properties style:column-width="8.768cm"/>
    </style:style>
    <style:style style:name="Таблица36.1" style:family="table-row">
      <style:table-row-properties style:keep-together="true" fo:keep-together="auto"/>
    </style:style>
    <style:style style:name="Таблица36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6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6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6.D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35" style:family="table">
      <style:table-properties style:width="17.133cm" fo:margin-left="0.316cm" fo:margin-right="0.049cm" table:align="margins" style:writing-mode="lr-tb"/>
    </style:style>
    <style:style style:name="Таблица35.A" style:family="table-column">
      <style:table-column-properties style:column-width="3.484cm" style:rel-column-width="13325*"/>
    </style:style>
    <style:style style:name="Таблица35.B" style:family="table-column">
      <style:table-column-properties style:column-width="2.536cm" style:rel-column-width="9702*"/>
    </style:style>
    <style:style style:name="Таблица35.C" style:family="table-column">
      <style:table-column-properties style:column-width="2.602cm" style:rel-column-width="9952*"/>
    </style:style>
    <style:style style:name="Таблица35.D" style:family="table-column">
      <style:table-column-properties style:column-width="8.511cm" style:rel-column-width="32556*"/>
    </style:style>
    <style:style style:name="Таблица35.1" style:family="table-row">
      <style:table-row-properties style:keep-together="true" fo:keep-together="auto"/>
    </style:style>
    <style:style style:name="Таблица35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5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5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5.D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22" style:family="table">
      <style:table-properties style:width="17.082cm" fo:margin-left="0.623cm" table:align="left" style:writing-mode="lr-tb"/>
    </style:style>
    <style:style style:name="Таблица22.A" style:family="table-column">
      <style:table-column-properties style:column-width="3.175cm"/>
    </style:style>
    <style:style style:name="Таблица22.B" style:family="table-column">
      <style:table-column-properties style:column-width="2.54cm"/>
    </style:style>
    <style:style style:name="Таблица22.C" style:family="table-column">
      <style:table-column-properties style:column-width="2.598cm"/>
    </style:style>
    <style:style style:name="Таблица22.D" style:family="table-column">
      <style:table-column-properties style:column-width="8.768cm"/>
    </style:style>
    <style:style style:name="Таблица22.1" style:family="table-row">
      <style:table-row-properties style:keep-together="true" fo:keep-together="auto"/>
    </style:style>
    <style:style style:name="Таблица22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2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2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3" style:family="table">
      <style:table-properties style:width="17.082cm" fo:margin-left="0.623cm" table:align="left" style:writing-mode="lr-tb"/>
    </style:style>
    <style:style style:name="Таблица23.A" style:family="table-column">
      <style:table-column-properties style:column-width="3.418cm"/>
    </style:style>
    <style:style style:name="Таблица23.B" style:family="table-column">
      <style:table-column-properties style:column-width="2.459cm"/>
    </style:style>
    <style:style style:name="Таблица23.C" style:family="table-column">
      <style:table-column-properties style:column-width="2.598cm"/>
    </style:style>
    <style:style style:name="Таблица23.D" style:family="table-column">
      <style:table-column-properties style:column-width="8.606cm"/>
    </style:style>
    <style:style style:name="Таблица23.1" style:family="table-row">
      <style:table-row-properties style:keep-together="true" fo:keep-together="auto"/>
    </style:style>
    <style:style style:name="Таблица23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3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3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3.A6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23.D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24" style:family="table">
      <style:table-properties style:width="17.082cm" fo:margin-left="0.623cm" table:align="left" style:writing-mode="lr-tb"/>
    </style:style>
    <style:style style:name="Таблица24.A" style:family="table-column">
      <style:table-column-properties style:column-width="3.418cm"/>
    </style:style>
    <style:style style:name="Таблица24.B" style:family="table-column">
      <style:table-column-properties style:column-width="2.459cm"/>
    </style:style>
    <style:style style:name="Таблица24.C" style:family="table-column">
      <style:table-column-properties style:column-width="2.598cm"/>
    </style:style>
    <style:style style:name="Таблица24.D" style:family="table-column">
      <style:table-column-properties style:column-width="8.606cm"/>
    </style:style>
    <style:style style:name="Таблица24.1" style:family="table-row">
      <style:table-row-properties style:keep-together="true" fo:keep-together="auto"/>
    </style:style>
    <style:style style:name="Таблица24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4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4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4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24.D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38" style:family="table">
      <style:table-properties style:width="17.717cm" table:align="left" style:writing-mode="lr-tb"/>
    </style:style>
    <style:style style:name="Таблица38.A" style:family="table-column">
      <style:table-column-properties style:column-width="4.496cm"/>
    </style:style>
    <style:style style:name="Таблица38.B" style:family="table-column">
      <style:table-column-properties style:column-width="1.969cm"/>
    </style:style>
    <style:style style:name="Таблица38.C" style:family="table-column">
      <style:table-column-properties style:column-width="2.85cm"/>
    </style:style>
    <style:style style:name="Таблица38.D" style:family="table-column">
      <style:table-column-properties style:column-width="8.401cm"/>
    </style:style>
    <style:style style:name="Таблица38.1" style:family="table-row">
      <style:table-row-properties style:keep-together="true" fo:keep-together="auto"/>
    </style:style>
    <style:style style:name="Таблица38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8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8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8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6" style:family="table">
      <style:table-properties style:width="17.082cm" fo:margin-left="0.623cm" table:align="left" style:writing-mode="lr-tb"/>
    </style:style>
    <style:style style:name="Таблица26.A" style:family="table-column">
      <style:table-column-properties style:column-width="3.861cm"/>
    </style:style>
    <style:style style:name="Таблица26.B" style:family="table-column">
      <style:table-column-properties style:column-width="1.969cm"/>
    </style:style>
    <style:style style:name="Таблица26.C" style:family="table-column">
      <style:table-column-properties style:column-width="2.85cm"/>
    </style:style>
    <style:style style:name="Таблица26.D" style:family="table-column">
      <style:table-column-properties style:column-width="8.401cm"/>
    </style:style>
    <style:style style:name="Таблица26.1" style:family="table-row">
      <style:table-row-properties style:keep-together="true" fo:keep-together="auto"/>
    </style:style>
    <style:style style:name="Таблица26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6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6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7" style:family="table">
      <style:table-properties style:width="17.11cm" fo:margin-left="0.601cm" fo:margin-right="-0.213cm" table:align="margins" style:writing-mode="lr-tb"/>
    </style:style>
    <style:style style:name="Таблица27.A" style:family="table-column">
      <style:table-column-properties style:column-width="3.198cm" style:rel-column-width="12248*"/>
    </style:style>
    <style:style style:name="Таблица27.B" style:family="table-column">
      <style:table-column-properties style:column-width="2.226cm" style:rel-column-width="8526*"/>
    </style:style>
    <style:style style:name="Таблица27.C" style:family="table-column">
      <style:table-column-properties style:column-width="2.845cm" style:rel-column-width="10897*"/>
    </style:style>
    <style:style style:name="Таблица27.D" style:family="table-column">
      <style:table-column-properties style:column-width="8.841cm" style:rel-column-width="33864*"/>
    </style:style>
    <style:style style:name="Таблица27.1" style:family="table-row">
      <style:table-row-properties style:keep-together="true" fo:keep-together="auto"/>
    </style:style>
    <style:style style:name="Таблица27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7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7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7.A7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27.D7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31" style:family="table">
      <style:table-properties style:width="17.082cm" fo:margin-left="0.623cm" table:align="left" style:writing-mode="lr-tb"/>
    </style:style>
    <style:style style:name="Таблица31.A" style:family="table-column">
      <style:table-column-properties style:column-width="3.861cm"/>
    </style:style>
    <style:style style:name="Таблица31.B" style:family="table-column">
      <style:table-column-properties style:column-width="1.969cm"/>
    </style:style>
    <style:style style:name="Таблица31.C" style:family="table-column">
      <style:table-column-properties style:column-width="2.85cm"/>
    </style:style>
    <style:style style:name="Таблица31.D" style:family="table-column">
      <style:table-column-properties style:column-width="8.401cm"/>
    </style:style>
    <style:style style:name="Таблица31.1" style:family="table-row">
      <style:table-row-properties style:keep-together="true" fo:keep-together="auto"/>
    </style:style>
    <style:style style:name="Таблица31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1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1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1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1.D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28" style:family="table">
      <style:table-properties style:width="17.082cm" fo:margin-left="0.623cm" table:align="left" style:writing-mode="lr-tb"/>
    </style:style>
    <style:style style:name="Таблица28.A" style:family="table-column">
      <style:table-column-properties style:column-width="3.861cm"/>
    </style:style>
    <style:style style:name="Таблица28.B" style:family="table-column">
      <style:table-column-properties style:column-width="1.969cm"/>
    </style:style>
    <style:style style:name="Таблица28.C" style:family="table-column">
      <style:table-column-properties style:column-width="2.85cm"/>
    </style:style>
    <style:style style:name="Таблица28.D" style:family="table-column">
      <style:table-column-properties style:column-width="8.401cm"/>
    </style:style>
    <style:style style:name="Таблица28.1" style:family="table-row">
      <style:table-row-properties style:keep-together="true" fo:keep-together="auto"/>
    </style:style>
    <style:style style:name="Таблица28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8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8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8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9" style:family="table">
      <style:table-properties style:width="17.082cm" fo:margin-left="0.623cm" table:align="left" style:writing-mode="lr-tb"/>
    </style:style>
    <style:style style:name="Таблица29.A" style:family="table-column">
      <style:table-column-properties style:column-width="3.861cm"/>
    </style:style>
    <style:style style:name="Таблица29.B" style:family="table-column">
      <style:table-column-properties style:column-width="1.969cm"/>
    </style:style>
    <style:style style:name="Таблица29.C" style:family="table-column">
      <style:table-column-properties style:column-width="2.85cm"/>
    </style:style>
    <style:style style:name="Таблица29.D" style:family="table-column">
      <style:table-column-properties style:column-width="8.401cm"/>
    </style:style>
    <style:style style:name="Таблица29.1" style:family="table-row">
      <style:table-row-properties style:keep-together="true" fo:keep-together="auto"/>
    </style:style>
    <style:style style:name="Таблица29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9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9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9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0" style:family="table">
      <style:table-properties style:width="17.089cm" fo:margin-left="0.623cm" fo:margin-right="-0.213cm" table:align="margins" style:writing-mode="lr-tb"/>
    </style:style>
    <style:style style:name="Таблица30.A" style:family="table-column">
      <style:table-column-properties style:column-width="3.861cm" style:rel-column-width="14807*"/>
    </style:style>
    <style:style style:name="Таблица30.B" style:family="table-column">
      <style:table-column-properties style:column-width="2.092cm" style:rel-column-width="8022*"/>
    </style:style>
    <style:style style:name="Таблица30.C" style:family="table-column">
      <style:table-column-properties style:column-width="2.727cm" style:rel-column-width="10458*"/>
    </style:style>
    <style:style style:name="Таблица30.D" style:family="table-column">
      <style:table-column-properties style:column-width="8.408cm" style:rel-column-width="32248*"/>
    </style:style>
    <style:style style:name="Таблица30.1" style:family="table-row">
      <style:table-row-properties style:keep-together="true" fo:keep-together="auto"/>
    </style:style>
    <style:style style:name="Таблица30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0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0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0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0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0.D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37" style:family="table">
      <style:table-properties style:width="17.089cm" fo:margin-left="0.623cm" fo:margin-right="-0.213cm" table:align="margins" style:writing-mode="lr-tb"/>
    </style:style>
    <style:style style:name="Таблица37.A" style:family="table-column">
      <style:table-column-properties style:column-width="3.861cm" style:rel-column-width="14807*"/>
    </style:style>
    <style:style style:name="Таблица37.B" style:family="table-column">
      <style:table-column-properties style:column-width="2.136cm" style:rel-column-width="8191*"/>
    </style:style>
    <style:style style:name="Таблица37.C" style:family="table-column">
      <style:table-column-properties style:column-width="2.683cm" style:rel-column-width="10288*"/>
    </style:style>
    <style:style style:name="Таблица37.D" style:family="table-column">
      <style:table-column-properties style:column-width="8.408cm" style:rel-column-width="32249*"/>
    </style:style>
    <style:style style:name="Таблица37.1" style:family="table-row">
      <style:table-row-properties style:keep-together="true" fo:keep-together="auto"/>
    </style:style>
    <style:style style:name="Таблица37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7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7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7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7.D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25" style:family="table">
      <style:table-properties style:width="17.082cm" fo:margin-left="0.623cm" table:align="left" style:writing-mode="lr-tb"/>
    </style:style>
    <style:style style:name="Таблица25.A" style:family="table-column">
      <style:table-column-properties style:column-width="3.175cm"/>
    </style:style>
    <style:style style:name="Таблица25.B" style:family="table-column">
      <style:table-column-properties style:column-width="2.54cm"/>
    </style:style>
    <style:style style:name="Таблица25.C" style:family="table-column">
      <style:table-column-properties style:column-width="2.598cm"/>
    </style:style>
    <style:style style:name="Таблица25.D" style:family="table-column">
      <style:table-column-properties style:column-width="8.768cm"/>
    </style:style>
    <style:style style:name="Таблица25.1" style:family="table-row">
      <style:table-row-properties style:keep-together="true" fo:keep-together="auto"/>
    </style:style>
    <style:style style:name="Таблица25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5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5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</style:style>
    <style:style style:name="P5" style:family="paragraph" style:parent-style-name="Header">
      <style:paragraph-properties fo:text-align="end" style:justify-single-word="false" style:snap-to-layout-grid="false"/>
      <style:text-properties fo:font-style="normal" style:font-style-asian="normal"/>
    </style:style>
    <style:style style:name="P6" style:family="paragraph" style:parent-style-name="Header">
      <style:paragraph-properties fo:text-align="center" style:justify-single-word="false" style:snap-to-layout-grid="false"/>
      <style:text-properties fo:font-style="normal" style:font-style-asian="normal" style:font-style-complex="italic"/>
    </style:style>
    <style:style style:name="P7" style:family="paragraph" style:parent-style-name="Footer">
      <style:paragraph-properties fo:margin-left="0cm" fo:margin-right="0.635cm" fo:text-indent="0cm" style:auto-text-indent="false">
        <style:tab-stops>
          <style:tab-stop style:position="8.25cm" style:type="center"/>
          <style:tab-stop style:position="15.866cm" style:type="right"/>
        </style:tab-stops>
      </style:paragraph-properties>
    </style:style>
    <style:style style:name="P8" style:family="paragraph" style:parent-style-name="Standard">
      <style:paragraph-properties fo:line-height="100%" fo:orphans="2" fo:widows="2" style:text-autospace="none"/>
      <style:text-properties fo:language="en" fo:country="US"/>
    </style:style>
    <style:style style:name="P9" style:family="paragraph" style:parent-style-name="Standard">
      <style:paragraph-properties fo:line-height="100%" fo:orphans="2" fo:widows="2" style:text-autospace="none"/>
    </style:style>
    <style:style style:name="P10" style:family="paragraph" style:parent-style-name="Standard">
      <style:paragraph-properties fo:line-height="100%" fo:orphans="2" fo:widows="2" style:text-autospace="none" style:snap-to-layout-grid="false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Standard">
      <style:paragraph-properties fo:margin-left="0.953cm" fo:margin-right="0cm" fo:text-indent="0cm" style:auto-text-indent="false"/>
    </style:style>
    <style:style style:name="P14" style:family="paragraph" style:parent-style-name="Standard">
      <style:paragraph-properties fo:margin-left="0.953cm" fo:margin-right="0cm" fo:text-indent="0cm" style:auto-text-indent="false"/>
      <style:text-properties fo:language="en" fo:country="US"/>
    </style:style>
    <style:style style:name="P15" style:family="paragraph" style:parent-style-name="Standard">
      <style:paragraph-properties fo:text-align="center" style:justify-single-word="false" fo:keep-with-next="always" style:snap-to-layout-grid="false"/>
    </style:style>
    <style:style style:name="P16" style:family="paragraph" style:parent-style-name="Standard">
      <style:paragraph-properties fo:keep-with-next="always" style:snap-to-layout-grid="false"/>
    </style:style>
    <style:style style:name="P17" style:family="paragraph" style:parent-style-name="Text_20_body">
      <style:paragraph-properties fo:keep-with-next="always"/>
    </style:style>
    <style:style style:name="P18" style:family="paragraph" style:parent-style-name="Standard">
      <style:paragraph-properties fo:margin-left="1cm" fo:margin-right="0cm" fo:text-indent="0cm" style:auto-text-indent="false" style:text-autospace="none"/>
      <style:text-properties style:font-name="Arial" style:font-name-complex="Arial"/>
    </style:style>
    <style:style style:name="P19" style:family="paragraph" style:parent-style-name="Standard">
      <style:paragraph-properties fo:margin-left="1cm" fo:margin-right="0cm" fo:text-indent="0cm" style:auto-text-indent="false" style:text-autospace="none"/>
      <style:text-properties style:font-name="Arial" fo:language="de" fo:country="DE" style:font-name-complex="Arial"/>
    </style:style>
    <style:style style:name="P20" style:family="paragraph" style:parent-style-name="Standard">
      <style:paragraph-properties fo:margin-left="1cm" fo:margin-right="0cm" fo:margin-top="0.423cm" fo:margin-bottom="0.212cm" fo:text-indent="0cm" style:auto-text-indent="false" style:text-autospace="none"/>
    </style:style>
    <style:style style:name="P21" style:family="paragraph" style:parent-style-name="Text_20_body">
      <style:paragraph-properties fo:margin-left="1cm" fo:margin-right="0cm" fo:text-indent="0cm" style:auto-text-indent="false"/>
    </style:style>
    <style:style style:name="P22" style:family="paragraph" style:parent-style-name="Text_20_body">
      <style:text-properties fo:language="en" fo:country="US"/>
    </style:style>
    <style:style style:name="P23" style:family="paragraph" style:parent-style-name="Text_20_body">
      <style:text-properties fo:language="zxx" fo:country="none" style:language-asian="zxx" style:country-asian="none"/>
    </style:style>
    <style:style style:name="P24" style:family="paragraph" style:parent-style-name="Text_20_body">
      <style:text-properties style:font-name="Arial" fo:font-weight="bold" style:font-weight-asian="bold" style:font-name-complex="Arial" style:font-weight-complex="bold"/>
    </style:style>
    <style:style style:name="P25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26" style:family="paragraph" style:parent-style-name="Text_20_body">
      <style:paragraph-properties fo:margin-left="0cm" fo:margin-right="0cm" fo:text-indent="0cm" style:auto-text-indent="false"/>
    </style:style>
    <style:style style:name="P27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28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</style:style>
    <style:style style:name="P29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30" style:family="paragraph" style:parent-style-name="Text_20_body">
      <style:paragraph-properties fo:margin-left="0cm" fo:margin-right="0cm" fo:text-indent="0cm" style:auto-text-indent="false" style:snap-to-layout-grid="false"/>
      <style:text-properties fo:language="en" fo:country="US"/>
    </style:style>
    <style:style style:name="P3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en" fo:country="US"/>
    </style:style>
    <style:style style:name="P32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fo:language="en" fo:country="US"/>
    </style:style>
    <style:style style:name="P33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fo:language="en" fo:country="US"/>
    </style:style>
    <style:style style:name="P34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35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</style:style>
    <style:style style:name="P36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fo:font-weight="bold" style:font-weight-asian="bold" style:font-weight-complex="bold"/>
    </style:style>
    <style:style style:name="P37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fo:font-style="italic" fo:font-weight="bold" style:font-style-asian="italic" style:font-weight-asian="bold" style:font-style-complex="italic" style:font-weight-complex="bold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39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fo:language="zxx" fo:country="none" style:language-asian="zxx" style:country-asian="none" style:language-complex="zxx" style:country-complex="none"/>
    </style:style>
    <style:style style:name="P40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fo:language="ru" fo:country="RU" style:language-complex="ar" style:country-complex="SA"/>
    </style:style>
    <style:style style:name="P41" style:family="paragraph" style:parent-style-name="Text_20_body">
      <style:paragraph-properties fo:margin-left="0cm" fo:margin-right="0cm" fo:text-indent="0cm" style:auto-text-indent="false" fo:keep-with-next="always" style:snap-to-layout-grid="false"/>
    </style:style>
    <style:style style:name="P42" style:family="paragraph" style:parent-style-name="Text_20_body">
      <style:paragraph-properties fo:margin-left="0cm" fo:margin-right="0cm" fo:text-align="start" style:justify-single-word="false" fo:text-indent="0cm" style:auto-text-indent="false" fo:keep-with-next="always" style:snap-to-layout-grid="false"/>
    </style:style>
    <style:style style:name="P43" style:family="paragraph" style:parent-style-name="Text_20_body">
      <style:paragraph-properties fo:margin-left="0cm" fo:margin-right="0cm" fo:margin-top="0cm" fo:margin-bottom="0.212cm" fo:text-indent="0cm" style:auto-text-indent="false" style:snap-to-layout-grid="false"/>
      <style:text-properties fo:language="en" fo:country="US"/>
    </style:style>
    <style:style style:name="P44" style:family="paragraph" style:parent-style-name="Text_20_body">
      <style:paragraph-properties fo:margin-left="0cm" fo:margin-right="0cm" fo:margin-top="0cm" fo:margin-bottom="0.212cm" fo:text-indent="0cm" style:auto-text-indent="false" style:snap-to-layout-grid="false"/>
    </style:style>
    <style:style style:name="P45" style:family="paragraph" style:parent-style-name="Standard">
      <style:paragraph-properties fo:margin-left="0cm" fo:margin-right="0cm" fo:text-indent="0cm" style:auto-text-indent="false"/>
    </style:style>
    <style:style style:name="P46" style:family="paragraph" style:parent-style-name="Standard">
      <style:paragraph-properties fo:margin-left="0cm" fo:margin-right="0cm" fo:text-indent="0cm" style:auto-text-indent="false" style:text-autospace="none"/>
      <style:text-properties style:font-name="Arial" fo:language="de" fo:country="DE" style:font-name-complex="Arial"/>
    </style:style>
    <style:style style:name="P47" style:family="paragraph" style:parent-style-name="Text_20_body">
      <style:paragraph-properties fo:margin-left="0cm" fo:margin-right="0cm" fo:margin-top="0.212cm" fo:margin-bottom="0.212cm" fo:text-align="start" style:justify-single-word="false" fo:text-indent="0cm" style:auto-text-indent="false" style:snap-to-layout-grid="false"/>
    </style:style>
    <style:style style:name="P48" style:family="paragraph" style:parent-style-name="Text_20_body">
      <style:paragraph-properties fo:margin-top="0.212cm" fo:margin-bottom="0.212cm"/>
    </style:style>
    <style:style style:name="P49" style:family="paragraph" style:parent-style-name="Text_20_body">
      <style:paragraph-properties fo:margin-top="0.212cm" fo:margin-bottom="0.212cm"/>
      <style:text-properties fo:language="en" fo:country="US"/>
    </style:style>
    <style:style style:name="P50" style:family="paragraph" style:parent-style-name="Text_20_body">
      <style:paragraph-properties fo:margin-top="0.212cm" fo:margin-bottom="0.212cm"/>
      <style:text-properties fo:language="ru" fo:country="RU" fo:font-weight="normal" style:font-weight-asian="normal" style:language-complex="ar" style:country-complex="SA" style:font-weight-complex="normal"/>
    </style:style>
    <style:style style:name="P51" style:family="paragraph" style:parent-style-name="Text_20_body">
      <style:paragraph-properties fo:margin-left="1.635cm" fo:margin-right="0cm" fo:text-indent="0cm" style:auto-text-indent="false"/>
    </style:style>
    <style:style style:name="P52" style:family="paragraph" style:parent-style-name="Text_20_body">
      <style:paragraph-properties fo:margin-left="1.635cm" fo:margin-right="0cm" fo:margin-top="0.212cm" fo:margin-bottom="0.212cm" fo:text-indent="0cm" style:auto-text-indent="false"/>
    </style:style>
    <style:style style:name="P53" style:family="paragraph" style:parent-style-name="Text_20_body">
      <style:paragraph-properties fo:margin-left="0.499cm" fo:margin-right="0cm" fo:margin-top="0.212cm" fo:margin-bottom="0.212cm" fo:text-indent="0.501cm" style:auto-text-indent="false"/>
    </style:style>
    <style:style style:name="P54" style:family="paragraph" style:parent-style-name="Text_20_body">
      <style:paragraph-properties fo:margin-left="0cm" fo:margin-right="0cm" fo:margin-top="0.212cm" fo:margin-bottom="0.212cm" fo:text-indent="0.501cm" style:auto-text-indent="false"/>
    </style:style>
    <style:style style:name="P55" style:family="paragraph" style:parent-style-name="Table_20_Text">
      <style:paragraph-properties style:snap-to-layout-grid="false"/>
    </style:style>
    <style:style style:name="P56" style:family="paragraph" style:parent-style-name="Table_20_Text">
      <style:paragraph-properties fo:text-align="start" style:justify-single-word="false" style:snap-to-layout-grid="false"/>
    </style:style>
    <style:style style:name="P57" style:family="paragraph" style:parent-style-name="Table_20_Text">
      <style:paragraph-properties style:snap-to-layout-grid="false"/>
      <style:text-properties fo:language="en" fo:country="US"/>
    </style:style>
    <style:style style:name="P58" style:family="paragraph" style:parent-style-name="Table_20_Text">
      <style:paragraph-properties style:snap-to-layout-grid="false"/>
      <style:text-properties fo:language="en" fo:country="US" fo:font-weight="bold" style:font-weight-asian="bold"/>
    </style:style>
    <style:style style:name="P59" style:family="paragraph" style:parent-style-name="Table_20_Text">
      <style:paragraph-properties style:snap-to-layout-grid="false"/>
      <style:text-properties fo:language="en" fo:country="US" fo:font-weight="bold" style:font-weight-asian="bold" style:font-weight-complex="bold"/>
    </style:style>
    <style:style style:name="P60" style:family="paragraph" style:parent-style-name="Table_20_Text">
      <style:paragraph-properties style:snap-to-layout-grid="false"/>
      <style:text-properties fo:language="en" fo:country="US" fo:font-style="italic" fo:font-weight="bold" style:font-style-asian="italic" style:font-weight-asian="bold"/>
    </style:style>
    <style:style style:name="P61" style:family="paragraph" style:parent-style-name="Table_20_Text">
      <style:paragraph-properties style:snap-to-layout-grid="false"/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62" style:family="paragraph" style:parent-style-name="Table_20_Text">
      <style:paragraph-properties style:snap-to-layout-grid="false"/>
      <style:text-properties fo:font-weight="bold" style:font-weight-asian="bold" style:font-weight-complex="bold"/>
    </style:style>
    <style:style style:name="P63" style:family="paragraph" style:parent-style-name="Table_20_Text">
      <style:paragraph-properties style:snap-to-layout-grid="false"/>
      <style:text-properties fo:font-style="italic" style:font-style-asian="italic" style:font-style-complex="italic"/>
    </style:style>
    <style:style style:name="P64" style:family="paragraph" style:parent-style-name="Table_20_Text">
      <style:paragraph-properties style:snap-to-layout-grid="false"/>
      <style:text-properties fo:font-style="italic" fo:font-weight="bold" style:font-style-asian="italic" style:font-weight-asian="bold" style:font-style-complex="italic" style:font-weight-complex="bold"/>
    </style:style>
    <style:style style:name="P65" style:family="paragraph" style:parent-style-name="Table_20_Title">
      <style:paragraph-properties style:snap-to-layout-grid="false"/>
      <style:text-properties fo:font-size="8pt" style:font-size-asian="8pt" style:font-size-complex="8pt"/>
    </style:style>
    <style:style style:name="P66" style:family="paragraph" style:parent-style-name="Table_20_Title">
      <style:paragraph-properties fo:text-align="start" style:justify-single-word="false" style:snap-to-layout-grid="false"/>
      <style:text-properties fo:font-size="8pt" style:font-size-asian="8pt" style:font-size-complex="8pt"/>
    </style:style>
    <style:style style:name="P67" style:family="paragraph" style:parent-style-name="Document_20_Title">
      <style:text-properties fo:language="en" fo:country="US"/>
    </style:style>
    <style:style style:name="P68" style:family="paragraph" style:parent-style-name="Plain_20_Text">
      <style:paragraph-properties fo:margin-left="0.951cm" fo:margin-right="0cm" fo:keep-together="always" fo:text-indent="0cm" style:auto-text-indent="false" fo:keep-with-next="always"/>
      <style:text-properties fo:font-weight="bold" style:font-weight-asian="bold"/>
    </style:style>
    <style:style style:name="P69" style:family="paragraph" style:parent-style-name="Plain_20_Text">
      <style:paragraph-properties fo:margin-left="0.951cm" fo:margin-right="0cm" fo:keep-together="always" fo:text-indent="0cm" style:auto-text-indent="false" fo:keep-with-next="always"/>
    </style:style>
    <style:style style:name="P70" style:family="paragraph" style:parent-style-name="Plain_20_Text">
      <style:paragraph-properties fo:margin-left="0.951cm" fo:margin-right="0cm" fo:keep-together="always" fo:text-indent="0cm" style:auto-text-indent="false" fo:keep-with-next="always"/>
      <style:text-properties fo:language="en" fo:country="US"/>
    </style:style>
    <style:style style:name="P71" style:family="paragraph" style:parent-style-name="Plain_20_Text">
      <style:paragraph-properties fo:margin-left="0.951cm" fo:margin-right="0cm" fo:text-indent="0cm" style:auto-text-indent="false"/>
      <style:text-properties fo:language="en" fo:country="US"/>
    </style:style>
    <style:style style:name="P72" style:family="paragraph" style:parent-style-name="Text_20_body">
      <style:paragraph-properties fo:margin-left="0.501cm" fo:margin-right="0cm" fo:text-indent="0cm" style:auto-text-indent="false"/>
    </style:style>
    <style:style style:name="P73" style:family="paragraph" style:parent-style-name="Text_20_body">
      <style:paragraph-properties fo:margin-left="0.501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74" style:family="paragraph" style:parent-style-name="Text_20_body">
      <style:paragraph-properties fo:margin-left="0.97cm" fo:margin-right="0cm" fo:text-indent="0cm" style:auto-text-indent="false"/>
    </style:style>
    <style:style style:name="P75" style:family="paragraph" style:parent-style-name="Standard">
      <style:paragraph-properties fo:text-align="center" style:justify-single-word="false" style:snap-to-layout-grid="false"/>
    </style:style>
    <style:style style:name="P76" style:family="paragraph" style:parent-style-name="Standard">
      <style:paragraph-properties style:snap-to-layout-grid="false"/>
    </style:style>
    <style:style style:name="P77" style:family="paragraph" style:parent-style-name="Text_20_body" style:list-style-name="L4"/>
    <style:style style:name="P78" style:family="paragraph" style:parent-style-name="Text_20_body" style:list-style-name="L5"/>
    <style:style style:name="P79" style:family="paragraph" style:parent-style-name="Text_20_body" style:list-style-name="L6"/>
    <style:style style:name="P80" style:family="paragraph" style:parent-style-name="Text_20_body" style:list-style-name="L8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81" style:family="paragraph" style:parent-style-name="Text_20_body" style:list-style-name="L9"/>
    <style:style style:name="P82" style:family="paragraph" style:parent-style-name="Text_20_body" style:list-style-name="L11"/>
    <style:style style:name="P83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84" style:family="paragraph" style:parent-style-name="Text_20_body" style:list-style-name="WW8Num30">
      <style:paragraph-properties fo:margin-left="0cm" fo:margin-right="0cm" fo:text-indent="0cm" style:auto-text-indent="false" style:snap-to-layout-grid="false"/>
    </style:style>
    <style:style style:name="P85" style:family="paragraph" style:parent-style-name="Text_20_body" style:list-style-name="WW8Num16">
      <style:paragraph-properties fo:margin-left="0cm" fo:margin-right="0cm" fo:text-indent="0cm" style:auto-text-indent="false"/>
    </style:style>
    <style:style style:name="P86" style:family="paragraph" style:parent-style-name="Text_20_body" style:list-style-name="WW8Num18">
      <style:paragraph-properties fo:margin-left="0cm" fo:margin-right="0cm" fo:text-indent="0cm" style:auto-text-indent="false"/>
    </style:style>
    <style:style style:name="P87" style:family="paragraph" style:parent-style-name="Text_20_body" style:list-style-name="WW8Num19">
      <style:paragraph-properties fo:margin-left="0cm" fo:margin-right="0cm" fo:text-indent="0cm" style:auto-text-indent="false"/>
    </style:style>
    <style:style style:name="P88" style:family="paragraph" style:parent-style-name="Text_20_body" style:list-style-name="L6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89" style:family="paragraph" style:parent-style-name="Text_20_body" style:list-style-name="WW8Num37">
      <style:paragraph-properties fo:margin-left="0cm" fo:margin-right="0cm" fo:text-align="start" style:justify-single-word="false" fo:text-indent="0cm" style:auto-text-indent="false"/>
    </style:style>
    <style:style style:name="P90" style:family="paragraph" style:parent-style-name="Text_20_body" style:list-style-name="WW8Num15">
      <style:paragraph-properties fo:margin-left="0cm" fo:margin-right="0cm" fo:text-align="start" style:justify-single-word="false" fo:text-indent="0cm" style:auto-text-indent="false"/>
    </style:style>
    <style:style style:name="P91" style:family="paragraph" style:parent-style-name="Text_20_body" style:list-style-name="WW8Num23">
      <style:paragraph-properties fo:margin-left="0cm" fo:margin-right="0cm" fo:text-align="start" style:justify-single-word="false" fo:text-indent="0cm" style:auto-text-indent="false"/>
    </style:style>
    <style:style style:name="P92" style:family="paragraph" style:parent-style-name="Text_20_body" style:list-style-name="WW8Num24">
      <style:paragraph-properties fo:margin-left="0cm" fo:margin-right="0cm" fo:text-align="start" style:justify-single-word="false" fo:text-indent="0cm" style:auto-text-indent="false"/>
    </style:style>
    <style:style style:name="P93" style:family="paragraph" style:parent-style-name="Text_20_body" style:list-style-name="WW8Num26">
      <style:paragraph-properties fo:margin-left="0cm" fo:margin-right="0cm" fo:text-align="start" style:justify-single-word="false" fo:text-indent="0cm" style:auto-text-indent="false"/>
    </style:style>
    <style:style style:name="P94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</style:style>
    <style:style style:name="P95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96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</style:style>
    <style:style style:name="P97" style:family="paragraph" style:parent-style-name="Text_20_body">
      <style:paragraph-properties fo:margin-left="0cm" fo:margin-right="0cm" fo:text-indent="0cm" style:auto-text-indent="false"/>
      <style:text-properties fo:font-weight="bold" style:font-weight-asian="bold"/>
    </style:style>
    <style:style style:name="P98" style:family="paragraph" style:parent-style-name="Text_20_body" style:list-style-name="WW8Num38">
      <style:paragraph-properties fo:margin-left="0cm" fo:margin-right="0cm" fo:margin-top="0.212cm" fo:margin-bottom="0.212cm" fo:text-indent="0cm" style:auto-text-indent="false"/>
    </style:style>
    <style:style style:name="P99" style:family="paragraph" style:parent-style-name="Text_20_body" style:list-style-name="WW8Num39">
      <style:paragraph-properties fo:margin-left="-1.002cm" fo:margin-right="0cm" fo:text-indent="0cm" style:auto-text-indent="false"/>
    </style:style>
    <style:style style:name="P100" style:family="paragraph" style:parent-style-name="Text_20_body" style:list-style-name="WW8Num43">
      <style:paragraph-properties fo:margin-left="-1.002cm" fo:margin-right="0cm" fo:text-indent="0cm" style:auto-text-indent="false"/>
    </style:style>
    <style:style style:name="P101" style:family="paragraph" style:parent-style-name="Text_20_body" style:list-style-name="WW8Num28">
      <style:paragraph-properties fo:margin-left="-1.002cm" fo:margin-right="0cm" fo:text-indent="0cm" style:auto-text-indent="false"/>
    </style:style>
    <style:style style:name="P102" style:family="paragraph" style:parent-style-name="Text_20_body" style:list-style-name="WW8Num36">
      <style:paragraph-properties fo:margin-left="-1.002cm" fo:margin-right="0cm" fo:text-indent="0cm" style:auto-text-indent="false"/>
    </style:style>
    <style:style style:name="P103" style:family="paragraph" style:parent-style-name="Text_20_body" style:list-style-name="WW8Num41">
      <style:paragraph-properties fo:margin-left="-1.002cm" fo:margin-right="0cm" fo:text-indent="0cm" style:auto-text-indent="false"/>
    </style:style>
    <style:style style:name="P104" style:family="paragraph" style:parent-style-name="Text_20_body" style:list-style-name="WW8Num42">
      <style:paragraph-properties fo:margin-left="-1.002cm" fo:margin-right="0cm" fo:text-indent="0cm" style:auto-text-indent="false"/>
    </style:style>
    <style:style style:name="P105" style:family="paragraph" style:parent-style-name="Text_20_body" style:list-style-name="WW8Num11">
      <style:paragraph-properties fo:margin-left="-1.002cm" fo:margin-right="0cm" fo:text-indent="0cm" style:auto-text-indent="false"/>
    </style:style>
    <style:style style:name="P106" style:family="paragraph" style:parent-style-name="Text_20_body" style:list-style-name="WW8Num11">
      <style:paragraph-properties fo:margin-left="-1.002cm" fo:margin-right="0cm" fo:text-indent="0cm" style:auto-text-indent="false"/>
      <style:text-properties fo:language="en" fo:country="US"/>
    </style:style>
    <style:style style:name="P107" style:family="paragraph" style:parent-style-name="Text_20_body" style:list-style-name="WW8Num36">
      <style:paragraph-properties fo:margin-left="-1.002cm" fo:margin-right="0cm" fo:text-align="start" style:justify-single-word="false" fo:text-indent="0cm" style:auto-text-indent="false"/>
    </style:style>
    <style:style style:name="P108" style:family="paragraph" style:parent-style-name="Text_20_body" style:list-style-name="WW8Num27">
      <style:paragraph-properties fo:margin-left="-1.002cm" fo:margin-right="0cm" fo:margin-top="0.212cm" fo:margin-bottom="0.212cm" fo:text-indent="0cm" style:auto-text-indent="false"/>
    </style:style>
    <style:style style:name="P109" style:family="paragraph" style:parent-style-name="Text_20_body" style:list-style-name="WW8Num14">
      <style:paragraph-properties fo:margin-left="-1.002cm" fo:margin-right="0cm" fo:margin-top="0.212cm" fo:margin-bottom="0.212cm" fo:text-indent="0cm" style:auto-text-indent="false"/>
    </style:style>
    <style:style style:name="P110" style:family="paragraph" style:parent-style-name="Text_20_body" style:list-style-name="WW8Num20">
      <style:paragraph-properties fo:margin-left="-1.002cm" fo:margin-right="0cm" fo:margin-top="0.212cm" fo:margin-bottom="0.212cm" fo:text-indent="0cm" style:auto-text-indent="false"/>
    </style:style>
    <style:style style:name="P111" style:family="paragraph" style:parent-style-name="Text_20_body" style:list-style-name="WW8Num38">
      <style:paragraph-properties fo:margin-left="-1.002cm" fo:margin-right="0cm" fo:margin-top="0.212cm" fo:margin-bottom="0.212cm" fo:text-align="start" style:justify-single-word="false" fo:text-indent="0cm" style:auto-text-indent="false"/>
    </style:style>
    <style:style style:name="P112" style:family="paragraph" style:parent-style-name="Text_20_body" style:list-style-name="WW8Num29">
      <style:paragraph-properties fo:margin-left="-0.501cm" fo:margin-right="0cm" fo:margin-top="0.212cm" fo:margin-bottom="0.212cm" fo:text-indent="0cm" style:auto-text-indent="false"/>
    </style:style>
    <style:style style:name="P113" style:family="paragraph" style:parent-style-name="Text_20_body" style:list-style-name="WW8Num13">
      <style:paragraph-properties fo:margin-left="-0.501cm" fo:margin-right="0cm" fo:margin-top="0.212cm" fo:margin-bottom="0.212cm" fo:text-indent="0cm" style:auto-text-indent="false"/>
    </style:style>
    <style:style style:name="P114" style:family="paragraph" style:parent-style-name="Text_20_body" style:list-style-name="WW8Num25">
      <style:paragraph-properties fo:margin-left="-0.501cm" fo:margin-right="0cm" fo:margin-top="0.212cm" fo:margin-bottom="0.212cm" fo:text-indent="0cm" style:auto-text-indent="false"/>
    </style:style>
    <style:style style:name="P115" style:family="paragraph" style:parent-style-name="Text_20_body" style:list-style-name="WW8Num22">
      <style:paragraph-properties fo:margin-left="-0.501cm" fo:margin-right="0cm" fo:margin-top="0.212cm" fo:margin-bottom="0.212cm" fo:text-indent="0cm" style:auto-text-indent="false"/>
    </style:style>
    <style:style style:name="P116" style:family="paragraph" style:parent-style-name="Text_20_body" style:list-style-name="WW8Num34">
      <style:paragraph-properties fo:margin-left="-0.501cm" fo:margin-right="0cm" fo:text-indent="0cm" style:auto-text-indent="false"/>
    </style:style>
    <style:style style:name="P117" style:family="paragraph" style:parent-style-name="Text_20_body" style:list-style-name="WW8Num35">
      <style:paragraph-properties fo:margin-left="-0.501cm" fo:margin-right="0cm" fo:text-indent="0cm" style:auto-text-indent="false"/>
    </style:style>
    <style:style style:name="P118" style:family="paragraph" style:parent-style-name="Text_20_body" style:list-style-name="WW8Num35">
      <style:paragraph-properties fo:margin-left="-0.501cm" fo:margin-right="0cm" fo:text-align="start" style:justify-single-word="false" fo:text-indent="0cm" style:auto-text-indent="false"/>
    </style:style>
    <style:style style:name="P119" style:family="paragraph" style:parent-style-name="Text_20_body" style:list-style-name="WW8Num41">
      <style:paragraph-properties fo:margin-left="-0.501cm" fo:margin-right="0cm" fo:text-indent="0cm" style:auto-text-indent="false"/>
    </style:style>
    <style:style style:name="P120" style:family="paragraph" style:parent-style-name="Text_20_body" style:list-style-name="WW8Num21">
      <style:paragraph-properties fo:margin-left="-0.501cm" fo:margin-right="0cm" fo:text-indent="0cm" style:auto-text-indent="false"/>
    </style:style>
    <style:style style:name="P121" style:family="paragraph" style:parent-style-name="Text_20_body" style:list-style-name="L6">
      <style:paragraph-properties fo:margin-left="2.004cm" fo:margin-right="0cm" fo:text-indent="-0.635cm" style:auto-text-indent="false"/>
    </style:style>
    <style:style style:name="P122" style:family="paragraph" style:parent-style-name="Text_20_body" style:list-style-name="L6">
      <style:paragraph-properties fo:margin-left="0.501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23" style:family="paragraph" style:parent-style-name="Text_20_body">
      <style:paragraph-properties fo:margin-top="0.212cm" fo:margin-bottom="0.212cm"/>
    </style:style>
    <style:style style:name="P124" style:family="paragraph" style:parent-style-name="Text_20_body" style:list-style-name="L7">
      <style:paragraph-properties fo:margin-top="0.212cm" fo:margin-bottom="0.212cm"/>
    </style:style>
    <style:style style:name="P125" style:family="paragraph" style:parent-style-name="Text_20_body" style:list-style-name="L7">
      <style:paragraph-properties fo:margin-top="0.212cm" fo:margin-bottom="0.212cm"/>
      <style:text-properties fo:font-style="italic" fo:font-weight="bold" style:font-style-asian="italic" style:font-weight-asian="bold" style:font-style-complex="italic" style:font-weight-complex="bold"/>
    </style:style>
    <style:style style:name="P126" style:family="paragraph" style:parent-style-name="Text_20_body" style:list-style-name="L7">
      <style:paragraph-properties fo:margin-top="0.212cm" fo:margin-bottom="0.212cm"/>
      <style:text-properties fo:font-style="normal" fo:font-weight="normal" style:font-style-asian="normal" style:font-weight-asian="normal" style:font-style-complex="normal" style:font-weight-complex="normal"/>
    </style:style>
    <style:style style:name="P127" style:family="paragraph" style:parent-style-name="Text_20_body" style:list-style-name="L10">
      <style:paragraph-properties fo:margin-top="0.212cm" fo:margin-bottom="0.212cm"/>
    </style:style>
    <style:style style:name="P128" style:family="paragraph" style:parent-style-name="Text_20_body">
      <style:paragraph-properties fo:margin-top="0.212cm" fo:margin-bottom="0.212cm"/>
      <style:text-properties fo:language="en" fo:country="US"/>
    </style:style>
    <style:style style:name="P129" style:family="paragraph" style:parent-style-name="Text_20_body">
      <style:paragraph-properties fo:margin-left="1.501cm" fo:margin-right="0cm" fo:margin-top="0.212cm" fo:margin-bottom="0.212cm" fo:text-indent="0.002cm" style:auto-text-indent="false"/>
      <style:text-properties fo:language="en" fo:country="US"/>
    </style:style>
    <style:style style:name="P130" style:family="paragraph" style:parent-style-name="Text_20_body">
      <style:paragraph-properties fo:margin-left="2.002cm" fo:margin-right="0cm" fo:margin-top="0.212cm" fo:margin-bottom="0.212cm" fo:text-indent="0.002cm" style:auto-text-indent="false"/>
      <style:text-properties fo:language="en" fo:country="US"/>
    </style:style>
    <style:style style:name="P131" style:family="paragraph" style:parent-style-name="Text_20_body">
      <style:paragraph-properties fo:margin-left="1.499cm" fo:margin-right="0cm" fo:margin-top="0.212cm" fo:margin-bottom="0.212cm" fo:text-indent="0.002cm" style:auto-text-indent="false"/>
    </style:style>
    <style:style style:name="P132" style:family="paragraph" style:parent-style-name="Text_20_body">
      <style:paragraph-properties fo:margin-left="1.499cm" fo:margin-right="0cm" fo:margin-top="0.212cm" fo:margin-bottom="0.212cm" fo:text-indent="0.002cm" style:auto-text-indent="false"/>
      <style:text-properties fo:language="en" fo:country="US"/>
    </style:style>
    <style:style style:name="P133" style:family="paragraph" style:parent-style-name="Text_20_body" style:list-style-name="L13">
      <style:paragraph-properties fo:margin-left="0cm" fo:margin-right="0cm" fo:text-indent="0.6cm" style:auto-text-indent="false"/>
      <style:text-properties fo:font-weight="bold" style:font-weight-asian="bold" style:font-weight-complex="bold"/>
    </style:style>
    <style:style style:name="P134" style:family="paragraph" style:parent-style-name="Heading_20_1" style:master-page-name="Преобразование_20_1">
      <style:paragraph-properties style:page-number="1"/>
    </style:style>
    <style:style style:name="P135" style:family="paragraph" style:parent-style-name="Heading_20_1">
      <style:paragraph-properties fo:break-before="page"/>
    </style:style>
    <style:style style:name="P136" style:family="paragraph" style:parent-style-name="Heading_20_2">
      <style:paragraph-properties fo:margin-left="0cm" fo:margin-right="0cm" fo:text-indent="0cm" style:auto-text-indent="false"/>
    </style:style>
    <style:style style:name="P137" style:family="paragraph" style:parent-style-name="Heading_20_3">
      <style:paragraph-properties fo:margin-left="0cm" fo:margin-right="0cm" fo:text-indent="0cm" style:auto-text-indent="false"/>
    </style:style>
    <style:style style:name="P138" style:family="paragraph" style:parent-style-name="Heading_20_4">
      <style:paragraph-properties fo:margin-top="0.212cm" fo:margin-bottom="0.212cm"/>
    </style:style>
    <style:style style:name="P139" style:family="paragraph" style:parent-style-name="Contents_20_2">
      <style:paragraph-properties>
        <style:tab-stops>
          <style:tab-stop style:position="16.736cm" style:type="right" style:leader-style="dotted" style:leader-text="."/>
        </style:tab-stops>
      </style:paragraph-properties>
    </style:style>
    <style:style style:name="P140" style:family="paragraph" style:parent-style-name="Contents_20_1">
      <style:paragraph-properties>
        <style:tab-stops>
          <style:tab-stop style:position="17.498cm" style:type="right" style:leader-style="dotted" style:leader-text="."/>
        </style:tab-stops>
      </style:paragraph-properties>
    </style:style>
    <style:style style:name="P141" style:family="paragraph" style:parent-style-name="Contents_20_4">
      <style:paragraph-properties>
        <style:tab-stops>
          <style:tab-stop style:position="15.217cm" style:type="right" style:leader-style="dotted" style:leader-text="."/>
        </style:tab-stops>
      </style:paragraph-properties>
    </style:style>
    <style:style style:name="P142" style:family="paragraph" style:parent-style-name="Contents_20_3">
      <style:paragraph-properties>
        <style:tab-stops>
          <style:tab-stop style:position="15.974cm" style:type="right" style:leader-style="dotted" style:leader-text="."/>
        </style:tab-stops>
      </style:paragraph-properties>
    </style:style>
    <style:style style:name="P143" style:family="paragraph" style:parent-style-name="Table_20_Text" style:list-style-name="WW8Num33"/>
    <style:style style:name="P144" style:family="paragraph" style:parent-style-name="Table_20_Text" style:list-style-name="L1">
      <style:paragraph-properties style:snap-to-layout-grid="false"/>
    </style:style>
    <style:style style:name="P145" style:family="paragraph" style:parent-style-name="Table_20_Text" style:list-style-name="L2">
      <style:paragraph-properties style:snap-to-layout-grid="false"/>
    </style:style>
    <style:style style:name="P146" style:family="paragraph" style:parent-style-name="Table_20_Text" style:list-style-name="L2">
      <style:paragraph-properties style:snap-to-layout-grid="false"/>
      <style:text-properties fo:language="en" fo:country="US"/>
    </style:style>
    <style:style style:name="P147" style:family="paragraph" style:parent-style-name="Table_20_Text">
      <style:paragraph-properties style:snap-to-layout-grid="false"/>
      <style:text-properties fo:language="en" fo:country="US"/>
    </style:style>
    <style:style style:name="P148" style:family="paragraph" style:parent-style-name="Table_20_Text">
      <style:paragraph-properties style:snap-to-layout-grid="false"/>
      <style:text-properties fo:language="en" fo:country="US" fo:font-weight="bold" style:font-weight-asian="bold"/>
    </style:style>
    <style:style style:name="P149" style:family="paragraph" style:parent-style-name="Table_20_Text" style:list-style-name="L3">
      <style:paragraph-properties style:snap-to-layout-grid="false"/>
    </style:style>
    <style:style style:name="P150" style:family="paragraph" style:parent-style-name="Table_20_Text">
      <style:paragraph-properties style:snap-to-layout-grid="false"/>
    </style:style>
    <style:style style:name="P151" style:family="paragraph" style:parent-style-name="Table_20_Text">
      <style:paragraph-properties style:snap-to-layout-grid="false"/>
      <style:text-properties fo:font-style="italic" style:font-style-asian="italic" style:font-style-complex="italic"/>
    </style:style>
    <style:style style:name="P152" style:family="paragraph" style:parent-style-name="Table_20_Text">
      <style:paragraph-properties fo:text-align="start" style:justify-single-word="false" style:snap-to-layout-grid="false"/>
    </style:style>
    <style:style style:name="P153" style:family="paragraph" style:parent-style-name="Document_20_Title" style:master-page-name="Standard">
      <style:paragraph-properties fo:margin-left="0cm" fo:margin-right="0cm" fo:margin-top="7.197cm" fo:margin-bottom="0cm" fo:text-indent="0cm" style:auto-text-indent="false" style:page-number="auto"/>
      <style:text-properties fo:language="en" fo:country="US"/>
    </style:style>
    <style:style style:name="P154" style:family="paragraph">
      <style:paragraph-properties fo:text-align="center" style:writing-mode="lr-tb"/>
      <style:text-properties fo:font-size="24pt"/>
    </style:style>
    <style:style style:name="P155" style:family="paragraph">
      <style:paragraph-properties style:writing-mode="lr-tb"/>
    </style:style>
    <style:style style:name="P156" style:family="paragraph">
      <style:paragraph-properties style:line-height-at-least="0.24cm" style:writing-mode="lr-tb"/>
    </style:style>
    <style:style style:name="T1" style:family="text">
      <style:text-properties style:font-name="Symbol"/>
    </style:style>
    <style:style style:name="T2" style:family="text">
      <style:text-properties fo:font-style="normal" style:font-style-asian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weight-asian="bold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style:language-asian="ru" style:country-asian="RU"/>
    </style:style>
    <style:style style:name="T10" style:family="text">
      <style:text-properties fo:language="en" fo:country="US" fo:font-style="italic" style:font-style-asian="italic"/>
    </style:style>
    <style:style style:name="T11" style:family="text">
      <style:text-properties fo:language="en" fo:country="US" fo:font-style="italic" fo:font-weight="bold" style:font-style-asian="italic" style:font-weight-asian="bold"/>
    </style:style>
    <style:style style:name="T12" style:family="text">
      <style:text-properties fo:language="en" fo:country="US" fo:font-style="italic" fo:font-weight="bold" style:font-style-asian="italic" style:font-weight-asian="bold" style:font-weight-complex="bold"/>
    </style:style>
    <style:style style:name="T13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language="en" fo:country="US" fo:font-style="italic" fo:font-weight="normal" style:font-style-asian="italic" style:font-weight-asian="normal"/>
    </style:style>
    <style:style style:name="T15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/>
    </style:style>
    <style:style style:name="T17" style:family="text">
      <style:text-properties fo:language="en" fo:country="US" fo:font-weight="normal" style:font-weight-asian="normal" style:font-weight-complex="normal"/>
    </style:style>
    <style:style style:name="T18" style:family="text">
      <style:text-properties fo:language="en" fo:country="US" fo:font-style="normal" style:text-underline-style="none" style:font-style-asian="normal" style:font-style-complex="normal"/>
    </style:style>
    <style:style style:name="T19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language="en" fo:country="US" fo:font-style="normal" style:font-style-asian="normal" style:font-style-complex="normal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size="18pt" fo:language="en" fo:country="US" style:font-size-asian="18pt" style:font-size-complex="18pt"/>
    </style:style>
    <style:style style:name="T23" style:family="text">
      <style:text-properties fo:font-style="italic" style:font-style-asian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fo:font-weight="bold" style:font-style-asian="italic" style:font-weight-asian="bold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style:font-style-asian="italic" style:font-weight-asian="bold" style:font-weight-complex="bold"/>
    </style:style>
    <style:style style:name="T28" style:family="text">
      <style:text-properties fo:font-style="italic" fo:font-weight="normal" style:font-style-asian="italic" style:font-weight-asian="normal"/>
    </style:style>
    <style:style style:name="T29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1" style:family="text">
      <style:text-properties fo:language="en" fo:country="GB"/>
    </style:style>
    <style:style style:name="T32" style:family="text">
      <style:text-properties fo:font-weight="bold" style:font-weight-asian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style:font-name="Arial" fo:font-size="9pt" fo:font-weight="bold" style:font-size-asian="9pt" style:language-asian="ru" style:country-asian="RU" style:font-weight-asian="bold" style:font-name-complex="Arial" style:font-size-complex="9pt" style:font-weight-complex="bold"/>
    </style:style>
    <style:style style:name="T35" style:family="text">
      <style:text-properties style:language-asian="ru" style:country-asian="RU"/>
    </style:style>
    <style:style style:name="T36" style:family="text">
      <style:text-properties style:font-name="Wingdings" fo:language="en" fo:country="US"/>
    </style:style>
    <style:style style:name="T37" style:family="text">
      <style:text-properties style:text-underline-style="solid" style:text-underline-width="auto" style:text-underline-color="font-color" fo:font-weight="bold" style:font-weight-asian="bold"/>
    </style:style>
    <style:style style:name="T38" style:family="text">
      <style:text-properties fo:font-size="14pt" fo:language="en" fo:country="US" fo:font-weight="bold" style:font-size-asian="14pt" style:font-weight-asian="bold" style:font-size-complex="14pt"/>
    </style:style>
    <style:style style:name="T39" style:family="text">
      <style:text-properties fo:language="ru" fo:country="RU"/>
    </style:style>
    <style:style style:name="T40" style:family="text">
      <style:text-properties fo:language="ru" fo:country="RU" style:language-complex="ar" style:country-complex="SA"/>
    </style:style>
    <style:style style:name="T41" style:family="text">
      <style:text-properties fo:language="ru" fo:country="RU" fo:font-weight="bold" style:font-weight-asian="bold" style:language-complex="ar" style:country-complex="SA"/>
    </style:style>
    <style:style style:name="T42" style:family="text">
      <style:text-properties fo:language="ru" fo:country="RU" fo:font-weight="bold" style:font-weight-asian="bold" style:language-complex="ar" style:country-complex="SA" style:font-weight-complex="bold"/>
    </style:style>
    <style:style style:name="T43" style:family="text">
      <style:text-properties fo:language="ru" fo:country="RU" fo:font-weight="normal" style:font-weight-asian="normal" style:language-complex="ar" style:country-complex="SA" style:font-weight-complex="normal"/>
    </style:style>
    <style:style style:name="T44" style:family="text">
      <style:text-properties fo:language="ru" fo:country="RU" fo:font-style="italic" style:font-style-asian="italic" style:language-complex="ar" style:country-complex="SA"/>
    </style:style>
    <style:style style:name="T45" style:family="text">
      <style:text-properties fo:language="ru" fo:country="RU" fo:font-style="italic" fo:font-weight="bold" style:font-style-asian="italic" style:font-weight-asian="bold" style:language-complex="ar" style:country-complex="SA"/>
    </style:style>
    <style:style style:name="T46" style:family="text">
      <style:text-properties fo:language="ru" fo:country="RU" fo:font-style="italic" fo:font-weight="bold" style:font-style-asian="italic" style:font-weight-asian="bold" style:language-complex="ar" style:country-complex="SA" style:font-weight-complex="bold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49" style:family="text"/>
    <style:style style:name="T50" style:family="text">
      <style:text-properties fo:color="#000000" style:font-name="Arial" fo:font-size="13pt" fo:language="en" fo:country="US" style:font-name-asian="Times New Roman" style:font-size-asian="13pt" style:font-name-complex="Arial" style:font-size-complex="13pt" style:language-complex="ar" style:country-complex="SA"/>
    </style:style>
    <style:style style:name="T51" style:family="text">
      <style:text-properties fo:color="#000000" style:font-name="Arial" fo:font-size="9pt" fo:language="en" fo:country="US" style:font-name-asian="Times New Roman" style:font-size-asian="9pt" style:font-name-complex="Arial" style:font-size-complex="9pt" style:language-complex="ar" style:country-complex="SA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58cm" fo:text-indent="-0.635cm" fo:margin-left="2.358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93cm" fo:text-indent="-0.635cm" fo:margin-left="2.993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628cm" fo:text-indent="-0.635cm" fo:margin-left="3.62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63cm" fo:text-indent="-0.635cm" fo:margin-left="4.263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98cm" fo:text-indent="-0.635cm" fo:margin-left="4.89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33cm" fo:text-indent="-0.635cm" fo:margin-left="5.533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68cm" fo:text-indent="-0.635cm" fo:margin-left="6.16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03cm" fo:text-indent="-0.635cm" fo:margin-left="6.803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38cm" fo:text-indent="-0.635cm" fo:margin-left="7.438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73cm" fo:text-indent="-0.635cm" fo:margin-left="8.073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none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07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true" draw:auto-grow-width="true" fo:min-height="1.055cm" fo:min-width="1.607cm" fo:padding-top="0cm" fo:padding-bottom="0cm" fo:padding-left="0cm" fo:padding-right="0cm" fo:wrap-option="no-wrap" draw:shadow="hidden" style:run-through="foreground"/>
    </style:style>
    <style:style style:name="gr6" style:family="graphic">
      <style:graphic-properties draw:stroke="none" draw:fill="none" draw:fill-color="#ffffff" draw:textarea-horizontal-align="justify" draw:textarea-vertical-align="middle" draw:auto-grow-height="true" draw:auto-grow-width="true" fo:min-height="1.055cm" fo:min-width="1.351cm" fo:padding-top="0cm" fo:padding-bottom="0cm" fo:padding-left="0cm" fo:padding-right="0cm" fo:wrap-option="no-wrap" draw:shadow="hidden" style:run-through="foreground"/>
    </style:style>
    <style:style style:name="gr7" style:family="graphic">
      <style:graphic-properties draw:stroke="solid" svg:stroke-width="0.04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8" style:family="graphic">
      <style:graphic-properties draw:stroke="none" draw:fill="solid" draw:fill-color="#000000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9" style:family="graphic">
      <style:graphic-properties draw:stroke="none" draw:fill="none" draw:fill-color="#ffffff" draw:textarea-horizontal-align="justify" draw:textarea-vertical-align="middle" draw:auto-grow-height="true" fo:min-height="0.423cm" fo:min-width="3.08cm" fo:padding-top="0cm" fo:padding-bottom="0cm" fo:padding-left="0cm" fo:padding-right="0cm" fo:wrap-option="wrap" draw:shadow="hidde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EyeLine Communications" text:name="CompanyId"/>
      </text:user-field-decls>
      <text:p text:style-name="P153"><text:title>Техническое описание</text:title></text:p>
      <text:p text:style-name="P67"><text:subject>Модуль тарификации INMan</text:subject></text:p>
      <text:p text:style-name="Document_20_Title"><text:span text:style-name="T21">Версия </text:span><text:span text:style-name="T22"><text:user-defined style:data-style-name="N0" text:name="Version">1.9.0</text:user-defined></text:span></text:p>
      <text:h text:style-name="P134" text:outline-level="1" text:is-list-header="true" text:restart-numbering="true" text:start-value="1"/>
      <text:table-of-content text:style-name="Sect1" text:protected="true" text:name="Оглавление2">
        <text:table-of-content-source text:outline-level="5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2_Head">
            <text:p text:style-name="Contents_20_Heading">Содержание</text:p>
          </text:index-title>
          <text:p text:style-name="P140"><text:a xlink:type="simple" xlink:href="#__RefHeading__9131_1268417483" text:style-name="Internet_20_link" text:visited-style-name="Internet_20_link">1. <text:s/>Введение<text:tab/>3</text:a></text:p>
          <text:p text:style-name="P139"><text:a xlink:type="simple" xlink:href="#__RefHeading__9133_1268417483" text:style-name="Internet_20_link" text:visited-style-name="Internet_20_link">1.1 <text:s/>Цель<text:tab/>3</text:a></text:p>
          <text:p text:style-name="P139"><text:a xlink:type="simple" xlink:href="#__RefHeading__9135_1268417483" text:style-name="Internet_20_link" text:visited-style-name="Internet_20_link">1.2 <text:s/>Область действия<text:tab/>3</text:a></text:p>
          <text:p text:style-name="P139"><text:a xlink:type="simple" xlink:href="#__RefHeading__9137_1268417483" text:style-name="Internet_20_link" text:visited-style-name="Internet_20_link">1.3 <text:s/>Определения и сокращения<text:tab/>3</text:a></text:p>
          <text:p text:style-name="P139"><text:a xlink:type="simple" xlink:href="#__RefHeading__9139_1268417483" text:style-name="Internet_20_link" text:visited-style-name="Internet_20_link">1.4 <text:s/>История изменений<text:tab/>3</text:a></text:p>
          <text:p text:style-name="P139"><text:a xlink:type="simple" xlink:href="#__RefHeading__9141_1268417483" text:style-name="Internet_20_link" text:visited-style-name="Internet_20_link">1.5 <text:s/>Ссылки<text:tab/>5</text:a></text:p>
          <text:p text:style-name="P140"><text:a xlink:type="simple" xlink:href="#__RefHeading__9143_1268417483" text:style-name="Internet_20_link" text:visited-style-name="Internet_20_link">2. <text:s/>Общее описание INMan-a<text:tab/>6</text:a></text:p>
          <text:p text:style-name="P139"><text:a xlink:type="simple" xlink:href="#__RefHeading__9145_1268417483" text:style-name="Internet_20_link" text:visited-style-name="Internet_20_link">2.1 <text:s/>Описание требований<text:tab/>6</text:a></text:p>
          <text:p text:style-name="P142"><text:a xlink:type="simple" xlink:href="#__RefHeading__9147_1268417483" text:style-name="Internet_20_link" text:visited-style-name="Internet_20_link">2.1.1 <text:s text:c="2"/>Интеграция с SMSC/USSDC.<text:tab/>6</text:a></text:p>
          <text:p text:style-name="P142"><text:a xlink:type="simple" xlink:href="#__RefHeading__9149_1268417483" text:style-name="Internet_20_link" text:visited-style-name="Internet_20_link">2.1.2 <text:s text:c="2"/>Взаимодействие с IN-платформой.<text:tab/>6</text:a></text:p>
          <text:p text:style-name="P142"><text:a xlink:type="simple" xlink:href="#__RefHeading__9151_1268417483" text:style-name="Internet_20_link" text:visited-style-name="Internet_20_link">2.1.3 <text:s text:c="2"/>Режимы тарификации.<text:tab/>7</text:a></text:p>
          <text:p text:style-name="P139"><text:a xlink:type="simple" xlink:href="#__RefHeading__9153_1268417483" text:style-name="Internet_20_link" text:visited-style-name="Internet_20_link">2.2 <text:s/>Ограничения и расхождения<text:tab/>7</text:a></text:p>
          <text:p text:style-name="P139"><text:a xlink:type="simple" xlink:href="#__RefHeading__9155_1268417483" text:style-name="Internet_20_link" text:visited-style-name="Internet_20_link">2.1 <text:s/>Протоколы, используемые при тарификации SMS/USSD сообщений.<text:tab/>7</text:a></text:p>
          <text:p text:style-name="P142"><text:a xlink:type="simple" xlink:href="#__RefHeading__9157_1268417483" text:style-name="Internet_20_link" text:visited-style-name="Internet_20_link">2.1.1 Обзор протокола взаимодействия INMan-IN<text:tab/>7</text:a></text:p>
          <text:p text:style-name="P142"><text:a xlink:type="simple" xlink:href="#__RefHeading__9159_1268417483" text:style-name="Internet_20_link" text:visited-style-name="Internet_20_link">2.1.2 Сценарий взаимодействия INMan – IN (оказание услуги разрешено)<text:tab/>8</text:a></text:p>
          <text:p text:style-name="P142"><text:a xlink:type="simple" xlink:href="#__RefHeading__9161_1268417483" text:style-name="Internet_20_link" text:visited-style-name="Internet_20_link">2.1.3 Сценарий взаимодействия INMan – IN (оказание услуги запрещено)<text:tab/>8</text:a></text:p>
          <text:p text:style-name="P142"><text:a xlink:type="simple" xlink:href="#__RefHeading__9163_1268417483" text:style-name="Internet_20_link" text:visited-style-name="Internet_20_link">2.1.4 Общий сценарий взаимодействия <text:s/>Отправитель – USSDC – INMan – IN - Получатель<text:tab/>8</text:a></text:p>
          <text:p text:style-name="P139"><text:a xlink:type="simple" xlink:href="#__RefHeading__9165_1268417483" text:style-name="Internet_20_link" text:visited-style-name="Internet_20_link">2.2 <text:s/>Принципы тарификации.<text:tab/>8</text:a></text:p>
          <text:p text:style-name="P142"><text:a xlink:type="simple" xlink:href="#__RefHeading__9167_1268417483" text:style-name="Internet_20_link" text:visited-style-name="Internet_20_link">2.2.1 <text:s/>Определение и взаимодействие с IN-платформой абонента.<text:tab/>9</text:a></text:p>
          <text:p text:style-name="P141"><text:a xlink:type="simple" xlink:href="#__RefHeading__9257_12684174832" text:style-name="Internet_20_link" text:visited-style-name="Internet_20_link">2.2.1.1 <text:s/>Провайдер абонента.<text:tab/>9</text:a></text:p>
          <text:p text:style-name="P141"><text:a xlink:type="simple" xlink:href="#__RefHeading__9257_12684174831" text:style-name="Internet_20_link" text:visited-style-name="Internet_20_link">2.2.1.2 <text:s/>Политика абонента.<text:tab/>9</text:a></text:p>
          <text:p text:style-name="P142"><text:a xlink:type="simple" xlink:href="#__RefHeading__9169_1268417483" text:style-name="Internet_20_link" text:visited-style-name="Internet_20_link">2.2.2 <text:s/>Логика и режимы тарификации.<text:tab/>9</text:a></text:p>
          <text:p text:style-name="P142"><text:a xlink:type="simple" xlink:href="#__RefHeading__9171_1268417483" text:style-name="Internet_20_link" text:visited-style-name="Internet_20_link">2.2.3 <text:s/>Тарификация SMS Extra услуг.<text:tab/>10</text:a></text:p>
          <text:p text:style-name="P142"><text:a xlink:type="simple" xlink:href="#__RefHeading__9173_1268417483" text:style-name="Internet_20_link" text:visited-style-name="Internet_20_link">2.2.4 <text:s/>Генерация CDR записей.<text:tab/>11</text:a></text:p>
          <text:p text:style-name="P140"><text:a xlink:type="simple" xlink:href="#__RefHeading__9175_1268417483" text:style-name="Internet_20_link" text:visited-style-name="Internet_20_link">3. <text:s/>Протоколы взаимодействия клиентов с INMan-ом<text:tab/>11</text:a></text:p>
          <text:p text:style-name="P139"><text:a xlink:type="simple" xlink:href="#__RefHeading__9177_1268417483" text:style-name="Internet_20_link" text:visited-style-name="Internet_20_link">3.1 <text:s/>Общий формат клиентских протоколов INMan-a.<text:tab/>11</text:a></text:p>
          <text:p text:style-name="P142"><text:a xlink:type="simple" xlink:href="#__RefHeading__9179_1268417483" text:style-name="Internet_20_link" text:visited-style-name="Internet_20_link">3.1.1 <text:s/>Используемые типы данных и их формат передачи.<text:tab/>11</text:a></text:p>
          <text:p text:style-name="P139"><text:a xlink:type="simple" xlink:href="#__RefHeading__9181_1268417483" text:style-name="Internet_20_link" text:visited-style-name="Internet_20_link">3.2 <text:s/>Обзор протокола тарификации ExtraSMS/SMS/USSD сообщений (USSDC-INMan).<text:tab/>12</text:a></text:p>
          <text:p text:style-name="P142"><text:a xlink:type="simple" xlink:href="#__RefHeading__9183_1268417483" text:style-name="Internet_20_link" text:visited-style-name="Internet_20_link">3.2.1 <text:s/>Описание взаимодействия<text:tab/>12</text:a></text:p>
          <text:p text:style-name="P141"><text:a xlink:type="simple" xlink:href="#__RefHeading__9185_1268417483" text:style-name="Internet_20_link" text:visited-style-name="Internet_20_link">3.2.1.1 <text:s/>Сценарий взаимодействия (оказание услуги разрешено)<text:tab/>12</text:a></text:p>
          <text:p text:style-name="P141"><text:a xlink:type="simple" xlink:href="#__RefHeading__9187_1268417483" text:style-name="Internet_20_link" text:visited-style-name="Internet_20_link">3.2.1.2 <text:s/>Сценарий взаимодействия (оказание услуги запрещено)<text:tab/>13</text:a></text:p>
          <text:p text:style-name="P141"><text:a xlink:type="simple" xlink:href="#__RefHeading__9189_1268417483" text:style-name="Internet_20_link" text:visited-style-name="Internet_20_link">3.2.1.3 <text:s/>Сценарий взаимодействия (протарифицировать уже оказанную услугу)<text:tab/>13</text:a></text:p>
          <text:p text:style-name="P142"><text:a xlink:type="simple" xlink:href="#__RefHeading__9191_1268417483" text:style-name="Internet_20_link" text:visited-style-name="Internet_20_link">3.2.2 <text:s/>Асинхронность протокола<text:tab/>13</text:a></text:p>
          <text:p text:style-name="P142"><text:a xlink:type="simple" xlink:href="#__RefHeading__9193_1268417483" text:style-name="Internet_20_link" text:visited-style-name="Internet_20_link">3.2.3 <text:s/>Описание формата PDU <text:tab/>13</text:a></text:p>
          <text:p text:style-name="P139"><text:a xlink:type="simple" xlink:href="#__RefHeading__9195_1268417483" text:style-name="Internet_20_link" text:visited-style-name="Internet_20_link">3.3 <text:s/>Структура <text:s/>PDU протокола тарификации SMS/USSD сообщений.<text:tab/>13</text:a></text:p>
          <text:p text:style-name="P142"><text:a xlink:type="simple" xlink:href="#__RefHeading__9197_1268417483" text:style-name="Internet_20_link" text:visited-style-name="Internet_20_link">3.3.1 <text:s/>Структура ChargeSms PDU (тэг 0x01)<text:tab/>14</text:a></text:p>
          <text:p text:style-name="P142"><text:a xlink:type="simple" xlink:href="#__RefHeading__9199_1268417483" text:style-name="Internet_20_link" text:visited-style-name="Internet_20_link">3.3.2 <text:s/>Структура ChargeSmsResult PDU (тэг 0x02)<text:tab/>15</text:a></text:p>
          <text:p text:style-name="P142"><text:a xlink:type="simple" xlink:href="#__RefHeading__9201_1268417483" text:style-name="Internet_20_link" text:visited-style-name="Internet_20_link">3.3.3 <text:s/>Структура DeliverySmsResult PDU (тэг 0x03)<text:tab/>15</text:a></text:p>
          <text:p text:style-name="P142"><text:a xlink:type="simple" xlink:href="#__RefHeading__9203_1268417483" text:style-name="Internet_20_link" text:visited-style-name="Internet_20_link">3.3.4 <text:s/>Структура DeliveredSmsData PDU (тэг 0x04)<text:tab/>16</text:a></text:p>
          <text:p text:style-name="P139"><text:a xlink:type="simple" xlink:href="#__RefHeading__9205_1268417483" text:style-name="Internet_20_link" text:visited-style-name="Internet_20_link">3.4 <text:s/>Обзор протокола определения контракта абонента (USSDC-INMan).<text:tab/>17</text:a></text:p>
          <text:p text:style-name="P142"><text:a xlink:type="simple" xlink:href="#__RefHeading__9207_1268417483" text:style-name="Internet_20_link" text:visited-style-name="Internet_20_link">3.4.1 <text:s/>Асинхронность протокола<text:tab/>17</text:a></text:p>
          <text:p text:style-name="P142"><text:a xlink:type="simple" xlink:href="#__RefHeading__9209_1268417483" text:style-name="Internet_20_link" text:visited-style-name="Internet_20_link">3.4.2 <text:s/>Описание формата PDU <text:tab/>17</text:a></text:p>
          <text:p text:style-name="P139"><text:a xlink:type="simple" xlink:href="#__RefHeading__9211_1268417483" text:style-name="Internet_20_link" text:visited-style-name="Internet_20_link">3.5 <text:s/>Структура <text:s/>PDU протокола определения контракта абонента.<text:tab/>18</text:a></text:p>
          <text:p text:style-name="P142"><text:a xlink:type="simple" xlink:href="#__RefHeading__9213_1268417483" text:style-name="Internet_20_link" text:visited-style-name="Internet_20_link">3.5.1 <text:s/>Структура AbntContractRequest PDU (тэг 0x06)<text:tab/>18</text:a></text:p>
          <text:p text:style-name="P142"><text:a xlink:type="simple" xlink:href="#__RefHeading__9215_1268417483" text:style-name="Internet_20_link" text:visited-style-name="Internet_20_link">3.5.2 <text:s/>Структура AbntContractResult PDU (тэг 0x07)<text:tab/>18</text:a></text:p>
          <text:p text:style-name="P140"><text:a xlink:type="simple" xlink:href="#__RefHeading__9217_1268417483" text:style-name="Internet_20_link" text:visited-style-name="Internet_20_link">4. <text:s/>Структура CSV файла для генерации CDR записей.<text:tab/>18</text:a></text:p>
          <text:p text:style-name="P139"><text:a xlink:type="simple" xlink:href="#__RefHeading__9219_1268417483" text:style-name="Internet_20_link" text:visited-style-name="Internet_20_link">4.1 <text:s/>Типы и формат данных полей CSV файла.<text:tab/>19</text:a></text:p>
          <text:p text:style-name="P139"><text:a xlink:type="simple" xlink:href="#__RefHeading__9221_1268417483" text:style-name="Internet_20_link" text:visited-style-name="Internet_20_link">4.2 <text:s/>Строка данных CSV файла (TDR).<text:tab/>19</text:a></text:p>
          <text:p text:style-name="P140"><text:soft-page-break/><text:a xlink:type="simple" xlink:href="#__RefHeading__9223_1268417483" text:style-name="Internet_20_link" text:visited-style-name="Internet_20_link">5. <text:s/>Описание файла конфигурации INMan-а.<text:tab/>20</text:a></text:p>
          <text:p text:style-name="P139"><text:a xlink:type="simple" xlink:href="#__RefHeading__9225_12684174831" text:style-name="Internet_20_link" text:visited-style-name="Internet_20_link">5.1 <text:s/>Структура файла конфигурации.<text:tab/>20</text:a></text:p>
          <text:p text:style-name="P139"><text:a xlink:type="simple" xlink:href="#__RefHeading__9225_1268417483" text:style-name="Internet_20_link" text:visited-style-name="Internet_20_link">5.2 <text:s/>Конфигурируемые сервисы.<text:tab/>21</text:a></text:p>
          <text:p text:style-name="P139"><text:a xlink:type="simple" xlink:href="#__RefHeading__9227_1268417483" text:style-name="Internet_20_link" text:visited-style-name="Internet_20_link">5.3 <text:s/>Сводный список секций файла конфигурации.<text:tab/>22</text:a></text:p>
          <text:p text:style-name="P139"><text:a xlink:type="simple" xlink:href="#__RefHeading__9229_12684174831" text:style-name="Internet_20_link" text:visited-style-name="Internet_20_link">5.4 <text:s/>Структура секции Files (сервис icsSvcHost).<text:tab/>23</text:a></text:p>
          <text:p text:style-name="P139"><text:a xlink:type="simple" xlink:href="#__RefHeading__9229_1268417483" text:style-name="Internet_20_link" text:visited-style-name="Internet_20_link">5.5 <text:s/>Структура секции Services (сервис icsSvcHost).<text:tab/>23</text:a></text:p>
          <text:p text:style-name="P139"><text:a xlink:type="simple" xlink:href="#__RefHeading__9231_1268417483" text:style-name="Internet_20_link" text:visited-style-name="Internet_20_link">5.6 <text:s/>Параметры секции Host (сервис icsTCPServer).<text:tab/>24</text:a></text:p>
          <text:p text:style-name="P139"><text:a xlink:type="simple" xlink:href="#__RefHeading__9233_1268417483" text:style-name="Internet_20_link" text:visited-style-name="Internet_20_link">5.7 <text:s/>Параметры секции AbonentsCache (сервис icsAbntCache).<text:tab/>24</text:a></text:p>
          <text:p text:style-name="P139"><text:a xlink:type="simple" xlink:href="#__RefHeading__9235_1268417483" text:style-name="Internet_20_link" text:visited-style-name="Internet_20_link">5.8 <text:s/>Параметры секции SS7 (сервис icsTCAPDisp).<text:tab/>25</text:a></text:p>
          <text:p text:style-name="P139"><text:a xlink:type="simple" xlink:href="#__RefHeading__9237_1268417483" text:style-name="Internet_20_link" text:visited-style-name="Internet_20_link">5.9 <text:s/>Параметры секции SS7_HD (сервис icsTCAPDisp).<text:tab/>25</text:a></text:p>
          <text:p text:style-name="P142"><text:a xlink:type="simple" xlink:href="#__RefHeading__9239_1268417483" text:style-name="Internet_20_link" text:visited-style-name="Internet_20_link">5.9.1 <text:s/>Параметры подсекции SS7Units.<text:tab/>25</text:a></text:p>
          <text:p text:style-name="P142"><text:a xlink:type="simple" xlink:href="#__RefHeading__9241_1268417483" text:style-name="Internet_20_link" text:visited-style-name="Internet_20_link">5.9.2 <text:s/>Параметры подсекции Layouts.<text:tab/>26</text:a></text:p>
          <text:p text:style-name="P139"><text:a xlink:type="simple" xlink:href="#__RefHeading__9243_1268417483" text:style-name="Internet_20_link" text:visited-style-name="Internet_20_link">5.10 <text:s/>Шаблон секции TCAPUser<text:tab/>27</text:a></text:p>
          <text:p text:style-name="P139"><text:a xlink:type="simple" xlink:href="#__RefHeading__9245_1268417483" text:style-name="Internet_20_link" text:visited-style-name="Internet_20_link">5.11 <text:s/>Параметры секции AbonentDetector (сервис icsAbntDetector).<text:tab/>27</text:a></text:p>
          <text:p text:style-name="P139"><text:a xlink:type="simple" xlink:href="#__RefHeading__11365_268292550" text:style-name="Internet_20_link" text:visited-style-name="Internet_20_link">5.12 <text:s/>Структура секции BillingModes <text:s/>(сервис icsSmBilling, icsIAPManager)<text:tab/>28</text:a></text:p>
          <text:p text:style-name="P142"><text:a xlink:type="simple" xlink:href="#__RefHeading__11367_268292550" text:style-name="Internet_20_link" text:visited-style-name="Internet_20_link">5.12.1 <text:s/>Шаблон подсекции BillingModes.<text:tab/>28</text:a></text:p>
          <text:p text:style-name="P139"><text:a xlink:type="simple" xlink:href="#__RefHeading__9247_1268417483" text:style-name="Internet_20_link" text:visited-style-name="Internet_20_link">5.13 <text:s/>Параметры секции Billing (сервис icsSmBilling).<text:tab/>29</text:a></text:p>
          <text:p text:style-name="P139"><text:a xlink:type="simple" xlink:href="#__RefHeading__10423_1186924277" text:style-name="Internet_20_link" text:visited-style-name="Internet_20_link">5.14 <text:s/>Шаблон секции SMS-Extra (сервис icsSmBilling).<text:tab/>30</text:a></text:p>
          <text:p text:style-name="P139"><text:a xlink:type="simple" xlink:href="#__RefHeading__9251_1268417483" text:style-name="Internet_20_link" text:visited-style-name="Internet_20_link">5.15 <text:s/>Параметры секции AbonentPolicies (сервис icsIAPManager).<text:tab/>31</text:a></text:p>
          <text:p text:style-name="P142"><text:a xlink:type="simple" xlink:href="#__RefHeading__9241_12684174831" text:style-name="Internet_20_link" text:visited-style-name="Internet_20_link">5.15.1 <text:s/>Шаблон подсекции 'AbonentPolicy'.<text:tab/>31</text:a></text:p>
          <text:p text:style-name="P139"><text:a xlink:type="simple" xlink:href="#__RefHeading__9253_1268417483" text:style-name="Internet_20_link" text:visited-style-name="Internet_20_link">5.16 <text:s/>Структура и параметры секции IN-Platforms (сервис icsIAPManager).<text:tab/>33</text:a></text:p>
          <text:p text:style-name="P142"><text:a xlink:type="simple" xlink:href="#__RefHeading__9255_1268417483" text:style-name="Internet_20_link" text:visited-style-name="Internet_20_link">5.16.1 <text:s/>Параметры конфигурации в формате ‘параметры диалога’<text:tab/>33</text:a></text:p>
          <text:p text:style-name="P141"><text:a xlink:type="simple" xlink:href="#__RefHeading__9257_1268417483" text:style-name="Internet_20_link" text:visited-style-name="Internet_20_link">5.16.1.1 <text:s/>Параметры подсекции ServiceKeys.<text:tab/>34</text:a></text:p>
          <text:p text:style-name="P141"><text:a xlink:type="simple" xlink:href="#__RefHeading__9259_1268417483" text:style-name="Internet_20_link" text:visited-style-name="Internet_20_link">5.16.1.2 <text:s/>Параметры подсекции SSFLocationIdentification.<text:tab/>35</text:a></text:p>
          <text:p text:style-name="P142"><text:a xlink:type="simple" xlink:href="#__RefHeading__9261_1268417483" text:style-name="Internet_20_link" text:visited-style-name="Internet_20_link">5.16.2 <text:s text:c="2"/>Параметры конфигурации в формате ‘alias-платформы’<text:tab/>36</text:a></text:p>
          <text:p text:style-name="P139"><text:a xlink:type="simple" xlink:href="#__RefHeading__9263_1268417483" text:style-name="Internet_20_link" text:visited-style-name="Internet_20_link">5.17 <text:s/>Параметры секции AbonentProviders (сервис icsIAPManager).<text:tab/>36</text:a></text:p>
          <text:p text:style-name="P142"><text:a xlink:type="simple" xlink:href="#__RefHeading__9265_1268417483" text:style-name="Internet_20_link" text:visited-style-name="Internet_20_link">5.17.1 <text:s text:c="2"/>Параметры подсекции Config для провайдера icsIAPrvdSRI.<text:tab/>37</text:a></text:p>
          <text:p text:style-name="P142"><text:a xlink:type="simple" xlink:href="#__RefHeading__9267_1268417483" text:style-name="Internet_20_link" text:visited-style-name="Internet_20_link">5.17.2 <text:s text:c="2"/>Параметры подсекции Config для провайдера icsIAPrvdATSI.<text:tab/>37</text:a></text:p>
          <text:p text:style-name="P140"><text:a xlink:type="simple" xlink:href="#__RefHeading__12887_268292550" text:style-name="Internet_20_link" text:visited-style-name="Internet_20_link">6. <text:s/>Аргументы командной строки.<text:tab/>38</text:a></text:p>
          <text:p text:style-name="P140"><text:a xlink:type="simple" xlink:href="#__RefHeading__9271_1268417483" text:style-name="Internet_20_link" text:visited-style-name="Internet_20_link">7. <text:s/>Информация о компании<text:tab/>38</text:a></text:p>
          <text:p text:style-name="P140"><text:a xlink:type="simple" xlink:href="#__RefHeading__9273_1268417483" text:style-name="Internet_20_link" text:visited-style-name="Internet_20_link">8. <text:s/>Контактная информация<text:tab/>38</text:a></text:p>
        </text:index-body>
      </text:table-of-content>
      <text:p text:style-name="P24"/>
      <text:h text:style-name="P135" text:outline-level="1"><text:bookmark text:name="__RefHeading__9131_1268417483"/><text:s/>Введение<text:bookmark-end text:name="__RefHeading__9131_1268417483"/></text:h>
      <text:h text:style-name="Heading_20_2" text:outline-level="2"><text:bookmark text:name="__RefHeading__9133_1268417483"/><text:s/>Цель<text:bookmark-end text:name="__RefHeading__9133_1268417483"/></text:h>
      <text:p text:style-name="Text_20_body">В данном документе описывается предназначение, структура <text:s/>и логика работы модуля тарификации. Также приводится перечень требований, проектных ограничений и других аспектов, необходимых для наиболее полного и всестороннего понимания предлагаемого решения.</text:p>
      <text:p text:style-name="Text_20_body"/>
      <text:h text:style-name="Heading_20_2" text:outline-level="2"><text:bookmark text:name="__RefHeading__9135_1268417483"/><text:s/>Область действия<text:bookmark-end text:name="__RefHeading__9135_1268417483"/></text:h>
      <text:p text:style-name="Text_20_body">Документ подготовлен в рамках проекта <text:span text:style-name="T23">EyeLine SMSC/USSDC</text:span> и предназначен для использования участниками и аудиторами данного проекта.</text:p>
      <text:p text:style-name="Text_20_body"/>
      <text:h text:style-name="Heading_20_2" text:outline-level="2"><text:bookmark text:name="__RefHeading__9137_1268417483"/><text:s/>Определения и сокращения<text:bookmark-end text:name="__RefHeading__9137_1268417483"/></text:h>
      <text:p text:style-name="P14">CAP – CAMEL Application Part</text:p>
      <text:p text:style-name="P14">MSC – Mobile Switching Center</text:p>
      <text:p text:style-name="P14">IMSI – International Mobile Subscriber Identity/</text:p>
      <text:p text:style-name="P14">IN – Intelligent Network</text:p>
      <text:p text:style-name="P14"/>
      <text:h text:style-name="Heading_20_2" text:outline-level="2"><text:bookmark text:name="__RefHeading__9139_1268417483"/><text:s/>История изменений<text:bookmark-end text:name="__RefHeading__9139_1268417483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65">Дата</text:p>
          </table:table-cell>
          <table:table-cell table:style-name="Таблица1.A1" office:value-type="string">
            <text:p text:style-name="P65">Версия</text:p>
          </table:table-cell>
          <table:table-cell table:style-name="Таблица1.A1" office:value-type="string">
            <text:p text:style-name="P65">Описание</text:p>
          </table:table-cell>
          <table:table-cell table:style-name="Таблица1.D1" office:value-type="string">
            <text:p text:style-name="P66">Автор</text:p>
          </table:table-cell>
        </table:table-row>
        <table:table-row table:style-name="Таблица1.1">
          <table:table-cell table:style-name="Таблица1.A2" office:value-type="string">
            <text:p text:style-name="P56">23-Марта-2006</text:p>
          </table:table-cell>
          <table:table-cell table:style-name="Таблица1.A2" office:value-type="string">
            <text:p text:style-name="P55"><text:span text:style-name="T31">0.</text:span><text:span text:style-name="T31">1.0</text:span></text:p>
          </table:table-cell>
          <table:table-cell table:style-name="Таблица1.A2" office:value-type="string">
            <text:p text:style-name="P55">структура документа, описание взаимодействия</text:p>
          </table:table-cell>
          <table:table-cell table:style-name="Таблица1.D2" office:value-type="string">
            <text:p text:style-name="P55">Виктор Рыжк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6">04-</text:span>Апреля-2006</text:p>
          </table:table-cell>
          <table:table-cell table:style-name="Таблица1.A2" office:value-type="string">
            <text:p text:style-name="P55">0.1.0</text:p>
          </table:table-cell>
          <table:table-cell table:style-name="Таблица1.A2" office:value-type="string">
            <text:p text:style-name="P55">описание <text:span text:style-name="T6">PDU</text:span> протокола, параметров <text:span text:style-name="T6">config</text:span>.<text:span text:style-name="T6">xml</text:span></text:p>
          </table:table-cell>
          <table:table-cell table:style-name="Таблица1.D2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2<text:span text:style-name="T6">9</text:span>-Мая-2006</text:p>
          </table:table-cell>
          <table:table-cell table:style-name="Таблица1.A2" office:value-type="string">
            <text:p text:style-name="P57">0.4.1</text:p>
          </table:table-cell>
          <table:table-cell table:style-name="Таблица1.A2" office:value-type="string">
            <text:p text:style-name="P55">поддержка внешних модулей <text:span text:style-name="T6">AbonentProvider</text:span>-а</text:p>
          </table:table-cell>
          <table:table-cell table:style-name="Таблица1.D2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20-Сентября-2006</text:p>
          </table:table-cell>
          <table:table-cell table:style-name="Таблица1.A2" office:value-type="string">
            <text:p text:style-name="P57">0.5.0</text:p>
          </table:table-cell>
          <table:table-cell table:style-name="Таблица1.A2" office:value-type="string">
            <text:p text:style-name="P55">базовая поддержка “<text:a xlink:type="simple" xlink:href="#_Понятие_‘политики_абонентов’,"><text:span text:style-name="Internet_20_link">комплексных политик абонентов</text:span></text:a>’</text:p>
          </table:table-cell>
          <table:table-cell table:style-name="Таблица1.D2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6">26-</text:span>Октября-2006</text:p>
          </table:table-cell>
          <table:table-cell table:style-name="Таблица1.A2" office:value-type="string">
            <text:p text:style-name="P55">0.5.1</text:p>
          </table:table-cell>
          <table:table-cell table:style-name="Таблица1.A2" office:value-type="string">
            <text:p text:style-name="P55">поддержка тарификации <text:span text:style-name="T6">SMS</text:span> <text:span text:style-name="T6">Extra</text:span> услуг.</text:p>
          </table:table-cell>
          <table:table-cell table:style-name="Таблица1.D2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6">26-</text:span>Октября-2006</text:p>
          </table:table-cell>
          <table:table-cell table:style-name="Таблица1.A2" office:value-type="string">
            <text:p text:style-name="P57">0.5.2</text:p>
          </table:table-cell>
          <table:table-cell table:style-name="Таблица1.A2" office:value-type="string">
            <text:p text:style-name="P55">изменения транспортного протокола <text:span text:style-name="T6">SMSC</text:span>-<text:span text:style-name="T6"><text:user-defined style:data-style-name="N0" text:name="Name">INMan</text:user-defined></text:span></text:p>
          </table:table-cell>
          <table:table-cell table:style-name="Таблица1.D2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6">06-</text:span>Декабря-2006</text:p>
          </table:table-cell>
          <table:table-cell table:style-name="Таблица1.A2" office:value-type="string">
            <text:p text:style-name="P55">0.5.4</text:p>
          </table:table-cell>
          <table:table-cell table:style-name="Таблица1.A2" office:value-type="string">
            <text:p text:style-name="P55">добавлен протокол <text:a xlink:type="simple" xlink:href="#_Обзор_протокола_определения_контрак"><text:span text:style-name="Internet_20_link">определения контракта абонента</text:span></text:a></text:p>
          </table:table-cell>
          <table:table-cell table:style-name="Таблица1.D2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6">07-</text:span>Декабря-2006</text:p>
          </table:table-cell>
          <table:table-cell table:style-name="Таблица1.A2" office:value-type="string">
            <text:p text:style-name="P55">0.5.<text:span text:style-name="T6">5</text:span></text:p>
          </table:table-cell>
          <table:table-cell table:style-name="Таблица1.A2" office:value-type="string">
            <text:p text:style-name="P55">добавлен<text:span text:style-name="T6"> </text:span>код<text:span text:style-name="T6"> </text:span>ошибки<text:span text:style-name="T6"> </text:span><text:span text:style-name="T6"><text:user-defined style:data-style-name="N0" text:name="Name">INMan</text:user-defined></text:span><text:span text:style-name="T6">-a </text:span>в<text:span text:style-name="T6"> </text:span><text:a xlink:type="simple" xlink:href="#_Структура_AbntContractResult_PDU"><text:span text:style-name="Internet_20_link"><text:span text:style-name="T6">AbntContractResult</text:span></text:span></text:a></text:p>
          </table:table-cell>
          <table:table-cell table:style-name="Таблица1.D2" office:value-type="string">
            <text:p text:style-name="P55">Роман<text:span text:style-name="T6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6">19-</text:span>Декабря-2006</text:p>
          </table:table-cell>
          <table:table-cell table:style-name="Таблица1.A2" office:value-type="string">
            <text:p text:style-name="P57">0.5.7</text:p>
          </table:table-cell>
          <table:table-cell table:style-name="Таблица1.A2" office:value-type="string">
            <text:p text:style-name="P55">новый параметр <text:span text:style-name="T6">IDPLocationInfo</text:span> в <text:a xlink:type="simple" xlink:href="#_Параметры_секции_IN-Platforms._1"><text:span text:style-name="Internet_20_link">конфигурации<text:line-break/> </text:span></text:a><text:a xlink:type="simple" xlink:href="#_Параметры_секции_IN-Platforms._1"><text:span text:style-name="Internet_20_link"><text:span text:style-name="T6">IN</text:span></text:span></text:a><text:a xlink:type="simple" xlink:href="#_Параметры_секции_IN-Platforms._1"><text:span text:style-name="Internet_20_link">-платформ</text:span></text:a></text:p>
          </table:table-cell>
          <table:table-cell table:style-name="Таблица1.D2" office:value-type="string">
            <text:p text:style-name="P55">Роман<text:span text:style-name="T6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6">23-</text:span>Января-2007</text:p>
          </table:table-cell>
          <table:table-cell table:style-name="Таблица1.A2" office:value-type="string">
            <text:p text:style-name="P55">0.5.9</text:p>
          </table:table-cell>
          <table:table-cell table:style-name="Таблица1.A2" office:value-type="string">
            <text:p text:style-name="P55">добавлен <text:span text:style-name="T6">IMSI </text:span>в <text:a xlink:type="simple" xlink:href="#_Структура_AbntContractResult_PDU"><text:span text:style-name="Internet_20_link"><text:span text:style-name="T6">AbntContractResult</text:span></text:span></text:a></text:p>
          </table:table-cell>
          <table:table-cell table:style-name="Таблица1.D2" office:value-type="string">
            <text:p text:style-name="P55">Роман<text:span text:style-name="T6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6">04-</text:span>Апреля-200<text:span text:style-name="T6">7</text:span></text:p>
          </table:table-cell>
          <table:table-cell table:style-name="Таблица1.A2" office:value-type="string">
            <text:p text:style-name="P57">0.6.0</text:p>
          </table:table-cell>
          <table:table-cell table:style-name="Таблица1.A2" office:value-type="string">
            <text:p text:style-name="P55">Изменена логика тарификации <text:span text:style-name="T6">SMS</text:span> <text:span text:style-name="T6">Extra</text:span> услуг, введен новый формат их файла конфигурации.</text:p>
          </table:table-cell>
          <table:table-cell table:style-name="Таблица1.D2" office:value-type="string">
            <text:p text:style-name="P55">Роман<text:span text:style-name="T6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6">10-</text:span>Мая-2007</text:p>
          </table:table-cell>
          <table:table-cell table:style-name="Таблица1.A2" office:value-type="string">
            <text:p text:style-name="P57">0.6.1</text:p>
          </table:table-cell>
          <table:table-cell table:style-name="Таблица1.A2" office:value-type="string">
            <text:p text:style-name="P55">Добавлена строка описания кода ошибки в <text:a xlink:type="simple" xlink:href="#_Структура_ChargeSmsResult_PDU"><text:span text:style-name="Internet_20_link"><text:span text:style-name="T6">ChargeSmsResult</text:span></text:span></text:a> и <text:a xlink:type="simple" xlink:href="#_Структура_AbntContractResult_PDU"><text:span text:style-name="Internet_20_link"><text:span text:style-name="T6">AbntContractResult</text:span></text:span></text:a></text:p>
          </table:table-cell>
          <table:table-cell table:style-name="Таблица1.D2" office:value-type="string">
            <text:p text:style-name="P55">Роман<text:span text:style-name="T6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6">15-</text:span>Мая-2007</text:p>
          </table:table-cell>
          <table:table-cell table:style-name="Таблица1.A2" office:value-type="string">
            <text:p text:style-name="P57">0.6.2</text:p>
          </table:table-cell>
          <table:table-cell table:style-name="Таблица1.A2" office:value-type="string">
            <text:p text:style-name="P55">Введена возможность задать <text:a xlink:type="simple" xlink:href="#_Логика_тарификации"><text:span text:style-name="Internet_20_link">режим тарификации</text:span></text:a> для каждого типа сообщения отдельно. Соответствующие изменения в секции <text:a xlink:type="simple" xlink:href="#_Параметры_секции_Billing."><text:span text:style-name="Internet_20_link"><text:span text:style-name="T6">Billing</text:span></text:span></text:a>.</text:p>
          </table:table-cell>
          <table:table-cell table:style-name="Таблица1.D2" office:value-type="string">
            <text:p text:style-name="P55">Роман<text:span text:style-name="T6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6">1</text:span>7<text:span text:style-name="T6">-</text:span>Мая-2007</text:p>
          </table:table-cell>
          <table:table-cell table:style-name="Таблица1.A2" office:value-type="string">
            <text:p text:style-name="P55">0.6.3</text:p>
          </table:table-cell>
          <table:table-cell table:style-name="Таблица1.A2" office:value-type="string">
            <text:p text:style-name="P55">Новый параметр <text:span text:style-name="T6">abonentTypeRequest</text:span> в секции <text:a xlink:type="simple" xlink:href="#_Параметры_секции_Billing."><text:span text:style-name="Internet_20_link"><text:span text:style-name="T6">Billing</text:span></text:span></text:a>. файла конфигурации. Описание <text:a xlink:type="simple" xlink:href="#_Структура_CSV_файла"><text:span text:style-name="Internet_20_link"><text:span text:style-name="T6">CSV </text:span></text:span></text:a><text:a xlink:type="simple" xlink:href="#_Структура_CSV_файла"><text:span text:style-name="Internet_20_link">файла</text:span></text:a>.</text:p>
          </table:table-cell>
          <table:table-cell table:style-name="Таблица1.D2" office:value-type="string">
            <text:p text:style-name="P55">Роман<text:span text:style-name="T6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6">18-</text:span>Мая-2007</text:p>
          </table:table-cell>
          <table:table-cell table:style-name="Таблица1.A2" office:value-type="string">
            <text:p text:style-name="P55">0.6.<text:span text:style-name="T6">4</text:span></text:p>
          </table:table-cell>
          <table:table-cell table:style-name="Таблица1.A2" office:value-type="string">
            <text:p text:style-name="P55">Введено понятие <text:a xlink:type="simple" xlink:href="#_Логика_тарификации"><text:span text:style-name="Internet_20_link">типа тарификации</text:span></text:a> (<text:span text:style-name="T6">ON</text:span>_<text:span text:style-name="T6">SUBMIT</text:span>, <text:span text:style-name="T6">ON</text:span>_<text:span text:style-name="T6">DELIVERY</text:span>). Расширение протокола тарификации <text:s/>- новое <text:span text:style-name="T6">PDU</text:span> <text:a xlink:type="simple" xlink:href="#_Структура_DeliveredSmsData_PDU"><text:span text:style-name="Internet_20_link"><text:span text:style-name="T6">DeliveredSmsData</text:span></text:span></text:a></text:p>
          </table:table-cell>
          <table:table-cell table:style-name="Таблица1.D2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6">22-</text:span>Мая-2007</text:p>
          </table:table-cell>
          <table:table-cell table:style-name="Таблица1.A2" office:value-type="string">
            <text:p text:style-name="P55">0.6.<text:span text:style-name="T6">4</text:span></text:p>
          </table:table-cell>
          <table:table-cell table:style-name="Таблица1.A2" office:value-type="string">
            <text:p text:style-name="P55"><text:span text:style-name="T40">Cкорректировано описание </text:span><text:a xlink:type="simple" xlink:href="#_Структура_CSV_файла"><text:span text:style-name="Internet_20_link"><text:span text:style-name="T40">CSV </text:span></text:span></text:a><text:a xlink:type="simple" xlink:href="#_Структура_CSV_файла"><text:span text:style-name="Internet_20_link"><text:span text:style-name="T40">файла</text:span></text:span></text:a></text:p>
          </table:table-cell>
          <table:table-cell table:style-name="Таблица1.D2" office:value-type="string">
            <text:p text:style-name="P55">Роман Герасимов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55"><text:span text:style-name="T6">28-</text:span>Мая-2007</text:p>
          </table:table-cell>
          <table:table-cell table:style-name="Таблица1.A2" office:value-type="string">
            <text:p text:style-name="P57">0.6.5</text:p>
          </table:table-cell>
          <table:table-cell table:style-name="Таблица1.A2" office:value-type="string">
            <text:p text:style-name="P55">Поддержка вторичного <text:a xlink:type="simple" xlink:href="#_Логика_тарификации"><text:span text:style-name="Internet_20_link">режима тарификации</text:span></text:a> в случае ошибки взаимодействия с <text:span text:style-name="T6">IN</text:span>. Соответствующие изменения в секции <text:a xlink:type="simple" xlink:href="#5.12.1. Шаблон подсекции BillingModes.|outline"><text:span text:style-name="Internet_20_link"><text:span text:style-name="T6">BillingModes</text:span></text:span></text:a> файла конфигурации.</text:p>
          </table:table-cell>
          <table:table-cell table:style-name="Таблица1.D2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6">31-</text:span>Мая-2007</text:p>
          </table:table-cell>
          <table:table-cell table:style-name="Таблица1.A2" office:value-type="string">
            <text:p text:style-name="P57">0.6.6</text:p>
          </table:table-cell>
          <table:table-cell table:style-name="Таблица1.A2" office:value-type="string">
            <text:p text:style-name="P55">Поддержка <text:span text:style-name="T6">MT</text:span> тарификации. Соответствующие изменения в <text:span text:style-name="T6">PDU</text:span>: <text:a xlink:type="simple" xlink:href="#_Структура_ChargeSms_PDU_1"><text:span text:style-name="Internet_20_link"><text:span text:style-name="T6">ChargeSms</text:span></text:span></text:a> и <text:a xlink:type="simple" xlink:href="#_Структура_DeliveredSmsData_PDU"><text:span text:style-name="Internet_20_link"><text:span text:style-name="T6">DeliveredSmsData</text:span></text:span></text:a> </text:p>
          </table:table-cell>
          <table:table-cell table:style-name="Таблица1.D2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6">04-</text:span>Июня-2007</text:p>
          </table:table-cell>
          <table:table-cell table:style-name="Таблица1.A2" office:value-type="string">
            <text:p text:style-name="P55">0.6.7</text:p>
          </table:table-cell>
          <table:table-cell table:style-name="Таблица1.A2" office:value-type="string">
            <text:p text:style-name="P55">Введена возможность конфигурации режима тарификации не только в зависимости от типа сообщения но и от типа тарификации МО или МТ. Соответствующие изменения в секции <text:a xlink:type="simple" xlink:href="#5.12.1. Шаблон подсекции BillingModes.|outline">Шаблон подсекции BillingModes.</text:a></text:p>
          </table:table-cell>
          <table:table-cell table:style-name="Таблица1.D2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6">22-</text:span>Июня-2007</text:p>
          </table:table-cell>
          <table:table-cell table:style-name="Таблица1.A2" office:value-type="string">
            <text:p text:style-name="P55">0.6.<text:span text:style-name="T6">10</text:span></text:p>
          </table:table-cell>
          <table:table-cell table:style-name="Таблица1.A2" office:value-type="string">
            <text:p text:style-name="P55">Введена возможность конфигурации <text:s/>тарификации сообщения-носителя для <text:span text:style-name="T6">SMS</text:span> <text:span text:style-name="T6">Extra</text:span> сообщений. Изменения в формате <text:a xlink:type="simple" xlink:href="#_Описание_файла_конфигурации"><text:span text:style-name="Internet_20_link">файла конфигурации SMS Extra услуг</text:span></text:a>.</text:p>
          </table:table-cell>
          <table:table-cell table:style-name="Таблица1.D2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6">06-</text:span>Июля-2007</text:p>
          </table:table-cell>
          <table:table-cell table:style-name="Таблица1.A2" office:value-type="string">
            <text:p text:style-name="P57">0.6.11</text:p>
          </table:table-cell>
          <table:table-cell table:style-name="Таблица1.A2" office:value-type="string">
            <text:p text:style-name="P55">В конфигурацию <text:span text:style-name="T6">IN</text:span>-платформ введены новые возможности:</text:p>
            <text:p text:style-name="Table_20_Text">1) задать алгоритм для вычисления сервис-ключей. </text:p>
            <text:p text:style-name="Table_20_Text">2) указать <text:s/><text:span text:style-name="T6">alias</text:span>-платформу</text:p>
            <text:p text:style-name="Table_20_Text">Изменены <text:a xlink:type="simple" xlink:href="#_Параметры_секции_IN-Platforms._1"><text:span text:style-name="Internet_20_link">Параметры секции IN-Platforms.</text:span></text:a></text:p>
          </table:table-cell>
          <table:table-cell table:style-name="Таблица1.D2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6">14-</text:span>Сентября-2007</text:p>
          </table:table-cell>
          <table:table-cell table:style-name="Таблица1.A2" office:value-type="string">
            <text:p text:style-name="P55">0.6.20</text:p>
          </table:table-cell>
          <table:table-cell table:style-name="Таблица1.A2" office:value-type="string">
            <text:p text:style-name="P55">Введена поддержка <text:span text:style-name="T6">IN</text:span>-платформ фирмы <text:span text:style-name="T6">Commverse</text:span>.</text:p>
            <text:p text:style-name="Table_20_Text">Изменены <text:a xlink:type="simple" xlink:href="#_Параметры_конфигурации_в_формате ‘п"><text:span text:style-name="Internet_20_link">параметры диалога секции IN-Platforms</text:span></text:a> :</text:p>
            <text:list xml:id="list1785216066" text:style-name="WW8Num33">
              <text:list-item>
                <text:p text:style-name="P143">новый параметр <text:span text:style-name="T6">IDPReqMode</text:span></text:p>
              </text:list-item>
              <text:list-item>
                <text:p text:style-name="P143">новый параметр <text:span text:style-name="T6">RPCList_retry</text:span></text:p>
              </text:list-item>
              <text:list-item>
                <text:p text:style-name="P143">исключен устаревший <text:span text:style-name="T6">RPCList_postpaid</text:span></text:p>
              </text:list-item>
            </text:list>
          </table:table-cell>
          <table:table-cell table:style-name="Таблица1.D2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6">11-</text:span>Марта-2008</text:p>
          </table:table-cell>
          <table:table-cell table:style-name="Таблица1.A2" office:value-type="string">
            <text:p text:style-name="P55">0.7.0</text:p>
          </table:table-cell>
          <table:table-cell table:style-name="Таблица1.A2" office:value-type="string">
            <text:p text:style-name="P55"><text:span text:style-name="T39">Добавлен</text:span><text:span text:style-name="T39"> </text:span><text:span text:style-name="T6">тип контракта абонента в <text:s/></text:span><text:a xlink:type="simple" xlink:href="#_Структура_ChargeSmsResult_PDU"><text:span text:style-name="Internet_20_link">ChargeSmsResult.</text:span></text:a></text:p>
            <text:p text:style-name="P55"><text:span text:style-name="T6"><text:user-defined style:data-style-name="N0" text:name="Name">INMan</text:user-defined></text:span> переведен на технологию конфигурируемых сервисов. Изменена структура документа. Значительные изменения в <text:a xlink:type="simple" xlink:href="#_Описание_параметров_конфигурации_IN"><text:span text:style-name="Internet_20_link">параметрах файла конфигурации</text:span></text:a>.</text:p>
          </table:table-cell>
          <table:table-cell table:style-name="Таблица1.D2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5" office:value-type="string">
            <text:p text:style-name="P55">16-Октября-2008</text:p>
          </table:table-cell>
          <table:table-cell table:style-name="Таблица1.A25" office:value-type="string">
            <text:p text:style-name="P55">0.7.3</text:p>
          </table:table-cell>
          <table:table-cell table:style-name="Таблица1.A25" office:value-type="string">
            <text:p text:style-name="P55">В протокол тарификации SMS/USSD сообщений добавлена возможность указания клиентом SMPP service type для сохранения его в записи <text:a xlink:type="simple" xlink:href="#4.2.Поля данных CSV файла.|outline">CSV файла</text:a>. <text:s text:c="5"/>Соответствующие изменения в <text:span text:style-name="T6">PDU</text:span> <text:a xlink:type="simple" xlink:href="#_Структура_ChargeSms_PDU_1"><text:span text:style-name="Internet_20_link"><text:span text:style-name="T6">ChargeSms</text:span></text:span></text:a> и <text:s text:c="2"/><text:a xlink:type="simple" xlink:href="#_Структура_DeliveredSmsData_PDU"><text:span text:style-name="Internet_20_link"><text:span text:style-name="T6">DeliveredSmsData</text:span></text:span></text:a> . </text:p>
          </table:table-cell>
          <table:table-cell table:style-name="Таблица1.D25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5" office:value-type="string">
            <text:p text:style-name="P55">13-Апреля-2009</text:p>
          </table:table-cell>
          <table:table-cell table:style-name="Таблица1.A25" office:value-type="string">
            <text:p text:style-name="P55">0.7.7</text:p>
          </table:table-cell>
          <table:table-cell table:style-name="Таблица1.A25" office:value-type="string">
            <text:p text:style-name="P55">Введена поддержка EIN HD SS7 стэка. Новая секция файла конфигурации <text:a xlink:type="simple" xlink:href="#5.4. Параметры секции SS7_HD (сервис icsTCAPDisp).|outline">SS7_HD</text:a>.</text:p>
          </table:table-cell>
          <table:table-cell table:style-name="Таблица1.D25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5" office:value-type="string">
            <text:p text:style-name="P55">05-Мая-2009</text:p>
          </table:table-cell>
          <table:table-cell table:style-name="Таблица1.A25" office:value-type="string">
            <text:p text:style-name="P55">0.7.8</text:p>
          </table:table-cell>
          <table:table-cell table:style-name="Таблица1.A25" office:value-type="string">
            <text:p text:style-name="P55">Изменено задание адреса <text:s/>Common Parts Manager-a в секции файла конфигурации <text:a xlink:type="simple" xlink:href="#5.4. Параметры секции SS7_HD (сервис icsTCAPDisp).|outline">SS7_HD</text:a>.</text:p>
          </table:table-cell>
          <table:table-cell table:style-name="Таблица1.D25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5" office:value-type="string">
            <text:p text:style-name="P55">24-Сентября-2009</text:p>
          </table:table-cell>
          <table:table-cell table:style-name="Таблица1.A25" office:value-type="string">
            <text:p text:style-name="P55">0.7.10</text:p>
          </table:table-cell>
          <table:table-cell table:style-name="Таблица1.A25" office:value-type="string">
            <text:p text:style-name="P55">Добавления в протоколе тарификации: </text:p>
            <text:list xml:id="list294622340" text:style-name="L1">
              <text:list-item>
                <text:p text:style-name="P144">введена новая политика тарификации <text:a xlink:type="simple" xlink:href="#2.2.1. Логика и режимы тарификации.|outline">ON_SUBMIT_COLLECTED</text:a></text:p>
              </text:list-item>
              <text:list-item>
                <text:p text:style-name="P144">введена возможность <text:s/>принудительно задать режим тарификации CDR независимо от настроек в файле конфигурации, изменения в PDU <text:a xlink:type="simple" xlink:href="#3.1.1. Структура ChargeSms PDU (тэг 0x01)|outline">ChargeSms</text:a> и <text:a xlink:type="simple" xlink:href="#3.1.4. Структура DeliveredSmsData PDU (тэг 0x04)|outline">DeliveredSmsData</text:a></text:p>
              </text:list-item>
            </text:list>
          </table:table-cell>
          <table:table-cell table:style-name="Таблица1.D25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5" office:value-type="string">
            <text:p text:style-name="P55">23-Октября-2009</text:p>
          </table:table-cell>
          <table:table-cell table:style-name="Таблица1.A25" office:value-type="string">
            <text:p text:style-name="P55">0.7.11</text:p>
          </table:table-cell>
          <table:table-cell table:style-name="Таблица1.A25" office:value-type="string">
            <text:p text:style-name="P55">Исключёна поддержка ORACLE DB в качестве <text:a xlink:type="simple" xlink:href="#2.2.1. Понятие ‘политики абонентов’, ‘провайдер абонента’.|outline">провайдера абонентов</text:a>. Провайдер абонентов использующий <text:span text:style-name="T6">HLR</text:span> сервис <text:span text:style-name="T6">SEND</text:span>_<text:span text:style-name="T6">ROUTING</text:span>_<text:span text:style-name="T6">INFO реализован как отдельный конфигурируемый сервис. </text:span><text:span text:style-name="T40">Изменения</text:span><text:span text:style-name="T6"> в секции файла конфигурации </text:span><text:a xlink:type="simple" xlink:href="#5.2. Параметры секции AbonentProviders (сервис icsIAPManager).|outline"><text:span text:style-name="T39">AbonentProviders</text:span></text:a></text:p>
          </table:table-cell>
          <table:table-cell table:style-name="Таблица1.D25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5" office:value-type="string">
            <text:p text:style-name="P55">26-Мая-2010</text:p>
          </table:table-cell>
          <table:table-cell table:style-name="Таблица1.A25" office:value-type="string">
            <text:p text:style-name="P55">0.7.11</text:p>
          </table:table-cell>
          <table:table-cell table:style-name="Таблица1.A25" office:value-type="string">
            <text:p text:style-name="P55">Исправлены мелкие опечатки.</text:p>
          </table:table-cell>
          <table:table-cell table:style-name="Таблица1.D25" office:value-type="string">
            <text:p text:style-name="P55">Роман Герасимов</text:p>
          </table:table-cell>
        </table:table-row>
        <text:soft-page-break/>
        <table:table-row table:style-name="Таблица1.1">
          <table:table-cell table:style-name="Таблица1.A25" office:value-type="string">
            <text:p text:style-name="P55">03-Декабря-2010</text:p>
          </table:table-cell>
          <table:table-cell table:style-name="Таблица1.A25" office:value-type="string">
            <text:p text:style-name="P55">0.8.0</text:p>
          </table:table-cell>
          <table:table-cell table:style-name="Таблица1.A25" office:value-type="string">
            <text:p text:style-name="P55">Введено много новой функциональности:</text:p>
            <text:list xml:id="list1941172015" text:style-name="L2">
              <text:list-item>
                <text:p text:style-name="P145">задание новых параметров диалога с IN-платформой через файл конфигурации (см. <text:line-break/><text:a xlink:type="simple" xlink:href="#5.12.1. Параметры конфигурации в формате ‘параметры диалога’|outline">Параметры конфигурации в формате ‘</text:a><text:a xlink:type="simple" xlink:href="#5.12.1. Параметры конфигурации в формате ‘параметры диалога’|outline"><text:span text:style-name="T23">параметры диалога</text:span></text:a><text:a xlink:type="simple" xlink:href="#5.12.1. Параметры конфигурации в формате ‘параметры диалога’|outline">’</text:a>)</text:p>
              </text:list-item>
              <text:list-item>
                <text:p text:style-name="P145">новый сервис <text:a xlink:type="simple" xlink:href="#2.2.1. Понятие ‘политики абонентов’, ‘провайдер абонента’.|outline">провайдера абонентов</text:a>. использующий <text:span text:style-name="T6">HLR</text:span> сервис ANY_TIME_SUBSCRIPTION_INTERROGATION<text:span text:style-name="T6"> (см. </text:span><text:a xlink:type="simple" xlink:href="#5.1. Конфигурируемые сервисы.|outline"><text:span text:style-name="T6">Конфигурируемые сервисы</text:span></text:a> , <text:a xlink:type="simple" xlink:href="#5.13.2.  Параметры подсекции Config для провайдера icsIAPrvdATSI.|outline">Параметры подсекции Config для провайдера icsIAPrvdATSI</text:a><text:span text:style-name="T6">)</text:span></text:p>
              </text:list-item>
              <text:list-item>
                <text:p text:style-name="P146"><text:span text:style-name="T40">изменён формат конфигурации политик абонентов </text:span><text:span text:style-name="T40">(см. </text:span><text:a xlink:type="simple" xlink:href="#5.11. Параметры секции AbonentPolicies (сервис icsIAPManager).|outline"><text:span text:style-name="T40">Параметры секции AbonentPolicies</text:span></text:a><text:span text:style-name="T40">)</text:span><text:span text:style-name="T40">, введен</text:span><text:span text:style-name="T40">а</text:span><text:span text:style-name="T40"> </text:span><text:span text:style-name="T40">поддержка</text:span><text:span text:style-name="T40"> вторичного провайдера абонентов </text:span><text:span text:style-name="T40">и привязка политики к пулу адресов</text:span><text:span text:style-name="T40"> </text:span><text:span text:style-name="T40">(см. </text:span><text:a xlink:type="simple" xlink:href="#2.2.1.2. Политика абонента.|outline"><text:span text:style-name="T40">Политика абонента</text:span></text:a><text:span text:style-name="T40"> </text:span><text:span text:style-name="T40">и </text:span><text:a xlink:type="simple" xlink:href="#5.14.1. Шаблон подсекции 'AbonentPolicy'.|outline"><text:span text:style-name="T40">Шаблон подсекции 'AbonentPolicy'</text:span></text:a><text:span text:style-name="T40">)</text:span></text:p>
              </text:list-item>
              <text:list-item>
                <text:p text:style-name="P146"><text:span text:style-name="T40">изменена трактовка параметра </text:span><text:span text:style-name="T42">abonentPolicy</text:span><text:span text:style-name="T43"> в <text:s/>секциях </text:span><text:a xlink:type="simple" xlink:href="#5.10. Параметры секции Billing (сервис icsSmBilling).|outline"><text:span text:style-name="T42">Billing</text:span></text:a><text:span text:style-name="T43"> и </text:span><text:a xlink:type="simple" xlink:href="#5.9. Параметры секции AbonentDetector (сервис icsAbntDetector).|outline"><text:span text:style-name="T42">AbonentDetector</text:span></text:a></text:p>
              </text:list-item>
              <text:list-item>
                <text:p text:style-name="P145"><text:span text:style-name="T40">конфигурация </text:span><text:span text:style-name="T40"><text:user-defined style:data-style-name="N0" text:name="Name">INMan</text:user-defined></text:span><text:span text:style-name="T40">-a теперь может быть разбита на несколько файлов (см. </text:span><text:a xlink:type="simple" xlink:href="#5.1. Структура файла конфигурации.|outline"><text:span text:style-name="T40">Структура файла конфигурации</text:span></text:a><text:span text:style-name="T40">), новая секция верхнего уровня </text:span><text:a xlink:type="simple" xlink:href="#5.4. Структура секции Files.|outline"><text:span text:style-name="T40">“Files”</text:span></text:a></text:p>
              </text:list-item>
              <text:list-item>
                <text:p text:style-name="P145"><text:span text:style-name="T40">изменена трактовка параметра </text:span><text:span text:style-name="T42">smsExtraConfig</text:span><text:span text:style-name="T43"> в секци</text:span><text:span text:style-name="T43">и</text:span><text:span text:style-name="T43"> </text:span><text:a xlink:type="simple" xlink:href="#5.10. Параметры секции Billing (сервис icsSmBilling).|outline"><text:span text:style-name="T42">Billing</text:span></text:a><text:span text:style-name="T43"> </text:span></text:p>
              </text:list-item>
            </text:list>
          </table:table-cell>
          <table:table-cell table:style-name="Таблица1.D25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5" office:value-type="string">
            <text:p text:style-name="P55">15-Июня-2011</text:p>
          </table:table-cell>
          <table:table-cell table:style-name="Таблица1.A25" office:value-type="string">
            <text:p text:style-name="P55">1.8.3</text:p>
          </table:table-cell>
          <table:table-cell table:style-name="Таблица1.A25" office:value-type="string">
            <text:p text:style-name="P55"><text:user-defined style:data-style-name="N0" text:name="Name">INMan</text:user-defined> второго поколения: <text:s/>внутренняя реорганизация, <text:s/>направленная на повышение производительности, экономное использование памяти, полный контроль над числом используемых потоков. Добавления в секциях конфигураций:</text:p>
            <text:list xml:id="list711628411" text:style-name="L3">
              <text:list-item>
                <text:p text:style-name="P149"><text:a xlink:type="simple" xlink:href="#5.13.2.  Параметры подсекции Config для провайдера icsIAPrvdATSI.|outline">Параметры подсекции Config для провайдера icsIAPrvdATSI</text:a></text:p>
              </text:list-item>
              <text:list-item>
                <text:p text:style-name="P149"><text:a xlink:type="simple" xlink:href="#5.16.1.  Параметры подсекции Config для провайдера icsIAPrvdSRI.|outline">Параметры подсекции Config для провайдера icsIAPrvd</text:a><text:a xlink:type="simple" xlink:href="#5.16.1.  Параметры подсекции Config для провайдера icsIAPrvdSRI.|outline">SRI</text:a></text:p>
              </text:list-item>
              <text:list-item>
                <text:p text:style-name="P149"><text:a xlink:type="simple" xlink:href="#5.12. Параметры секции Billing (сервис icsSmBilling).|outline">Параметры секции Billing</text:a></text:p>
              </text:list-item>
              <text:list-item>
                <text:p text:style-name="P149"><text:a xlink:type="simple" xlink:href="#5.11. Параметры секции AbonentDetector (сервис icsAbntDetector).|outline">Параметры секции AbonentDetector</text:a></text:p>
              </text:list-item>
            </text:list>
          </table:table-cell>
          <table:table-cell table:style-name="Таблица1.D25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5" office:value-type="string">
            <text:p text:style-name="P55">6-Сентября-2011</text:p>
          </table:table-cell>
          <table:table-cell table:style-name="Таблица1.A25" office:value-type="string">
            <text:p text:style-name="P55">1.9.0</text:p>
          </table:table-cell>
          <table:table-cell table:style-name="Таблица1.A25" office:value-type="string">
            <text:p text:style-name="P55">Введена возможность переопределения режимов тарификации индивидуально для каждой IN-платформы. Новая секция верхнего уровня <text:a xlink:type="simple" xlink:href="#5.12. Структура секции BillingModes  (сервис icsSmBilling, icsIAPManager)|outline">'BillingModes'</text:a>, изменения в <text:a xlink:type="simple" xlink:href="#5.12. Параметры секции Billing (сервис icsSmBilling).|outline">секции 'Billing'</text:a>, и секции параметров диалога с IN-платформой (см. <text:line-break/><text:a xlink:type="simple" xlink:href="#5.12.1. Параметры конфигурации в формате ‘параметры диалога’|outline">Параметры конфигурации в формате ‘</text:a><text:a xlink:type="simple" xlink:href="#5.12.1. Параметры конфигурации в формате ‘параметры диалога’|outline"><text:span text:style-name="T23">параметры диалога</text:span></text:a><text:a xlink:type="simple" xlink:href="#5.12.1. Параметры конфигурации в формате ‘параметры диалога’|outline">’</text:a>).</text:p>
            <text:p text:style-name="P55">Добавлены новые аргументы командной строки<text:line-break/> <text:user-defined style:data-style-name="N0" text:name="Name">INMan</text:user-defined> -a.</text:p>
          </table:table-cell>
          <table:table-cell table:style-name="Таблица1.D25" office:value-type="string">
            <text:p text:style-name="P55">Роман Герасимов</text:p>
          </table:table-cell>
        </table:table-row>
      </table:table>
      <text:p text:style-name="Text_20_body"/>
      <text:p text:style-name="Text_20_body"/>
      <text:h text:style-name="Heading_20_2" text:outline-level="2"><text:bookmark text:name="__RefHeading__9141_1268417483"/><text:s/>Ссылки<text:bookmark-end text:name="__RefHeading__9141_1268417483"/></text:h>
      <text:p text:style-name="P13"><text:span text:style-name="T6">3</text:span><text:span text:style-name="T6">GPP TS 22.078 version 6.7.0 Release 6 - CAMEL Service description</text:span></text:p>
      <text:p text:style-name="P14">3GPP TS 23.078 version 6.6.0 Release 6 - CAMEL Technical realization</text:p>
      <text:p text:style-name="P14">3GPP TS 29.078 version 6.4.0 Release 6 - CAMEL CAP specification</text:p>
      <text:p text:style-name="P14"/>
      <text:h text:style-name="Heading_20_1" text:outline-level="1"><text:bookmark text:name="__RefHeading__9143_1268417483"/><text:soft-page-break/><text:s/>Общее описание <text:user-defined style:data-style-name="N0" text:name="Name">INMan</text:user-defined><text:span text:style-name="T6">-a</text:span><text:bookmark-end text:name="__RefHeading__9143_1268417483"/></text:h>
      <text:p text:style-name="Text_20_body">Операторы мобильной связи все шире предлагают свои услуги на базе предоплаченной модели оказания услуг, повсеместно происходит установка <text:span text:style-name="T6">IN</text:span> платформ. В этой связи возникает необходимость <text:span text:style-name="T6">on</text:span>-<text:span text:style-name="T6">line</text:span> тарификации услуг на базе <text:span text:style-name="T6">USSD</text:span> технологии. Однако, на текущий момент организация взаимодействия <text:span text:style-name="T6">USSD</text:span> центров или <text:span text:style-name="T6">MSC</text:span> и <text:span text:style-name="T6">IN</text:span> платформы стандартом не регламентируется. Именно этот пробел и восполняет <text:span text:style-name="T25"><text:subject>Модуль тарификации INMan</text:subject></text:span><text:span text:style-name="T23">.</text:span></text:p>
      <text:p text:style-name="P22"/>
      <text:h text:style-name="Heading_20_2" text:outline-level="2"><text:bookmark text:name="__RefHeading__9145_1268417483"/><text:s/><text:bookmark-start text:name="_Описание_требований"/>Описание требований<text:bookmark-end text:name="__RefHeading__9145_1268417483"/><text:bookmark-end text:name="_Описание_требований"/></text:h>
      <text:p text:style-name="Text_20_body">Эта секция перечисляет в табличной форме требования к модулю тарификации и описывает способы удовлетворения этим требованиям.</text:p>
      <text:p text:style-name="Text_20_body"/>
      <text:h text:style-name="Heading_20_3" text:outline-level="3"><text:bookmark text:name="__RefHeading__9147_1268417483"/><text:s text:c="2"/>Интеграция с <text:span text:style-name="T6">SMSC</text:span>/<text:span text:style-name="T6">USSDC</text:span>.<text:bookmark-end text:name="__RefHeading__9147_1268417483"/></text:h>
      <text:p text:style-name="Text_20_body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8">Требование</text:p>
          </table:table-cell>
          <table:table-cell table:style-name="Таблица2.B1" office:value-type="string">
            <text:p text:style-name="P28">Способ достижения</text:p>
          </table:table-cell>
        </table:table-row>
        <table:table-row table:style-name="Таблица2.1">
          <table:table-cell table:style-name="Таблица2.A2" office:value-type="string">
            <text:list xml:id="list1552824940" text:style-name="WW8Num30">
              <text:list-item>
                <text:p text:style-name="P84">Модуль должен самостоятельно и в <text:span text:style-name="T6">on</text:span>-<text:span text:style-name="T6">line</text:span> режиме тарифицировать через IN платформу USSD сообщения, проходящие через Eyeline USSDC </text:p>
              </text:list-item>
            </text:list>
          </table:table-cell>
          <table:table-cell table:style-name="Таблица2.B2" office:value-type="string">
            <text:p text:style-name="P29">Трактовать USSD сообщение как SMS сообщение. Эмулировать взаимодействие по протоколу <text:span text:style-name="T6">CAP</text:span> между MSC и IN при обработке <text:span text:style-name="T6">SMS</text:span> сообщения.</text:p>
          </table:table-cell>
        </table:table-row>
        <table:table-row table:style-name="Таблица2.1">
          <table:table-cell table:style-name="Таблица2.A2" office:value-type="string">
            <text:list xml:id="list1672702952" text:continue-numbering="true" text:style-name="WW8Num30">
              <text:list-item>
                <text:p text:style-name="P84">Модуль должен быть необязательным компонентом <text:span text:style-name="T6">Eyeline</text:span> USSDC</text:p>
              </text:list-item>
            </text:list>
          </table:table-cell>
          <table:table-cell table:style-name="Таблица2.B2" office:value-type="string">
            <text:p text:style-name="P29">Реализовать модуль в виде внешнего приложения.</text:p>
          </table:table-cell>
        </table:table-row>
        <table:table-row table:style-name="Таблица2.1">
          <table:table-cell table:style-name="Таблица2.A2" office:value-type="string">
            <text:list xml:id="list1383141945" text:continue-numbering="true" text:style-name="WW8Num30">
              <text:list-item>
                <text:p text:style-name="P84">Модуль должен взаимодействовать не только с <text:span text:style-name="T6">Eyeline</text:span> <text:span text:style-name="T6">USSDC</text:span>, но и с любым другим клиентом, которому необходима тарификация <text:span text:style-name="T6">USSD</text:span> сообщений</text:p>
              </text:list-item>
            </text:list>
          </table:table-cell>
          <table:table-cell table:style-name="Таблица2.B2" office:value-type="string">
            <text:p text:style-name="P29">Реализовать модуль в виде внешнего приложения, предоставляющего услугу тарификации по определенному протоколу взаимодействия .</text:p>
          </table:table-cell>
        </table:table-row>
        <table:table-row table:style-name="Таблица2.1">
          <table:table-cell table:style-name="Таблица2.A2" office:value-type="string">
            <text:list xml:id="list1723221212" text:continue-numbering="true" text:style-name="WW8Num30">
              <text:list-item>
                <text:p text:style-name="P84">Модуль должен обеспечивать удаленное взаимодействие с клиентами</text:p>
              </text:list-item>
            </text:list>
          </table:table-cell>
          <table:table-cell table:style-name="Таблица2.B2" office:value-type="string">
            <text:p text:style-name="P29">Реализовать протокол с использованием <text:span text:style-name="T6">TCP</text:span>/<text:span text:style-name="T6">IP</text:span> транспорта</text:p>
          </table:table-cell>
        </table:table-row>
        <table:table-row table:style-name="Таблица2.1">
          <table:table-cell table:style-name="Таблица2.A2" office:value-type="string">
            <text:list xml:id="list285700366" text:continue-numbering="true" text:style-name="WW8Num30">
              <text:list-item>
                <text:p text:style-name="P84">Протокол взаимодействия модуля и клиента должен быть простым и открытым</text:p>
              </text:list-item>
            </text:list>
          </table:table-cell>
          <table:table-cell table:style-name="Таблица2.B2" office:value-type="string">
            <text:p text:style-name="P29">Предоставить описание команд, их формат и последовательность взаимодействия</text:p>
          </table:table-cell>
        </table:table-row>
        <table:table-row table:style-name="Таблица2.1">
          <table:table-cell table:style-name="Таблица2.A2" office:value-type="string">
            <text:list xml:id="list1218287941" text:continue-numbering="true" text:style-name="WW8Num30">
              <text:list-item>
                <text:p text:style-name="P84">Модуль должен обеспечивать одновременное подключение нескольких клиентов</text:p>
              </text:list-item>
            </text:list>
          </table:table-cell>
          <table:table-cell table:style-name="Таблица2.B2" office:value-type="string">
            <text:p text:style-name="P29">Разрешить одновременное открытие нескольких транспортных соединений.</text:p>
          </table:table-cell>
        </table:table-row>
        <table:table-row table:style-name="Таблица2.1">
          <table:table-cell table:style-name="Таблица2.A2" office:value-type="string">
            <text:list xml:id="list857706446" text:continue-numbering="true" text:style-name="WW8Num30">
              <text:list-item>
                <text:p text:style-name="P84">Модуль должен обеспечивать высокую пропускную способность обработки заявок на тарификацию</text:p>
              </text:list-item>
            </text:list>
          </table:table-cell>
          <table:table-cell table:style-name="Таблица2.B2" office:value-type="string">
            <text:p text:style-name="P29">Реализовать асинхронный протокол общения с клиентами</text:p>
          </table:table-cell>
        </table:table-row>
        <table:table-row table:style-name="Таблица2.1">
          <table:table-cell table:style-name="Таблица2.A2" office:value-type="string">
            <text:list xml:id="list170151885" text:continue-numbering="true" text:style-name="WW8Num30">
              <text:list-item>
                <text:p text:style-name="P84">Модуль должен снять с <text:span text:style-name="T6">Eyeline</text:span> <text:span text:style-name="T6">USSDC</text:span> обязанность по генерации <text:span text:style-name="T6">CDR</text:span> файлов</text:p>
              </text:list-item>
            </text:list>
          </table:table-cell>
          <table:table-cell table:style-name="Таблица2.B2" office:value-type="string">
            <text:p text:style-name="P29">Реализовать поддержку генерации <text:span text:style-name="T6">CDR</text:span> файлов</text:p>
          </table:table-cell>
        </table:table-row>
      </table:table>
      <text:p text:style-name="Text_20_body"/>
      <text:h text:style-name="Heading_20_3" text:outline-level="3"><text:bookmark text:name="__RefHeading__9149_1268417483"/><text:s text:c="2"/>Взаимодействие с <text:span text:style-name="T6">IN</text:span>-платформой.<text:bookmark-end text:name="__RefHeading__9149_1268417483"/></text:h>
      <text:p text:style-name="Text_20_body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8">Требование</text:p>
          </table:table-cell>
          <table:table-cell table:style-name="Таблица3.B1" office:value-type="string">
            <text:p text:style-name="P28">Способ достижения</text:p>
          </table:table-cell>
        </table:table-row>
        <table:table-row table:style-name="Таблица3.1">
          <table:table-cell table:style-name="Таблица3.A2" office:value-type="string">
            <text:list xml:id="list1852737400" text:continue-list="list170151885" text:style-name="WW8Num30">
              <text:list-item text:start-value="1">
                <text:p text:style-name="P84">Протокол взаимодействия модуля с клиентами должен учитывать логику взаимодействия с <text:span text:style-name="T6">IN</text:span> платформой</text:p>
              </text:list-item>
            </text:list>
          </table:table-cell>
          <table:table-cell table:style-name="Таблица3.B2" office:value-type="string">
            <text:p text:style-name="P29">Команды протокола должны следовать логике <text:span text:style-name="T6">CAP</text:span> <text:s/><text:span text:style-name="T6">SMS</text:span> диалога .</text:p>
          </table:table-cell>
        </table:table-row>
        <table:table-row table:style-name="Таблица3.1">
          <table:table-cell table:style-name="Таблица3.A2" office:value-type="string">
            <text:list xml:id="list1924450939" text:continue-numbering="true" text:style-name="WW8Num30">
              <text:list-item>
                <text:p text:style-name="P84">Модуль должен взаимодействовать с <text:span text:style-name="T6">IN</text:span> платформами разных поставщиков</text:p>
              </text:list-item>
            </text:list>
          </table:table-cell>
          <table:table-cell table:style-name="Таблица3.B2" office:value-type="string">
            <text:p text:style-name="P29">Обеспечить возможность внешней конфигурации параметров взаимодействия с разными <text:span text:style-name="T6">IN</text:span> платформами </text:p>
          </table:table-cell>
        </table:table-row>
        <table:table-row table:style-name="Таблица3.1">
          <table:table-cell table:style-name="Таблица3.A2" office:value-type="string">
            <text:list xml:id="list2178077505" text:continue-numbering="true" text:style-name="WW8Num30">
              <text:list-item>
                <text:p text:style-name="P84">Модуль должен взаимодействовать с несколькими <text:span text:style-name="T6">IN</text:span> платформами одновременно</text:p>
              </text:list-item>
            </text:list>
          </table:table-cell>
          <table:table-cell table:style-name="Таблица3.B2" office:value-type="string">
            <text:p text:style-name="P29">Реализовать возможность одновременного запуска нескольких подмодулей для конкретных <text:span text:style-name="T6">IN</text:span> платформ</text:p>
          </table:table-cell>
        </table:table-row>
        <text:soft-page-break/>
        <table:table-row table:style-name="Таблица3.1">
          <table:table-cell table:style-name="Таблица3.A2" office:value-type="string">
            <text:list xml:id="list1066932615" text:continue-numbering="true" text:style-name="WW8Num30">
              <text:list-item>
                <text:p text:style-name="P84">Модуль должен самостоятельно решать, с какой <text:span text:style-name="T6">IN</text:span> платформой взаимодействовать на основании <text:span text:style-name="T6">MSISDN</text:span> абонента</text:p>
              </text:list-item>
            </text:list>
          </table:table-cell>
          <table:table-cell table:style-name="Таблица3.B2" office:value-type="string">
            <text:p text:style-name="P29">Реализовать возможность внешней конфигурации стратегии вычисления номера <text:span text:style-name="T6">IN</text:span> платформы и параметров для взаимодействия с ней на основании <text:span text:style-name="T6">MSISDN</text:span>. Например, <text:span text:style-name="T6">AnyTimeSubscriptionInterrogation</text:span>, запрос в БД.</text:p>
          </table:table-cell>
        </table:table-row>
        <table:table-row table:style-name="Таблица3.1">
          <table:table-cell table:style-name="Таблица3.A2" office:value-type="string">
            <text:list xml:id="list1554613897" text:continue-numbering="true" text:style-name="WW8Num30">
              <text:list-item>
                <text:p text:style-name="P84">Модуль не должен взаимодействовать с <text:span text:style-name="T6">IN</text:span> платформой для <text:span text:style-name="T6">postpaid</text:span> абонентов</text:p>
              </text:list-item>
            </text:list>
          </table:table-cell>
          <table:table-cell table:style-name="Таблица3.B2" office:value-type="string">
            <text:p text:style-name="P29">Реализовать подмодуль вычисления типа контракта абонента. Например<text:span text:style-name="T6">, AnyTimeSubscriptionInterrogation, </text:span>запрос<text:span text:style-name="T6"> </text:span>в<text:span text:style-name="T6"> </text:span>БД<text:span text:style-name="T6">.</text:span></text:p>
          </table:table-cell>
        </table:table-row>
        <table:table-row table:style-name="Таблица3.1">
          <table:table-cell table:style-name="Таблица3.A2" office:value-type="string">
            <text:list xml:id="list1053349961" text:continue-numbering="true" text:style-name="WW8Num30">
              <text:list-item>
                <text:p text:style-name="P84">Модуль не должен вычислять тип контракта абонента, каждый раз обращаясь к внешним системам</text:p>
              </text:list-item>
            </text:list>
          </table:table-cell>
          <table:table-cell table:style-name="Таблица3.B2" office:value-type="string">
            <text:p text:style-name="P29">Реализовать кэширование типа контракта абонента</text:p>
          </table:table-cell>
        </table:table-row>
        <table:table-row table:style-name="Таблица3.1">
          <table:table-cell table:style-name="Таблица3.A2" office:value-type="string">
            <text:list xml:id="list302612005" text:continue-numbering="true" text:style-name="WW8Num30">
              <text:list-item>
                <text:p text:style-name="P84">Модуль не должен заполнять кэш типов контрактов каждый раз при запуске</text:p>
              </text:list-item>
            </text:list>
          </table:table-cell>
          <table:table-cell table:style-name="Таблица3.B2" office:value-type="string">
            <text:p text:style-name="P29">Кэш должен иметь возможность сохраняться на файловой системе.</text:p>
          </table:table-cell>
        </table:table-row>
      </table:table>
      <text:p text:style-name="Text_20_body"/>
      <text:h text:style-name="Heading_20_3" text:outline-level="3"><text:bookmark text:name="__RefHeading__9151_1268417483"/><text:s text:c="2"/>Режимы тарификации.<text:bookmark-end text:name="__RefHeading__9151_1268417483"/></text:h>
      <text:p text:style-name="Text_20_body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28">Требование</text:p>
          </table:table-cell>
          <table:table-cell table:style-name="Таблица4.B1" office:value-type="string">
            <text:p text:style-name="P28">Способ достижения</text:p>
          </table:table-cell>
        </table:table-row>
        <table:table-row table:style-name="Таблица4.1">
          <table:table-cell table:style-name="Таблица4.A2" office:value-type="string">
            <text:list xml:id="list294466738" text:continue-list="list302612005" text:style-name="WW8Num30">
              <text:list-item text:start-value="1">
                <text:p text:style-name="P84">Модуль должен поддерживать выборочную тарификацию <text:span text:style-name="T6">SMS</text:span> и/или <text:span text:style-name="T6">USSD</text:span> сообщений</text:p>
              </text:list-item>
            </text:list>
          </table:table-cell>
          <table:table-cell table:style-name="Таблица4.B2" office:value-type="string">
            <text:p text:style-name="P29">Обеспечить возможность внешней конфигурации режима тарификации.</text:p>
          </table:table-cell>
        </table:table-row>
        <table:table-row table:style-name="Таблица4.1">
          <table:table-cell table:style-name="Таблица4.A2" office:value-type="string">
            <text:list xml:id="list184440422" text:continue-numbering="true" text:style-name="WW8Num30">
              <text:list-item>
                <text:p text:style-name="P84">Модуль должен поддерживать <text:s/>тарификацию сообщений, использующих дополнительные услуги (<text:span text:style-name="T6">SMS</text:span> <text:span text:style-name="T6">Extra</text:span>) </text:p>
              </text:list-item>
            </text:list>
          </table:table-cell>
          <table:table-cell table:style-name="Таблица4.B2" office:value-type="string">
            <text:p text:style-name="P29">Обеспечить возможность внешней конфигурации дополнительных услуг (<text:span text:style-name="T6">SMS</text:span> <text:span text:style-name="T6">Extra</text:span>)</text:p>
          </table:table-cell>
        </table:table-row>
        <table:table-row table:style-name="Таблица4.1">
          <table:table-cell table:style-name="Таблица4.A2" office:value-type="string">
            <text:list xml:id="list504324157" text:continue-numbering="true" text:style-name="WW8Num30">
              <text:list-item>
                <text:p text:style-name="P84">Модуль должен поддерживать раздельную тарификацию как посылки, так и доставки сообщений</text:p>
              </text:list-item>
            </text:list>
          </table:table-cell>
          <table:table-cell table:style-name="Таблица4.B2" office:value-type="string">
            <text:p text:style-name="P29">Реализовать такую возможность в протоколе тарификации.</text:p>
          </table:table-cell>
        </table:table-row>
      </table:table>
      <text:h text:style-name="Heading_20_2" text:outline-level="2" text:is-list-header="true" text:restart-numbering="true" text:start-value="1"/>
      <text:p text:style-name="Text_20_body"/>
      <text:h text:style-name="Heading_20_2" text:outline-level="2"><text:bookmark text:name="__RefHeading__9153_1268417483"/><text:s/>Ограничения и расхождения<text:bookmark-end text:name="__RefHeading__9153_1268417483"/></text:h>
      <text:list xml:id="list199363326" text:style-name="WW8Num16">
        <text:list-item>
          <text:p text:style-name="P85">Динамическая реконфигурация не поддерживается.</text:p>
        </text:list-item>
        <text:list-item>
          <text:p text:style-name="P85">Для работы с элементами сигнальной сети требуется установленное <text:span text:style-name="T6">TCAP</text:span> <text:span text:style-name="T6">API</text:span> компании <text:span text:style-name="T6">TietoEnator</text:span>.</text:p>
        </text:list-item>
      </text:list>
      <text:p text:style-name="P26"/>
      <text:h text:style-name="Heading_20_2" text:outline-level="2" text:restart-numbering="true" text:start-value="1"><text:bookmark text:name="__RefHeading__9155_1268417483"/><text:s/>Протоколы, используемые при тарификации <text:span text:style-name="T6">SMS</text:span>/<text:span text:style-name="T6">USSD</text:span> сообщений.<text:bookmark-end text:name="__RefHeading__9155_1268417483"/></text:h>
      <text:p text:style-name="Text_20_body"><draw:frame draw:style-name="fr2" draw:name="Графический объект1" text:anchor-type="as-char" svg:width="16.79cm" svg:height="2.942cm" draw:z-index="0"><draw:image xlink:href="Pictures/20000082000303A2000082D868CB8477.wmf" xlink:type="simple" xlink:show="embed" xlink:actuate="onLoad"/></draw:frame></text:p>
      <text:p text:style-name="Text_20_body"/>
      <text:p text:style-name="Text_20_body"><text:bookmark-start text:name="_Структура_ChargeSms_PDU"/><text:bookmark-end text:name="_Структура_ChargeSms_PDU"/><text:bookmark-start text:name="_Асинхронность_протокола_1"/><text:bookmark-end text:name="_Асинхронность_протокола_1"/><text:bookmark-start text:name="_Обзор_протокола_определения"/><text:bookmark-end text:name="_Обзор_протокола_определения"/><text:bookmark-start text:name="_Асинхронность_протокола"/><text:bookmark-end text:name="_Асинхронность_протокола"/><text:bookmark-start text:name="_Общий_формат_протоколов"/><text:bookmark-end text:name="_Общий_формат_протоколов"/></text:p>
      <text:h text:style-name="Heading_20_3" text:outline-level="3"><text:bookmark text:name="__RefHeading__9157_1268417483"/>Обзор протокола взаимодействия <text:user-defined style:data-style-name="N0" text:name="Name">INMan</text:user-defined>-<text:span text:style-name="T6">IN</text:span><text:bookmark-end text:name="__RefHeading__9157_1268417483"/></text:h>
      <text:p text:style-name="P9"/>
      <text:p text:style-name="P9">Для взаимодействия с <text:span text:style-name="T6">IN</text:span> платформой используется протокол <text:span text:style-name="T6">CAP</text:span>3 (<text:span text:style-name="T6">CAMEL</text:span> <text:span text:style-name="T6">phase</text:span> 3) <text:s/>в той его части, которая описывает взаимодействие <text:span text:style-name="T6">MSC</text:span> и <text:span text:style-name="T6">IN</text:span> платформы в момент обработки <text:span text:style-name="T6">MO</text:span> <text:span text:style-name="T6">SMS</text:span>. <text:s/>Детальное описание можно найти в спецификациях <text:span text:style-name="T34">3GPP TS 29.078. </text:span>Примерные сценарии взаимодействия описаны ниже.</text:p>
      <text:p text:style-name="Text_20_body"/>
      <text:h text:style-name="Heading_20_3" text:outline-level="3"><text:bookmark text:name="__RefHeading__9159_1268417483"/><text:soft-page-break/>Сценарий взаимодействия <text:span text:style-name="T6"><text:user-defined style:data-style-name="N0" text:name="Name">INMan</text:user-defined></text:span> – <text:span text:style-name="T6">IN</text:span> (оказание услуги разрешено)<text:bookmark-end text:name="__RefHeading__9159_1268417483"/></text:h>
      <text:p text:style-name="Text_20_body"><draw:frame draw:style-name="fr2" draw:name="Графический объект2" text:anchor-type="as-char" svg:width="7.846cm" svg:height="5.232cm" draw:z-index="3"><draw:image xlink:href="Pictures/2000005C000143990000D7B3CC23DFD8.wmf" xlink:type="simple" xlink:show="embed" xlink:actuate="onLoad"/></draw:frame></text:p>
      <text:h text:style-name="Heading_20_3" text:outline-level="3"><text:bookmark text:name="__RefHeading__9161_1268417483"/>Сценарий взаимодействия <text:span text:style-name="T6"><text:user-defined style:data-style-name="N0" text:name="Name">INMan</text:user-defined></text:span> – <text:span text:style-name="T6">IN</text:span> (оказание услуги запрещено)<text:bookmark-end text:name="__RefHeading__9161_1268417483"/></text:h>
      <text:p text:style-name="Text_20_body"><draw:frame draw:style-name="fr2" draw:name="Графический объект3" text:anchor-type="as-char" svg:width="7.846cm" svg:height="5.232cm" draw:z-index="77"><draw:image xlink:href="Pictures/20000043000143990000D7B39BAB0079.wmf" xlink:type="simple" xlink:show="embed" xlink:actuate="onLoad"/></draw:frame></text:p>
      <text:h text:style-name="Heading_20_3" text:outline-level="3"><text:bookmark text:name="__RefHeading__9163_1268417483"/>Общий сценарий взаимодействия <text:s/>Отправитель – <text:span text:style-name="T6">USSDC</text:span> – <text:span text:style-name="T6"><text:user-defined style:data-style-name="N0" text:name="Name">INMan</text:user-defined></text:span> – <text:span text:style-name="T6">IN</text:span> - Получатель<text:bookmark-end text:name="__RefHeading__9163_1268417483"/></text:h>
      <text:p text:style-name="Standard"><draw:frame draw:style-name="fr2" draw:name="Графический объект4" text:anchor-type="as-char" svg:width="17.492cm" svg:height="9.338cm" draw:z-index="78"><draw:image xlink:href="Pictures/200000E50002FCEA00019859C9F50ADB.wmf" xlink:type="simple" xlink:show="embed" xlink:actuate="onLoad"/></draw:frame></text:p>
      <text:p text:style-name="Standard"/>
      <text:p text:style-name="Standard"/>
      <text:h text:style-name="Heading_20_2" text:outline-level="2"><text:bookmark text:name="__RefHeading__9165_1268417483"/><text:s/>Принципы тарификации.<text:bookmark-end text:name="__RefHeading__9165_1268417483"/></text:h>
      <text:p text:style-name="Standard"/>
      <text:h text:style-name="Heading_20_3" text:outline-level="3"><text:bookmark text:name="__RefHeading__9167_1268417483"/><text:soft-page-break/><text:s/>Определение и взаимодействие с IN-платформой абонента<text:bookmark-start text:name="_Понятие_‘политики_абонентов’,"/>.<text:bookmark-end text:name="__RefHeading__9167_1268417483"/><text:bookmark-end text:name="_Понятие_‘политики_абонентов’,"/></text:h>
      <text:p text:style-name="Text_20_body">Для выполнения условий по взаимодействию с IN-платформой абонента, определённых в разделе <text:s/><text:a xlink:type="simple" xlink:href="#_Описание_требований"><text:span text:style-name="Internet_20_link">требований к функциональности</text:span></text:a> <text:span text:style-name="T6"><text:user-defined style:data-style-name="N0" text:name="Name">INMan</text:user-defined></text:span>-<text:span text:style-name="T6">a,</text:span> вводится понятие ‘политики абонента’, задающей стратегию определения контракта абонента по его <text:span text:style-name="T6">MSISDN</text:span> и определения параметров последующего диалога с <text:span text:style-name="T6">IN</text:span>-платформой, если необходимо. </text:p>
      <text:p text:style-name="Text_20_body">Логически, при тарификации услуги, действия <text:span text:style-name="T6"><text:user-defined style:data-style-name="N0" text:name="Name">INMan</text:user-defined></text:span>-<text:span text:style-name="T6">a</text:span> состоят из трех фаз:</text:p>
      <text:list xml:id="list1414803153" text:style-name="WW8Num39">
        <text:list-item>
          <text:p text:style-name="P99">обращение к некоему внешнему для <text:span text:style-name="T6"><text:user-defined style:data-style-name="N0" text:name="Name">INMan</text:user-defined></text:span>-<text:span text:style-name="T6">a</text:span> приложению/модулю, способному определить тип контракта абонента</text:p>
        </text:list-item>
        <text:list-item>
          <text:p text:style-name="P99">в случае <text:span text:style-name="T6">prepaid</text:span> абонента определение адреса <text:span text:style-name="T6">IN</text:span>-платформы и параметров для диалога с ней либо от внешнего приложения/модуля, либо из конфигурации <text:span text:style-name="T6"><text:user-defined style:data-style-name="N0" text:name="Name">INMan</text:user-defined></text:span>-<text:span text:style-name="T6">a</text:span></text:p>
        </text:list-item>
        <text:list-item>
          <text:p text:style-name="P99">диалог с <text:span text:style-name="T6">IN</text:span>-платформой</text:p>
        </text:list-item>
      </text:list>
      <text:p text:style-name="P48"/>
      <text:h text:style-name="Heading_20_4" text:outline-level="4" text:restart-numbering="true" text:start-value="1"><text:bookmark text:name="__RefHeading__9257_12684174832"/><text:span text:style-name="T32"><text:s/></text:span><text:bookmark-start text:name="_Параметры_подсекции_ServiceKeys.2"/><text:span text:style-name="T32">Провайдер абонент</text:span><text:span text:style-name="T32">а</text:span><text:bookmark-end text:name="_Параметры_подсекции_ServiceKeys.2"/><text:span text:style-name="T32">.</text:span><text:bookmark-end text:name="__RefHeading__9257_12684174832"/></text:h>
      <text:p text:style-name="Text_20_body">В терминах реализации <text:span text:style-name="T6"><text:user-defined style:data-style-name="N0" text:name="Name">INMan</text:user-defined></text:span>-<text:span text:style-name="T6">a</text:span> внешний модуль из вышеуказанных пп.1 и пп.2 называется <text:span text:style-name="T26">‘провайдер абонента’</text:span>. Его природа и функциональность может быть совершенно различной (база данных, <text:span text:style-name="T6">MAP</text:span> сервис <text:span text:style-name="T6">HLR</text:span>-<text:span text:style-name="T6">a</text:span>, <text:span text:style-name="T6">etc</text:span>), <text:s/>Поэтому подмодули <text:span text:style-name="T6"><text:user-defined style:data-style-name="N0" text:name="Name">INMan</text:user-defined></text:span>-а взаимодействующие с ‘провайдерами абонентов’ реализованы в виде динамических библиотек, конфигурируемых при загрузке. <text:s/></text:p>
      <text:p text:style-name="Text_20_body">На данный момент в <text:span text:style-name="T6"><text:user-defined style:data-style-name="N0" text:name="Name">INMan</text:user-defined></text:span>-е реализована работа со следующими типами ‘провайдеров абонентов’:</text:p>
      <text:list xml:id="list1682246458" text:style-name="WW8Num43">
        <text:list-item>
          <text:p text:style-name="P100"><text:span text:style-name="T6">ORACLE</text:span> база данных - возвращает только тип контракта абонента, (<text:span text:style-name="T26">не поддерживается начиная с версии 0.7.11</text:span><text:span text:style-name="T26">)</text:span></text:p>
        </text:list-item>
        <text:list-item>
          <text:p text:style-name="P100"><text:span text:style-name="T6">HLR</text:span> Сервис <text:span text:style-name="T6">SEND</text:span>_<text:span text:style-name="T6">ROUTING</text:span>_<text:span text:style-name="T6">INFO</text:span> – возвращает тип контракта абонента, его IMSI, <text:s/>а для <text:span text:style-name="T6">prepaid</text:span> абонента также и <text:span text:style-name="T6">ISDN</text:span> адрес <text:span text:style-name="T6">IN</text:span>-платформы (без параметров для диалога) и текущий VLR,; данный сервис оказывает существенную нагрузку на сигнальную сеть, так как задействует ресурсы, используемые для обеспечения звонков.</text:p>
        </text:list-item>
        <text:list-item>
          <text:p text:style-name="P100"><text:span text:style-name="T6">HLR</text:span> Сервис <text:span text:style-name="T6">ANY</text:span>_<text:span text:style-name="T6">TIME</text:span>_<text:span text:style-name="T6">SUBSCRIPTION</text:span>_<text:span text:style-name="T6">INTERROGATION</text:span> - возвращает тип контракта абонента, ограничения, наложенные на абонента оператором связи, а для <text:span text:style-name="T6">prepaid</text:span> абонента также и <text:span text:style-name="T6">ISDN</text:span> адрес <text:span text:style-name="T6">IN</text:span>-платформы с параметрами для диалога; <text:s/>данный сервис <text:s/>оказывает небольшую нагрузку на сигнальную сеть, однако требует от HLR-a поддержки функциональности уровня CAMEL phase-4; <text:s/>(<text:span text:style-name="T26">п</text:span><text:span text:style-name="T26">о</text:span><text:span text:style-name="T26">лноценно</text:span><text:span text:style-name="T26"> </text:span><text:span text:style-name="T26">по</text:span><text:span text:style-name="T26">ддерживается начиная с версии 0.</text:span><text:span text:style-name="T26">8</text:span><text:span text:style-name="T26">.</text:span><text:span text:style-name="T26">0)</text:span></text:p>
        </text:list-item>
      </text:list>
      <text:p text:style-name="Text_20_body"/>
      <text:h text:style-name="Heading_20_4" text:outline-level="4"><text:bookmark text:name="__RefHeading__9257_12684174831"/><text:span text:style-name="T32"><text:s/></text:span><text:bookmark-start text:name="_Параметры_подсекции_ServiceKeys.1"/><text:span text:style-name="T32">Политик</text:span><text:span text:style-name="T32">а</text:span><text:span text:style-name="T32"> абонент</text:span><text:span text:style-name="T32">а</text:span><text:bookmark-end text:name="_Параметры_подсекции_ServiceKeys.1"/><text:span text:style-name="T32">.</text:span><text:bookmark-end text:name="__RefHeading__9257_12684174831"/></text:h>
      <text:p text:style-name="Text_20_body">Как видно, не всегда можно получить всю необходимую информацию для полноценного диалога с <text:span text:style-name="T6">IN</text:span>-платформой от одного ‘провайдера абонента’. Поэтому предусмотрена возможность задания минимально необходимых, а также дополнительных, в зависимости от производителя, параметров в файле конфигурации <text:span text:style-name="T6"><text:user-defined style:data-style-name="N0" text:name="Name">INMan</text:user-defined></text:span>-<text:span text:style-name="T6">a</text:span>. <text:s/></text:p>
      <text:p text:style-name="Text_20_body">Также, начиная с версии <text:span text:style-name="T33">0.8.0</text:span> поддерживается использование вторичного <text:span text:style-name="T26">'провайдера абонентов'</text:span>, который используется если требуемые данные об абоненте не получены от первичного.</text:p>
      <text:p text:style-name="Text_20_body">Таким образом, <text:span text:style-name="T26">‘политика абонента’</text:span> состоит из:</text:p>
      <text:list xml:id="list293580734" text:style-name="WW8Num28">
        <text:list-item>
          <text:p text:style-name="P101">конфигурации для одного или более <text:span text:style-name="T26">‘провайдера абонента’ </text:span><text:span text:style-name="T4">(один - до версии </text:span><text:span text:style-name="T5">0.8.0</text:span><text:span text:style-name="T4">, два - после)</text:span></text:p>
        </text:list-item>
        <text:list-item>
          <text:p text:style-name="P101">конфигурации для одной иди нескольких <text:span text:style-name="T6">IN</text:span>-платформ</text:p>
        </text:list-item>
        <text:list-item>
          <text:p text:style-name="P101">набора адресных пулов абонентов, для которых применяется политика.</text:p>
        </text:list-item>
      </text:list>
      <text:p text:style-name="Text_20_body">Привязка ‘политики абонентов’ к определенному пулу адресов, позволяет гибко настроить стратегии тарификации для различных групп абонентов.</text:p>
      <text:p text:style-name="Text_20_body"/>
      <text:h text:style-name="Heading_20_3" text:outline-level="3"><text:bookmark text:name="__RefHeading__9169_1268417483"/><text:s/><text:bookmark-start text:name="_Логика_и_режимы"/><text:bookmark-start text:name="_Логика_тарификации"/>Логика и режимы тарификации.<text:bookmark-end text:name="__RefHeading__9169_1268417483"/><text:bookmark-end text:name="_Логика_и_режимы"/><text:bookmark-end text:name="_Логика_тарификации"/></text:h>
      <text:p text:style-name="P48">Для обеспечения гибкой системы тарификации в <text:span text:style-name="T6"><text:user-defined style:data-style-name="N0" text:name="Name">INMan</text:user-defined></text:span>-е введена возможность задания режима тарификации на каждый тип тарифицируемого сообщения. </text:p>
      <text:p text:style-name="P48"><text:soft-page-break/>Под понятием ‘тип сообщения’ подразумевается совокупность типа носителя (<text:span text:style-name="T6">DP</text:span> <text:span text:style-name="T6">bearer</text:span> <text:span text:style-name="T6">type</text:span>) и запрошенных особенностей тарификации (к примеру, использовать <text:span text:style-name="T6">SMS</text:span> <text:span text:style-name="T6">Extra</text:span> сервисы).</text:p>
      <text:p text:style-name="P48">На данный момент различаются следующие типы тарифицируемых сообщений:</text:p>
      <text:list xml:id="list1129917523" text:style-name="WW8Num29">
        <text:list-item>
          <text:p text:style-name="P112"><text:span text:style-name="T6">SMS – </text:span>обычный <text:span text:style-name="T6">SMS </text:span>пакет</text:p>
        </text:list-item>
        <text:list-item>
          <text:p text:style-name="P112"><text:span text:style-name="T6">USSD</text:span> – обычный пакет с данными <text:span text:style-name="T6">USSD</text:span></text:p>
        </text:list-item>
        <text:list-item>
          <text:p text:style-name="P112"><text:span text:style-name="T6">XSMS</text:span> – <text:span text:style-name="T6">SMS</text:span> пакет использующий <text:span text:style-name="T6">SMS</text:span> <text:span text:style-name="T6">Extra</text:span> сервисы</text:p>
        </text:list-item>
      </text:list>
      <text:p text:style-name="P48">На каждый тип сообщения можно задать следующие <text:span text:style-name="T25">режимы тарификации</text:span><text:span text:style-name="T32">:</text:span></text:p>
      <text:list xml:id="list1948860166" text:style-name="WW8Num13">
        <text:list-item>
          <text:p text:style-name="P113"><text:span text:style-name="T6">OFF</text:span> – тарификация запрещена (по умолчанию),</text:p>
        </text:list-item>
        <text:list-item>
          <text:p text:style-name="P113"><text:span text:style-name="T6">CDR</text:span> – тарифицировать через создание <text:span text:style-name="T6">CDR</text:span> записей</text:p>
        </text:list-item>
        <text:list-item>
          <text:p text:style-name="P113"><text:span text:style-name="T6">IN</text:span> <text:s/>- <text:s/>тарифицировать prepaid абонентов через обращение к соответствующей <text:span text:style-name="T6">IN</text:span>-платформе, <text:s/>в случае невозможности - использовать <text:s/>вторичный режим (<text:span text:style-name="T6">CDR</text:span> или <text:span text:style-name="T6">OFF</text:span>) в соответствии с заданными установками в файле конфигурации, postpaid абонентов тарифицировать через создание <text:span text:style-name="T6">CDR</text:span> записей</text:p>
        </text:list-item>
      </text:list>
      <text:p text:style-name="P48">Задание <text:span text:style-name="T27">режимов тарификации</text:span> производится в секции <text:a xlink:type="simple" xlink:href="#5.12. Структура секции BillingModes  (сервис icsSmBilling, icsIAPManager)|outline"><text:span text:style-name="Internet_20_link"><text:span text:style-name="T6">BillingModes</text:span></text:span></text:a> файла конфигурации <text:span text:style-name="T6"><text:user-defined style:data-style-name="N0" text:name="Name">INMan</text:user-defined></text:span>-<text:span text:style-name="T6">a</text:span>. Если какой-либо тип сообщения не указан в кофигурации, то для него используется режим тарификации по умолчанию (<text:span text:style-name="T6">OFF</text:span>).</text:p>
      <text:p text:style-name="P74"><text:span text:style-name="T7">NOTE</text:span><text:span text:style-name="T32">:</text:span> <text:span text:style-name="T6">SMSC</text:span> имеет возможность запросить у <text:span text:style-name="T6"><text:user-defined style:data-style-name="N0" text:name="Name">INMan</text:user-defined></text:span>-а как безусловную тарификацию через <text:span text:style-name="T6">IN</text:span>-платформу, так и <text:s/>безусловную тарификацию посредством <text:s/>создания <text:span text:style-name="T6">CDR</text:span> записей, через соответствующие поля в <text:s/><text:a xlink:type="simple" xlink:href="#_Структура_ChargeSms_PDU_1"><text:span text:style-name="Internet_20_link"><text:span text:style-name="T6">ChargeSms</text:span></text:span></text:a><text:a xlink:type="simple" xlink:href="#_Структура_ChargeSms_PDU_1"><text:span text:style-name="Internet_20_link"> </text:span></text:a><text:a xlink:type="simple" xlink:href="#_Структура_ChargeSms_PDU_1"><text:span text:style-name="Internet_20_link"><text:span text:style-name="T6">PDU</text:span></text:span></text:a> .</text:p>
      <text:p text:style-name="Text_20_body">Изначально модуль <text:span text:style-name="T6"><text:user-defined style:data-style-name="N0" text:name="Name">INMan</text:user-defined></text:span> поддерживал только один <text:span text:style-name="T26">тип тарификации</text:span> - МО , то есть тарификацию отправителя сообщения, <text:s/>но начиная с версии <text:span text:style-name="T33">0.6.6</text:span> введена поддержка: также и <text:span text:style-name="T26">типа тарификации </text:span><text:s/>МТ, <text:s/>то есть тарификацию получателя. Требуемый <text:span text:style-name="T26">тип тарификации</text:span> задается соответствующими полями <text:span text:style-name="T6">PDU</text:span> протокола тарификации <text:a xlink:type="simple" xlink:href="#_Структура_ChargeSms_PDU_1"><text:span text:style-name="Internet_20_link"><text:span text:style-name="T6">ChargeSms</text:span></text:span></text:a> или <text:a xlink:type="simple" xlink:href="#_Структура_DeliveredSmsData_PDU"><text:span text:style-name="Internet_20_link"><text:span text:style-name="T6">DeliveredSmsData</text:span></text:span></text:a>.</text:p>
      <text:p text:style-name="Text_20_body">Для обеспечения раздельной тарификации как посылки так и доставки сообщений поддерживаются следующие <text:span text:style-name="T25">политики тарификации</text:span>:</text:p>
      <text:list xml:id="list573623561" text:style-name="WW8Num18">
        <text:list-item>
          <text:p text:style-name="P86"><text:span text:style-name="T8">ON</text:span><text:span text:style-name="T33">_</text:span><text:span text:style-name="T8">SUBMIT</text:span> – тарификация в момент посылки сообщения с проверкой платежеспособности</text:p>
        </text:list-item>
        <text:list-item>
          <text:p text:style-name="P86"><text:span text:style-name="T8">ON</text:span><text:span text:style-name="T33">_</text:span><text:span text:style-name="T8">DELIVERY</text:span> <text:s/>– тарификация в момент доставки сообщения, с предварительной проверкой платежеспособности в момент отправки,</text:p>
        </text:list-item>
        <text:list-item>
          <text:p text:style-name="P86"><text:span text:style-name="T8">ON</text:span><text:span text:style-name="T33">_</text:span><text:span text:style-name="T8">DATA</text:span><text:span text:style-name="T33">_</text:span><text:span text:style-name="T8">COLLECTED</text:span> – тарификация уже после доставки сообщения без проверки платежеспособности (тарификация производится только через <text:span text:style-name="T6">CDR)</text:span>.</text:p>
        </text:list-item>
        <text:list-item>
          <text:p text:style-name="P86"><text:span text:style-name="T33">ON_SUBMIT_COLLECTED</text:span> - тарификация в момент посылки сообщения <text:s/>без проверки платежеспособности (тарификация производится только через <text:span text:style-name="T6">CDR)</text:span>.</text:p>
        </text:list-item>
      </text:list>
      <text:p text:style-name="Text_20_body"/>
      <text:h text:style-name="Heading_20_3" text:outline-level="3"><text:bookmark text:name="__RefHeading__9171_1268417483"/><text:s/>Тарификация <text:span text:style-name="T6">SMS</text:span> <text:span text:style-name="T6">Extra</text:span> услуг.<text:bookmark-end text:name="__RefHeading__9171_1268417483"/></text:h>
      <text:p text:style-name="Text_20_body">Для обеспечения тарификации <text:span text:style-name="T6">SMS</text:span> <text:span text:style-name="T6">Extra</text:span> услуг, между <text:span text:style-name="T6">SMSC</text:span>/<text:span text:style-name="T6">USSDC</text:span> и <text:span text:style-name="T6"><text:user-defined style:data-style-name="N0" text:name="Name">INMan</text:user-defined></text:span>-ом вводится соглашение на идентификацию соответствующих сервисов посредством битовой маски, в которой каждому единичному сервису выделяется один бит. Со стороны <text:span text:style-name="T6">SMSC</text:span> значения этих битов жестко прописаны в исполняемом коде, однако <text:span text:style-name="T6"><text:user-defined style:data-style-name="N0" text:name="Name">INMan</text:user-defined></text:span> получает их из специального <text:a xlink:type="simple" xlink:href="#_Описание_файла_конфигурации"><text:span text:style-name="Internet_20_link">файла конфигурации </text:span></text:a><text:a xlink:type="simple" xlink:href="#_Описание_файла_конфигурации"><text:span text:style-name="Internet_20_link"><text:span text:style-name="T6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6">Extra</text:span></text:span></text:a><text:a xlink:type="simple" xlink:href="#_Описание_файла_конфигурации"><text:span text:style-name="Internet_20_link"> услуг</text:span></text:a>.</text:p>
      <text:p text:style-name="Text_20_body">В случае поддержки <text:span text:style-name="T6">SMSC</text:span> дополнительных услуг <text:span text:style-name="T6">SMS</text:span> <text:span text:style-name="T6">Extra</text:span>, он добавляет в запрос <text:a xlink:type="simple" xlink:href="#_Структура_ChargeSms_PDU"><text:span text:style-name="Internet_20_link"><text:span text:style-name="T6">CHARGE</text:span></text:span></text:a><text:a xlink:type="simple" xlink:href="#_Структура_ChargeSms_PDU"><text:span text:style-name="Internet_20_link">_</text:span></text:a><text:a xlink:type="simple" xlink:href="#_Структура_ChargeSms_PDU"><text:span text:style-name="Internet_20_link"><text:span text:style-name="T6">SMS</text:span></text:span></text:a> маску пакета услуг для тарификации. Если <text:a xlink:type="simple" xlink:href="#_Параметры_подсекции_BillingModes."><text:span text:style-name="Internet_20_link">режим тарификации</text:span></text:a> <text:span text:style-name="T6"><text:user-defined style:data-style-name="N0" text:name="Name">INMan</text:user-defined></text:span>-<text:span text:style-name="T6">a</text:span>, заданный в его файле конфигурации, разрешает тарифицирование, то по этой маске <text:span text:style-name="T6"><text:user-defined style:data-style-name="N0" text:name="Name">INMan</text:user-defined></text:span> определяет из <text:a xlink:type="simple" xlink:href="#_Описание_файла_конфигурации"><text:span text:style-name="Internet_20_link">файла конфигурации </text:span></text:a><text:a xlink:type="simple" xlink:href="#_Описание_файла_конфигурации"><text:span text:style-name="Internet_20_link"><text:span text:style-name="T6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6">Extra</text:span></text:span></text:a><text:a xlink:type="simple" xlink:href="#_Описание_файла_конфигурации"><text:span text:style-name="Internet_20_link"> услуг</text:span></text:a> сервис-код и короткий номер,соответствующие пакету услуг. Тарификация базового <text:span text:style-name="T6">SMS</text:span> сообщения и пакета <text:span text:style-name="T6">SMS</text:span> <text:span text:style-name="T6">Extra</text:span> услуг проводится в зависимости от типа контракта абонента:</text:p>
      <text:list xml:id="list703987215" text:style-name="WW8Num36">
        <text:list-item>
          <text:p text:style-name="P102">для <text:span text:style-name="T6">postpaid</text:span> –создается <text:span text:style-name="T6">CDR</text:span> запись по базовому <text:span text:style-name="T6">SMS</text:span> сообщению, дополнительно содержащая сервис-код пакета услуг</text:p>
        </text:list-item>
        <text:list-item>
          <text:p text:style-name="P107"><text:soft-page-break/>для <text:span text:style-name="T6">prepaid</text:span> – по базовому <text:span text:style-name="T6">SMS</text:span> ничего не делается, (подразумевается, что оно было протарифицировано коммутатором), кроме случая, когда в маске пакета услуг <text:span text:style-name="T6">SMSC</text:span> выставил бит безусловной тарификации через <text:span text:style-name="T6">IN</text:span> платформу, а для <text:span text:style-name="T6">SMS</text:span> <text:span text:style-name="T6">Extra</text:span> услуг инициируется диалог с <text:span text:style-name="T6">IN</text:span>-платформой, в котором короткий номер используется в качестве dstSubscriberNumber.<text:line-break/><text:span text:style-name="T6">NOTE</text:span>: начиная с версии 0.6.10 появилась возможность задать в <text:a xlink:type="simple" xlink:href="#_Описание_файла_конфигурации"><text:span text:style-name="Internet_20_link">файле конфигурации </text:span></text:a><text:a xlink:type="simple" xlink:href="#_Описание_файла_конфигурации"><text:span text:style-name="Internet_20_link"><text:span text:style-name="T6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6">Extra</text:span></text:span></text:a><text:a xlink:type="simple" xlink:href="#_Описание_файла_конфигурации"><text:span text:style-name="Internet_20_link"> услуг</text:span></text:a> признак тарификации и для базового <text:span text:style-name="T6">SMS</text:span>.</text:p>
        </text:list-item>
      </text:list>
      <text:p text:style-name="P48"/>
      <text:h text:style-name="Heading_20_3" text:outline-level="3"><text:bookmark text:name="__RefHeading__9173_1268417483"/><text:s/>Генерация <text:span text:style-name="T6">CDR </text:span>записей.<text:bookmark-end text:name="__RefHeading__9173_1268417483"/></text:h>
      <text:p text:style-name="Text_20_body">Так как формат <text:span text:style-name="T6">CDR </text:span>(<text:span text:style-name="T6">charging</text:span> <text:span text:style-name="T6">data</text:span> <text:span text:style-name="T6">record</text:span>) записей не стандартизован и различается для различных биллинговых систем, <text:span text:style-name="T6"><text:user-defined style:data-style-name="N0" text:name="Name">INMan</text:user-defined></text:span> не создает их непосредственно. Вместо этого он создает так называемые <text:span text:style-name="T6">CSV</text:span> файлы, содержащие транзакции <text:span text:style-name="T6"><text:user-defined style:data-style-name="N0" text:name="Name">INMan</text:user-defined></text:span>-<text:span text:style-name="T6">a</text:span> с необходимыми данными (Transaction Data Record), которые конвертируются в конечные <text:span text:style-name="T6">CDR</text:span> сторонними утилитами, поставляемыми вместе с <text:user-defined style:data-style-name="N0" text:name="Name">INMan</text:user-defined>-ом.. </text:p>
      <text:p text:style-name="P25">NOTE: <text:s/>В общем случае, при проведении тарификации, количество TDR записей не соответствует количеству результирующих CDR записей, более того зависимость между ними нелинейна !!!</text:p>
      <text:p text:style-name="Text_20_body">Формат <text:span text:style-name="T6">CSV</text:span> файла подробно описан в главе ‘<text:a xlink:type="simple" xlink:href="#_Структура_CSV_файла"><text:span text:style-name="Internet_20_link">Структура </text:span></text:a><text:a xlink:type="simple" xlink:href="#_Структура_CSV_файла"><text:span text:style-name="Internet_20_link"><text:span text:style-name="T6">CSV</text:span></text:span></text:a><text:a xlink:type="simple" xlink:href="#_Структура_CSV_файла"><text:span text:style-name="Internet_20_link"> файла для генерации </text:span></text:a><text:a xlink:type="simple" xlink:href="#_Структура_CSV_файла"><text:span text:style-name="Internet_20_link"><text:span text:style-name="T6">CDR</text:span></text:span></text:a><text:a xlink:type="simple" xlink:href="#_Структура_CSV_файла"><text:span text:style-name="Internet_20_link"> записей.</text:span></text:a><text:span text:style-name="T6">’</text:span></text:p>
      <text:p text:style-name="P22"/>
      <text:h text:style-name="Heading_20_1" text:outline-level="1"><text:bookmark text:name="__RefHeading__9175_1268417483"/><text:s/><text:bookmark-start text:name="_Протоколы_взаимодействия_клиентов_с"/>Протоколы взаимодействия клиентов с <text:bookmark-end text:name="_Протоколы_взаимодействия_клиентов_с"/><text:span text:style-name="T6"><text:user-defined style:data-style-name="N0" text:name="Name">INMan</text:user-defined></text:span>-ом<text:bookmark-end text:name="__RefHeading__9175_1268417483"/></text:h>
      <text:p text:style-name="P26"/>
      <text:h text:style-name="Heading_20_2" text:outline-level="2"><text:bookmark text:name="__RefHeading__9177_1268417483"/><text:s/>Общий формат клиентских протоколов <text:span text:style-name="T6"><text:user-defined style:data-style-name="N0" text:name="Name">INMan</text:user-defined></text:span>-<text:span text:style-name="T6">a</text:span>.<text:bookmark-end text:name="__RefHeading__9177_1268417483"/></text:h>
      <text:p text:style-name="Text_20_body">Все клиентские протоколы, поддерживаемые <text:span text:style-name="T6"><text:user-defined style:data-style-name="N0" text:name="Name">INMan</text:user-defined></text:span>-ом, основаны на обмене протокольными единицами (<text:span text:style-name="T6">PDU</text:span>) с использованием транспортных возможностей <text:span text:style-name="T6">TCP</text:span>/<text:span text:style-name="T6">IP</text:span> и имеют единый формат пакетов. Все пакеты состоят из двух частей: служебного заголовка и содержимого <text:span text:style-name="T6">PDU</text:span> сериализованных в следующем порядке:</text:p>
      <text:p text:style-name="Text_20_body"/>
      <table:table table:name="Таблица5" table:style-name="Таблица5">
        <table:table-column table:style-name="Таблица5.A"/>
        <table:table-column table:style-name="Таблица5.B" table:number-columns-repeated="2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30">Uint32</text:p>
          </table:table-cell>
          <table:table-cell table:style-name="Таблица5.A1" office:value-type="string">
            <text:p text:style-name="P30">Uint16</text:p>
          </table:table-cell>
          <table:table-cell table:style-name="Таблица5.A1" office:value-type="string">
            <text:p text:style-name="P30">Uint16</text:p>
          </table:table-cell>
          <table:table-cell table:style-name="Таблица5.A1" office:value-type="string">
            <text:p text:style-name="P30"/>
          </table:table-cell>
          <table:table-cell table:style-name="Таблица5.E1" office:value-type="string">
            <text:p text:style-name="P30"/>
          </table:table-cell>
        </table:table-row>
        <table:table-row table:style-name="Таблица5.1">
          <table:table-cell table:style-name="Таблица5.A1" office:value-type="string">
            <text:p text:style-name="P30">Packet length</text:p>
          </table:table-cell>
          <table:table-cell table:style-name="Таблица5.A1" office:value-type="string">
            <text:p text:style-name="P30">PDU tag</text:p>
          </table:table-cell>
          <table:table-cell table:style-name="Таблица5.A1" office:value-type="string">
            <text:p text:style-name="P30">Header format </text:p>
          </table:table-cell>
          <table:table-cell table:style-name="Таблица5.A1" office:value-type="string">
            <text:p text:style-name="P30">Header content</text:p>
          </table:table-cell>
          <table:table-cell table:style-name="Таблица5.E1" office:value-type="string">
            <text:p text:style-name="P30">PDU content</text:p>
          </table:table-cell>
        </table:table-row>
      </table:table>
      <text:p text:style-name="Text_20_body"/>
      <text:p text:style-name="Text_20_body">где:</text:p>
      <text:list xml:id="list290332229" text:style-name="WW8Num34">
        <text:list-item>
          <text:p text:style-name="P116"><text:span text:style-name="T6">Packet</text:span> <text:span text:style-name="T6">length</text:span> – длина всего пакета в октетах</text:p>
        </text:list-item>
        <text:list-item>
          <text:p text:style-name="P116"><text:span text:style-name="T6">PDU</text:span> <text:span text:style-name="T6">tag</text:span> – идентификатор <text:span text:style-name="T6">PDU</text:span>, определяющий как выбранный протокол общения(тарификация к примеру), так и дальнейшее содержимое пакета</text:p>
        </text:list-item>
        <text:list-item>
          <text:p text:style-name="P116"><text:span text:style-name="T6">Header</text:span> <text:span text:style-name="T6">format</text:span> – формат служебного заголовка </text:p>
        </text:list-item>
        <text:list-item>
          <text:p text:style-name="P116"><text:span text:style-name="T6">Header</text:span> <text:span text:style-name="T6">content</text:span> <text:s/>– содержимое <text:s/>служебного заголовка, сериализованное в соответствии с форматом <text:s/></text:p>
        </text:list-item>
        <text:list-item>
          <text:p text:style-name="P116"><text:span text:style-name="T6">PDU</text:span> <text:span text:style-name="T6">content</text:span> <text:s/>- сериализованное содержимое <text:span text:style-name="T6">PDU</text:span> </text:p>
        </text:list-item>
      </text:list>
      <text:p text:style-name="P51"/>
      <text:h text:style-name="Heading_20_3" text:outline-level="3" text:restart-numbering="true" text:start-value="1"><text:bookmark text:name="__RefHeading__9179_1268417483"/><text:s/>Используемые типы данных и их формат передачи.<text:bookmark-end text:name="__RefHeading__9179_1268417483"/></text:h>
      <text:p text:style-name="Text_20_body">Следующие типы данных используются в <text:span text:style-name="T6">TCP</text:span>/<text:span text:style-name="T6">IP</text:span> протоколах, поддерживаемых <text:span text:style-name="T6"><text:user-defined style:data-style-name="N0" text:name="Name">INMan</text:user-defined></text:span>-ом</text:p>
      <text:list xml:id="list1676389192" text:style-name="WW8Num35">
        <text:list-item>
          <text:p text:style-name="P117"><text:span text:style-name="T6">Boolean</text:span><text:tab/>- передается как один октет, ноль означает <text:span text:style-name="T6">false</text:span>, <text:s/>любое ненулевой значение – <text:span text:style-name="T6">true</text:span>;<text:line-break/>далее упоминается как: <text:span text:style-name="T6">Bool</text:span></text:p>
        </text:list-item>
        <text:list-item>
          <text:p text:style-name="P117"><text:span text:style-name="T6">Unsigned</text:span> <text:span text:style-name="T6">Integers</text:span> (8, 16, 32, 64 <text:span text:style-name="T6">bits</text:span>) – беззнаковые целые с различным максимальными значениями, передаются как определенное количество октетов (1, 2, 4, 8) в сетевом порядке байт;<text:line-break/>далее упоминается как: <text:span text:style-name="T6">UInt</text:span>8, <text:span text:style-name="T6">UInt</text:span>16, <text:span text:style-name="T6">UInt</text:span>32, <text:span text:style-name="T6">UInt</text:span>64</text:p>
        </text:list-item>
        <text:list-item>
          <text:p text:style-name="P117"><text:span text:style-name="T6">Signed</text:span> <text:span text:style-name="T6">Integers</text:span> (16, 32 <text:span text:style-name="T6">bits</text:span>) – знаковые целые с различным максимальными/минимальными значениями, передаются как определенное количество октетов (2, 4) в сетевом порядке байт;<text:line-break/>далее упоминается как: <text:span text:style-name="T6">Int</text:span>16, <text:span text:style-name="T6">Int</text:span>32</text:p>
        </text:list-item>
        <text:list-item>
          <text:p text:style-name="P117"><text:span text:style-name="T6">TimeT</text:span><text:tab/>- знаковое целое, хранящее время в секундах, передается как <text:span text:style-name="T6">signed</text:span> <text:span text:style-name="T6">integer</text:span> (32<text:span text:style-name="T6">bit</text:span>)</text:p>
        </text:list-item>
        <text:list-item>
          <text:p text:style-name="P118"><text:soft-page-break/><text:span text:style-name="T6">Variable</text:span> <text:span text:style-name="T6">length</text:span> <text:span text:style-name="T6">strings</text:span> – последовательность октетов произвольной длины, передаются с префиксом длины, кодируемым следующим образом: длина, как беззнаковое целое представляется минимальным числом бит, кратным 7-ми, разбивается на группы по 7бит, которые передаются от младших к старшим в октетах, где взведенный старший бит является признаком, того что это не последний октет префикса длины:<text:line-break/>таким образом длины до 127 кодируются как один октет с нулевым старшим битом, <text:s/>длины от 128 до 16383, как два октета, со взведенным 8-м битом в первом октете и нулевым во втором, и т.д;<text:line-break/>соответственно пустая строка передается как один нулевой октет;<text:line-break/>далее упоминается как: <text:span text:style-name="T6">VarString</text:span></text:p>
        </text:list-item>
      </text:list>
      <text:p text:style-name="Text_20_body"/>
      <text:h text:style-name="Heading_20_2" text:outline-level="2"><text:bookmark text:name="__RefHeading__9181_1268417483"/><text:s/><text:bookmark-start text:name="_Обзор_протокола_тарификации_(USSDC-"/>Обзор протокола тарификации <text:bookmark-end text:name="_Обзор_протокола_тарификации_(USSDC-"/>ExtraSMS/<text:span text:style-name="T6">SMS</text:span>/<text:span text:style-name="T6">USSD</text:span> сообщений (<text:span text:style-name="T6">USSDC</text:span>-<text:span text:style-name="T6"><text:user-defined style:data-style-name="N0" text:name="Name">INMan</text:user-defined></text:span>).<text:bookmark-end text:name="__RefHeading__9181_1268417483"/></text:h>
      <text:p text:style-name="Text_20_body"/>
      <text:p text:style-name="Text_20_body">Данный протокол предназначен для взаимодействия между <text:span text:style-name="T6"><text:user-defined style:data-style-name="N0" text:name="Name">INMan</text:user-defined></text:span> и его клиентами, которым необходимо осуществлять тарификацию услуг по отсылке/доставке <text:span text:style-name="T6">SMS</text:span>/<text:span text:style-name="T6">USSD</text:span> сообщений. Протокол использует единый формат <text:span text:style-name="T6">TCP</text:span>/<text:span text:style-name="T6">IP</text:span> соединений <text:span text:style-name="T6"><text:user-defined style:data-style-name="N0" text:name="Name">INMan</text:user-defined></text:span>-<text:span text:style-name="T6">a</text:span>.</text:p>
      <text:p text:style-name="Text_20_body">Клиентам для взаимодействия с <text:span text:style-name="T6"><text:user-defined style:data-style-name="N0" text:name="Name">INMan</text:user-defined></text:span>-ом необходимо инициировать транспортное соединение, после установления которого, можно начинать обмен <text:span text:style-name="T6">PDU</text:span>.</text:p>
      <text:p text:style-name="P17">Протоколом определены следующие протокольные единицы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15">Наименование</text:p>
          </table:table-cell>
          <table:table-cell table:style-name="Таблица6.A1" office:value-type="string">
            <text:p text:style-name="P15">Направлении передачи</text:p>
          </table:table-cell>
          <table:table-cell table:style-name="Таблица6.C1" office:value-type="string">
            <text:p text:style-name="P15">Описание</text:p>
          </table:table-cell>
        </table:table-row>
        <table:table-row table:style-name="Таблица6.1">
          <table:table-cell table:style-name="Таблица6.A2" office:value-type="string">
            <text:p text:style-name="P16"><text:a xlink:type="simple" xlink:href="#_Структура_ChargeSms_PDU_1"><text:span text:style-name="Internet_20_link">ChargeSms</text:span></text:a></text:p>
          </table:table-cell>
          <table:table-cell table:style-name="Таблица6.A2" office:value-type="string">
            <text:p text:style-name="P16">от клиента в сторону <text:span text:style-name="T6"><text:user-defined style:data-style-name="N0" text:name="Name">INMan</text:user-defined></text:span><text:span text:style-name="T6">-а</text:span></text:p>
          </table:table-cell>
          <table:table-cell table:style-name="Таблица6.C2" office:value-type="string">
            <text:p text:style-name="P16">Запрашивает возможность оказания услуги</text:p>
          </table:table-cell>
        </table:table-row>
        <table:table-row table:style-name="Таблица6.1">
          <table:table-cell table:style-name="Таблица6.A2" office:value-type="string">
            <text:p text:style-name="P16"><text:a xlink:type="simple" xlink:href="#_Структура_ChargeSmsResult_PDU"><text:span text:style-name="Internet_20_link"><text:span text:style-name="T6">ChargeSmsResult</text:span></text:span></text:a></text:p>
          </table:table-cell>
          <table:table-cell table:style-name="Таблица6.A2" office:value-type="string">
            <text:p text:style-name="P16">от <text:span text:style-name="T6"><text:user-defined style:data-style-name="N0" text:name="Name">INMan</text:user-defined></text:span><text:span text:style-name="T6">-а</text:span> в сторону клиента</text:p>
          </table:table-cell>
          <table:table-cell table:style-name="Таблица6.C2" office:value-type="string">
            <text:p text:style-name="P16">Разрешить<text:span text:style-name="T6">/</text:span>запретить оказание услуги</text:p>
          </table:table-cell>
        </table:table-row>
        <table:table-row table:style-name="Таблица6.1">
          <table:table-cell table:style-name="Таблица6.A2" office:value-type="string">
            <text:p text:style-name="P16"><text:a xlink:type="simple" xlink:href="#_Структура_DeliverySmsResult_PDU"><text:span text:style-name="Internet_20_link">DeliverySmsResult</text:span></text:a></text:p>
          </table:table-cell>
          <table:table-cell table:style-name="Таблица6.A2" office:value-type="string">
            <text:p text:style-name="P16">от клиента в сторону <text:span text:style-name="T6"><text:user-defined style:data-style-name="N0" text:name="Name">INMan</text:user-defined></text:span><text:span text:style-name="T6">-а</text:span></text:p>
          </table:table-cell>
          <table:table-cell table:style-name="Таблица6.C2" office:value-type="string">
            <text:p text:style-name="P16">Информирует о статусе оказания услуги</text:p>
          </table:table-cell>
        </table:table-row>
        <table:table-row table:style-name="Таблица6.1">
          <table:table-cell table:style-name="Таблица6.A2" office:value-type="string">
            <text:p text:style-name="P16"><text:a xlink:type="simple" xlink:href="#_Структура_DeliveredSmsData_PDU"><text:span text:style-name="Internet_20_link"><text:span text:style-name="T6">DeliveredSmsData</text:span></text:span></text:a></text:p>
          </table:table-cell>
          <table:table-cell table:style-name="Таблица6.A2" office:value-type="string">
            <text:p text:style-name="P16">от клиента в сторону <text:span text:style-name="T6"><text:user-defined style:data-style-name="N0" text:name="Name">INMan</text:user-defined></text:span><text:span text:style-name="T6">-а</text:span></text:p>
          </table:table-cell>
          <table:table-cell table:style-name="Таблица6.C2" office:value-type="string">
            <text:p text:style-name="P16">Сообщает данные об уже оказанной услуге для проведения тарификации.</text:p>
          </table:table-cell>
        </table:table-row>
      </table:table>
      <text:p text:style-name="Text_20_body"/>
      <text:h text:style-name="Heading_20_3" text:outline-level="3"><text:bookmark text:name="__RefHeading__9183_1268417483"/><text:s/>Описание взаимодействия<text:bookmark-end text:name="__RefHeading__9183_1268417483"/></text:h>
      <text:p text:style-name="P48">Перечисленные протокольные единицы предназначены для организации диалога в процессе оказания услуги для её тарификации. В начале диалога клиент запрашивает возможность оказания услуги, и после получения разрешения производит оказание услуги (например, доставку сообщения) с последующим уведомление о статусе. Если в оказании услуги отказано, то уведомление производить не нужно.</text:p>
      <text:p text:style-name="P48">В случае, если одна одна из сторон столкнулась с ошибкой при приеме <text:span text:style-name="T6">PDU</text:span>, препятствующей дальнейшему взаимодействию, то эта сторона должна закрыть текущее соединение. <text:s/>После чего клиентская сторона может открыть новое.</text:p>
      <text:p text:style-name="P48"/>
      <text:h text:style-name="Heading_20_4" text:outline-level="4"><text:bookmark text:name="__RefHeading__9185_1268417483"/><text:s/>Сценарий взаимодействия (оказание услуги разрешено)<text:bookmark-end text:name="__RefHeading__9185_1268417483"/></text:h>
      <text:p text:style-name="Text_20_body"><draw:frame draw:style-name="fr2" draw:name="Графический объект5" text:anchor-type="as-char" svg:width="7.846cm" svg:height="4.526cm" draw:z-index="69"><draw:image xlink:href="Pictures/20000057000143990000BADDE73A7374.wmf" xlink:type="simple" xlink:show="embed" xlink:actuate="onLoad"/></draw:frame></text:p>
      <text:h text:style-name="Heading_20_4" text:outline-level="4"><text:bookmark text:name="__RefHeading__9187_1268417483"/><text:soft-page-break/><text:s/>Сценарий взаимодействия (оказание услуги запрещено)<text:bookmark-end text:name="__RefHeading__9187_1268417483"/></text:h>
      <text:p text:style-name="Text_20_body"><draw:frame draw:style-name="fr2" draw:name="Графический объект6" text:anchor-type="as-char" svg:width="7.846cm" svg:height="3.268cm" draw:z-index="70"><draw:image xlink:href="Pictures/2000004700014399000086FBB01AF1FC.wmf" xlink:type="simple" xlink:show="embed" xlink:actuate="onLoad"/></draw:frame></text:p>
      <text:p text:style-name="Text_20_body"/>
      <text:h text:style-name="Heading_20_4" text:outline-level="4"><text:bookmark text:name="__RefHeading__9189_1268417483"/><text:s/>Сценарий взаимодействия (протарифицировать уже оказанную услугу)<text:bookmark-end text:name="__RefHeading__9189_1268417483"/></text:h>
      <text:p text:style-name="P23"><draw:g text:anchor-type="as-char" svg:y="0cm" draw:z-index="1" draw:style-name="gr1"><draw:rect draw:style-name="gr2" draw:text-style-name="P154" svg:width="7.815cm" svg:height="2.89cm" svg:x="0cm" svg:y="0cm"><text:p/></draw:rect><draw:custom-shape draw:style-name="gr3" draw:text-style-name="P155" svg:width="2.087cm" svg:height="0.622cm" svg:x="0cm" svg:y="0.078cm"><text:p/><draw:enhanced-geometry svg:viewBox="0 0 21600 21600" draw:type="rectangle" draw:enhanced-path="M 0 0 L 21600 0 21600 21600 0 21600 0 0 Z N"/></draw:custom-shape><draw:custom-shape draw:style-name="gr4" draw:text-style-name="P155" svg:width="2.087cm" svg:height="0.622cm" svg:x="0cm" svg:y="0.078cm"><text:p/><draw:enhanced-geometry svg:viewBox="0 0 21600 21600" draw:type="rectangle" draw:enhanced-path="M 0 0 L 21600 0 21600 21600 0 21600 0 0 Z N"/></draw:custom-shape><draw:frame draw:style-name="gr5" draw:text-style-name="P156" svg:width="1.611cm" svg:height="1.056cm" svg:x="0.22cm" svg:y="0.108cm"><draw:text-box><text:p text:style-name="P156"><text:span text:style-name="T50">USSDC</text:span></text:p></draw:text-box></draw:frame><draw:custom-shape draw:style-name="gr3" draw:text-style-name="P155" svg:width="1.893cm" svg:height="0.622cm" svg:x="5.879cm" svg:y="0.078cm"><text:p/><draw:enhanced-geometry svg:viewBox="0 0 21600 21600" draw:type="rectangle" draw:enhanced-path="M 0 0 L 21600 0 21600 21600 0 21600 0 0 Z N"/></draw:custom-shape><draw:custom-shape draw:style-name="gr4" draw:text-style-name="P155" svg:width="1.893cm" svg:height="0.622cm" svg:x="5.879cm" svg:y="0.078cm"><text:p/><draw:enhanced-geometry svg:viewBox="0 0 21600 21600" draw:type="rectangle" draw:enhanced-path="M 0 0 L 21600 0 21600 21600 0 21600 0 0 Z N"/></draw:custom-shape><draw:frame draw:style-name="gr6" draw:text-style-name="P156" svg:width="1.355cm" svg:height="1.056cm" svg:x="6.135cm" svg:y="0.108cm"><draw:text-box><text:p text:style-name="P156"><text:span text:style-name="T50">INMan</text:span></text:p></draw:text-box></draw:frame><draw:line draw:style-name="gr7" draw:text-style-name="P154" svg:x1="1.044cm" svg:y1="1.949cm" svg:x2="6.482cm" svg:y2="1.951cm"><text:p/></draw:line><draw:custom-shape draw:style-name="gr8" draw:text-style-name="P155" svg:width="0.375cm" svg:height="0.251cm" svg:x="6.452cm" svg:y="1.824cm"><text:p/><draw:enhanced-geometry svg:viewBox="0 0 212 142" draw:type="non-primitive" draw:enhanced-path="M 0 0 L 212 71 0 142 0 0 Z N"/></draw:custom-shape><draw:custom-shape draw:style-name="gr3" draw:text-style-name="P155" svg:width="3.941cm" svg:height="0.401cm" svg:x="1.951cm" svg:y="1.75cm"><text:p/><draw:enhanced-geometry svg:viewBox="0 0 21600 21600" draw:type="rectangle" draw:enhanced-path="M 0 0 L 21600 0 21600 21600 0 21600 0 0 Z N"/></draw:custom-shape><draw:frame draw:style-name="gr9" draw:text-style-name="P156" svg:width="3.081cm" svg:height="0.426cm" svg:x="2.503cm" svg:y="1.905cm"><draw:text-box><text:p text:style-name="P156"><text:span text:style-name="T51">DeliveredSmsData</text:span></text:p></draw:text-box></draw:frame><draw:line draw:style-name="gr7" draw:text-style-name="P154" svg:x1="1.044cm" svg:y1="0.699cm" svg:x2="1.046cm" svg:y2="2.89cm"><text:p/></draw:line><draw:line draw:style-name="gr7" draw:text-style-name="P154" svg:x1="6.826cm" svg:y1="0.699cm" svg:x2="6.828cm" svg:y2="2.89cm"><text:p/></draw:line></draw:g></text:p>
      <text:p text:style-name="Text_20_body"/>
      <text:h text:style-name="Heading_20_3" text:outline-level="3"><text:bookmark text:name="__RefHeading__9191_1268417483"/><text:s/>Асинхронность протокола<text:bookmark-end text:name="__RefHeading__9191_1268417483"/></text:h>
      <text:p text:style-name="Text_20_body">Протокол регламентирует последовательность операций только в рамках одного диалога. Клиент может инициировать несколько параллельных диалогов. Принадлежность протокольной единицы тому или иному диалогу отслеживается с помощью специального поля в служебном заголовке пакета, значение которого задается клиентом при старте диалога с <text:span text:style-name="T6"><text:user-defined style:data-style-name="N0" text:name="Name">INMan</text:user-defined></text:span>-ом.</text:p>
      <text:p text:style-name="Text_20_body"/>
      <text:h text:style-name="Heading_20_3" text:outline-level="3"><text:bookmark text:name="__RefHeading__9193_1268417483"/><text:s/>Описание формата <text:span text:style-name="T6">PDU</text:span> <text:bookmark-end text:name="__RefHeading__9193_1268417483"/></text:h>
      <text:p text:style-name="Text_20_body">Все пакеты протокола тарификации имеют единый служебный заголовок, с идентификатором формата 0<text:span text:style-name="T6">x</text:span>01 и содержащим <text:a xlink:type="simple" xlink:href="#_Асинхронность_протокола"><text:span text:style-name="Internet_20_link">идентификатор диалога с </text:span></text:a><text:a xlink:type="simple" xlink:href="#_Асинхронность_протокола"><text:span text:style-name="Internet_20_link"><text:span text:style-name="T6">INMan</text:span></text:span></text:a><text:a xlink:type="simple" xlink:href="#_Асинхронность_протокола"><text:span text:style-name="Internet_20_link">-ом</text:span></text:a>. Таким образом, все пакеты, в соответствии с <text:a xlink:type="simple" xlink:href="#_Общий_формат_протоколов"><text:span text:style-name="Internet_20_link">общим форматом пакетов</text:span></text:a>, <text:s/>имеют следующую структуру:</text:p>
      <text:p text:style-name="Text_20_body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 table:style-name="Таблица7.1">
          <table:table-cell table:style-name="Таблица7.A1" office:value-type="string">
            <text:p text:style-name="P30">Uint32</text:p>
          </table:table-cell>
          <table:table-cell table:style-name="Таблица7.A1" office:value-type="string">
            <text:p text:style-name="P30">Uint16</text:p>
          </table:table-cell>
          <table:table-cell table:style-name="Таблица7.A1" office:value-type="string">
            <text:p text:style-name="P30">Uint16</text:p>
          </table:table-cell>
          <table:table-cell table:style-name="Таблица7.A1" office:value-type="string">
            <text:p text:style-name="P30">Uint32</text:p>
          </table:table-cell>
          <table:table-cell table:style-name="Таблица7.E1" office:value-type="string">
            <text:p text:style-name="P30"/>
          </table:table-cell>
        </table:table-row>
        <table:table-row table:style-name="Таблица7.1">
          <table:table-cell table:style-name="Таблица7.A1" office:value-type="string">
            <text:p text:style-name="P30">Packet length</text:p>
          </table:table-cell>
          <table:table-cell table:style-name="Таблица7.A1" office:value-type="string">
            <text:p text:style-name="P30">PDU tag </text:p>
          </table:table-cell>
          <table:table-cell table:style-name="Таблица7.A1" office:value-type="string">
            <text:p text:style-name="P30">0x01</text:p>
          </table:table-cell>
          <table:table-cell table:style-name="Таблица7.A1" office:value-type="string">
            <text:p text:style-name="P29"><text:span text:style-name="T6">Dialog Id</text:span><text:span text:style-name="T6"> </text:span></text:p>
          </table:table-cell>
          <table:table-cell table:style-name="Таблица7.E1" office:value-type="string">
            <text:p text:style-name="P30">PDU content</text:p>
          </table:table-cell>
        </table:table-row>
      </table:table>
      <text:p text:style-name="Text_20_body"/>
      <text:p text:style-name="Text_20_body">где:</text:p>
      <text:list xml:id="list524647228" text:style-name="WW8Num41">
        <text:list-item>
          <text:p text:style-name="P119"><text:span text:style-name="T6">Packet</text:span> <text:span text:style-name="T6">length</text:span> – длина всего пакета в октетах</text:p>
        </text:list-item>
        <text:list-item>
          <text:p text:style-name="P119"><text:span text:style-name="T6">PDU</text:span> <text:span text:style-name="T6">tag</text:span> – тэг <text:span text:style-name="T6">PDU</text:span> протокола тарификации:</text:p>
          <text:list>
            <text:list-item>
              <text:p text:style-name="P103"><text:span text:style-name="T6">0x01</text:span> - <text:a xlink:type="simple" xlink:href="#_Структура_ChargeSms_PDU_1"><text:span text:style-name="Internet_20_link"><text:span text:style-name="T7">ChargeSms</text:span></text:span></text:a> </text:p>
            </text:list-item>
            <text:list-item>
              <text:p text:style-name="P103"><text:span text:style-name="T6">0x02</text:span> - <text:a xlink:type="simple" xlink:href="#_Структура_ChargeSmsResult_PDU"><text:span text:style-name="Internet_20_link"><text:span text:style-name="T7">ChargeSmsResult</text:span></text:span></text:a><text:span text:style-name="T6"> </text:span></text:p>
            </text:list-item>
            <text:list-item>
              <text:p text:style-name="P103"><text:span text:style-name="T6">0x03</text:span> - <text:a xlink:type="simple" xlink:href="#_Структура_DeliverySmsResult_PDU"><text:span text:style-name="Internet_20_link"><text:span text:style-name="T7">DeliverySmsResult</text:span></text:span></text:a></text:p>
            </text:list-item>
            <text:list-item>
              <text:p text:style-name="P103"><text:span text:style-name="T6">0x04 - </text:span><text:a xlink:type="simple" xlink:href="#_Структура_DeliveredSmsData_PDU"><text:span text:style-name="Internet_20_link"><text:span text:style-name="T7">DeliveredSmsData</text:span></text:span></text:a></text:p>
            </text:list-item>
          </text:list>
        </text:list-item>
        <text:list-item>
          <text:p text:style-name="P119"><text:span text:style-name="T6">Dialog</text:span> <text:span text:style-name="T6">Id</text:span> – уникальный идентификатор диалога <text:span text:style-name="T6">SMSC</text:span> <text:span text:style-name="T36"></text:span> <text:span text:style-name="T6"><text:user-defined style:data-style-name="N0" text:name="Name">INMan</text:user-defined></text:span>, назначаемый <text:span text:style-name="T6">SMSC</text:span> для обеспечения асинхронности его запросов.</text:p>
        </text:list-item>
      </text:list>
      <text:p text:style-name="Text_20_body">Содержимое всех <text:span text:style-name="T6">PDU</text:span> подробно описано в главе <text:a xlink:type="simple" xlink:href="#_Структура__PDU_протокола тарификаци"><text:span text:style-name="Internet_20_link">‘Структура <text:s/></text:span></text:a><text:a xlink:type="simple" xlink:href="#_Структура__PDU_протокола тарификаци"><text:span text:style-name="Internet_20_link"><text:span text:style-name="T6">PDU</text:span></text:span></text:a><text:a xlink:type="simple" xlink:href="#_Структура__PDU_протокола тарификаци"><text:span text:style-name="Internet_20_link"> протокола тарификации </text:span></text:a><text:a xlink:type="simple" xlink:href="#_Структура__PDU_протокола тарификаци"><text:span text:style-name="Internet_20_link"><text:span text:style-name="T6">SMS</text:span></text:span></text:a><text:a xlink:type="simple" xlink:href="#_Структура__PDU_протокола тарификаци"><text:span text:style-name="Internet_20_link">/</text:span></text:a><text:a xlink:type="simple" xlink:href="#_Структура__PDU_протокола тарификаци"><text:span text:style-name="Internet_20_link"><text:span text:style-name="T6">USSD</text:span></text:span></text:a><text:a xlink:type="simple" xlink:href="#_Структура__PDU_протокола тарификаци"><text:span text:style-name="Internet_20_link"> сообщений.’</text:span></text:a></text:p>
      <text:p text:style-name="Text_20_body"/>
      <text:h text:style-name="Heading_20_2" text:outline-level="2"><text:bookmark text:name="__RefHeading__9195_1268417483"/><text:s/>Структура <text:s/><text:span text:style-name="T6">PDU</text:span> протокола тарификации <text:span text:style-name="T6">SMS</text:span>/<text:span text:style-name="T6">USSD</text:span> сообщений.<text:bookmark-end text:name="__RefHeading__9195_1268417483"/></text:h>
      <text:p text:style-name="Text_20_body"/>
      <text:h text:style-name="Heading_20_3" text:outline-level="3"><text:bookmark text:name="__RefHeading__9197_1268417483"/><text:soft-page-break/><text:s/><text:bookmark-start text:name="_Структура_ChargeSms_PDU_1"/>Структура <text:bookmark-end text:name="_Структура_ChargeSms_PDU_1"/><text:span text:style-name="T6">ChargeSms</text:span> <text:span text:style-name="T6">PDU</text:span> (тэг 0<text:span text:style-name="T6">x</text:span>01)<text:bookmark-end text:name="__RefHeading__9197_1268417483"/></text:h>
      <text:p text:style-name="Text_20_body">Данное <text:span text:style-name="T6">PDU</text:span> содержит данные для инициации диалога с <text:span text:style-name="T6">IN</text:span> платформой и данные для генерации <text:span text:style-name="T6">CDR</text:span>.</text:p>
      <text:p text:style-name="Text_20_body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Таблица8.1">
          <table:table-cell table:style-name="Таблица8.A1" office:value-type="string">
            <text:p text:style-name="P29">Поле</text:p>
          </table:table-cell>
          <table:table-cell table:style-name="Таблица8.A1" office:value-type="string">
            <text:p text:style-name="P29">Тип</text:p>
          </table:table-cell>
          <table:table-cell table:style-name="Таблица8.A1" office:value-type="string">
            <text:p text:style-name="P29">Длина</text:p>
          </table:table-cell>
          <table:table-cell table:style-name="Таблица8.D1" office:value-type="string">
            <text:p text:style-name="P29">Описание</text:p>
          </table:table-cell>
        </table:table-row>
        <table:table-row table:style-name="Таблица8.1">
          <table:table-cell table:style-name="Таблица8.A2" table:number-columns-spanned="4" office:value-type="string">
            <text:p text:style-name="P28">Служебные поля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3" office:value-type="string">
            <text:p text:style-name="P30">chrgFlags</text:p>
          </table:table-cell>
          <table:table-cell table:style-name="Таблица8.A3" office:value-type="string">
            <text:p text:style-name="P30">UInt8</text:p>
          </table:table-cell>
          <table:table-cell table:style-name="Таблица8.A3" office:value-type="string">
            <text:p text:style-name="P30">1</text:p>
          </table:table-cell>
          <table:table-cell table:style-name="Таблица8.A2" office:value-type="string">
            <text:p text:style-name="P29">флаги <text:s/>определяющие <text:a xlink:type="simple" xlink:href="#2.2.1. Логика и режимы тарификации.|outline">режим и тип тарификации</text:a>:</text:p>
            <text:p text:style-name="P29">bit0 — тип тарификации: </text:p>
            <text:p text:style-name="P29"><text:s text:c="4"/>0 — <text:span text:style-name="T6">MO (тарифицировать отправителя)</text:span>, </text:p>
            <text:p text:style-name="P29"><text:s text:c="4"/>1 — <text:span text:style-name="T6">MT (тарифицировать получателя)</text:span></text:p>
            <text:p text:style-name="P30">bit1 – выбор <text:s/>режима тарификации</text:p>
            <text:p text:style-name="P30"><text:s text:c="4"/>0 – в соответствии с контрактом тарифицируемого абонента и типом сообщения <text:s/></text:p>
            <text:p text:style-name="P30"><text:s text:c="5"/>1 - принудительный режим тарификации CDR</text:p>
          </table:table-cell>
        </table:table-row>
        <table:table-row table:style-name="Таблица8.1">
          <table:table-cell table:style-name="Таблица8.A3" office:value-type="string">
            <text:p text:style-name="P29">smsXSrvsId</text:p>
          </table:table-cell>
          <table:table-cell table:style-name="Таблица8.A3" office:value-type="string">
            <text:p text:style-name="P30">UInt32</text:p>
          </table:table-cell>
          <table:table-cell table:style-name="Таблица8.A3" office:value-type="string">
            <text:p text:style-name="P30">4</text:p>
          </table:table-cell>
          <table:table-cell table:style-name="Таблица8.A2" office:value-type="string">
            <text:p text:style-name="P29">совместная маска использованных <text:a xlink:type="simple" xlink:href="#_Описание_файла_конфигурации"><text:span text:style-name="Internet_20_link"><text:span text:style-name="T6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6">Extra</text:span></text:span></text:a><text:a xlink:type="simple" xlink:href="#_Описание_файла_конфигурации"><text:span text:style-name="Internet_20_link"> услуг</text:span></text:a> и флагов спец. тарификаци:</text:p>
            <text:p text:style-name="P26">0x40000000 – безусловная тарификация через <text:span text:style-name="T6">IN</text:span>-платформу, независимо от параметра <text:s/>файла конфигурации <text:a xlink:type="simple" xlink:href="#_Параметры_секции_Billing."><text:span text:style-name="Internet_20_link"><text:span text:style-name="T6">Billing</text:span></text:span></text:a><text:a xlink:type="simple" xlink:href="#_Параметры_секции_Billing."><text:span text:style-name="Internet_20_link">.</text:span></text:a><text:a xlink:type="simple" xlink:href="#_Параметры_секции_Billing."><text:span text:style-name="Internet_20_link"><text:span text:style-name="T6">billMode</text:span></text:span></text:a></text:p>
          </table:table-cell>
        </table:table-row>
        <table:table-row table:style-name="Таблица8.1">
          <table:table-cell table:style-name="Таблица8.A2" table:number-columns-spanned="4" office:value-type="string">
            <text:p text:style-name="P28">Данные для диалога с <text:span text:style-name="T6">IN</text:span> платформой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3" office:value-type="string">
            <text:p text:style-name="P30">dstSubscriberNumber</text:p>
          </table:table-cell>
          <table:table-cell table:style-name="Таблица8.A3" office:value-type="string">
            <text:p text:style-name="P30">VarString</text:p>
          </table:table-cell>
          <table:table-cell table:style-name="Таблица8.A3" office:value-type="string">
            <text:p text:style-name="P29">1 – 21</text:p>
          </table:table-cell>
          <table:table-cell table:style-name="Таблица8.A2" office:value-type="string">
            <text:p text:style-name="P29">адрес получателя</text:p>
          </table:table-cell>
        </table:table-row>
        <table:table-row table:style-name="Таблица8.1">
          <table:table-cell table:style-name="Таблица8.A3" office:value-type="string">
            <text:p text:style-name="P30">callingPartyNumber</text:p>
          </table:table-cell>
          <table:table-cell table:style-name="Таблица8.A3" office:value-type="string">
            <text:p text:style-name="P30">VarString</text:p>
          </table:table-cell>
          <table:table-cell table:style-name="Таблица8.A3" office:value-type="string">
            <text:p text:style-name="P29">1 – 21</text:p>
          </table:table-cell>
          <table:table-cell table:style-name="Таблица8.A2" office:value-type="string">
            <text:p text:style-name="P29">адрес отправителя</text:p>
          </table:table-cell>
        </table:table-row>
        <table:table-row table:style-name="Таблица8.1">
          <table:table-cell table:style-name="Таблица8.A3" office:value-type="string">
            <text:p text:style-name="P29">callingImsi</text:p>
          </table:table-cell>
          <table:table-cell table:style-name="Таблица8.A3" office:value-type="string">
            <text:p text:style-name="P30">VarString</text:p>
          </table:table-cell>
          <table:table-cell table:style-name="Таблица8.A3" office:value-type="string">
            <text:p text:style-name="P29">1 –<text:span text:style-name="T6"> 21</text:span></text:p>
          </table:table-cell>
          <table:table-cell table:style-name="Таблица8.A2" office:value-type="string">
            <text:p text:style-name="P29"><text:span text:style-name="T6">IMSI</text:span> отправителя</text:p>
          </table:table-cell>
        </table:table-row>
        <table:table-row table:style-name="Таблица8.1">
          <table:table-cell table:style-name="Таблица8.A3" office:value-type="string">
            <text:p text:style-name="P29">smscAddress</text:p>
          </table:table-cell>
          <table:table-cell table:style-name="Таблица8.A3" office:value-type="string">
            <text:p text:style-name="P30">VarString</text:p>
          </table:table-cell>
          <table:table-cell table:style-name="Таблица8.A3" office:value-type="string">
            <text:p text:style-name="P29">1 –<text:span text:style-name="T6"> 21</text:span></text:p>
          </table:table-cell>
          <table:table-cell table:style-name="Таблица8.A2" office:value-type="string">
            <text:p text:style-name="P29"><text:span text:style-name="T6">SMSC</text:span> адрес получателя</text:p>
          </table:table-cell>
        </table:table-row>
        <table:table-row table:style-name="Таблица8.1">
          <table:table-cell table:style-name="Таблица8.A3" office:value-type="string">
            <text:p text:style-name="P29">submitTimeTZ</text:p>
          </table:table-cell>
          <table:table-cell table:style-name="Таблица8.A3" office:value-type="string">
            <text:p text:style-name="P30">TimeT</text:p>
          </table:table-cell>
          <table:table-cell table:style-name="Таблица8.A3" office:value-type="string">
            <text:p text:style-name="P30">4</text:p>
          </table:table-cell>
          <table:table-cell table:style-name="Таблица8.A2" office:value-type="string">
            <text:p text:style-name="P29">время посылки сообщения</text:p>
          </table:table-cell>
        </table:table-row>
        <table:table-row table:style-name="Таблица8.1">
          <table:table-cell table:style-name="Таблица8.A3" office:value-type="string">
            <text:p text:style-name="P29">tpShortMessageSpecificInfo</text:p>
          </table:table-cell>
          <table:table-cell table:style-name="Таблица8.A3" office:value-type="string">
            <text:p text:style-name="P30">UInt8</text:p>
          </table:table-cell>
          <table:table-cell table:style-name="Таблица8.A3" office:value-type="string">
            <text:p text:style-name="P30">1</text:p>
          </table:table-cell>
          <table:table-cell table:style-name="Таблица8.A2" office:value-type="string">
            <text:p text:style-name="P10"><text:span text:style-name="T35">первый</text:span><text:span text:style-name="T9"> </text:span><text:span text:style-name="T35">октет</text:span><text:span text:style-name="T9"> short message TPDU <text:s/>(3GPP TS 23.040)</text:span></text:p>
            <text:p text:style-name="P8"/>
          </table:table-cell>
        </table:table-row>
        <table:table-row table:style-name="Таблица8.1">
          <table:table-cell table:style-name="Таблица8.A3" office:value-type="string">
            <text:p text:style-name="P30">tpProtocolIdentifier</text:p>
          </table:table-cell>
          <table:table-cell table:style-name="Таблица8.A3" office:value-type="string">
            <text:p text:style-name="P30">UInt8</text:p>
          </table:table-cell>
          <table:table-cell table:style-name="Таблица8.A3" office:value-type="string">
            <text:p text:style-name="P30">1</text:p>
          </table:table-cell>
          <table:table-cell table:style-name="Таблица8.A2" office:value-type="string">
            <text:p text:style-name="P29">идентификатор протокола из <text:span text:style-name="T9">short</text:span><text:span text:style-name="T35"> </text:span><text:span text:style-name="T9">message</text:span><text:span text:style-name="T35"> </text:span><text:span text:style-name="T9">TPDU</text:span><text:span text:style-name="T35"> <text:s/></text:span></text:p>
          </table:table-cell>
        </table:table-row>
        <table:table-row table:style-name="Таблица8.1">
          <table:table-cell table:style-name="Таблица8.A3" office:value-type="string">
            <text:p text:style-name="P30">tpDataCodingScheme</text:p>
          </table:table-cell>
          <table:table-cell table:style-name="Таблица8.A3" office:value-type="string">
            <text:p text:style-name="P30">UInt8</text:p>
          </table:table-cell>
          <table:table-cell table:style-name="Таблица8.A3" office:value-type="string">
            <text:p text:style-name="P30">1</text:p>
          </table:table-cell>
          <table:table-cell table:style-name="Таблица8.A2" office:value-type="string">
            <text:p text:style-name="P29"><text:span text:style-name="T6">DCS </text:span>из<text:span text:style-name="T6"> </text:span><text:span text:style-name="T9">short message TPDU <text:s/></text:span></text:p>
          </table:table-cell>
        </table:table-row>
        <table:table-row table:style-name="Таблица8.1">
          <table:table-cell table:style-name="Таблица8.A3" office:value-type="string">
            <text:p text:style-name="P30">tpValidityPeriod</text:p>
          </table:table-cell>
          <table:table-cell table:style-name="Таблица8.A3" office:value-type="string">
            <text:p text:style-name="P30">TimeT</text:p>
          </table:table-cell>
          <table:table-cell table:style-name="Таблица8.A3" office:value-type="string">
            <text:p text:style-name="P30">4</text:p>
          </table:table-cell>
          <table:table-cell table:style-name="Таблица8.A2" office:value-type="string">
            <text:p text:style-name="P29">период жизни сообщения в секундах</text:p>
          </table:table-cell>
        </table:table-row>
        <table:table-row table:style-name="Таблица8.1">
          <table:table-cell table:style-name="Таблица8.A3" office:value-type="string">
            <text:p text:style-name="P30">locationInformationMSC</text:p>
          </table:table-cell>
          <table:table-cell table:style-name="Таблица8.A3" office:value-type="string">
            <text:p text:style-name="P30">VarString</text:p>
          </table:table-cell>
          <table:table-cell table:style-name="Таблица8.A3" office:value-type="string">
            <text:p text:style-name="P29"><text:span text:style-name="T6">1 – </text:span><text:span text:style-name="T6">21</text:span></text:p>
          </table:table-cell>
          <table:table-cell table:style-name="Таблица8.A2" office:value-type="string">
            <text:p text:style-name="P29">номер коммутатора, в зоне действия которого находился отправитель</text:p>
          </table:table-cell>
        </table:table-row>
        <table:table-row table:style-name="Таблица8.1">
          <table:table-cell table:style-name="Таблица8.A2" table:number-columns-spanned="4" office:value-type="string">
            <text:p text:style-name="P28">Данные для генерации <text:span text:style-name="T6">CDR</text:span>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3" office:value-type="string">
            <text:p text:style-name="P29">callingSMEid</text:p>
          </table:table-cell>
          <table:table-cell table:style-name="Таблица8.A3" office:value-type="string">
            <text:p text:style-name="P30">VarString</text:p>
          </table:table-cell>
          <table:table-cell table:style-name="Таблица8.A3" office:value-type="string">
            <text:p text:style-name="P29">1 - <text:span text:style-name="T6">…</text:span></text:p>
          </table:table-cell>
          <table:table-cell table:style-name="Таблица8.A2" office:value-type="string">
            <text:p text:style-name="P29">идентификатор службы, через которую сообщение принято</text:p>
          </table:table-cell>
        </table:table-row>
        <table:table-row table:style-name="Таблица8.1">
          <table:table-cell table:style-name="Таблица8.A3" office:value-type="string">
            <text:p text:style-name="P29">routeId</text:p>
          </table:table-cell>
          <table:table-cell table:style-name="Таблица8.A3" office:value-type="string">
            <text:p text:style-name="P30">VarString</text:p>
          </table:table-cell>
          <table:table-cell table:style-name="Таблица8.A3" office:value-type="string">
            <text:p text:style-name="P29">1 - <text:span text:style-name="T6">…</text:span></text:p>
          </table:table-cell>
          <table:table-cell table:style-name="Таблица8.A2" office:value-type="string">
            <text:p text:style-name="P29">идентификатор<text:span text:style-name="T6"> </text:span>маршрута</text:p>
          </table:table-cell>
        </table:table-row>
        <table:table-row table:style-name="Таблица8.1">
          <table:table-cell table:style-name="Таблица8.A3" office:value-type="string">
            <text:p text:style-name="P30">serviceId</text:p>
          </table:table-cell>
          <table:table-cell table:style-name="Таблица8.A3" office:value-type="string">
            <text:p text:style-name="P30">Int32</text:p>
          </table:table-cell>
          <table:table-cell table:style-name="Таблица8.A3" office:value-type="string">
            <text:p text:style-name="P30">4</text:p>
          </table:table-cell>
          <table:table-cell table:style-name="Таблица8.A2" office:value-type="string">
            <text:p text:style-name="P29">идентификатор услуги (из маршрута)</text:p>
          </table:table-cell>
        </table:table-row>
        <table:table-row table:style-name="Таблица8.1">
          <table:table-cell table:style-name="Таблица8.A3" office:value-type="string">
            <text:p text:style-name="P30">userMsgRef</text:p>
          </table:table-cell>
          <table:table-cell table:style-name="Таблица8.A3" office:value-type="string">
            <text:p text:style-name="P29"><text:span text:style-name="T6">Int</text:span><text:span text:style-name="T6">32</text:span></text:p>
          </table:table-cell>
          <table:table-cell table:style-name="Таблица8.A3" office:value-type="string">
            <text:p text:style-name="P30">4</text:p>
          </table:table-cell>
          <table:table-cell table:style-name="Таблица8.A2" office:value-type="string">
            <text:p text:style-name="P29">пользовательский идентификатор сообщения <text:span text:style-name="T6">(SMPP)</text:span></text:p>
          </table:table-cell>
        </table:table-row>
        <table:table-row table:style-name="Таблица8.1">
          <table:table-cell table:style-name="Таблица8.A3" office:value-type="string">
            <text:p text:style-name="P30">msgId</text:p>
          </table:table-cell>
          <table:table-cell table:style-name="Таблица8.A3" office:value-type="string">
            <text:p text:style-name="P30">UInt64</text:p>
          </table:table-cell>
          <table:table-cell table:style-name="Таблица8.A3" office:value-type="string">
            <text:p text:style-name="P30">8</text:p>
          </table:table-cell>
          <table:table-cell table:style-name="Таблица8.A2" office:value-type="string">
            <text:p text:style-name="P29">системный идентификатор сообщения</text:p>
          </table:table-cell>
        </table:table-row>
        <table:table-row table:style-name="Таблица8.1">
          <table:table-cell table:style-name="Таблица8.A3" office:value-type="string">
            <text:p text:style-name="P30">ussdServiceOp</text:p>
          </table:table-cell>
          <table:table-cell table:style-name="Таблица8.A3" office:value-type="string">
            <text:p text:style-name="P30">Int32</text:p>
          </table:table-cell>
          <table:table-cell table:style-name="Таблица8.A3" office:value-type="string">
            <text:p text:style-name="P30">4</text:p>
          </table:table-cell>
          <table:table-cell table:style-name="Таблица8.A2" office:value-type="string">
            <text:p text:style-name="P29">код<text:span text:style-name="T6"> USSD </text:span>операции</text:p>
          </table:table-cell>
        </table:table-row>
        <table:table-row table:style-name="Таблица8.1">
          <table:table-cell table:style-name="Таблица8.A3" office:value-type="string">
            <text:p text:style-name="P30">partsNum</text:p>
          </table:table-cell>
          <table:table-cell table:style-name="Таблица8.A3" office:value-type="string">
            <text:p text:style-name="P30">UInt8</text:p>
          </table:table-cell>
          <table:table-cell table:style-name="Таблица8.A3" office:value-type="string">
            <text:p text:style-name="P30">1</text:p>
          </table:table-cell>
          <table:table-cell table:style-name="Таблица8.A2" office:value-type="string">
            <text:p text:style-name="P29">число частей для <text:span text:style-name="T6">multipart</text:span> сообщения</text:p>
          </table:table-cell>
        </table:table-row>
        <table:table-row table:style-name="Таблица8.1">
          <table:table-cell table:style-name="Таблица8.A3" office:value-type="string">
            <text:p text:style-name="P29">msgLen</text:p>
          </table:table-cell>
          <table:table-cell table:style-name="Таблица8.A3" office:value-type="string">
            <text:p text:style-name="P30">UInt16</text:p>
          </table:table-cell>
          <table:table-cell table:style-name="Таблица8.A3" office:value-type="string">
            <text:p text:style-name="P30">2</text:p>
          </table:table-cell>
          <table:table-cell table:style-name="Таблица8.A2" office:value-type="string">
            <text:p text:style-name="P29">общая длина сообщения (все части)</text:p>
          </table:table-cell>
        </table:table-row>
        <table:table-row table:style-name="Таблица8.1">
          <table:table-cell table:style-name="Таблица8.A3" office:value-type="string">
            <text:p text:style-name="P29">ch<text:span text:style-name="T6">a</text:span>rg<text:span text:style-name="T6">ePolicy</text:span></text:p>
          </table:table-cell>
          <table:table-cell table:style-name="Таблица8.A3" office:value-type="string">
            <text:p text:style-name="P30">UInt8</text:p>
          </table:table-cell>
          <table:table-cell table:style-name="Таблица8.A3" office:value-type="string">
            <text:p text:style-name="P30">1</text:p>
          </table:table-cell>
          <table:table-cell table:style-name="Таблица8.A2" office:value-type="string">
            <text:p text:style-name="P29">тип <text:span text:style-name="T25">политики тарификации </text:span><text:s/>(см. <text:a xlink:type="simple" xlink:href="#_Логика_тарификации"><text:span text:style-name="Internet_20_link">Логика и режимы тарификации.</text:span></text:a>):</text:p>
            <text:p text:style-name="P26"><text:soft-page-break/>0 - <text:span text:style-name="T6">ON</text:span>_<text:span text:style-name="T6">SUBMIT</text:span> ,</text:p>
            <text:p text:style-name="P26">1 - <text:s/><text:span text:style-name="T6">ON</text:span>_<text:span text:style-name="T6">DELIVERY</text:span>,</text:p>
            <text:p text:style-name="P26">2 - <text:span text:style-name="T6">ON</text:span>_<text:span text:style-name="T6">DATA</text:span>_<text:span text:style-name="T6">COLLECTED</text:span></text:p>
            <text:p text:style-name="P29">3 - ON_SUBMIT_COLLECTED </text:p>
          </table:table-cell>
        </table:table-row>
        <table:table-row table:style-name="Таблица8.1">
          <table:table-cell table:style-name="Таблица8.A26" office:value-type="string">
            <text:p text:style-name="P29">dsmSrvType</text:p>
          </table:table-cell>
          <table:table-cell table:style-name="Таблица8.A26" office:value-type="string">
            <text:p text:style-name="P30">VarString</text:p>
          </table:table-cell>
          <table:table-cell table:style-name="Таблица8.A26" office:value-type="string">
            <text:p text:style-name="P30">1 - …</text:p>
          </table:table-cell>
          <table:table-cell table:style-name="Таблица8.D26" office:value-type="string">
            <text:p text:style-name="P29">тип SMS сервиса, ассоциированного с сообщением (SMPP) </text:p>
          </table:table-cell>
        </table:table-row>
      </table:table>
      <text:p text:style-name="Text_20_body"/>
      <text:p text:style-name="Text_20_body"/>
      <text:h text:style-name="Heading_20_3" text:outline-level="3"><text:bookmark text:name="__RefHeading__9199_1268417483"/><text:s/><text:bookmark-start text:name="_Структура_ChargeSmsResult_PDU"/>Структура<text:bookmark-end text:name="_Структура_ChargeSmsResult_PDU"/><text:span text:style-name="T6"> ChargeSmsResult PDU (</text:span>тэг<text:span text:style-name="T6"> 0x02)</text:span><text:bookmark-end text:name="__RefHeading__9199_1268417483"/></text:h>
      <text:p text:style-name="Text_20_body">Данное <text:span text:style-name="T6">PDU</text:span> содержит ответ <text:span text:style-name="T6"><text:user-defined style:data-style-name="N0" text:name="Name">INMan</text:user-defined></text:span>-<text:span text:style-name="T6">a</text:span> на запрос услуги.</text:p>
      <text:p text:style-name="Text_20_body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 table:style-name="Таблица9.1">
          <table:table-cell table:style-name="Таблица9.A1" office:value-type="string">
            <text:p text:style-name="P29">Поле</text:p>
          </table:table-cell>
          <table:table-cell table:style-name="Таблица9.A1" office:value-type="string">
            <text:p text:style-name="P29">Тип</text:p>
          </table:table-cell>
          <table:table-cell table:style-name="Таблица9.A1" office:value-type="string">
            <text:p text:style-name="P29">Длина</text:p>
          </table:table-cell>
          <table:table-cell table:style-name="Таблица9.D1" office:value-type="string">
            <text:p text:style-name="P29">Описание</text:p>
          </table:table-cell>
        </table:table-row>
        <table:table-row table:style-name="Таблица9.1">
          <table:table-cell table:style-name="Таблица9.A2" office:value-type="string">
            <text:p text:style-name="P30">value</text:p>
          </table:table-cell>
          <table:table-cell table:style-name="Таблица9.A2" office:value-type="string">
            <text:p text:style-name="P30">UInt16</text:p>
          </table:table-cell>
          <table:table-cell table:style-name="Таблица9.A2" office:value-type="string">
            <text:p text:style-name="P30">2</text:p>
          </table:table-cell>
          <table:table-cell table:style-name="Таблица9.D2" office:value-type="string">
            <text:p text:style-name="P29">0<text:span text:style-name="T6">x</text:span>00 – услуга доступна, иначе - недоступна</text:p>
          </table:table-cell>
        </table:table-row>
        <table:table-row table:style-name="Таблица9.1">
          <table:table-cell table:style-name="Таблица9.A2" office:value-type="string">
            <text:p text:style-name="P30">errorcode</text:p>
          </table:table-cell>
          <table:table-cell table:style-name="Таблица9.A2" office:value-type="string">
            <text:p text:style-name="P30">Uint32</text:p>
          </table:table-cell>
          <table:table-cell table:style-name="Таблица9.A2" office:value-type="string">
            <text:p text:style-name="P30">4</text:p>
          </table:table-cell>
          <table:table-cell table:style-name="Таблица9.D2" office:value-type="string">
            <text:p text:style-name="P29">Универсальный код ошибки <text:span text:style-name="T6"><text:user-defined style:data-style-name="N0" text:name="Name">INMan</text:user-defined></text:span>-<text:span text:style-name="T6">a</text:span></text:p>
            <text:p text:style-name="P26"><text:span text:style-name="T6">NOTE</text:span>: <text:s/>ненулевой код возможен и при разрешении услуги, это означает, что несмотря на ошибку взаимодействия с <text:span text:style-name="T6">IN</text:span>, <text:s/>конфигурация <text:span text:style-name="T6"><text:user-defined style:data-style-name="N0" text:name="Name">INMan</text:user-defined></text:span>-а позволяет протарифицировать услугу через <text:span text:style-name="T6">CDR</text:span>.</text:p>
          </table:table-cell>
        </table:table-row>
        <table:table-row table:style-name="Таблица9.1">
          <table:table-cell table:style-name="Таблица9.A2" office:value-type="string">
            <text:p text:style-name="P30">errMsg</text:p>
          </table:table-cell>
          <table:table-cell table:style-name="Таблица9.A2" office:value-type="string">
            <text:p text:style-name="P30">VarString</text:p>
          </table:table-cell>
          <table:table-cell table:style-name="Таблица9.A2" office:value-type="string">
            <text:p text:style-name="P29">1 .. <text:span text:style-name="T6">N</text:span></text:p>
          </table:table-cell>
          <table:table-cell table:style-name="Таблица9.D2" office:value-type="string">
            <text:p text:style-name="P29">расшифровка кода ошибки</text:p>
          </table:table-cell>
        </table:table-row>
        <table:table-row table:style-name="Таблица9.1">
          <table:table-cell table:style-name="Таблица9.A5" office:value-type="string">
            <text:p text:style-name="P43">cntrType</text:p>
          </table:table-cell>
          <table:table-cell table:style-name="Таблица9.A5" office:value-type="string">
            <text:p text:style-name="P43">Uint8</text:p>
          </table:table-cell>
          <table:table-cell table:style-name="Таблица9.C5" office:value-type="float" office:value="1">
            <text:p text:style-name="P29">1</text:p>
          </table:table-cell>
          <table:table-cell table:style-name="Таблица9.D5" office:value-type="string">
            <text:p text:style-name="P29">тип контракта:</text:p>
            <text:p text:style-name="P26">0<text:span text:style-name="T6">x</text:span>00 – <text:span text:style-name="T6">unknown</text:span> или контракт не удалось определить из-за ошибки (см. код в <text:span text:style-name="T6">errorcode</text:span>)</text:p>
            <text:p text:style-name="P26"><text:span text:style-name="T6">0</text:span><text:span text:style-name="T6">x01 – postpaid,</text:span></text:p>
            <text:p text:style-name="P44">0<text:span text:style-name="T6">x</text:span>02 – <text:span text:style-name="T6">prepaid</text:span>(обслуживается <text:span text:style-name="T6">IN</text:span>-платформой)</text:p>
          </table:table-cell>
        </table:table-row>
      </table:table>
      <text:p text:style-name="Text_20_body"/>
      <text:p text:style-name="Text_20_body"/>
      <text:h text:style-name="Heading_20_3" text:outline-level="3"><text:bookmark text:name="__RefHeading__9201_1268417483"/><text:s/><text:bookmark-start text:name="_Структура_DeliverySmsResult_PDU"/>Структура<text:bookmark-end text:name="_Структура_DeliverySmsResult_PDU"/><text:span text:style-name="T6"> DeliverySmsResult PDU (</text:span>тэг<text:span text:style-name="T6"> 0x03)</text:span><text:bookmark-end text:name="__RefHeading__9201_1268417483"/></text:h>
      <text:p text:style-name="Text_20_body">Данное <text:span text:style-name="T6">PDU</text:span> содержит данные для завершения диалога с <text:span text:style-name="T6">IN</text:span> платформой и данные для генерации <text:span text:style-name="T6">CDR</text:span>.</text:p>
      <text:p text:style-name="Text_20_body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 table:style-name="Таблица10.1">
          <table:table-cell table:style-name="Таблица10.A1" office:value-type="string">
            <text:p text:style-name="P29">Поле</text:p>
          </table:table-cell>
          <table:table-cell table:style-name="Таблица10.A1" office:value-type="string">
            <text:p text:style-name="P29">Тип</text:p>
          </table:table-cell>
          <table:table-cell table:style-name="Таблица10.A1" office:value-type="string">
            <text:p text:style-name="P29">Длина</text:p>
          </table:table-cell>
          <table:table-cell table:style-name="Таблица10.D1" office:value-type="string">
            <text:p text:style-name="P29">Описание</text:p>
          </table:table-cell>
        </table:table-row>
        <table:table-row table:style-name="Таблица10.1">
          <table:table-cell table:style-name="Таблица10.A2" table:number-columns-spanned="4" office:value-type="string">
            <text:p text:style-name="P28">Данные для диалога с <text:span text:style-name="T6">IN</text:span> платформой</text:p>
          </table:table-cell>
          <table:covered-table-cell/>
          <table:covered-table-cell/>
          <table:covered-table-cell/>
        </table:table-row>
        <table:table-row table:style-name="Таблица10.1">
          <table:table-cell table:style-name="Таблица10.A3" office:value-type="string">
            <text:p text:style-name="P29">value</text:p>
          </table:table-cell>
          <table:table-cell table:style-name="Таблица10.A3" office:value-type="string">
            <text:p text:style-name="P30">UInt32</text:p>
          </table:table-cell>
          <table:table-cell table:style-name="Таблица10.A3" office:value-type="string">
            <text:p text:style-name="P30">2</text:p>
          </table:table-cell>
          <table:table-cell table:style-name="Таблица10.A2" office:value-type="string">
            <text:p text:style-name="P29">0<text:span text:style-name="T6">x</text:span>00 – доставка успешна, иначе код ошибки</text:p>
          </table:table-cell>
        </table:table-row>
        <table:table-row table:style-name="Таблица10.1">
          <table:table-cell table:style-name="Таблица10.A2" table:number-columns-spanned="4" office:value-type="string">
            <text:p text:style-name="P28">Данные для генерации <text:span text:style-name="T6">CDR</text:span></text:p>
          </table:table-cell>
          <table:covered-table-cell/>
          <table:covered-table-cell/>
          <table:covered-table-cell/>
        </table:table-row>
        <table:table-row table:style-name="Таблица10.1">
          <table:table-cell table:style-name="Таблица10.A3" office:value-type="string">
            <text:p text:style-name="P30">final</text:p>
          </table:table-cell>
          <table:table-cell table:style-name="Таблица10.A3" office:value-type="string">
            <text:p text:style-name="P30">Bool</text:p>
          </table:table-cell>
          <table:table-cell table:style-name="Таблица10.A3" office:value-type="string">
            <text:p text:style-name="P30">1</text:p>
          </table:table-cell>
          <table:table-cell table:style-name="Таблица10.A2" office:value-type="string">
            <text:p text:style-name="P29"><text:span text:style-name="T6">true – </text:span>последняя попытка доставки</text:p>
          </table:table-cell>
        </table:table-row>
        <table:table-row table:style-name="Таблица10.1">
          <table:table-cell table:style-name="Таблица10.A3" office:value-type="string">
            <text:p text:style-name="P29">destImsi</text:p>
          </table:table-cell>
          <table:table-cell table:style-name="Таблица10.A3" office:value-type="string">
            <text:p text:style-name="P30">VarString</text:p>
          </table:table-cell>
          <table:table-cell table:style-name="Таблица10.A3" office:value-type="string">
            <text:p text:style-name="P29">1 –<text:span text:style-name="T6"> 21</text:span></text:p>
          </table:table-cell>
          <table:table-cell table:style-name="Таблица10.A2" office:value-type="string">
            <text:p text:style-name="P29"><text:span text:style-name="T6">IMSI</text:span> получателя если была доставка, иначе пустая строка</text:p>
          </table:table-cell>
        </table:table-row>
        <table:table-row table:style-name="Таблица10.1">
          <table:table-cell table:style-name="Таблица10.A3" office:value-type="string">
            <text:p text:style-name="P29">destMSC</text:p>
          </table:table-cell>
          <table:table-cell table:style-name="Таблица10.A3" office:value-type="string">
            <text:p text:style-name="P30">VarString</text:p>
          </table:table-cell>
          <table:table-cell table:style-name="Таблица10.A3" office:value-type="string">
            <text:p text:style-name="P29">1 –<text:span text:style-name="T6"> 21</text:span></text:p>
          </table:table-cell>
          <table:table-cell table:style-name="Таблица10.A2" office:value-type="string">
            <text:p text:style-name="P29">номер коммутатора, в зоне действия которого находился получатель, если была доставка, иначе пустая строка</text:p>
          </table:table-cell>
        </table:table-row>
        <table:table-row table:style-name="Таблица10.1">
          <table:table-cell table:style-name="Таблица10.A3" office:value-type="string">
            <text:p text:style-name="P29">destSMEid</text:p>
          </table:table-cell>
          <table:table-cell table:style-name="Таблица10.A3" office:value-type="string">
            <text:p text:style-name="P30">VarString</text:p>
          </table:table-cell>
          <table:table-cell table:style-name="Таблица10.A3" office:value-type="string">
            <text:p text:style-name="P29">1 - <text:span text:style-name="T6">…</text:span></text:p>
          </table:table-cell>
          <table:table-cell table:style-name="Таблица10.A2" office:value-type="string">
            <text:p text:style-name="P29">идентификатор службы, через которую сообщение доставлено получателю, если была доставка, иначе пустая строка</text:p>
          </table:table-cell>
        </table:table-row>
        <table:table-row table:style-name="Таблица10.1">
          <table:table-cell table:style-name="Таблица10.A3" office:value-type="string">
            <text:p text:style-name="P29">divertedAdr</text:p>
          </table:table-cell>
          <table:table-cell table:style-name="Таблица10.A3" office:value-type="string">
            <text:p text:style-name="P30">VarString</text:p>
          </table:table-cell>
          <table:table-cell table:style-name="Таблица10.A3" office:value-type="string">
            <text:p text:style-name="P29">1 -<text:span text:style-name="T6"> 21</text:span></text:p>
          </table:table-cell>
          <table:table-cell table:style-name="Таблица10.A2" office:value-type="string">
            <text:p text:style-name="P29">Изначальный адрес получателя, если доставка была произведена на другой адрес, иначе пустая строка</text:p>
          </table:table-cell>
        </table:table-row>
        <table:table-row table:style-name="Таблица10.1">
          <table:table-cell table:style-name="Таблица10.A3" office:value-type="string">
            <text:p text:style-name="P29">finalTimeTZ</text:p>
          </table:table-cell>
          <table:table-cell table:style-name="Таблица10.A3" office:value-type="string">
            <text:p text:style-name="P30">TimeT</text:p>
          </table:table-cell>
          <table:table-cell table:style-name="Таблица10.A3" office:value-type="string">
            <text:p text:style-name="P30">4</text:p>
          </table:table-cell>
          <table:table-cell table:style-name="Таблица10.A2" office:value-type="string">
            <text:p text:style-name="P29">Время последней <text:s/>доставки или попытки доставки</text:p>
          </table:table-cell>
        </table:table-row>
      </table:table>
      <text:p text:style-name="Text_20_body"><text:soft-page-break/></text:p>
      <text:p text:style-name="P26"/>
      <text:h text:style-name="Heading_20_3" text:outline-level="3"><text:bookmark text:name="__RefHeading__9203_1268417483"/><text:s/><text:bookmark-start text:name="_Структура_DeliveredSmsData_PDU"/>Структура<text:bookmark-end text:name="_Структура_DeliveredSmsData_PDU"/><text:span text:style-name="T6"> DeliveredSmsData PDU (</text:span>тэг<text:span text:style-name="T6"> 0x04)</text:span><text:bookmark-end text:name="__RefHeading__9203_1268417483"/></text:h>
      <text:p text:style-name="Text_20_body">Данное <text:span text:style-name="T6">PDU</text:span> содержит все данные об уже доставленном сообщении, достаточные для инициации диалога с <text:span text:style-name="T6">IN</text:span> платформой и <text:s/>генерации <text:span text:style-name="T6">CDR</text:span>. На данный момент это <text:span text:style-name="T6">PDU</text:span> используется только для проведения тарификации типа <text:span text:style-name="T6">ON</text:span>_<text:span text:style-name="T6">DATA</text:span>_<text:span text:style-name="T6">COLLECTED</text:span> (см. <text:a xlink:type="simple" xlink:href="#_Логика_тарификации"><text:span text:style-name="Internet_20_link">Логика и режимы тарификации.</text:span></text:a>) </text:p>
      <text:p text:style-name="Text_20_body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 table:style-name="Таблица11.1">
          <table:table-cell table:style-name="Таблица11.A1" office:value-type="string">
            <text:p text:style-name="P29">Поле</text:p>
          </table:table-cell>
          <table:table-cell table:style-name="Таблица11.A1" office:value-type="string">
            <text:p text:style-name="P29">Тип</text:p>
          </table:table-cell>
          <table:table-cell table:style-name="Таблица11.A1" office:value-type="string">
            <text:p text:style-name="P29">Длина</text:p>
          </table:table-cell>
          <table:table-cell table:style-name="Таблица11.D1" office:value-type="string">
            <text:p text:style-name="P29">Описание</text:p>
          </table:table-cell>
        </table:table-row>
        <table:table-row table:style-name="Таблица11.1">
          <table:table-cell table:style-name="Таблица11.A2" table:number-columns-spanned="4" office:value-type="string">
            <text:p text:style-name="P28">Служебные поля</text:p>
          </table:table-cell>
          <table:covered-table-cell/>
          <table:covered-table-cell/>
          <table:covered-table-cell/>
        </table:table-row>
        <table:table-row table:style-name="Таблица11.1">
          <table:table-cell table:style-name="Таблица11.A3" office:value-type="string">
            <text:p text:style-name="P30">chrgFlags</text:p>
          </table:table-cell>
          <table:table-cell table:style-name="Таблица11.A3" office:value-type="string">
            <text:p text:style-name="P30">UInt8</text:p>
          </table:table-cell>
          <table:table-cell table:style-name="Таблица11.A3" office:value-type="string">
            <text:p text:style-name="P30">1</text:p>
          </table:table-cell>
          <table:table-cell table:style-name="Таблица11.A2" office:value-type="string">
            <text:p text:style-name="P29">флаги <text:s/>определяющие <text:a xlink:type="simple" xlink:href="#2.2.1. Логика и режимы тарификации.|outline">режим и тип тарификации</text:a>:</text:p>
            <text:p text:style-name="P29">bit0 — тип тарификации: </text:p>
            <text:p text:style-name="P29"><text:s text:c="4"/>0 — <text:span text:style-name="T6">MO (тарифицировать отправителя)</text:span>, </text:p>
            <text:p text:style-name="P29"><text:s text:c="4"/>1 — <text:span text:style-name="T6">MT (тарифицировать получателя)</text:span></text:p>
            <text:p text:style-name="P30">bit1 – выбор <text:s/>режима тарификации</text:p>
            <text:p text:style-name="P30"><text:s text:c="4"/>0 – в соответствии с контрактом тарифицируемого абонента и типом сообщения <text:s/></text:p>
            <text:p text:style-name="P30"><text:s text:c="5"/>1 - принудительный режим тарификации CDR</text:p>
          </table:table-cell>
        </table:table-row>
        <table:table-row table:style-name="Таблица11.1">
          <table:table-cell table:style-name="Таблица11.A3" office:value-type="string">
            <text:p text:style-name="P29">smsXSrvsId</text:p>
          </table:table-cell>
          <table:table-cell table:style-name="Таблица11.A3" office:value-type="string">
            <text:p text:style-name="P30">UInt32</text:p>
          </table:table-cell>
          <table:table-cell table:style-name="Таблица11.A3" office:value-type="string">
            <text:p text:style-name="P30">4</text:p>
          </table:table-cell>
          <table:table-cell table:style-name="Таблица11.A2" office:value-type="string">
            <text:p text:style-name="P29">совместная маска использованных <text:a xlink:type="simple" xlink:href="#_Описание_файла_конфигурации"><text:span text:style-name="Internet_20_link"><text:span text:style-name="T6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6">Extra</text:span></text:span></text:a><text:a xlink:type="simple" xlink:href="#_Описание_файла_конфигурации"><text:span text:style-name="Internet_20_link"> услуг</text:span></text:a> и флагов спец. тарификаци:</text:p>
            <text:p text:style-name="P26">0x40000000 – безусловная тарификация через <text:span text:style-name="T6">IN</text:span>-платформу, независимо от параметра <text:s/>файла конфигурации <text:a xlink:type="simple" xlink:href="#_Параметры_секции_Billing."><text:span text:style-name="Internet_20_link"><text:span text:style-name="T6">Billing</text:span></text:span></text:a><text:a xlink:type="simple" xlink:href="#_Параметры_секции_Billing."><text:span text:style-name="Internet_20_link">.</text:span></text:a><text:a xlink:type="simple" xlink:href="#_Параметры_секции_Billing."><text:span text:style-name="Internet_20_link"><text:span text:style-name="T6">billMode</text:span></text:span></text:a></text:p>
          </table:table-cell>
        </table:table-row>
        <table:table-row table:style-name="Таблица11.1">
          <table:table-cell table:style-name="Таблица11.A2" table:number-columns-spanned="4" office:value-type="string">
            <text:p text:style-name="P28">Данные для диалога с <text:span text:style-name="T6">IN</text:span> платформой</text:p>
          </table:table-cell>
          <table:covered-table-cell/>
          <table:covered-table-cell/>
          <table:covered-table-cell/>
        </table:table-row>
        <table:table-row table:style-name="Таблица11.1">
          <table:table-cell table:style-name="Таблица11.A3" office:value-type="string">
            <text:p text:style-name="P29"><text:span text:style-name="T6">dstSubscriber</text:span><text:span text:style-name="T6">Number</text:span></text:p>
          </table:table-cell>
          <table:table-cell table:style-name="Таблица11.A3" office:value-type="string">
            <text:p text:style-name="P30">VarString</text:p>
          </table:table-cell>
          <table:table-cell table:style-name="Таблица11.A3" office:value-type="string">
            <text:p text:style-name="P29">1 – 21</text:p>
          </table:table-cell>
          <table:table-cell table:style-name="Таблица11.A2" office:value-type="string">
            <text:p text:style-name="P29">адрес получателя</text:p>
          </table:table-cell>
        </table:table-row>
        <table:table-row table:style-name="Таблица11.1">
          <table:table-cell table:style-name="Таблица11.A3" office:value-type="string">
            <text:p text:style-name="P30">callingPartyNumber</text:p>
          </table:table-cell>
          <table:table-cell table:style-name="Таблица11.A3" office:value-type="string">
            <text:p text:style-name="P30">VarString</text:p>
          </table:table-cell>
          <table:table-cell table:style-name="Таблица11.A3" office:value-type="string">
            <text:p text:style-name="P29">1 – 21</text:p>
          </table:table-cell>
          <table:table-cell table:style-name="Таблица11.A2" office:value-type="string">
            <text:p text:style-name="P29">адрес отправителя</text:p>
          </table:table-cell>
        </table:table-row>
        <table:table-row table:style-name="Таблица11.1">
          <table:table-cell table:style-name="Таблица11.A3" office:value-type="string">
            <text:p text:style-name="P29">callingImsi</text:p>
          </table:table-cell>
          <table:table-cell table:style-name="Таблица11.A3" office:value-type="string">
            <text:p text:style-name="P30">VarString</text:p>
          </table:table-cell>
          <table:table-cell table:style-name="Таблица11.A3" office:value-type="string">
            <text:p text:style-name="P29">1 –<text:span text:style-name="T6"> 21</text:span></text:p>
          </table:table-cell>
          <table:table-cell table:style-name="Таблица11.A2" office:value-type="string">
            <text:p text:style-name="P29"><text:span text:style-name="T6">IMSI</text:span> отправителя</text:p>
          </table:table-cell>
        </table:table-row>
        <table:table-row table:style-name="Таблица11.1">
          <table:table-cell table:style-name="Таблица11.A3" office:value-type="string">
            <text:p text:style-name="P29">smscAddress</text:p>
          </table:table-cell>
          <table:table-cell table:style-name="Таблица11.A3" office:value-type="string">
            <text:p text:style-name="P30">VarString</text:p>
          </table:table-cell>
          <table:table-cell table:style-name="Таблица11.A3" office:value-type="string">
            <text:p text:style-name="P29">1 –<text:span text:style-name="T6"> 21</text:span></text:p>
          </table:table-cell>
          <table:table-cell table:style-name="Таблица11.A2" office:value-type="string">
            <text:p text:style-name="P29"><text:span text:style-name="T6">SMSC</text:span> адрес получателя</text:p>
          </table:table-cell>
        </table:table-row>
        <table:table-row table:style-name="Таблица11.1">
          <table:table-cell table:style-name="Таблица11.A3" office:value-type="string">
            <text:p text:style-name="P29">submitTimeTZ</text:p>
          </table:table-cell>
          <table:table-cell table:style-name="Таблица11.A3" office:value-type="string">
            <text:p text:style-name="P30">TimeT</text:p>
          </table:table-cell>
          <table:table-cell table:style-name="Таблица11.A3" office:value-type="string">
            <text:p text:style-name="P30">4</text:p>
          </table:table-cell>
          <table:table-cell table:style-name="Таблица11.A2" office:value-type="string">
            <text:p text:style-name="P29">время посылки сообщения</text:p>
          </table:table-cell>
        </table:table-row>
        <table:table-row table:style-name="Таблица11.1">
          <table:table-cell table:style-name="Таблица11.A3" office:value-type="string">
            <text:p text:style-name="P29">tpShortMessageSpecificInfo</text:p>
          </table:table-cell>
          <table:table-cell table:style-name="Таблица11.A3" office:value-type="string">
            <text:p text:style-name="P30">UInt8</text:p>
          </table:table-cell>
          <table:table-cell table:style-name="Таблица11.A3" office:value-type="string">
            <text:p text:style-name="P30">1</text:p>
          </table:table-cell>
          <table:table-cell table:style-name="Таблица11.A2" office:value-type="string">
            <text:p text:style-name="P10"><text:span text:style-name="T35">первый</text:span><text:span text:style-name="T9"> </text:span><text:span text:style-name="T35">октет</text:span><text:span text:style-name="T9"> short message TPDU <text:s/>(3GPP TS 23.040)</text:span></text:p>
            <text:p text:style-name="P8"/>
          </table:table-cell>
        </table:table-row>
        <table:table-row table:style-name="Таблица11.1">
          <table:table-cell table:style-name="Таблица11.A3" office:value-type="string">
            <text:p text:style-name="P30">tpProtocolIdentifier</text:p>
          </table:table-cell>
          <table:table-cell table:style-name="Таблица11.A3" office:value-type="string">
            <text:p text:style-name="P30">UInt8</text:p>
          </table:table-cell>
          <table:table-cell table:style-name="Таблица11.A3" office:value-type="string">
            <text:p text:style-name="P30">1</text:p>
          </table:table-cell>
          <table:table-cell table:style-name="Таблица11.A2" office:value-type="string">
            <text:p text:style-name="P29">идентификатор протокола из <text:span text:style-name="T9">short</text:span><text:span text:style-name="T35"> </text:span><text:span text:style-name="T9">message</text:span><text:span text:style-name="T35"> </text:span><text:span text:style-name="T9">TPDU</text:span><text:span text:style-name="T35"> <text:s/></text:span></text:p>
          </table:table-cell>
        </table:table-row>
        <table:table-row table:style-name="Таблица11.1">
          <table:table-cell table:style-name="Таблица11.A3" office:value-type="string">
            <text:p text:style-name="P30">tpDataCodingScheme</text:p>
          </table:table-cell>
          <table:table-cell table:style-name="Таблица11.A3" office:value-type="string">
            <text:p text:style-name="P30">UInt8</text:p>
          </table:table-cell>
          <table:table-cell table:style-name="Таблица11.A3" office:value-type="string">
            <text:p text:style-name="P30">1</text:p>
          </table:table-cell>
          <table:table-cell table:style-name="Таблица11.A2" office:value-type="string">
            <text:p text:style-name="P29"><text:span text:style-name="T6">DCS </text:span>из<text:span text:style-name="T6"> </text:span><text:span text:style-name="T9">short message TPDU <text:s/></text:span></text:p>
          </table:table-cell>
        </table:table-row>
        <table:table-row table:style-name="Таблица11.1">
          <table:table-cell table:style-name="Таблица11.A3" office:value-type="string">
            <text:p text:style-name="P30">tpValidityPeriod</text:p>
          </table:table-cell>
          <table:table-cell table:style-name="Таблица11.A3" office:value-type="string">
            <text:p text:style-name="P30">TimeT</text:p>
          </table:table-cell>
          <table:table-cell table:style-name="Таблица11.A3" office:value-type="string">
            <text:p text:style-name="P30">4</text:p>
          </table:table-cell>
          <table:table-cell table:style-name="Таблица11.A2" office:value-type="string">
            <text:p text:style-name="P29">период жизни сообщения в секундах</text:p>
          </table:table-cell>
        </table:table-row>
        <table:table-row table:style-name="Таблица11.1">
          <table:table-cell table:style-name="Таблица11.A3" office:value-type="string">
            <text:p text:style-name="P30">locationInformationMSC</text:p>
          </table:table-cell>
          <table:table-cell table:style-name="Таблица11.A3" office:value-type="string">
            <text:p text:style-name="P30">VarString</text:p>
          </table:table-cell>
          <table:table-cell table:style-name="Таблица11.A3" office:value-type="string">
            <text:p text:style-name="P29"><text:span text:style-name="T6">1 – </text:span><text:span text:style-name="T6">21</text:span></text:p>
          </table:table-cell>
          <table:table-cell table:style-name="Таблица11.A2" office:value-type="string">
            <text:p text:style-name="P29">номер коммутатора, в зоне действия которого находился отправитель</text:p>
          </table:table-cell>
        </table:table-row>
        <table:table-row table:style-name="Таблица11.1">
          <table:table-cell table:style-name="Таблица11.A2" table:number-columns-spanned="4" office:value-type="string">
            <text:p text:style-name="P28">Данные для генерации <text:span text:style-name="T6">CDR</text:span></text:p>
          </table:table-cell>
          <table:covered-table-cell/>
          <table:covered-table-cell/>
          <table:covered-table-cell/>
        </table:table-row>
        <table:table-row table:style-name="Таблица11.1">
          <table:table-cell table:style-name="Таблица11.A3" office:value-type="string">
            <text:p text:style-name="P29">callingSMEid</text:p>
          </table:table-cell>
          <table:table-cell table:style-name="Таблица11.A3" office:value-type="string">
            <text:p text:style-name="P30">VarString</text:p>
          </table:table-cell>
          <table:table-cell table:style-name="Таблица11.A3" office:value-type="string">
            <text:p text:style-name="P29">1 - <text:span text:style-name="T6">…</text:span></text:p>
          </table:table-cell>
          <table:table-cell table:style-name="Таблица11.A2" office:value-type="string">
            <text:p text:style-name="P29">идентификатор службы, через которую сообщение принято</text:p>
          </table:table-cell>
        </table:table-row>
        <table:table-row table:style-name="Таблица11.1">
          <table:table-cell table:style-name="Таблица11.A3" office:value-type="string">
            <text:p text:style-name="P29">routeId</text:p>
          </table:table-cell>
          <table:table-cell table:style-name="Таблица11.A3" office:value-type="string">
            <text:p text:style-name="P30">VarString</text:p>
          </table:table-cell>
          <table:table-cell table:style-name="Таблица11.A3" office:value-type="string">
            <text:p text:style-name="P29">1 - <text:span text:style-name="T6">…</text:span></text:p>
          </table:table-cell>
          <table:table-cell table:style-name="Таблица11.A2" office:value-type="string">
            <text:p text:style-name="P29">идентификатор<text:span text:style-name="T6"> </text:span>маршрута</text:p>
          </table:table-cell>
        </table:table-row>
        <table:table-row table:style-name="Таблица11.1">
          <table:table-cell table:style-name="Таблица11.A3" office:value-type="string">
            <text:p text:style-name="P30">serviceId</text:p>
          </table:table-cell>
          <table:table-cell table:style-name="Таблица11.A3" office:value-type="string">
            <text:p text:style-name="P30">Int32</text:p>
          </table:table-cell>
          <table:table-cell table:style-name="Таблица11.A3" office:value-type="string">
            <text:p text:style-name="P30">4</text:p>
          </table:table-cell>
          <table:table-cell table:style-name="Таблица11.A2" office:value-type="string">
            <text:p text:style-name="P29">идентификатор услуги (из маршрута)</text:p>
          </table:table-cell>
        </table:table-row>
        <table:table-row table:style-name="Таблица11.1">
          <table:table-cell table:style-name="Таблица11.A3" office:value-type="string">
            <text:p text:style-name="P30">userMsgRef</text:p>
          </table:table-cell>
          <table:table-cell table:style-name="Таблица11.A3" office:value-type="string">
            <text:p text:style-name="P30">Int32</text:p>
          </table:table-cell>
          <table:table-cell table:style-name="Таблица11.A3" office:value-type="string">
            <text:p text:style-name="P30">4</text:p>
          </table:table-cell>
          <table:table-cell table:style-name="Таблица11.A2" office:value-type="string">
            <text:p text:style-name="P29">пользовательский идентификатор сообщения <text:span text:style-name="T6">(SMPP)</text:span></text:p>
          </table:table-cell>
        </table:table-row>
        <table:table-row table:style-name="Таблица11.1">
          <table:table-cell table:style-name="Таблица11.A3" office:value-type="string">
            <text:p text:style-name="P30">msgId</text:p>
          </table:table-cell>
          <table:table-cell table:style-name="Таблица11.A3" office:value-type="string">
            <text:p text:style-name="P30">UInt64</text:p>
          </table:table-cell>
          <table:table-cell table:style-name="Таблица11.A3" office:value-type="string">
            <text:p text:style-name="P30">8</text:p>
          </table:table-cell>
          <table:table-cell table:style-name="Таблица11.A2" office:value-type="string">
            <text:p text:style-name="P29">системный идентификатор сообщения</text:p>
          </table:table-cell>
        </table:table-row>
        <table:table-row table:style-name="Таблица11.1">
          <table:table-cell table:style-name="Таблица11.A3" office:value-type="string">
            <text:p text:style-name="P30">ussdServiceOp</text:p>
          </table:table-cell>
          <table:table-cell table:style-name="Таблица11.A3" office:value-type="string">
            <text:p text:style-name="P30">Int32</text:p>
          </table:table-cell>
          <table:table-cell table:style-name="Таблица11.A3" office:value-type="string">
            <text:p text:style-name="P30">4</text:p>
          </table:table-cell>
          <table:table-cell table:style-name="Таблица11.A2" office:value-type="string">
            <text:p text:style-name="P29">код<text:span text:style-name="T6"> USSD </text:span>операции</text:p>
          </table:table-cell>
        </table:table-row>
        <text:soft-page-break/>
        <table:table-row table:style-name="Таблица11.1">
          <table:table-cell table:style-name="Таблица11.A3" office:value-type="string">
            <text:p text:style-name="P30">partsNum</text:p>
          </table:table-cell>
          <table:table-cell table:style-name="Таблица11.A3" office:value-type="string">
            <text:p text:style-name="P30">UInt8</text:p>
          </table:table-cell>
          <table:table-cell table:style-name="Таблица11.A3" office:value-type="string">
            <text:p text:style-name="P30">1</text:p>
          </table:table-cell>
          <table:table-cell table:style-name="Таблица11.A2" office:value-type="string">
            <text:p text:style-name="P29">число частей для <text:span text:style-name="T6">multipart</text:span> сообщения</text:p>
          </table:table-cell>
        </table:table-row>
        <table:table-row table:style-name="Таблица11.1">
          <table:table-cell table:style-name="Таблица11.A3" office:value-type="string">
            <text:p text:style-name="P29">msgLen</text:p>
          </table:table-cell>
          <table:table-cell table:style-name="Таблица11.A3" office:value-type="string">
            <text:p text:style-name="P30">UInt16</text:p>
          </table:table-cell>
          <table:table-cell table:style-name="Таблица11.A3" office:value-type="string">
            <text:p text:style-name="P30">2</text:p>
          </table:table-cell>
          <table:table-cell table:style-name="Таблица11.A2" office:value-type="string">
            <text:p text:style-name="P29">общая длина сообщения (все части)</text:p>
          </table:table-cell>
        </table:table-row>
        <table:table-row table:style-name="Таблица11.1">
          <table:table-cell table:style-name="Таблица11.A25" office:value-type="string">
            <text:p text:style-name="P29">dsmSrvType</text:p>
          </table:table-cell>
          <table:table-cell table:style-name="Таблица11.A25" office:value-type="string">
            <text:p text:style-name="P30">VarString</text:p>
          </table:table-cell>
          <table:table-cell table:style-name="Таблица11.A25" office:value-type="string">
            <text:p text:style-name="P30">1 - …</text:p>
          </table:table-cell>
          <table:table-cell table:style-name="Таблица11.D25" office:value-type="string">
            <text:p text:style-name="P29">тип SMS сервиса, ассоциированного с сообщением (SMPP) </text:p>
          </table:table-cell>
        </table:table-row>
        <table:table-row table:style-name="Таблица11.1">
          <table:table-cell table:style-name="Таблица11.A3" office:value-type="string">
            <text:p text:style-name="P30">dlvrRes</text:p>
          </table:table-cell>
          <table:table-cell table:style-name="Таблица11.A3" office:value-type="string">
            <text:p text:style-name="P30">UInt32</text:p>
          </table:table-cell>
          <table:table-cell table:style-name="Таблица11.A3" office:value-type="string">
            <text:p text:style-name="P30">2</text:p>
          </table:table-cell>
          <table:table-cell table:style-name="Таблица11.A2" office:value-type="string">
            <text:p text:style-name="P29">0<text:span text:style-name="T6">x</text:span>00 – доставка успешна, иначе код ошибки</text:p>
          </table:table-cell>
        </table:table-row>
        <table:table-row table:style-name="Таблица11.1">
          <table:table-cell table:style-name="Таблица11.A3" office:value-type="string">
            <text:p text:style-name="P29">destImsi</text:p>
          </table:table-cell>
          <table:table-cell table:style-name="Таблица11.A3" office:value-type="string">
            <text:p text:style-name="P30">VarString</text:p>
          </table:table-cell>
          <table:table-cell table:style-name="Таблица11.A3" office:value-type="string">
            <text:p text:style-name="P29">1 –<text:span text:style-name="T6"> 21</text:span></text:p>
          </table:table-cell>
          <table:table-cell table:style-name="Таблица11.A2" office:value-type="string">
            <text:p text:style-name="P29"><text:span text:style-name="T6">IMSI</text:span> получателя если была доставка, иначе пустая строка</text:p>
          </table:table-cell>
        </table:table-row>
        <table:table-row table:style-name="Таблица11.1">
          <table:table-cell table:style-name="Таблица11.A3" office:value-type="string">
            <text:p text:style-name="P29">destMSC</text:p>
          </table:table-cell>
          <table:table-cell table:style-name="Таблица11.A3" office:value-type="string">
            <text:p text:style-name="P30">VarString</text:p>
          </table:table-cell>
          <table:table-cell table:style-name="Таблица11.A3" office:value-type="string">
            <text:p text:style-name="P29">1 –<text:span text:style-name="T6"> 21</text:span></text:p>
          </table:table-cell>
          <table:table-cell table:style-name="Таблица11.A2" office:value-type="string">
            <text:p text:style-name="P29">номер коммутатора, в зоне действия которого находился получатель, если была доставка, иначе пустая строка</text:p>
          </table:table-cell>
        </table:table-row>
        <table:table-row table:style-name="Таблица11.1">
          <table:table-cell table:style-name="Таблица11.A3" office:value-type="string">
            <text:p text:style-name="P29">destSMEid</text:p>
          </table:table-cell>
          <table:table-cell table:style-name="Таблица11.A3" office:value-type="string">
            <text:p text:style-name="P30">VarString</text:p>
          </table:table-cell>
          <table:table-cell table:style-name="Таблица11.A3" office:value-type="string">
            <text:p text:style-name="P29">1 - <text:span text:style-name="T6">…</text:span></text:p>
          </table:table-cell>
          <table:table-cell table:style-name="Таблица11.A2" office:value-type="string">
            <text:p text:style-name="P29">идентификатор службы, через которую сообщение доставлено получателю, если была доставка, иначе пустая строка</text:p>
          </table:table-cell>
        </table:table-row>
        <table:table-row table:style-name="Таблица11.1">
          <table:table-cell table:style-name="Таблица11.A3" office:value-type="string">
            <text:p text:style-name="P29">divertedAdr</text:p>
          </table:table-cell>
          <table:table-cell table:style-name="Таблица11.A3" office:value-type="string">
            <text:p text:style-name="P29"><text:span text:style-name="T6">VarStr</text:span><text:span text:style-name="T6">ing</text:span></text:p>
          </table:table-cell>
          <table:table-cell table:style-name="Таблица11.A3" office:value-type="string">
            <text:p text:style-name="P29">1 -<text:span text:style-name="T6"> 21</text:span></text:p>
          </table:table-cell>
          <table:table-cell table:style-name="Таблица11.A2" office:value-type="string">
            <text:p text:style-name="P29">Изначальный адрес получателя, если доставка была произведена на другой адрес, иначе пустая строка</text:p>
          </table:table-cell>
        </table:table-row>
        <table:table-row table:style-name="Таблица11.1">
          <table:table-cell table:style-name="Таблица11.A3" office:value-type="string">
            <text:p text:style-name="P29">finalTimeTZ</text:p>
          </table:table-cell>
          <table:table-cell table:style-name="Таблица11.A3" office:value-type="string">
            <text:p text:style-name="P30">TimeT</text:p>
          </table:table-cell>
          <table:table-cell table:style-name="Таблица11.A3" office:value-type="string">
            <text:p text:style-name="P30">4</text:p>
          </table:table-cell>
          <table:table-cell table:style-name="Таблица11.A2" office:value-type="string">
            <text:p text:style-name="P29">Время последней <text:s/>доставки или попытки доставки</text:p>
          </table:table-cell>
        </table:table-row>
      </table:table>
      <text:p text:style-name="Text_20_body"/>
      <text:p text:style-name="P26"/>
      <text:h text:style-name="Heading_20_2" text:outline-level="2"><text:bookmark text:name="__RefHeading__9205_1268417483"/><text:s/><text:bookmark-start text:name="_Обзор_протокола_определения_контрак"/>Обзор протокола определения контракта абонента (<text:bookmark-end text:name="_Обзор_протокола_определения_контрак"/><text:span text:style-name="T6">USSDC</text:span>-<text:span text:style-name="T6"><text:user-defined style:data-style-name="N0" text:name="Name">INMan</text:user-defined></text:span>).<text:bookmark-end text:name="__RefHeading__9205_1268417483"/></text:h>
      <text:p text:style-name="Text_20_body"/>
      <text:p text:style-name="Text_20_body">Данный протокол предназначен для взаимодействия между <text:span text:style-name="T6">INMan</text:span> и его клиентами, которым необходимо определить тип контракта абонента - <text:span text:style-name="T6">postpaid</text:span> или <text:span text:style-name="T6">prepaid</text:span>, а для последнего типа также и адрес обслуживающей <text:span text:style-name="T6">IN</text:span>-платформы .</text:p>
      <text:p text:style-name="Text_20_body">Протокол использует единый формат <text:span text:style-name="T6">TCP</text:span>/<text:span text:style-name="T6">IP</text:span> соединений <text:span text:style-name="T6"><text:user-defined style:data-style-name="N0" text:name="Name">INMan</text:user-defined></text:span>-<text:span text:style-name="T6">a</text:span>. Клиентам для взаимодействия с <text:span text:style-name="T6"><text:user-defined style:data-style-name="N0" text:name="Name">INMan</text:user-defined></text:span>-ом необходимо инициировать транспортное соединение, после установления которого, можно начинать обмен <text:span text:style-name="T6">PDU</text:span>.</text:p>
      <text:p text:style-name="P17">Протоколом определены следующие протокольные единицы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 table:style-name="Таблица12.1">
          <table:table-cell table:style-name="Таблица12.A1" office:value-type="string">
            <text:p text:style-name="P15">Наименование</text:p>
          </table:table-cell>
          <table:table-cell table:style-name="Таблица12.A1" office:value-type="string">
            <text:p text:style-name="P15">Направлении передачи</text:p>
          </table:table-cell>
          <table:table-cell table:style-name="Таблица12.C1" office:value-type="string">
            <text:p text:style-name="P15">Описание</text:p>
          </table:table-cell>
        </table:table-row>
        <table:table-row table:style-name="Таблица12.1">
          <table:table-cell table:style-name="Таблица12.A2" office:value-type="string">
            <text:p text:style-name="P16"><text:a xlink:type="simple" xlink:href="#3.5.1. Структура AbntContractRequest PDU (тэг 0x06)|outline">AbntContractRequest</text:a></text:p>
          </table:table-cell>
          <table:table-cell table:style-name="Таблица12.A2" office:value-type="string">
            <text:p text:style-name="P16">от клиента в сторону <text:span text:style-name="T6"><text:user-defined style:data-style-name="N0" text:name="Name">INMan</text:user-defined></text:span>-а</text:p>
          </table:table-cell>
          <table:table-cell table:style-name="Таблица12.C2" office:value-type="string">
            <text:p text:style-name="P16">Запро<text:span text:style-name="T6">c</text:span> типа контракта и параметров обслуживающей <text:s/><text:span text:style-name="T6">IN</text:span>-платформы (если есть)</text:p>
          </table:table-cell>
        </table:table-row>
        <table:table-row table:style-name="Таблица12.1">
          <table:table-cell table:style-name="Таблица12.A2" office:value-type="string">
            <text:p text:style-name="P16"><text:a xlink:type="simple" xlink:href="#_Структура_AbntContractResult_PDU"><text:span text:style-name="T6">AbntContractRes</text:span></text:a><text:a xlink:type="simple" xlink:href="#_Структура_AbntContractResult_PDU"><text:span text:style-name="T6">ult</text:span></text:a></text:p>
          </table:table-cell>
          <table:table-cell table:style-name="Таблица12.A2" office:value-type="string">
            <text:p text:style-name="P16">от <text:span text:style-name="T6"><text:user-defined style:data-style-name="N0" text:name="Name">INMan</text:user-defined></text:span>-а в сторону клиента</text:p>
          </table:table-cell>
          <table:table-cell table:style-name="Таблица12.C2" office:value-type="string">
            <text:p text:style-name="P16">Ответ с типом <text:s/>контракта и параметрами обслуживающей <text:s/><text:span text:style-name="T6">IN</text:span>-платформы (если есть)</text:p>
          </table:table-cell>
        </table:table-row>
      </table:table>
      <text:p text:style-name="Text_20_body"/>
      <text:h text:style-name="Heading_20_3" text:outline-level="3"><text:bookmark text:name="__RefHeading__9207_1268417483"/><text:s/>Асинхронность протокола<text:bookmark-end text:name="__RefHeading__9207_1268417483"/></text:h>
      <text:p text:style-name="Text_20_body">Протокол регламентирует последовательность операций только в рамках одного диалога. Клиент может инициировать несколько параллельных диалогов. Принадлежность протокольной единицы тому или иному диалогу отслеживается с помощью специального поля в служебном заголовке пакета, значение которого задается клиентом при старте диалога с <text:span text:style-name="T6"><text:user-defined style:data-style-name="N0" text:name="Name">INMan</text:user-defined></text:span>-ом.</text:p>
      <text:p text:style-name="Text_20_body"/>
      <text:h text:style-name="Heading_20_3" text:outline-level="3"><text:bookmark text:name="__RefHeading__9209_1268417483"/><text:s/>Описание формата <text:span text:style-name="T6">PDU</text:span> <text:bookmark-end text:name="__RefHeading__9209_1268417483"/></text:h>
      <text:p text:style-name="Text_20_body">Все пакеты протокола определения контракта абонента имеют единый служебный заголовок, с идентификатором формата 0<text:span text:style-name="T6">x</text:span>01 и содержащим <text:a xlink:type="simple" xlink:href="#_Асинхронность_протокола_1"><text:span text:style-name="Internet_20_link">идентификатор диалога с </text:span></text:a><text:a xlink:type="simple" xlink:href="#_Асинхронность_протокола_1"><text:span text:style-name="Internet_20_link"><text:span text:style-name="T6">INMan</text:span></text:span></text:a><text:a xlink:type="simple" xlink:href="#_Асинхронность_протокола_1"><text:span text:style-name="Internet_20_link">-ом</text:span></text:a>. Таким образом, все пакеты, в соответствии с <text:a xlink:type="simple" xlink:href="#_Общий_формат_протоколов"><text:span text:style-name="Internet_20_link">общим форматом пакетов</text:span></text:a>, <text:s/>имеют следующую структуру:</text:p>
      <text:p text:style-name="Text_20_body"/>
      <table:table table:name="Таблица13" table:style-name="Таблица13">
        <table:table-column table:style-name="Таблица13.A"/>
        <table:table-column table:style-name="Таблица13.B" table:number-columns-repeated="2"/>
        <table:table-column table:style-name="Таблица13.D"/>
        <table:table-column table:style-name="Таблица13.E"/>
        <table:table-row table:style-name="Таблица13.1">
          <table:table-cell table:style-name="Таблица13.A1" office:value-type="string">
            <text:p text:style-name="P30">Uint32</text:p>
          </table:table-cell>
          <table:table-cell table:style-name="Таблица13.A1" office:value-type="string">
            <text:p text:style-name="P30">Uint16</text:p>
          </table:table-cell>
          <table:table-cell table:style-name="Таблица13.A1" office:value-type="string">
            <text:p text:style-name="P30">Uint16</text:p>
          </table:table-cell>
          <table:table-cell table:style-name="Таблица13.A1" office:value-type="string">
            <text:p text:style-name="P30">Uint32</text:p>
          </table:table-cell>
          <table:table-cell table:style-name="Таблица13.E1" office:value-type="string">
            <text:p text:style-name="P30"/>
          </table:table-cell>
        </table:table-row>
        <table:table-row table:style-name="Таблица13.1">
          <table:table-cell table:style-name="Таблица13.A1" office:value-type="string">
            <text:p text:style-name="P29"><text:span text:style-name="T6">Pack</text:span><text:span text:style-name="T6">et length</text:span></text:p>
          </table:table-cell>
          <table:table-cell table:style-name="Таблица13.A1" office:value-type="string">
            <text:p text:style-name="P30">PDU tag </text:p>
          </table:table-cell>
          <table:table-cell table:style-name="Таблица13.A1" office:value-type="string">
            <text:p text:style-name="P30">0x01</text:p>
          </table:table-cell>
          <table:table-cell table:style-name="Таблица13.A1" office:value-type="string">
            <text:p text:style-name="P29"><text:span text:style-name="T6">Dialog Id</text:span><text:span text:style-name="T6"> </text:span></text:p>
          </table:table-cell>
          <table:table-cell table:style-name="Таблица13.E1" office:value-type="string">
            <text:p text:style-name="P30">PDU content</text:p>
          </table:table-cell>
        </table:table-row>
      </table:table>
      <text:p text:style-name="Text_20_body"/>
      <text:p text:style-name="Text_20_body">где:</text:p>
      <text:list xml:id="list1689193082" text:continue-list="list524647228" text:style-name="WW8Num41">
        <text:list-item text:start-value="1">
          <text:p text:style-name="P119"><text:span text:style-name="T6">Packet</text:span> <text:span text:style-name="T6">length</text:span> – длина всего пакета в октетах</text:p>
        </text:list-item>
        <text:list-item>
          <text:p text:style-name="P119"><text:span text:style-name="T6">PDU</text:span> <text:span text:style-name="T6">tag</text:span> – тэг <text:span text:style-name="T6">PDU</text:span> протокола тарификации:</text:p>
          <text:list>
            <text:list-item>
              <text:p text:style-name="P103"><text:soft-page-break/><text:span text:style-name="T6">0x0</text:span>6 - AbntContractRequest</text:p>
            </text:list-item>
            <text:list-item>
              <text:p text:style-name="P103"><text:span text:style-name="T6">0x0</text:span>7 - <text:span text:style-name="T6">AbntContractResult</text:span></text:p>
            </text:list-item>
          </text:list>
        </text:list-item>
        <text:list-item>
          <text:p text:style-name="P119"><text:span text:style-name="T6">Dialog</text:span> <text:span text:style-name="T6">Id</text:span> – уникальный идентификатор диалога Клиент <text:span text:style-name="T36"></text:span> <text:span text:style-name="T6"><text:user-defined style:data-style-name="N0" text:name="Name">INMan</text:user-defined></text:span>, назначаемый клиентом для обеспечения асинхронности его запросов</text:p>
        </text:list-item>
      </text:list>
      <text:p text:style-name="Text_20_body">Содержимое всех PDU подробно описано в главе ‘<text:a xlink:type="simple" xlink:href="#_Структура__PDU_протокола определени"><text:span text:style-name="Internet_20_link">Структура <text:s/></text:span></text:a><text:a xlink:type="simple" xlink:href="#_Структура__PDU_протокола определени"><text:span text:style-name="Internet_20_link"><text:span text:style-name="T6">PDU</text:span></text:span></text:a><text:a xlink:type="simple" xlink:href="#_Структура__PDU_протокола определени"><text:span text:style-name="Internet_20_link"> протокола определения контракта абонента.</text:span></text:a>’</text:p>
      <text:p text:style-name="P26"><text:bookmark-start text:name="_Структура__PDU_протокола тарификаци"/><text:bookmark-end text:name="_Структура__PDU_протокола тарификаци"/></text:p>
      <text:h text:style-name="Heading_20_2" text:outline-level="2"><text:bookmark text:name="__RefHeading__9211_1268417483"/><text:s/><text:bookmark-start text:name="_Структура__PDU_протокола определени"/>Структура <text:bookmark-end text:name="_Структура__PDU_протокола определени"/><text:s/><text:span text:style-name="T6">PDU</text:span> протокола определения контракта абонента.<text:bookmark-end text:name="__RefHeading__9211_1268417483"/></text:h>
      <text:p text:style-name="Text_20_body"/>
      <text:h text:style-name="Heading_20_3" text:outline-level="3"><text:bookmark text:name="__RefHeading__9213_1268417483"/><text:s/>Структура<text:span text:style-name="T6"> AbntContractRequest PDU (</text:span>тэг<text:span text:style-name="T6"> 0x06)</text:span><text:bookmark-end text:name="__RefHeading__9213_1268417483"/></text:h>
      <text:p text:style-name="Text_20_body">Данное <text:span text:style-name="T6">PDU</text:span> содержит идентификатор абонента и параметры, влияющие на определения его контракта.</text:p>
      <text:p text:style-name="Text_20_body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row table:style-name="Таблица14.1">
          <table:table-cell table:style-name="Таблица14.A1" office:value-type="string">
            <text:p text:style-name="P29">Поле</text:p>
          </table:table-cell>
          <table:table-cell table:style-name="Таблица14.A1" office:value-type="string">
            <text:p text:style-name="P29">Тип</text:p>
          </table:table-cell>
          <table:table-cell table:style-name="Таблица14.A1" office:value-type="string">
            <text:p text:style-name="P29">Длина</text:p>
          </table:table-cell>
          <table:table-cell table:style-name="Таблица14.D1" office:value-type="string">
            <text:p text:style-name="P29">Описание</text:p>
          </table:table-cell>
        </table:table-row>
        <table:table-row table:style-name="Таблица14.1">
          <table:table-cell table:style-name="Таблица14.A2" office:value-type="string">
            <text:p text:style-name="P29"><text:s/><text:span text:style-name="T6">useCache</text:span></text:p>
          </table:table-cell>
          <table:table-cell table:style-name="Таблица14.A2" office:value-type="string">
            <text:p text:style-name="P30">Bool</text:p>
          </table:table-cell>
          <table:table-cell table:style-name="Таблица14.A2" office:value-type="string">
            <text:p text:style-name="P30">1</text:p>
          </table:table-cell>
          <table:table-cell table:style-name="Таблица14.D2" office:value-type="string">
            <text:p text:style-name="P29">флаг, разрешающий <text:span text:style-name="T6"><text:user-defined style:data-style-name="N0" text:name="Name">INMan</text:user-defined></text:span>-у <text:s/>взять информацию о контракте из кэша. При <text:span text:style-name="T6">false</text:span> значении, <text:span text:style-name="T6"><text:user-defined style:data-style-name="N0" text:name="Name">INMan</text:user-defined></text:span> определит контракт в соответствии с подходящей <text:a xlink:type="simple" xlink:href="#_Понятие_‘политики_абонентов’,"><text:span text:style-name="Internet_20_link">‘политикой абонента’</text:span></text:a> (<text:a xlink:type="simple" xlink:href="#_Параметры_секции_AbonentPolicies."><text:span text:style-name="Internet_20_link">см. </text:span></text:a><text:a xlink:type="simple" xlink:href="#_Параметры_секции_AbonentPolicies."><text:span text:style-name="Internet_20_link"><text:span text:style-name="T6">AbonentPolicies</text:span></text:span></text:a>)</text:p>
          </table:table-cell>
        </table:table-row>
        <table:table-row table:style-name="Таблица14.1">
          <table:table-cell table:style-name="Таблица14.A2" office:value-type="string">
            <text:p text:style-name="P29"><text:span text:style-name="T6">s</text:span><text:span text:style-name="T6">ubscriberNumber</text:span></text:p>
          </table:table-cell>
          <table:table-cell table:style-name="Таблица14.A2" office:value-type="string">
            <text:p text:style-name="P30">VarString</text:p>
          </table:table-cell>
          <table:table-cell table:style-name="Таблица14.A2" office:value-type="string">
            <text:p text:style-name="P30">1 – 21</text:p>
          </table:table-cell>
          <table:table-cell table:style-name="Таблица14.D2" office:value-type="string">
            <text:p text:style-name="P29">номер абонента</text:p>
          </table:table-cell>
        </table:table-row>
      </table:table>
      <text:p text:style-name="P22"/>
      <text:p text:style-name="P22"/>
      <text:h text:style-name="Heading_20_3" text:outline-level="3"><text:bookmark text:name="__RefHeading__9215_1268417483"/><text:s/><text:bookmark-start text:name="_Структура_AbntContractResult_PDU"/>Структура<text:bookmark-end text:name="_Структура_AbntContractResult_PDU"/><text:span text:style-name="T6"> AbntContractResult PDU (</text:span>тэг<text:span text:style-name="T6"> 0x07)</text:span><text:bookmark-end text:name="__RefHeading__9215_1268417483"/></text:h>
      <text:p text:style-name="Text_20_body">Данное <text:span text:style-name="T6">PDU</text:span> содержит ответ <text:span text:style-name="T6"><text:user-defined style:data-style-name="N0" text:name="Name">INMan</text:user-defined></text:span>-<text:span text:style-name="T6">a</text:span> с контрактом абонента, и параметрами обслуживающей <text:span text:style-name="T6">IN</text:span>-платформы, если таковая есть.</text:p>
      <text:p text:style-name="Text_20_body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row table:style-name="Таблица15.1">
          <table:table-cell table:style-name="Таблица15.A1" office:value-type="string">
            <text:p text:style-name="P29">Поле</text:p>
          </table:table-cell>
          <table:table-cell table:style-name="Таблица15.A1" office:value-type="string">
            <text:p text:style-name="P29">Тип</text:p>
          </table:table-cell>
          <table:table-cell table:style-name="Таблица15.A1" office:value-type="string">
            <text:p text:style-name="P29">Длина</text:p>
          </table:table-cell>
          <table:table-cell table:style-name="Таблица15.D1" office:value-type="string">
            <text:p text:style-name="P29">Описание</text:p>
          </table:table-cell>
        </table:table-row>
        <table:table-row table:style-name="Таблица15.1">
          <table:table-cell table:style-name="Таблица15.A2" office:value-type="string">
            <text:p text:style-name="P29">nmPolicy</text:p>
          </table:table-cell>
          <table:table-cell table:style-name="Таблица15.A2" office:value-type="string">
            <text:p text:style-name="P30">VarString</text:p>
          </table:table-cell>
          <table:table-cell table:style-name="Таблица15.A2" office:value-type="string">
            <text:p text:style-name="P29">1 .. <text:span text:style-name="T6">N</text:span></text:p>
          </table:table-cell>
          <table:table-cell table:style-name="Таблица15.D2" office:value-type="string">
            <text:p text:style-name="P29">имя ‘политики абонента’, которое было использовано <text:span text:style-name="T6"><text:user-defined style:data-style-name="N0" text:name="Name">INMan</text:user-defined></text:span>-ом для определения контракта; нулевая длина означает, что был использован кэш.</text:p>
          </table:table-cell>
        </table:table-row>
        <table:table-row table:style-name="Таблица15.1">
          <table:table-cell table:style-name="Таблица15.A2" office:value-type="string">
            <text:p text:style-name="P29"><text:s/><text:span text:style-name="T6">cntrType</text:span></text:p>
          </table:table-cell>
          <table:table-cell table:style-name="Таблица15.A2" office:value-type="string">
            <text:p text:style-name="P29"><text:span text:style-name="T6">UInt</text:span><text:span text:style-name="T6">8</text:span></text:p>
          </table:table-cell>
          <table:table-cell table:style-name="Таблица15.A2" office:value-type="string">
            <text:p text:style-name="P30">1</text:p>
          </table:table-cell>
          <table:table-cell table:style-name="Таблица15.D2" office:value-type="string">
            <text:p text:style-name="P29">тип контракта:</text:p>
            <text:p text:style-name="P26">0<text:span text:style-name="T6">x</text:span>00 – <text:span text:style-name="T6">unknown</text:span> или контракт не удалось определить из-за ошибки (см. код в <text:span text:style-name="T6">serviceKeyOrError</text:span>)</text:p>
            <text:p text:style-name="P26"><text:span text:style-name="T6">0</text:span><text:span text:style-name="T6">x01 – postpaid,</text:span></text:p>
            <text:p text:style-name="P26">0<text:span text:style-name="T6">x</text:span>02 – <text:span text:style-name="T6">prepaid</text:span>(обслуживается <text:span text:style-name="T6">IN</text:span>-платформой)</text:p>
          </table:table-cell>
        </table:table-row>
        <table:table-row table:style-name="Таблица15.1">
          <table:table-cell table:style-name="Таблица15.A2" office:value-type="string">
            <text:p text:style-name="P30">gsmSCFAddress</text:p>
          </table:table-cell>
          <table:table-cell table:style-name="Таблица15.A2" office:value-type="string">
            <text:p text:style-name="P30">VarString</text:p>
          </table:table-cell>
          <table:table-cell table:style-name="Таблица15.A2" office:value-type="string">
            <text:p text:style-name="P30">1 – 21</text:p>
          </table:table-cell>
          <table:table-cell table:style-name="Таблица15.D2" office:value-type="string">
            <text:p text:style-name="P29"><text:span text:style-name="T6">ISDN</text:span> адрес <text:span text:style-name="T6">IN</text:span>-платформы в виде “<text:span text:style-name="T6">Ton</text:span> <text:span text:style-name="T32">.</text:span> <text:span text:style-name="T6">Npi</text:span>. <text:span text:style-name="T6">Address</text:span>”</text:p>
            <text:p text:style-name="P26">для <text:span text:style-name="T6">postpaid</text:span> абонента – нулевое значение(один нулевой байт).</text:p>
          </table:table-cell>
        </table:table-row>
        <table:table-row table:style-name="Таблица15.1">
          <table:table-cell table:style-name="Таблица15.A2" office:value-type="string">
            <text:p text:style-name="P29"><text:span text:style-name="T6">serviceKey</text:span><text:span text:style-name="T6">OrError</text:span></text:p>
          </table:table-cell>
          <table:table-cell table:style-name="Таблица15.A2" office:value-type="string">
            <text:p text:style-name="P29"><text:span text:style-name="T6">Uint</text:span>32</text:p>
          </table:table-cell>
          <table:table-cell table:style-name="Таблица15.A2" office:value-type="string">
            <text:p text:style-name="P29">4</text:p>
          </table:table-cell>
          <table:table-cell table:style-name="Таблица15.D2" office:value-type="string">
            <text:p text:style-name="P29">если <text:s/><text:span text:style-name="T6">gsmSCFAddress</text:span> <text:s/>задан, то идентификатор сервиса <text:span text:style-name="T6">IN</text:span>-платформы для отправки <text:span text:style-name="T6">SMS</text:span>, иначе код ошибки <text:span text:style-name="T6"><text:user-defined style:data-style-name="N0" text:name="Name">INMan</text:user-defined></text:span>-<text:span text:style-name="T6">a</text:span></text:p>
          </table:table-cell>
        </table:table-row>
        <table:table-row table:style-name="Таблица15.1">
          <table:table-cell table:style-name="Таблица15.A2" office:value-type="string">
            <text:p text:style-name="P30">abImsi</text:p>
          </table:table-cell>
          <table:table-cell table:style-name="Таблица15.A2" office:value-type="string">
            <text:p text:style-name="P30">VarString</text:p>
          </table:table-cell>
          <table:table-cell table:style-name="Таблица15.A2" office:value-type="string">
            <text:p text:style-name="P30">1 -- 17</text:p>
          </table:table-cell>
          <table:table-cell table:style-name="Таблица15.D2" office:value-type="string">
            <text:p text:style-name="P29"><text:span text:style-name="T6">IMSI</text:span> абонента, если определен, иначе один нулевой байт</text:p>
          </table:table-cell>
        </table:table-row>
        <table:table-row table:style-name="Таблица15.1">
          <table:table-cell table:style-name="Таблица15.A2" office:value-type="string">
            <text:p text:style-name="P30">errMsg</text:p>
          </table:table-cell>
          <table:table-cell table:style-name="Таблица15.A2" office:value-type="string">
            <text:p text:style-name="P30">VarString</text:p>
          </table:table-cell>
          <table:table-cell table:style-name="Таблица15.A2" office:value-type="string">
            <text:p text:style-name="P29">1 .. <text:span text:style-name="T6">N</text:span></text:p>
          </table:table-cell>
          <table:table-cell table:style-name="Таблица15.D2" office:value-type="string">
            <text:p text:style-name="P29">описание ошибки или один нулевой байт</text:p>
          </table:table-cell>
        </table:table-row>
      </table:table>
      <text:p text:style-name="Text_20_body"/>
      <text:p text:style-name="Text_20_body"/>
      <text:h text:style-name="Heading_20_1" text:outline-level="1"><text:bookmark text:name="__RefHeading__9217_1268417483"/><text:s/><text:bookmark-start text:name="_Структура_CSV_файла_для генерации C"/><text:bookmark-start text:name="_Структура_CSV_файла"/>Структура <text:bookmark-end text:name="_Структура_CSV_файла_для генерации C"/><text:bookmark-end text:name="_Структура_CSV_файла"/><text:span text:style-name="T6">CSV</text:span> файла для генерации <text:span text:style-name="T6">CDR</text:span> записей.<text:bookmark-end text:name="__RefHeading__9217_1268417483"/></text:h>
      <text:p text:style-name="Text_20_body"/>
      <text:p text:style-name="Text_20_body"><text:soft-page-break/><text:span text:style-name="T6">CSV</text:span> (от англ. <text:span text:style-name="T6">comma</text:span> <text:span text:style-name="T6">separated</text:span> <text:span text:style-name="T6">values</text:span>) представляет из себя обыкновенный текстовый файл, в котором существует два типа строк:</text:p>
      <text:list xml:id="list1574917145" text:style-name="WW8Num21">
        <text:list-item>
          <text:p text:style-name="P120">строка заголовка – это первая строчка файла, содержит перечисление через запятую имен полей данных, такая строчка в файле может быть только одна</text:p>
        </text:list-item>
        <text:list-item>
          <text:p text:style-name="P120">строка данных <text:s text:c="2"/>- содержит перечисление через запятую значений в текстовом виде полей данных, таких строчек может быть произвольное количество (даже 0)</text:p>
        </text:list-item>
      </text:list>
      <text:p text:style-name="Text_20_body"/>
      <text:h text:style-name="Heading_20_2" text:outline-level="2" text:restart-numbering="true" text:start-value="1"><text:bookmark text:name="__RefHeading__9219_1268417483"/><text:s/>Типы и формат данных полей <text:span text:style-name="T6">CSV</text:span> файла.<text:bookmark-end text:name="__RefHeading__9219_1268417483"/></text:h>
      <text:p text:style-name="Text_20_body">Для полей <text:span text:style-name="T6">CSV</text:span> файла используются следующие типы данных</text:p>
      <text:list xml:id="list1299908825" text:style-name="WW8Num19">
        <text:list-item>
          <text:p text:style-name="P87"><text:span text:style-name="T6">U</text:span><text:span text:style-name="T6">Int</text:span>[8|32|64|] – беззнаковые целые с различным максимальными значениями (8, 32, 64 <text:span text:style-name="T6">bits</text:span>), записываются <text:s/>как строка содержащая только десятичные символы (‘0’ – ‘9’)</text:p>
        </text:list-item>
        <text:list-item>
          <text:p text:style-name="P87"><text:span text:style-name="T6">DateString</text:span> <text:s text:c="7"/>- <text:s/>дата и время, записывается как строчка в виде <text:s/><text:span text:style-name="T6">DD</text:span><text:span text:style-name="T32">.</text:span><text:span text:style-name="T6">MM</text:span><text:span text:style-name="T32">.</text:span><text:span text:style-name="T6">YYYY</text:span> <text:span text:style-name="T6">HH</text:span><text:span text:style-name="T32">:</text:span><text:span text:style-name="T6">MM</text:span><text:span text:style-name="T32">:</text:span><text:span text:style-name="T6">SS</text:span> например 17.05.2007 09:53:28</text:p>
        </text:list-item>
        <text:list-item>
          <text:p text:style-name="P87"><text:span text:style-name="T6">NumString</text:span><text:tab/> <text:s text:c="3"/>- <text:s/>просто строка десятичных символов(‘0’ – ‘9’) в кавычках, например "250013901464251"</text:p>
        </text:list-item>
        <text:list-item>
          <text:p text:style-name="P87"><text:span text:style-name="T6">AddrString</text:span> <text:s text:c="6"/>- <text:span text:style-name="T6">ISDN</text:span> <text:s/>адрес, записывается как строчка в кавычках в <text:s/>виде: “<text:span text:style-name="T32">.</text:span><text:span text:style-name="T6">Ton</text:span><text:span text:style-name="T32">.</text:span><text:span text:style-name="T6">Npi</text:span><text:span text:style-name="T32">.</text:span><text:span text:style-name="T6">Signals</text:span>”, например: ".1.1.79139343290" </text:p>
        </text:list-item>
        <text:list-item>
          <text:p text:style-name="P87"><text:span text:style-name="T6">CString</text:span><text:tab/><text:tab/> <text:s text:c="3"/>- просто строчка в кавычках, содержащая <text:span text:style-name="T6">ASCII</text:span> символы, например<text:line-break/> "mts.sms &gt; plmn.kem"</text:p>
        </text:list-item>
      </text:list>
      <text:p text:style-name="P26"/>
      <text:h text:style-name="Heading_20_2" text:outline-level="2"><text:bookmark text:name="__RefHeading__9221_1268417483"/><text:s/>Строка данных <text:span text:style-name="T6">CSV</text:span> файла (TDR).<text:bookmark-end text:name="__RefHeading__9221_1268417483"/></text:h>
      <text:p text:style-name="Text_20_body">Одна строка данных <text:span text:style-name="T6">CSV</text:span> файла представляет собой одну TDR (Transaction Data Record) запись <text:user-defined style:data-style-name="N0" text:name="Name">INMan</text:user-defined>-a. В ней определены следующие поля данных:</text:p>
      <text:p text:style-name="Text_20_body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 table:style-name="Таблица16.1">
          <table:table-cell table:style-name="Таблица16.A1" office:value-type="string">
            <text:p text:style-name="P29">Поле</text:p>
          </table:table-cell>
          <table:table-cell table:style-name="Таблица16.A1" office:value-type="string">
            <text:p text:style-name="P29">Соотв.Тип</text:p>
          </table:table-cell>
          <table:table-cell table:style-name="Таблица16.C1" office:value-type="string">
            <text:p text:style-name="P29">Описание</text:p>
          </table:table-cell>
        </table:table-row>
        <table:table-row table:style-name="Таблица16.1">
          <table:table-cell table:style-name="Таблица16.A2" office:value-type="string">
            <text:p text:style-name="P29">MSG_ID</text:p>
          </table:table-cell>
          <table:table-cell table:style-name="Таблица16.A2" office:value-type="string">
            <text:p text:style-name="P29"><text:span text:style-name="T6">UInt</text:span>64</text:p>
          </table:table-cell>
          <table:table-cell table:style-name="Таблица16.C2" office:value-type="string">
            <text:p text:style-name="P29">системный идентификатор сообщения</text:p>
          </table:table-cell>
        </table:table-row>
        <table:table-row table:style-name="Таблица16.1">
          <table:table-cell table:style-name="Таблица16.A2" office:value-type="string">
            <text:p text:style-name="P30">RECORD_TYPE</text:p>
          </table:table-cell>
          <table:table-cell table:style-name="Таблица16.A2" office:value-type="string">
            <text:p text:style-name="P30">UInt8</text:p>
          </table:table-cell>
          <table:table-cell table:style-name="Таблица16.C2" office:value-type="string">
            <text:p text:style-name="P29">тип <text:span text:style-name="T6">CDR</text:span> записи: 0 (<text:span text:style-name="T6">ordinary</text:span>)– обыкновенная доставка, 1 (<text:span text:style-name="T6">diverted</text:span>)- сообщение доставлено с переадресацией (см <text:span text:style-name="T6">DIVERTED</text:span>_<text:span text:style-name="T6">FOR</text:span>)</text:p>
          </table:table-cell>
        </table:table-row>
        <table:table-row table:style-name="Таблица16.1">
          <table:table-cell table:style-name="Таблица16.A2" office:value-type="string">
            <text:p text:style-name="P30">MEDIA_TYPE</text:p>
          </table:table-cell>
          <table:table-cell table:style-name="Таблица16.A2" office:value-type="string">
            <text:p text:style-name="P30">UInt8</text:p>
          </table:table-cell>
          <table:table-cell table:style-name="Таблица16.C2" office:value-type="string">
            <text:p text:style-name="P29">тип содержимого сообщения: 0 – текст, 1 – бинарные данные</text:p>
          </table:table-cell>
        </table:table-row>
        <table:table-row table:style-name="Таблица16.1">
          <table:table-cell table:style-name="Таблица16.A2" office:value-type="string">
            <text:p text:style-name="P30">BEARER_TYPE</text:p>
          </table:table-cell>
          <table:table-cell table:style-name="Таблица16.A2" office:value-type="string">
            <text:p text:style-name="P30">Uint8</text:p>
          </table:table-cell>
          <table:table-cell table:style-name="Таблица16.C2" office:value-type="string">
            <text:p text:style-name="P29">тип носителя сообщения: 0 – <text:span text:style-name="T6">SMS</text:span>, 1 - <text:span text:style-name="T6">USSD</text:span></text:p>
          </table:table-cell>
        </table:table-row>
        <table:table-row table:style-name="Таблица16.1">
          <table:table-cell table:style-name="Таблица16.A2" office:value-type="string">
            <text:p text:style-name="P30">SUBMIT</text:p>
          </table:table-cell>
          <table:table-cell table:style-name="Таблица16.A2" office:value-type="string">
            <text:p text:style-name="P30">DateString</text:p>
          </table:table-cell>
          <table:table-cell table:style-name="Таблица16.C2" office:value-type="string">
            <text:p text:style-name="P29">время посылки сообщения</text:p>
          </table:table-cell>
        </table:table-row>
        <table:table-row table:style-name="Таблица16.1">
          <table:table-cell table:style-name="Таблица16.A2" office:value-type="string">
            <text:p text:style-name="P30">FINALIZED</text:p>
          </table:table-cell>
          <table:table-cell table:style-name="Таблица16.A2" office:value-type="string">
            <text:p text:style-name="P30">DateString</text:p>
          </table:table-cell>
          <table:table-cell table:style-name="Таблица16.C2" office:value-type="string">
            <text:p text:style-name="P29">время доставки сообщения</text:p>
          </table:table-cell>
        </table:table-row>
        <table:table-row table:style-name="Таблица16.1">
          <table:table-cell table:style-name="Таблица16.A2" office:value-type="string">
            <text:p text:style-name="P30">STATUS</text:p>
          </table:table-cell>
          <table:table-cell table:style-name="Таблица16.A2" office:value-type="string">
            <text:p text:style-name="P29"><text:span text:style-name="T6">UInt</text:span>32</text:p>
          </table:table-cell>
          <table:table-cell table:style-name="Таблица16.C2" office:value-type="string">
            <text:p text:style-name="P29">статус доставки: 0 – успешно, иначе - код ошибки</text:p>
          </table:table-cell>
        </table:table-row>
        <table:table-row table:style-name="Таблица16.1">
          <table:table-cell table:style-name="Таблица16.A2" office:value-type="string">
            <text:p text:style-name="P30">SRC_ADDR</text:p>
          </table:table-cell>
          <table:table-cell table:style-name="Таблица16.A2" office:value-type="string">
            <text:p text:style-name="P30">AddrString</text:p>
          </table:table-cell>
          <table:table-cell table:style-name="Таблица16.C2" office:value-type="string">
            <text:p text:style-name="P29">адрес отправителя</text:p>
          </table:table-cell>
        </table:table-row>
        <table:table-row table:style-name="Таблица16.1">
          <table:table-cell table:style-name="Таблица16.A2" office:value-type="string">
            <text:p text:style-name="P30">SRC_IMSI</text:p>
          </table:table-cell>
          <table:table-cell table:style-name="Таблица16.A2" office:value-type="string">
            <text:p text:style-name="P30">NumString</text:p>
          </table:table-cell>
          <table:table-cell table:style-name="Таблица16.C2" office:value-type="string">
            <text:p text:style-name="P29"><text:span text:style-name="T6">IMSI </text:span>отправителя</text:p>
          </table:table-cell>
        </table:table-row>
        <table:table-row table:style-name="Таблица16.1">
          <table:table-cell table:style-name="Таблица16.A2" office:value-type="string">
            <text:p text:style-name="P30">SRC_MSC</text:p>
          </table:table-cell>
          <table:table-cell table:style-name="Таблица16.A2" office:value-type="string">
            <text:p text:style-name="P30">AddrString</text:p>
          </table:table-cell>
          <table:table-cell table:style-name="Таблица16.C2" office:value-type="string">
            <text:p text:style-name="P29">номер коммутатора, в зоне действия которого находился отправитель</text:p>
          </table:table-cell>
        </table:table-row>
        <table:table-row table:style-name="Таблица16.1">
          <table:table-cell table:style-name="Таблица16.A2" office:value-type="string">
            <text:p text:style-name="P30">SRC_SME_ID</text:p>
          </table:table-cell>
          <table:table-cell table:style-name="Таблица16.A2" office:value-type="string">
            <text:p text:style-name="P30">CString</text:p>
          </table:table-cell>
          <table:table-cell table:style-name="Таблица16.C2" office:value-type="string">
            <text:p text:style-name="P29">идентификатор службы, через которую сообщение принято</text:p>
          </table:table-cell>
        </table:table-row>
        <table:table-row table:style-name="Таблица16.1">
          <table:table-cell table:style-name="Таблица16.A2" office:value-type="string">
            <text:p text:style-name="P30">DST_ADDR</text:p>
          </table:table-cell>
          <table:table-cell table:style-name="Таблица16.A2" office:value-type="string">
            <text:p text:style-name="P30">AddrString</text:p>
          </table:table-cell>
          <table:table-cell table:style-name="Таблица16.C2" office:value-type="string">
            <text:p text:style-name="P29">адрес получателя</text:p>
          </table:table-cell>
        </table:table-row>
        <table:table-row table:style-name="Таблица16.1">
          <table:table-cell table:style-name="Таблица16.A2" office:value-type="string">
            <text:p text:style-name="P30">DST_IMSI</text:p>
          </table:table-cell>
          <table:table-cell table:style-name="Таблица16.A2" office:value-type="string">
            <text:p text:style-name="P30">NumString</text:p>
          </table:table-cell>
          <table:table-cell table:style-name="Таблица16.C2" office:value-type="string">
            <text:p text:style-name="P29"><text:span text:style-name="T6">IMSI </text:span>получателя</text:p>
          </table:table-cell>
        </table:table-row>
        <table:table-row table:style-name="Таблица16.1">
          <table:table-cell table:style-name="Таблица16.A2" office:value-type="string">
            <text:p text:style-name="P30">DST_MSC</text:p>
          </table:table-cell>
          <table:table-cell table:style-name="Таблица16.A2" office:value-type="string">
            <text:p text:style-name="P30">AddrString</text:p>
          </table:table-cell>
          <table:table-cell table:style-name="Таблица16.C2" office:value-type="string">
            <text:p text:style-name="P29">номер коммутатора, в зоне действия которого находился получатель, если была доставка, иначе пустая строка</text:p>
          </table:table-cell>
        </table:table-row>
        <table:table-row table:style-name="Таблица16.1">
          <table:table-cell table:style-name="Таблица16.A2" office:value-type="string">
            <text:p text:style-name="P30">DST_SME_ID</text:p>
          </table:table-cell>
          <table:table-cell table:style-name="Таблица16.A2" office:value-type="string">
            <text:p text:style-name="P30">CString</text:p>
          </table:table-cell>
          <table:table-cell table:style-name="Таблица16.C2" office:value-type="string">
            <text:p text:style-name="P29">идентификатор службы, через которую сообщение доставлено получателю, если была доставка, иначе пустая строка</text:p>
          </table:table-cell>
        </table:table-row>
        <text:soft-page-break/>
        <table:table-row table:style-name="Таблица16.1">
          <table:table-cell table:style-name="Таблица16.A2" office:value-type="string">
            <text:p text:style-name="P30">DIVERTED_FOR</text:p>
          </table:table-cell>
          <table:table-cell table:style-name="Таблица16.A2" office:value-type="string">
            <text:p text:style-name="P30">AddrString</text:p>
          </table:table-cell>
          <table:table-cell table:style-name="Таблица16.C2" office:value-type="string">
            <text:p text:style-name="P29">реальный адрес получателя если сообщение доставлено с переадресацией, иначе пустая строка</text:p>
          </table:table-cell>
        </table:table-row>
        <table:table-row table:style-name="Таблица16.1">
          <table:table-cell table:style-name="Таблица16.A2" office:value-type="string">
            <text:p text:style-name="P30">ROUTE_ID</text:p>
          </table:table-cell>
          <table:table-cell table:style-name="Таблица16.A2" office:value-type="string">
            <text:p text:style-name="P30">CString</text:p>
          </table:table-cell>
          <table:table-cell table:style-name="Таблица16.C2" office:value-type="string">
            <text:p text:style-name="P29">идентификатор маршрута</text:p>
          </table:table-cell>
        </table:table-row>
        <table:table-row table:style-name="Таблица16.1">
          <table:table-cell table:style-name="Таблица16.A2" office:value-type="string">
            <text:p text:style-name="P30">SERVICE_ID</text:p>
          </table:table-cell>
          <table:table-cell table:style-name="Таблица16.A2" office:value-type="string">
            <text:p text:style-name="P30">UInt32</text:p>
          </table:table-cell>
          <table:table-cell table:style-name="Таблица16.C2" office:value-type="string">
            <text:p text:style-name="P29">идентификатор услуги (из маршрута), в случае <text:span text:style-name="T6">SMS</text:span> <text:span text:style-name="T6">Extra</text:span> - сервис код пакета услуг <text:span text:style-name="T6">SMS</text:span> <text:span text:style-name="T6">Extra</text:span></text:p>
          </table:table-cell>
        </table:table-row>
        <table:table-row table:style-name="Таблица16.1">
          <table:table-cell table:style-name="Таблица16.A2" office:value-type="string">
            <text:p text:style-name="P30">SERVICE_TYPE</text:p>
          </table:table-cell>
          <table:table-cell table:style-name="Таблица16.A2" office:value-type="string">
            <text:p text:style-name="P30">CString</text:p>
          </table:table-cell>
          <table:table-cell table:style-name="Таблица16.C2" office:value-type="string">
            <text:p text:style-name="P29">тип SMS сервиса, ассоциированного с сообщением (SMPP) </text:p>
          </table:table-cell>
        </table:table-row>
        <table:table-row table:style-name="Таблица16.1">
          <table:table-cell table:style-name="Таблица16.A21" office:value-type="string">
            <text:p text:style-name="P30">USER_MSG_REF</text:p>
          </table:table-cell>
          <table:table-cell table:style-name="Таблица16.A21" office:value-type="string">
            <text:p text:style-name="P30">UInt32</text:p>
          </table:table-cell>
          <table:table-cell table:style-name="Таблица16.C21" office:value-type="string">
            <text:p text:style-name="P29">пользовательский идентификатор сообщения <text:span text:style-name="T6">(SMPP)</text:span></text:p>
          </table:table-cell>
        </table:table-row>
        <table:table-row table:style-name="Таблица16.1">
          <table:table-cell table:style-name="Таблица16.A2" office:value-type="string">
            <text:p text:style-name="P30">DATA_LENGTH</text:p>
          </table:table-cell>
          <table:table-cell table:style-name="Таблица16.A2" office:value-type="string">
            <text:p text:style-name="P30">UInt32</text:p>
          </table:table-cell>
          <table:table-cell table:style-name="Таблица16.C2" office:value-type="string">
            <text:p text:style-name="P29">общая длина сообщения в байтах для бинарного, в символах для текстового</text:p>
          </table:table-cell>
        </table:table-row>
        <table:table-row table:style-name="Таблица16.1">
          <table:table-cell table:style-name="Таблица16.A2" office:value-type="string">
            <text:p text:style-name="P30">PARTS_NUM</text:p>
          </table:table-cell>
          <table:table-cell table:style-name="Таблица16.A2" office:value-type="string">
            <text:p text:style-name="P30">UInt8</text:p>
          </table:table-cell>
          <table:table-cell table:style-name="Таблица16.C2" office:value-type="string">
            <text:p text:style-name="P29">число частей сообщения</text:p>
          </table:table-cell>
        </table:table-row>
        <table:table-row table:style-name="Таблица16.1">
          <table:table-cell table:style-name="Таблица16.A2" office:value-type="string">
            <text:p text:style-name="P30">SMSX_SRV</text:p>
          </table:table-cell>
          <table:table-cell table:style-name="Таблица16.A2" office:value-type="string">
            <text:p text:style-name="P30">UInt32</text:p>
          </table:table-cell>
          <table:table-cell table:style-name="Таблица16.C2" office:value-type="string">
            <text:p text:style-name="P29">маска пакета услуг <text:span text:style-name="T6">SMS</text:span> <text:span text:style-name="T6">Extra</text:span></text:p>
          </table:table-cell>
        </table:table-row>
        <table:table-row table:style-name="Таблица16.1">
          <table:table-cell table:style-name="Таблица16.A21" office:value-type="string">
            <text:p text:style-name="P30">MT</text:p>
          </table:table-cell>
          <table:table-cell table:style-name="Таблица16.A21" office:value-type="string">
            <text:p text:style-name="P30">UInt8</text:p>
          </table:table-cell>
          <table:table-cell table:style-name="Таблица16.C21" office:value-type="string">
            <text:p text:style-name="P29">1 – тарификация получателя, 0 – тарификация отправителя</text:p>
          </table:table-cell>
        </table:table-row>
        <table:table-row table:style-name="Таблица16.1">
          <table:table-cell table:style-name="Таблица16.A2" office:value-type="string">
            <text:p text:style-name="P30">CONTRACT</text:p>
          </table:table-cell>
          <table:table-cell table:style-name="Таблица16.A2" office:value-type="string">
            <text:p text:style-name="P30">UInt8</text:p>
          </table:table-cell>
          <table:table-cell table:style-name="Таблица16.C2" office:value-type="string">
            <text:p text:style-name="P29">тип контракта абонента:</text:p>
            <text:p text:style-name="P26">0<text:span text:style-name="T6">x</text:span>00 – <text:span text:style-name="T6">unknown</text:span> или контракт не удалось определить из-за ошибки </text:p>
            <text:p text:style-name="P26"><text:span text:style-name="T6">0</text:span><text:span text:style-name="T6">x01 – postpaid,</text:span></text:p>
            <text:p text:style-name="P26">0<text:span text:style-name="T6">x</text:span>02 – <text:span text:style-name="T6">prepaid</text:span>(обслуживается <text:span text:style-name="T6">IN</text:span>-платформой)</text:p>
          </table:table-cell>
        </table:table-row>
        <table:table-row table:style-name="Таблица16.1">
          <table:table-cell table:style-name="Таблица16.A2" office:value-type="string">
            <text:p text:style-name="P30">CHARGE</text:p>
          </table:table-cell>
          <table:table-cell table:style-name="Таблица16.A2" office:value-type="string">
            <text:p text:style-name="P30">UInt8</text:p>
          </table:table-cell>
          <table:table-cell table:style-name="Таблица16.C2" office:value-type="string">
            <text:p text:style-name="P29">тип <text:span text:style-name="T25">политики тарификации </text:span><text:s/>(см. <text:a xlink:type="simple" xlink:href="#_Логика_тарификации"><text:span text:style-name="Internet_20_link">Логика и режимы тарификации.</text:span></text:a>):</text:p>
            <text:p text:style-name="P26">0 - <text:span text:style-name="T6">ON</text:span>_<text:span text:style-name="T6">SUBMIT</text:span> ,</text:p>
            <text:p text:style-name="P26">1 - <text:s/><text:span text:style-name="T6">ON</text:span>_<text:span text:style-name="T6">DELIVERY</text:span>,</text:p>
            <text:p text:style-name="P26">2 - <text:span text:style-name="T6">ON</text:span>_<text:span text:style-name="T6">DATA</text:span>_<text:span text:style-name="T6">COLLECTED</text:span></text:p>
            <text:p text:style-name="P26">3 - ON_SUBMIT_COLLECTED </text:p>
          </table:table-cell>
        </table:table-row>
        <table:table-row table:style-name="Таблица16.1">
          <table:table-cell table:style-name="Таблица16.A2" office:value-type="string">
            <text:p text:style-name="P29"><text:span text:style-name="T6">IN</text:span>_<text:span text:style-name="T6">BILL</text:span></text:p>
          </table:table-cell>
          <table:table-cell table:style-name="Таблица16.A2" office:value-type="string">
            <text:p text:style-name="P29"><text:span text:style-name="T6">UInt</text:span>8</text:p>
          </table:table-cell>
          <table:table-cell table:style-name="Таблица16.C2" office:value-type="string">
            <text:p text:style-name="P29">флаг проведения тарификации через <text:span text:style-name="T6">IN</text:span> платформу:</text:p>
            <text:p text:style-name="P26">0 – нет,</text:p>
            <text:p text:style-name="P26">1 – да</text:p>
          </table:table-cell>
        </table:table-row>
      </table:table>
      <text:p text:style-name="P26"/>
      <text:p text:style-name="P26"/>
      <text:h text:style-name="Heading_20_1" text:outline-level="1"><text:bookmark text:name="__RefHeading__9223_1268417483"/><text:s/><text:bookmark-start text:name="_Описание_параметров_конфигурации_IN"/>Описание файла конфигурации <text:bookmark-end text:name="_Описание_параметров_конфигурации_IN"/><text:span text:style-name="T6"><text:user-defined style:data-style-name="N0" text:name="Name">INMan</text:user-defined></text:span>-а.<text:bookmark-end text:name="__RefHeading__9223_1268417483"/></text:h>
      <text:p text:style-name="Text_20_body"/>
      <text:h text:style-name="Heading_20_2" text:outline-level="2"><text:bookmark text:name="__RefHeading__9225_12684174831"/><text:s/>Структура файла конфигурации<text:bookmark-start text:name="_Конфигурируемые_сервисы.1"/>.<text:bookmark-end text:name="__RefHeading__9225_12684174831"/><text:bookmark-end text:name="_Конфигурируемые_сервисы.1"/></text:h>
      <text:p text:style-name="Text_20_body">При старте <text:span text:style-name="T6"><text:user-defined style:data-style-name="N0" text:name="Name">INMan</text:user-defined></text:span> считывает параметры инициализации из одного или более файлов конфигурации. Каждый файл является <text:span text:style-name="T6">xml</text:span> документом определённого формата, структура которого позволяет создавать иерархическое пространство имен для параметров и задавать их типы и значения. <text:s/>Формат <text:s/>файлов конфигурации следующий:</text:p>
      <text:p text:style-name="P69"><text:span text:style-name="T32">Начало</text:span><text:span text:style-name="T7"> </text:span><text:span text:style-name="T32">файла</text:span></text:p>
      <text:p text:style-name="P70">&lt;?xml version="1.0" encoding="ISO-8859-1"?&gt;</text:p>
      <text:p text:style-name="P70">&lt;!DOCTYPE config SYSTEM "file://configuration.dtd"&gt;</text:p>
      <text:p text:style-name="P70">&lt;config&gt;</text:p>
      <text:p text:style-name="P71"/>
      <text:p text:style-name="P69"><text:span text:style-name="T6"><text:s text:c="2"/>&lt;!</text:span><text:span text:style-name="T6">-- параметры конфигурации --</text:span><text:span text:style-name="T6">&gt;</text:span></text:p>
      <text:p text:style-name="P70"/>
      <text:p text:style-name="P69">&lt;/config&gt;</text:p>
      <text:p text:style-name="P68">Конец файла</text:p>
      <text:p text:style-name="Text_20_body"/>
      <text:p text:style-name="P21">Внутри документа допустимы только два вида тэгов:</text:p>
      <text:list xml:id="list462584260" text:style-name="L4">
        <text:list-item>
          <text:p text:style-name="P77">section — задаёт иерархию параметров конфигурации;</text:p>
        </text:list-item>
        <text:list-item>
          <text:p text:style-name="P77"><text:soft-page-break/>param — задаёт тип и значение параметра конфигурации; распознаются следующие типы параметров:</text:p>
        </text:list-item>
      </text:list>
      <text:list xml:id="list391157498" text:style-name="L5">
        <text:list-item>
          <text:p text:style-name="P78">int — знаковое целое число</text:p>
        </text:list-item>
        <text:list-item>
          <text:p text:style-name="P78">bool — булевский флаг с допустимыми значениями: <text:s/>true/false, yes/no, on/off</text:p>
        </text:list-item>
        <text:list-item>
          <text:p text:style-name="P78">string — строка произвольных символов любой длины</text:p>
        </text:list-item>
      </text:list>
      <text:p text:style-name="P26"/>
      <text:p text:style-name="Text_20_body">Ниже приведен пример конфигурационного файла с одним корневым параметром <text:span text:style-name="T11">version</text:span> и параметром <text:span text:style-name="T25">maxBillings</text:span> внутри секции <text:span text:style-name="T11">Billing</text:span>.</text:p>
      <text:p text:style-name="P69"><text:span text:style-name="T32">Начало</text:span><text:span text:style-name="T7"> </text:span><text:span text:style-name="T32">файла</text:span></text:p>
      <text:p text:style-name="P70">&lt;?xml version="1.0" encoding="ISO-8859-1"?&gt;</text:p>
      <text:p text:style-name="P70">&lt;!DOCTYPE config SYSTEM "file://configuration.dtd"&gt;</text:p>
      <text:p text:style-name="P70">&lt;config&gt;</text:p>
      <text:p text:style-name="P70"><text:s text:c="2"/>&lt;param name="version" type="string"&gt;0.7.0&lt;/param&gt;</text:p>
      <text:p text:style-name="P70"><text:s text:c="2"/>&lt;section name="Billing"&gt;</text:p>
      <text:p text:style-name="P70"><text:s text:c="4"/>&lt;param name="maxBillings" type="int"&gt;500&lt;/param&gt;</text:p>
      <text:p text:style-name="P69"><text:span text:style-name="T6"><text:s text:c="2"/></text:span>&lt;/section&gt; <text:s/></text:p>
      <text:p text:style-name="P69">&lt;/config&gt;</text:p>
      <text:p text:style-name="P68">Конец файла</text:p>
      <text:p text:style-name="Text_20_body"/>
      <text:p text:style-name="Text_20_body">Как было указано выше, <text:s/>конфигурация <text:user-defined style:data-style-name="N0" text:name="Name">INMan</text:user-defined>-a может быть представлена несколькими файлами. В этом случае логически выделяется один головной файл, который должен содержать секцию <text:a xlink:type="simple" xlink:href="#5.4. Структура секции Files.|outline"><text:span text:style-name="T26">'Files'</text:span></text:a><text:span text:style-name="T4">, задающий распределение секций по файлам. Именно этот файл должен подаваться аргументо</text:span><text:span text:style-name="T4">м</text:span><text:span text:style-name="T4"> командной строки при запуске <text:s/></text:span><text:span text:style-name="T4"><text:user-defined style:data-style-name="N0" text:name="Name">INMan</text:user-defined></text:span><text:span text:style-name="T4">-a.</text:span></text:p>
      <text:p text:style-name="Text_20_body"/>
      <text:h text:style-name="Heading_20_2" text:outline-level="2"><text:bookmark text:name="__RefHeading__9225_1268417483"/><text:s/><text:bookmark-start text:name="_Конфигурируемые_сервисы."/>Конфигурируемые сервисы.<text:bookmark-end text:name="__RefHeading__9225_1268417483"/><text:bookmark-end text:name="_Конфигурируемые_сервисы."/></text:h>
      <text:p text:style-name="Text_20_body">Эксплуатация модуля тарификации выявила, что его функциональность востребована в различных вариантах на инсталляциях с различными как ПО так и оборудованием. Основные варианты использования <text:user-defined style:data-style-name="N0" text:name="Name">INMan</text:user-defined><text:span text:style-name="T6">-a</text:span> следующие:</text:p>
      <text:list xml:id="list110386527" text:style-name="WW8Num42">
        <text:list-item>
          <text:p text:style-name="P104">сервис тарификации (только тарификация ExtraSMS/<text:span text:style-name="T6">SMS</text:span>/<text:span text:style-name="T6">USSD</text:span> сообщений, работа с сигнальной сетью)</text:p>
        </text:list-item>
        <text:list-item>
          <text:p text:style-name="P104">сервис определителя абонентов (только определение данных контракта абонента, работа с сигнальной сетью)</text:p>
        </text:list-item>
        <text:list-item>
          <text:p text:style-name="P104"><text:span text:style-name="T6">backup</text:span> архиватор <text:span text:style-name="T6">CDR</text:span>-ов (работа без сигнальной сети, создание <text:span text:style-name="T6">CDR</text:span> записей по оказанным услугам <text:s/>в случае сбоев сигнальной сети или для последующего использования в системах статистики) </text:p>
        </text:list-item>
      </text:list>
      <text:p text:style-name="Text_20_body">Для обеспечения возможности гибкой настройки <text:span text:style-name="T6"><text:user-defined style:data-style-name="N0" text:name="Name">INMan</text:user-defined></text:span>-<text:span text:style-name="T6">a</text:span> под конкретные нужды, начиная с версии 0.7.0 <text:span text:style-name="T6"><text:user-defined style:data-style-name="N0" text:name="Name">INMan</text:user-defined></text:span> был перестроен по технологии ‘конфигурируемых динамически подгружаемых сервисов’, далее упоминающиеся как просто ‘конфигурируемые сервисы’ . Эта технология позволяет при старте <text:span text:style-name="T6"><text:user-defined style:data-style-name="N0" text:name="Name">INMan</text:user-defined></text:span>-<text:span text:style-name="T6">a</text:span>, в соответствии с настройками файла конфигурации, определить востребованные сервисы и загрузить и проинициализировать для дальнейшей работы только их. </text:p>
      <text:p text:style-name="Text_20_body">Каждый сервис идентифицируется уникальным идентификатором (<text:span text:style-name="T6">UId</text:span>) и может быть либо встроен в <text:span text:style-name="T6">INMan</text:span>, либо динамически загружен при его старте. </text:p>
      <text:p text:style-name="Text_20_body">Функционально все сервисы подразделяются на три группы :</text:p>
      <text:list xml:id="list874468427" text:style-name="WW8Num11">
        <text:list-item>
          <text:p text:style-name="P105">сервисы ядра <text:user-defined style:data-style-name="N0" text:name="Name">INMan</text:user-defined>-a (<text:span text:style-name="T6">core</text:span>) – обеспечивают базовую функциональность для управления сервисами из других групп<text:span text:style-name="T6">, не могут быть динамически загружены.</text:span></text:p>
        </text:list-item>
        <text:list-item>
          <text:p text:style-name="P106">сервисы верхнего уровня (topLevel) – непосредственно обслуживают клиентов <text:user-defined style:data-style-name="N0" text:name="Name">INMan</text:user-defined>-a</text:p>
        </text:list-item>
        <text:list-item>
          <text:p text:style-name="P105">разделяемые сервисы (<text:span text:style-name="T6">shared</text:span>)– обслуживают другие сервисы.</text:p>
        </text:list-item>
      </text:list>
      <text:p text:style-name="Text_20_body">Сервисы всех групп могут быть конфигурируемыми. Таким <text:s/>сервисам назначена по умолчанию секция в файле конфигурации, которая может быть переназначена в специальной секции этого файла.</text:p>
      <text:p text:style-name="Text_20_body"><text:soft-page-break/>Для выбора нужных сервисов верхнего уровня <text:s/>а также для переназначения секций конфигурации для конфигурируемых сервисов служит головная секция файла конфигурации с зарезервированным именем ‘<text:a xlink:type="simple" xlink:href="#_Структура_секции_Services."><text:span text:style-name="Internet_20_link"><text:span text:style-name="T6">Services</text:span></text:span></text:a><text:a xlink:type="simple" xlink:href="#_Структура_секции_Services."><text:span text:style-name="Internet_20_link">’</text:span></text:a>. </text:p>
      <text:p text:style-name="Text_20_body">В данной версии, для настройки <text:s/>посредством <text:s/>файла конфигурации доступны следующие сервисы:</text:p>
      <text:p text:style-name="Standard">Таблица <text:sequence text:ref-name="refTable0" text:name="Table" text:formula="ooow:Table+1" style:num-format="1">1</text:sequence>: Конфигурируемые сервисы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row table:style-name="Таблица17.1">
          <table:table-cell table:style-name="Таблица17.A1" office:value-type="string">
            <text:p text:style-name="P12"><text:span text:style-name="T6">UId</text:span><text:line-break/>(тип сервиса)</text:p>
          </table:table-cell>
          <table:table-cell table:style-name="Таблица17.A1" office:value-type="string">
            <text:p text:style-name="P12">Имя секции <text:line-break/>по умолчанию<text:line-break/> (+ допол.-е)</text:p>
          </table:table-cell>
          <table:table-cell table:style-name="Таблица17.A1" office:value-type="string">
            <text:p text:style-name="P12">Тип загрузки<text:line-break/>(имя динамической <text:line-break/>библиотеки)</text:p>
          </table:table-cell>
          <table:table-cell table:style-name="Таблица17.D1" office:value-type="string">
            <text:p text:style-name="P12">Описание</text:p>
          </table:table-cell>
        </table:table-row>
        <table:table-row table:style-name="Таблица17.1">
          <table:table-cell table:style-name="Таблица17.A2" office:value-type="string">
            <text:p text:style-name="P64">IcsSvcHost<text:line-break/><text:span text:style-name="T4">(core)</text:span></text:p>
          </table:table-cell>
          <table:table-cell table:style-name="Таблица17.A2" office:value-type="string">
            <text:p text:style-name="P55"><text:a xlink:type="simple" xlink:href="#5.4. Структура секции Files.|outline"><text:span text:style-name="T24">Files</text:span></text:a> <text:s/>, <text:a xlink:type="simple" xlink:href="#5.5. Структура секции Services.|outline"><text:span text:style-name="T24">Services</text:span></text:a></text:p>
          </table:table-cell>
          <table:table-cell table:style-name="Таблица17.A2" office:value-type="string">
            <text:p text:style-name="P30">Prelinked</text:p>
          </table:table-cell>
          <table:table-cell table:style-name="Таблица17.D2" office:value-type="string">
            <text:p text:style-name="P29">Ядро <text:user-defined style:data-style-name="N0" text:name="Name">INMan</text:user-defined>-a, управляет и координирует все сервисы.</text:p>
          </table:table-cell>
        </table:table-row>
        <table:table-row table:style-name="Таблица17.1">
          <table:table-cell table:style-name="Таблица17.A3" office:value-type="string">
            <text:p text:style-name="P55"><text:span text:style-name="T25">icsTCPServer<text:line-break/></text:span>(<text:span text:style-name="T6">shared</text:span>)</text:p>
          </table:table-cell>
          <table:table-cell table:style-name="Таблица17.A3" office:value-type="string">
            <text:p text:style-name="P55"><text:a xlink:type="simple" xlink:href="#_Параметры_секции_Host_(сервис icsTC"><text:span text:style-name="Internet_20_link"><text:span text:style-name="T10">Host</text:span></text:span></text:a></text:p>
          </table:table-cell>
          <table:table-cell table:style-name="Таблица17.A3" office:value-type="string">
            <text:p text:style-name="P30">Prelinked</text:p>
          </table:table-cell>
          <table:table-cell table:style-name="Таблица17.D3" office:value-type="string">
            <text:p text:style-name="P29">Обслуживает <text:span text:style-name="T6">TCP</text:span> соединения клиентов <text:span text:style-name="T6"><text:user-defined style:data-style-name="N0" text:name="Name">INMan</text:user-defined></text:span>-<text:span text:style-name="T6">a</text:span>, в соответствии с правилами, описанными в <text:s/>главе “<text:a xlink:type="simple" xlink:href="#_Протоколы_взаимодействия_клиентов_с"><text:span text:style-name="Internet_20_link">Протоколы взаимодействия клиентов с INMan-ом</text:span></text:a>’</text:p>
          </table:table-cell>
        </table:table-row>
        <table:table-row table:style-name="Таблица17.1">
          <table:table-cell table:style-name="Таблица17.A2" office:value-type="string">
            <text:p text:style-name="P55"><text:span text:style-name="T25">icsAbntCache</text:span><text:span text:style-name="T11"><text:line-break/></text:span>(<text:span text:style-name="T6">shared</text:span>)</text:p>
          </table:table-cell>
          <table:table-cell table:style-name="Таблица17.A2" office:value-type="string">
            <text:p text:style-name="P55"><text:a xlink:type="simple" xlink:href="#_Параметры_секции_AbonentsCache_(сер"><text:span text:style-name="Internet_20_link"><text:span text:style-name="T10">AbonentsCache</text:span></text:span></text:a></text:p>
          </table:table-cell>
          <table:table-cell table:style-name="Таблица17.A2" office:value-type="string">
            <text:p text:style-name="P30">dynamic (libinman_ics_abcache.so)</text:p>
          </table:table-cell>
          <table:table-cell table:style-name="Таблица17.D2" office:value-type="string">
            <text:p text:style-name="P29">Кэш данных об абонентах (контракт, <text:span text:style-name="T6">IN</text:span>-платформы, <text:span text:style-name="T6">etc</text:span>) </text:p>
          </table:table-cell>
        </table:table-row>
        <table:table-row table:style-name="Таблица17.1">
          <table:table-cell table:style-name="Таблица17.A3" office:value-type="string">
            <text:p text:style-name="P60">icsTCAPDisp</text:p>
            <text:p text:style-name="P61">(shared)</text:p>
          </table:table-cell>
          <table:table-cell table:style-name="Таблица17.A3" office:value-type="string">
            <text:p text:style-name="P55"><text:a xlink:type="simple" xlink:href="#5.3. Параметры секции SS7 (сервис icsTCAPDisp).|outline">SS7</text:a> либо <text:a xlink:type="simple" xlink:href="#5.4. Параметры секции SS7_HD (сервис icsTCAPDisp).|outline">SS7_HD </text:a><text:s text:c="2"/></text:p>
          </table:table-cell>
          <table:table-cell table:style-name="Таблица17.A3" office:value-type="string">
            <text:p text:style-name="P30">dynamic (libinman_ics_tcapdsp.so)</text:p>
          </table:table-cell>
          <table:table-cell table:style-name="Таблица17.D3" office:value-type="string">
            <text:p text:style-name="P29">Предоставляет <text:span text:style-name="T6">TCAP</text:span> <text:span text:style-name="T6">API</text:span> для взаимодействия с элементами сигнальной сети, интегрируется <text:s/>с <text:span text:style-name="T6">SS</text:span>7 стэком <text:span text:style-name="T6">TietoEnator, обычным или HD в зависимости от варианта сборки </text:span><text:span text:style-name="T6"><text:user-defined style:data-style-name="N0" text:name="Name">INMan</text:user-defined></text:span><text:span text:style-name="T6">-a</text:span></text:p>
          </table:table-cell>
        </table:table-row>
        <table:table-row table:style-name="Таблица17.1">
          <table:table-cell table:style-name="Таблица17.A2" office:value-type="string">
            <text:p text:style-name="P55"><text:span text:style-name="T25">icsIAPManager</text:span><text:span text:style-name="T11"><text:line-break/></text:span>(<text:span text:style-name="T6">shared</text:span>)</text:p>
          </table:table-cell>
          <table:table-cell table:style-name="Таблица17.A2" office:value-type="string">
            <text:p text:style-name="P56"><text:a xlink:type="simple" xlink:href="#_Параметры_секции_AbonentPolicies."><text:span text:style-name="Internet_20_link"><text:span text:style-name="T10">AbonentPolicies</text:span></text:span></text:a><text:span text:style-name="T23"><text:line-break/></text:span><text:span text:style-name="T10">(</text:span><text:span text:style-name="T23">+ </text:span><text:a xlink:type="simple" xlink:href="#_Параметры_секции_IN-Platforms._1"><text:span text:style-name="Internet_20_link"><text:span text:style-name="T10">IN</text:span></text:span></text:a><text:a xlink:type="simple" xlink:href="#_Параметры_секции_IN-Platforms._1"><text:span text:style-name="Internet_20_link"><text:span text:style-name="T23">-</text:span></text:span></text:a><text:a xlink:type="simple" xlink:href="#_Параметры_секции_IN-Platforms._1"><text:span text:style-name="Internet_20_link"><text:span text:style-name="T10">platforms</text:span></text:span></text:a><text:span text:style-name="T10">,</text:span><text:span text:style-name="T23">, <text:line-break/></text:span><text:a xlink:type="simple" xlink:href="#_Параметры_секции_DataProvider."><text:span text:style-name="Internet_20_link">AbonentProviders</text:span></text:a><text:span text:style-name="Internet_20_link"><text:span text:style-name="T10">,</text:span></text:span><text:span text:style-name="T10">, </text:span><text:a xlink:type="simple" xlink:href="#5.12. Структура секции BillingModes  (сервис icsSmBilling, icsIAPManager)|outline">BillingModes</text:a><text:span text:style-name="T10">) </text:span></text:p>
          </table:table-cell>
          <table:table-cell table:style-name="Таблица17.A2" office:value-type="string">
            <text:p text:style-name="P29"><text:span text:style-name="T6">d</text:span><text:span text:style-name="T6">ynamic (libinman_ics_iapmgr.so)</text:span></text:p>
          </table:table-cell>
          <table:table-cell table:style-name="Таблица17.D2" office:value-type="string">
            <text:p text:style-name="P29">Реестр ‘политик’ и ‘провайдеров’ абонентов.</text:p>
          </table:table-cell>
        </table:table-row>
        <table:table-row table:style-name="Таблица17.1">
          <table:table-cell table:style-name="Таблица17.A2" office:value-type="string">
            <text:p text:style-name="P55"><text:span text:style-name="T25">icsSmBilling</text:span><text:span text:style-name="T11"><text:line-break/></text:span><text:span text:style-name="T6">(topLevel)</text:span></text:p>
          </table:table-cell>
          <table:table-cell table:style-name="Таблица17.A2" office:value-type="string">
            <text:p text:style-name="P56"><text:a xlink:type="simple" xlink:href="#_Параметры_секции_Billing."><text:span text:style-name="Internet_20_link"><text:span text:style-name="T10">Billing</text:span></text:span></text:a><text:span text:style-name="Internet_20_link"><text:span text:style-name="T18"> ,<text:line-break/></text:span></text:span><text:a xlink:type="simple" xlink:href="#5.13. Шаблон секции SMS-Extra (сервис icsSmBilling).|outline"><text:span text:style-name="Internet_20_link">SMS-Extra</text:span></text:a><text:span text:style-name="Internet_20_link"><text:span text:style-name="T15">,<text:line-break/></text:span></text:span><text:a xlink:type="simple" xlink:href="#5.12. Структура секции BillingModes  (сервис icsSmBilling, icsIAPManager)|outline"><text:span text:style-name="Internet_20_link">BillingModes</text:span></text:a></text:p>
            <text:p text:style-name="P56"><text:span text:style-name="Internet_20_link"><text:span text:style-name="T18"/></text:span></text:p>
          </table:table-cell>
          <table:table-cell table:style-name="Таблица17.A2" office:value-type="string">
            <text:p text:style-name="P29"><text:span text:style-name="T6">d</text:span><text:span text:style-name="T6">ynamic (libinman_ics_smbill.so)</text:span></text:p>
          </table:table-cell>
          <table:table-cell table:style-name="Таблица17.D2" office:value-type="string">
            <text:p text:style-name="P29">Сервис тарификации ExtraSMS/<text:span text:style-name="T6">SMS</text:span>/<text:span text:style-name="T6">USSD</text:span> сообщений, в соответствии с протоколом, описанным в главе <text:a xlink:type="simple" xlink:href="#_Обзор_протокола_тарификации_(USSDC-"><text:span text:style-name="Internet_20_link">Обзор протокола тарификации (USSDC-INMAN).</text:span></text:a></text:p>
          </table:table-cell>
        </table:table-row>
        <table:table-row table:style-name="Таблица17.1">
          <table:table-cell table:style-name="Таблица17.A2" office:value-type="string">
            <text:p text:style-name="P55"><text:span text:style-name="T11">icsAbntDetector</text:span><text:span text:style-name="T11"><text:line-break/></text:span><text:span text:style-name="T6">(topLevel)</text:span></text:p>
          </table:table-cell>
          <table:table-cell table:style-name="Таблица17.A2" office:value-type="string">
            <text:p text:style-name="P55"><text:s/><text:a xlink:type="simple" xlink:href="#_Параметры_секции_AbonentDetector_(с"><text:span text:style-name="Internet_20_link"><text:span text:style-name="T10">AbonentDetector</text:span></text:span></text:a></text:p>
          </table:table-cell>
          <table:table-cell table:style-name="Таблица17.A2" office:value-type="string">
            <text:p text:style-name="P29"><text:span text:style-name="T6">d</text:span><text:span text:style-name="T6">ynamic (libinman_ics_abdtcr.so)</text:span></text:p>
          </table:table-cell>
          <table:table-cell table:style-name="Таблица17.D2" office:value-type="string">
            <text:p text:style-name="P41">Сервис определения контракта абонентов, в соответствии с протоколом, описанным в главе <text:a xlink:type="simple" xlink:href="#_Обзор_протокола_определения_контрак"><text:span text:style-name="Internet_20_link">Обзор протокола определения </text:span></text:a><text:a xlink:type="simple" xlink:href="#_Обзор_протокола_определения_контрак"><text:span text:style-name="Internet_20_link">контракта абонента (USSDC-INMAN).</text:span></text:a></text:p>
          </table:table-cell>
        </table:table-row>
        <table:table-row table:style-name="Таблица17.1">
          <table:table-cell table:style-name="Таблица17.A3" office:value-type="string">
            <text:p text:style-name="P55"><text:span text:style-name="T25">icsIAPrvdSRI</text:span><text:span text:style-name="T11"><text:line-break/></text:span>(<text:span text:style-name="T6">shared</text:span>)</text:p>
          </table:table-cell>
          <table:table-cell table:style-name="Таблица17.A3" office:value-type="string">
            <text:p text:style-name="P55">Подсекция в</text:p>
            <text:p text:style-name="P55"><text:s/><text:a xlink:type="simple" xlink:href="#_Параметры_секции_DataProvider."><text:span text:style-name="Internet_20_link"><text:span text:style-name="T10">AbonentProviders</text:span></text:span></text:a></text:p>
          </table:table-cell>
          <table:table-cell table:style-name="Таблица17.A3" office:value-type="string">
            <text:p text:style-name="P30">dynamic (libinman_ics_sri.so)</text:p>
          </table:table-cell>
          <table:table-cell table:style-name="Таблица17.D3" office:value-type="string">
            <text:p text:style-name="P42">Сервис '<text:a xlink:type="simple" xlink:href="#2.2.1. Понятие ‘политики абонентов’, ‘провайдер абонента’.|outline">провайдера абонентов</text:a>' <text:s/>использующий <text:span text:style-name="T6">HLR</text:span> сервис <text:span text:style-name="T6">SEND</text:span>_<text:span text:style-name="T6">ROUTING</text:span>_<text:span text:style-name="T6">INFO</text:span></text:p>
          </table:table-cell>
        </table:table-row>
        <table:table-row table:style-name="Таблица17.1">
          <table:table-cell table:style-name="Таблица17.A3" office:value-type="string">
            <text:p text:style-name="P55"><text:span text:style-name="T25">icsIAPrvd</text:span><text:span text:style-name="T25">ATSI</text:span><text:span text:style-name="T11"><text:line-break/></text:span>(<text:span text:style-name="T6">shared</text:span>)</text:p>
          </table:table-cell>
          <table:table-cell table:style-name="Таблица17.A3" office:value-type="string">
            <text:p text:style-name="P55">Подсекция в</text:p>
            <text:p text:style-name="P55"><text:s/><text:a xlink:type="simple" xlink:href="#_Параметры_секции_DataProvider."><text:span text:style-name="Internet_20_link"><text:span text:style-name="T10">AbonentProviders</text:span></text:span></text:a></text:p>
          </table:table-cell>
          <table:table-cell table:style-name="Таблица17.A3" office:value-type="string">
            <text:p text:style-name="P30">dynamic (libinman_ics_atsi.so)</text:p>
          </table:table-cell>
          <table:table-cell table:style-name="Таблица17.D3" office:value-type="string">
            <text:p text:style-name="P42">Сервис '<text:a xlink:type="simple" xlink:href="#2.2.1. Понятие ‘политики абонентов’, ‘провайдер абонента’.|outline">провайдера абонентов</text:a>' <text:s/>использующий <text:span text:style-name="T6">HLR</text:span> сервис ANY_TIME_<text:span text:style-name="T6">S</text:span><text:span text:style-name="T6">UBSCRIPTION_INTERROGATION.</text:span></text:p>
          </table:table-cell>
        </table:table-row>
      </table:table>
      <text:p text:style-name="Caption"/>
      <text:p text:style-name="Text_20_body"/>
      <text:h text:style-name="Heading_20_2" text:outline-level="2"><text:bookmark text:name="__RefHeading__9227_1268417483"/><text:s/>Сводный список секций файла конфигурации.<text:bookmark-end text:name="__RefHeading__9227_1268417483"/></text:h>
      <text:p text:style-name="Text_20_body">В нижеследующей таблице перечислены все секции верхнего уровня, определенные в файле конфигурация <text:span text:style-name="T6"><text:user-defined style:data-style-name="N0" text:name="Name">INMan</text:user-defined></text:span>-<text:span text:style-name="T6">a</text:span> текущей версии.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 table:style-name="Таблица18.1">
          <table:table-cell table:style-name="Таблица18.A1" office:value-type="string">
            <text:p text:style-name="P12">Имя секции<text:span text:style-name="T6"><text:line-break/>(</text:span>по умолчанию<text:span text:style-name="T6">)</text:span></text:p>
          </table:table-cell>
          <table:table-cell table:style-name="Таблица18.A1" office:value-type="string">
            <text:p text:style-name="P12">Наличие</text:p>
          </table:table-cell>
          <table:table-cell table:style-name="Таблица18.C1" office:value-type="string">
            <text:p text:style-name="P12">Краткое описание</text:p>
          </table:table-cell>
        </table:table-row>
        <table:table-row table:style-name="Таблица18.1">
          <table:table-cell table:style-name="Таблица18.A2" office:value-type="string">
            <text:p text:style-name="P63"><text:a xlink:type="simple" xlink:href="#5.4. Структура секции Files.|outline">Files</text:a></text:p>
          </table:table-cell>
          <table:table-cell table:style-name="Таблица18.A2" office:value-type="string">
            <text:p text:style-name="P29">опциональная</text:p>
          </table:table-cell>
          <table:table-cell table:style-name="Таблица18.C2" office:value-type="string">
            <text:p text:style-name="P29">задаёт распределение секций по файлам конфигурации</text:p>
          </table:table-cell>
        </table:table-row>
        <table:table-row table:style-name="Таблица18.1">
          <table:table-cell table:style-name="Таблица18.A2" office:value-type="string">
            <text:p text:style-name="P63"><text:a xlink:type="simple" xlink:href="#_Структура_секции_Services."><text:span text:style-name="Internet_20_link"><text:span text:style-name="T6">Services</text:span></text:span></text:a></text:p>
          </table:table-cell>
          <table:table-cell table:style-name="Таблица18.A2" office:value-type="string">
            <text:p text:style-name="P29">опциональная</text:p>
          </table:table-cell>
          <table:table-cell table:style-name="Таблица18.C2" office:value-type="string">
            <text:p text:style-name="P29">задаёт требуемые <text:span text:style-name="T6">topLevel </text:span>сервисы</text:p>
          </table:table-cell>
        </table:table-row>
        <table:table-row table:style-name="Таблица18.1">
          <table:table-cell table:style-name="Таблица18.A4" office:value-type="string">
            <text:p text:style-name="P55"><text:a xlink:type="simple" xlink:href="#_Параметры_секции_Host_(сервис icsTC"><text:span text:style-name="Internet_20_link"><text:span text:style-name="T10">Host</text:span></text:span></text:a></text:p>
          </table:table-cell>
          <table:table-cell table:style-name="Таблица18.A4" office:value-type="string">
            <text:p text:style-name="P29">обязательная</text:p>
          </table:table-cell>
          <table:table-cell table:style-name="Таблица18.C4" office:value-type="string">
            <text:p text:style-name="P29">задаёт сервисный hostId и порт <text:user-defined style:data-style-name="N0" text:name="Name">INMan</text:user-defined>-a</text:p>
          </table:table-cell>
        </table:table-row>
        <table:table-row table:style-name="Таблица18.1">
          <table:table-cell table:style-name="Таблица18.A4" office:value-type="string">
            <text:p text:style-name="P63"><text:a xlink:type="simple" xlink:href="#5.12. Структура секции BillingModes  (сервис icsSmBilling, icsIAPManager)|outline">BillingModes</text:a></text:p>
          </table:table-cell>
          <table:table-cell table:style-name="Таблица18.A4" office:value-type="string">
            <text:p text:style-name="P29">опциональная</text:p>
          </table:table-cell>
          <table:table-cell table:style-name="Таблица18.C4" office:value-type="string">
            <text:p text:style-name="P29">задаёт возможные <text:a xlink:type="simple" xlink:href="#2.2.2. Логика и режимы тарификации.|outline">режимы тарификации </text:a><text:a xlink:type="simple" xlink:href="#2.2.2. Логика и режимы тарификации.|outline"><text:span text:style-name="T6">SMS</text:span></text:a><text:a xlink:type="simple" xlink:href="#2.2.2. Логика и режимы тарификации.|outline">/</text:a><text:a xlink:type="simple" xlink:href="#2.2.2. Логика и режимы тарификации.|outline"><text:span text:style-name="T6">USSD</text:span></text:a><text:a xlink:type="simple" xlink:href="#2.2.2. Логика и режимы тарификации.|outline"> /Extra</text:a><text:a xlink:type="simple" xlink:href="#2.2.2. Логика и режимы тарификации.|outline"><text:span text:style-name="T6">SMS <text:s/></text:span></text:a><text:soft-page-break/><text:a xlink:type="simple" xlink:href="#2.2.2. Логика и режимы тарификации.|outline">сообщений</text:a></text:p>
          </table:table-cell>
        </table:table-row>
        <table:table-row table:style-name="Таблица18.1">
          <table:table-cell table:style-name="Таблица18.A2" office:value-type="string">
            <text:p text:style-name="P55"><text:a xlink:type="simple" xlink:href="#_Параметры_секции_Billing."><text:span text:style-name="Internet_20_link"><text:span text:style-name="T10">Billing</text:span></text:span></text:a></text:p>
          </table:table-cell>
          <table:table-cell table:style-name="Таблица18.A2" office:value-type="string">
            <text:p text:style-name="P29">опциональная</text:p>
          </table:table-cell>
          <table:table-cell table:style-name="Таблица18.C2" office:value-type="string">
            <text:p text:style-name="P29">тарификация <text:s/><text:span text:style-name="T6">SMS</text:span>/<text:span text:style-name="T6">USSD/ExtraSMS</text:span> сообщений</text:p>
          </table:table-cell>
        </table:table-row>
        <table:table-row table:style-name="Таблица18.1">
          <table:table-cell table:style-name="Таблица18.A2" office:value-type="string">
            <text:p text:style-name="P63"><text:a xlink:type="simple" xlink:href="#5.13. Шаблон секции SMS-Extra (сервис icsSmBilling).|outline">SMS-Extra</text:a></text:p>
          </table:table-cell>
          <table:table-cell table:style-name="Таблица18.A2" office:value-type="string">
            <text:p text:style-name="P29">опциональная</text:p>
          </table:table-cell>
          <table:table-cell table:style-name="Таблица18.C2" office:value-type="string">
            <text:p text:style-name="P29">тарификация <text:s/>Extra<text:span text:style-name="T6">SMS </text:span>сообщений</text:p>
          </table:table-cell>
        </table:table-row>
        <table:table-row table:style-name="Таблица18.1">
          <table:table-cell table:style-name="Таблица18.A4" office:value-type="string">
            <text:p text:style-name="P55"><text:a xlink:type="simple" xlink:href="#_Параметры_секции_AbonentDetector_(с"><text:span text:style-name="Internet_20_link"><text:span text:style-name="T10">AbonentDetector</text:span></text:span></text:a></text:p>
          </table:table-cell>
          <table:table-cell table:style-name="Таблица18.A4" office:value-type="string">
            <text:p text:style-name="P29">опциональная</text:p>
          </table:table-cell>
          <table:table-cell table:style-name="Таблица18.C4" office:value-type="string">
            <text:p text:style-name="P29">определение контракта абонентов</text:p>
          </table:table-cell>
        </table:table-row>
        <table:table-row table:style-name="Таблица18.1">
          <table:table-cell table:style-name="Таблица18.A4" office:value-type="string">
            <text:p text:style-name="P55"><text:a xlink:type="simple" xlink:href="#_Параметры_секции_SS7."><text:span text:style-name="Internet_20_link"><text:span text:style-name="T10">SS7</text:span></text:span></text:a></text:p>
          </table:table-cell>
          <table:table-cell table:style-name="Таблица18.A4" office:value-type="string">
            <text:p text:style-name="P29">опциональная</text:p>
          </table:table-cell>
          <table:table-cell table:style-name="Таблица18.C4" office:value-type="string">
            <text:p text:style-name="P29">интеграция с <text:span text:style-name="T6">SS</text:span>7 стэком <text:span text:style-name="T6">TietoEnator</text:span></text:p>
          </table:table-cell>
        </table:table-row>
        <table:table-row table:style-name="Таблица18.1">
          <table:table-cell table:style-name="Таблица18.A2" office:value-type="string">
            <text:p text:style-name="P55"><text:a xlink:type="simple" xlink:href="#5.4. Параметры секции SS7_HD (сервис icsTCAPDisp).|outline">SS7_HD</text:a> </text:p>
          </table:table-cell>
          <table:table-cell table:style-name="Таблица18.A2" office:value-type="string">
            <text:p text:style-name="P29">опциональная</text:p>
          </table:table-cell>
          <table:table-cell table:style-name="Таблица18.C2" office:value-type="string">
            <text:p text:style-name="P29">интеграция с HD версией <text:span text:style-name="T6">SS</text:span>7 стэка <text:span text:style-name="T6">TietoEnator</text:span></text:p>
          </table:table-cell>
        </table:table-row>
        <table:table-row table:style-name="Таблица18.1">
          <table:table-cell table:style-name="Таблица18.A4" office:value-type="string">
            <text:p text:style-name="P55"><text:a xlink:type="simple" xlink:href="#_Шаблон_секции_TCAPUser"><text:span text:style-name="Internet_20_link"><text:span text:style-name="T10">TCAPUser</text:span></text:span></text:a></text:p>
          </table:table-cell>
          <table:table-cell table:style-name="Таблица18.A4" office:value-type="string">
            <text:p text:style-name="P29">опциональная</text:p>
          </table:table-cell>
          <table:table-cell table:style-name="Таблица18.C4" office:value-type="string">
            <text:p text:style-name="P29">параметры работы с <text:span text:style-name="T6">TCAP</text:span> <text:span text:style-name="T6">API</text:span></text:p>
          </table:table-cell>
        </table:table-row>
        <table:table-row table:style-name="Таблица18.1">
          <table:table-cell table:style-name="Таблица18.A4" office:value-type="string">
            <text:p text:style-name="P55"><text:a xlink:type="simple" xlink:href="#_Параметры_секции_AbonentsCache_(сер"><text:span text:style-name="Internet_20_link"><text:span text:style-name="T10">AbonentsCache</text:span></text:span></text:a></text:p>
          </table:table-cell>
          <table:table-cell table:style-name="Таблица18.A4" office:value-type="string">
            <text:p text:style-name="P29">опциональная</text:p>
          </table:table-cell>
          <table:table-cell table:style-name="Таблица18.C4" office:value-type="string">
            <text:p text:style-name="P29">кэш данных об абонентах</text:p>
          </table:table-cell>
        </table:table-row>
        <table:table-row table:style-name="Таблица18.1">
          <table:table-cell table:style-name="Таблица18.A4" office:value-type="string">
            <text:p text:style-name="P55"><text:a xlink:type="simple" xlink:href="#_Параметры_секции_AbonentPolicies."><text:span text:style-name="Internet_20_link"><text:span text:style-name="T10">AbonentPolicies</text:span></text:span></text:a></text:p>
          </table:table-cell>
          <table:table-cell table:style-name="Таблица18.A4" office:value-type="string">
            <text:p text:style-name="P29">опциональная</text:p>
          </table:table-cell>
          <table:table-cell table:style-name="Таблица18.C4" office:value-type="string">
            <text:p text:style-name="P29">определения <text:span text:style-name="T6">‘</text:span>политик абонентов<text:span text:style-name="T6">’</text:span></text:p>
          </table:table-cell>
        </table:table-row>
        <table:table-row table:style-name="Таблица18.1">
          <table:table-cell table:style-name="Таблица18.A4" office:value-type="string">
            <text:p text:style-name="P55"><text:a xlink:type="simple" xlink:href="#_Параметры_секции_IN-Platforms._1"><text:span text:style-name="Internet_20_link"><text:span text:style-name="T10">IN-platforms</text:span></text:span></text:a></text:p>
          </table:table-cell>
          <table:table-cell table:style-name="Таблица18.A4" office:value-type="string">
            <text:p text:style-name="P29">опциональная</text:p>
          </table:table-cell>
          <table:table-cell table:style-name="Таблица18.C4" office:value-type="string">
            <text:p text:style-name="P29">конфигурации известных <text:span text:style-name="T6">IN-</text:span>платформ</text:p>
          </table:table-cell>
        </table:table-row>
        <table:table-row table:style-name="Таблица18.1">
          <table:table-cell table:style-name="Таблица18.A4" office:value-type="string">
            <text:p text:style-name="P55"><text:a xlink:type="simple" xlink:href="#_Параметры_секции_DataProvider."><text:span text:style-name="Internet_20_link"><text:span text:style-name="T10">AbonentProviders</text:span></text:span></text:a></text:p>
          </table:table-cell>
          <table:table-cell table:style-name="Таблица18.A4" office:value-type="string">
            <text:p text:style-name="P29">опциональная</text:p>
          </table:table-cell>
          <table:table-cell table:style-name="Таблица18.C4" office:value-type="string">
            <text:p text:style-name="P29">конфигурации ‘провайдеров абонентов’</text:p>
          </table:table-cell>
        </table:table-row>
      </table:table>
      <text:p text:style-name="P68"/>
      <text:p text:style-name="Text_20_body"/>
      <text:h text:style-name="Heading_20_2" text:outline-level="2"><text:bookmark text:name="__RefHeading__9229_12684174831"/><text:s/><text:bookmark-start text:name="_Структура_секции_Services.1"/>Структура секции <text:bookmark-end text:name="_Структура_секции_Services.1"/>Files<text:span text:style-name="T6"> (сервис </text:span><text:span text:style-name="T14">ics</text:span><text:span text:style-name="T14">SvcHost</text:span><text:span text:style-name="T6">).</text:span><text:bookmark-end text:name="__RefHeading__9229_12684174831"/></text:h>
      <text:p text:style-name="Text_20_body">Данная секция предназначена для указания распределения секций по файлам конфигурации. Она опциональна и может содержать только строковые параметры вида:</text:p>
      <text:p text:style-name="Text_20_body">&lt;param name="<text:span text:style-name="T26">_SectionNamePrefix_</text:span>" type="string"&gt;<text:span text:style-name="T26">_SectionFileName_</text:span>&lt;/param&gt;</text:p>
      <text:p text:style-name="Text_20_body">где</text:p>
      <text:list xml:id="list1253850566" text:style-name="L6">
        <text:list-item>
          <text:p text:style-name="P79"><text:span text:style-name="T26">_SectionNamePrefix_</text:span><text:span text:style-name="T3"> - префикс имени секции, может содержать подстановочные символы</text:span></text:p>
          <text:p text:style-name="P79"><text:span text:style-name="T3"><text:s text:c="3"/>'</text:span><text:span text:style-name="T48">?</text:span><text:span text:style-name="T3">' - в любой позиции префикса, заменяет один символ</text:span></text:p>
          <text:p text:style-name="P79"><text:span text:style-name="T3"><text:s text:c="3"/>'</text:span><text:span text:style-name="T48">*</text:span><text:span text:style-name="T3">' - только в конце префикса, заменяет <text:s/>[0..N] символов</text:span></text:p>
        </text:list-item>
        <text:list-item>
          <text:p text:style-name="P79"><text:span text:style-name="T26">_SectionFileName_</text:span><text:span text:style-name="T4"> - имя файла конфигурации, соответствующего формату, описанному в </text:span><text:a xlink:type="simple" xlink:href="#5.1. Структура файла конфигурации.|outline"><text:span text:style-name="T4">Структура файла конфигурации</text:span></text:a></text:p>
          <text:p text:style-name="P121"><text:span text:style-name="T26">NOTE: <text:s/></text:span><text:span text:style-name="T26"><text:user-defined style:data-style-name="N0" text:name="Name">INMan</text:user-defined></text:span><text:span text:style-name="T26"> производит последовательный поиск файлов конфигурации в следующих директориях: <text:s text:c="2"/>( . <text:s/>./conf <text:s text:c="2"/>../conf )</text:span></text:p>
          <text:p text:style-name="P88"/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2">Например: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2">&lt;section name="Files"&gt;</text:p>
      <text:p text:style-name="P72"><text:s text:c="4"/>&lt;param name="IN-platforms" type="string"&gt;config.ins.xml&lt;/param&gt;</text:p>
      <text:p text:style-name="P72"><text:s text:c="4"/>&lt;param name="TCAPUser*" type="string"&gt;config.ss7.xml&lt;/param&gt;</text:p>
      <text:p text:style-name="P72"><text:s text:c="4"/>&lt;param name="SS7*" type="string"&gt;config.ss7.xml&lt;/param&gt;</text:p>
      <text:p text:style-name="P72">&lt;/section&gt;</text:p>
      <text:p text:style-name="P72"/>
      <text:h text:style-name="Heading_20_2" text:outline-level="2"><text:bookmark text:name="__RefHeading__9229_1268417483"/><text:s/><text:bookmark-start text:name="_Структура_секции_Services."/>Структура секции <text:bookmark-end text:name="_Структура_секции_Services."/><text:span text:style-name="T6">Services </text:span><text:span text:style-name="T6">(сервис </text:span><text:span text:style-name="T14">ics</text:span><text:span text:style-name="T14">SvcHost</text:span><text:span text:style-name="T6">)</text:span>.<text:bookmark-end text:name="__RefHeading__9229_1268417483"/></text:h>
      <text:p text:style-name="Text_20_body">Данная секция является главной и служит для указания требуемых сервисов верхнего уровня, а также для переназначения секций конфигурации для конфигурируемых сервисов, перечисленных в разделе <text:a xlink:type="simple" xlink:href="#_Конфигурируемые_сервисы."><text:span text:style-name="Internet_20_link">Конфигурируемые сервисы.</text:span></text:a> </text:p>
      <text:p text:style-name="Text_20_body">Секция может содержать только строковые параметры вида:</text:p>
      <text:p text:style-name="P48"><text:s text:c="6"/><text:tab/><text:span text:style-name="T6">&lt;param name="SectionName" type="string"&gt;ICSIdent&lt;/param&gt;</text:span></text:p>
      <text:p text:style-name="P48">где </text:p>
      <text:list xml:id="list1441325078" text:style-name="WW8Num25">
        <text:list-item>
          <text:p text:style-name="P114"><text:soft-page-break/><text:span text:style-name="T6">SectionName</text:span> – имя секции файла конфигурации (не обязательно верхнего уровня), которая содержит настройки для сервиса, идентифицируемого значением данного строкового параметра <text:span text:style-name="T6">ICSIdent</text:span></text:p>
        </text:list-item>
        <text:list-item>
          <text:p text:style-name="P114"><text:span text:style-name="T6">ICSIdent</text:span> – строка, идентифицирующая сервис в одном из следующих форматов:</text:p>
        </text:list-item>
      </text:list>
      <text:list xml:id="list827828542" text:style-name="WW8Num22">
        <text:list-item>
          <text:p text:style-name="P115"><text:span text:style-name="T6">[uid</text:span>:] <text:span text:style-name="T10">icsUId</text:span> – где <text:span text:style-name="T10">icsUId</text:span> уникальный идентификатор сервиса указанный в таблице из раздела <text:a xlink:type="simple" xlink:href="#_Конфигурируемые_сервисы."><text:span text:style-name="Internet_20_link">Конфигурируемые сервисы.</text:span></text:a>, если сервис является динамически подгружаемым, то <text:span text:style-name="T6"><text:user-defined style:data-style-name="N0" text:name="Name">INMan</text:user-defined></text:span> загрузит соответствующую библиотеку<office:annotation><dc:creator>Roman V. Gerasimov</dc:creator><dc:date>2008-10-15T00:00:00</dc:date><text:p>Путь к *.so библиотекам INMan-a должен быть включен в переменную окружения LD_LIBRARY_PATH</text:p></office:annotation>.</text:p>
        </text:list-item>
        <text:list-item>
          <text:p text:style-name="P115"><text:span text:style-name="T6">dll</text:span>: <text:span text:style-name="T10">libname</text:span><text:span text:style-name="T23">.</text:span><text:span text:style-name="T10">so</text:span> – где <text:span text:style-name="T10">libname</text:span><text:span text:style-name="T23">.</text:span><text:span text:style-name="T10">so</text:span> имя динамической библиотеки желаемого сервиса.</text:p>
        </text:list-item>
      </text:list>
      <text:p text:style-name="P48"><text:span text:style-name="T11">NOTE</text:span><text:span text:style-name="T25">:</text:span><text:span text:style-name="T23"> Для единообразии файлов конфигурации на введенных в эксплуатацию инсталляциях рекомендуется использовать </text:span><text:span text:style-name="T10">ICSIdent</text:span><text:span text:style-name="T23"> вида 1, так как режим загрузки сервисов (</text:span><text:span text:style-name="T10">prelinked</text:span><text:span text:style-name="T23">/</text:span><text:span text:style-name="T10">dynamic</text:span><text:span text:style-name="T23">) может различаться для разных инсталляций.</text:span></text:p>
      <text:p text:style-name="Text_20_body">Пример<text:span text:style-name="T6">:</text:span></text:p>
      <text:p text:style-name="P22"><text:s text:c="2"/>&lt;section name="Services"&gt;</text:p>
      <text:p text:style-name="P22"><text:s text:c="4"/>&lt;!-- Abonent contract type and gsmSCF params determination --&gt;</text:p>
      <text:p text:style-name="P22"><text:s text:c="4"/>&lt;param name="AbonentDetector" type="string"&gt;uid: icsAbntDetector&lt;/param&gt;</text:p>
      <text:p text:style-name="Text_20_body"><text:span text:style-name="T6"><text:s text:c="4"/>&lt;param name="</text:span><text:span text:style-name="T6">HostWAN" type="string"&gt;uid: icsTCPServer&lt;/param&gt;</text:span></text:p>
      <text:p text:style-name="Text_20_body">&lt;/section&gt;</text:p>
      <text:p text:style-name="Text_20_body"/>
      <text:p text:style-name="Text_20_body">В данном варианте <text:span text:style-name="T6"><text:user-defined style:data-style-name="N0" text:name="Name">INMan</text:user-defined></text:span> запустит сервис определения контракта абонентов, а настройки для сервиса <text:span text:style-name="T6">icsTCPServer</text:span> возьмет из секции ‘<text:span text:style-name="T6">HostWAN</text:span>’, вместо секции по умолчанию ‘<text:span text:style-name="T6">Host</text:span>’.</text:p>
      <text:p text:style-name="Text_20_body">Несмотря на то, что эта секция главная, она опциональна. Если она отсутствует или не имеет параметров, то считается, что секция имеет вид:</text:p>
      <text:p text:style-name="Text_20_body"><text:s text:c="2"/><text:span text:style-name="T6">&lt;section name="Services"&gt;</text:span></text:p>
      <text:p text:style-name="P22"><text:s text:c="4"/>&lt;param name="Billing" type="string"&gt;uid: icsSmBilling&lt;/param&gt;</text:p>
      <text:p text:style-name="Text_20_body"><text:span text:style-name="T6"><text:s text:c="2"/></text:span>&lt;/section&gt;</text:p>
      <text:p text:style-name="Text_20_body">Это сделано для совместимости с файлами конфигурации предыдущих версий <text:span text:style-name="T6"><text:user-defined style:data-style-name="N0" text:name="Name">INMan</text:user-defined></text:span>-<text:span text:style-name="T6">a</text:span>.</text:p>
      <text:p text:style-name="P68"/>
      <text:h text:style-name="Heading_20_2" text:outline-level="2"><text:bookmark text:name="__RefHeading__9231_1268417483"/><text:s/><text:bookmark-start text:name="_Параметры_секции_Host_(сервис icsTC"/>Параметры секции <text:bookmark-end text:name="_Параметры_секции_Host_(сервис icsTC"/><text:span text:style-name="T6">Host</text:span> (сервис <text:span text:style-name="T28">icsTCPServer</text:span>).<text:bookmark-end text:name="__RefHeading__9231_1268417483"/></text:h>
      <text:p text:style-name="P53">Данная секция является обязательной. В ней определены следующие параметры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row table:style-name="Таблица19.1">
          <table:table-cell table:style-name="Таблица19.A1" office:value-type="string">
            <text:p text:style-name="P12">Имя параметра</text:p>
          </table:table-cell>
          <table:table-cell table:style-name="Таблица19.A1" office:value-type="string">
            <text:p text:style-name="P12">Тип</text:p>
          </table:table-cell>
          <table:table-cell table:style-name="Таблица19.A1" office:value-type="string">
            <text:p text:style-name="P12">Наличие</text:p>
          </table:table-cell>
          <table:table-cell table:style-name="Таблица19.D1" office:value-type="string">
            <text:p text:style-name="P12">Описание</text:p>
          </table:table-cell>
        </table:table-row>
        <table:table-row table:style-name="Таблица19.1">
          <table:table-cell table:style-name="Таблица19.A2" office:value-type="string">
            <text:p text:style-name="P55"><text:span text:style-name="T6">H</text:span><text:span text:style-name="T6">ost</text:span></text:p>
          </table:table-cell>
          <table:table-cell table:style-name="Таблица19.A2" office:value-type="string">
            <text:p text:style-name="P28">строка</text:p>
          </table:table-cell>
          <table:table-cell table:style-name="Таблица19.A2" office:value-type="string">
            <text:p text:style-name="P29">обязательный</text:p>
          </table:table-cell>
          <table:table-cell table:style-name="Таблица19.D2" office:value-type="string">
            <text:p text:style-name="P29"><text:span text:style-name="T6">DNS</text:span> имя или адрес хоста <text:span text:style-name="T6"><text:user-defined style:data-style-name="N0" text:name="Name">INMan</text:user-defined></text:span>-<text:span text:style-name="T6">a</text:span></text:p>
          </table:table-cell>
        </table:table-row>
        <table:table-row table:style-name="Таблица19.1">
          <table:table-cell table:style-name="Таблица19.A2" office:value-type="string">
            <text:p text:style-name="P55"><text:span text:style-name="T6">P</text:span><text:span text:style-name="T6">ort</text:span></text:p>
          </table:table-cell>
          <table:table-cell table:style-name="Таблица19.A2" office:value-type="string">
            <text:p text:style-name="P28">целое</text:p>
          </table:table-cell>
          <table:table-cell table:style-name="Таблица19.A2" office:value-type="string">
            <text:p text:style-name="P29">обязательный</text:p>
          </table:table-cell>
          <table:table-cell table:style-name="Таблица19.D2" office:value-type="string">
            <text:p text:style-name="P29">Служебный порт <text:user-defined style:data-style-name="N0" text:name="Name">INMan</text:user-defined><text:span text:style-name="T6">-a</text:span></text:p>
          </table:table-cell>
        </table:table-row>
        <table:table-row table:style-name="Таблица19.1">
          <table:table-cell table:style-name="Таблица19.A2" office:value-type="string">
            <text:p text:style-name="P57">maxClients</text:p>
          </table:table-cell>
          <table:table-cell table:style-name="Таблица19.A2" office:value-type="string">
            <text:p text:style-name="P28">целое</text:p>
          </table:table-cell>
          <table:table-cell table:style-name="Таблица19.A2" office:value-type="string">
            <text:p text:style-name="P29">опциональный</text:p>
          </table:table-cell>
          <table:table-cell table:style-name="Таблица19.D2" office:value-type="string">
            <text:p text:style-name="P29">Максимальное количество клиентских соединений, по умолчанию: 3</text:p>
          </table:table-cell>
        </table:table-row>
      </table:table>
      <text:p text:style-name="Text_20_body"/>
      <text:h text:style-name="Heading_20_2" text:outline-level="2"><text:bookmark text:name="__RefHeading__9233_1268417483"/><text:s/><text:bookmark-start text:name="_Параметры_секции_AbonentsCache_(сер"/>Параметры секции <text:bookmark-end text:name="_Параметры_секции_AbonentsCache_(сер"/><text:span text:style-name="T10">AbonentsCache</text:span> (сервис <text:span text:style-name="T28">ics</text:span><text:span text:style-name="T14">AbntCache</text:span>).<text:bookmark-end text:name="__RefHeading__9233_1268417483"/></text:h>
      <text:p text:style-name="P53">Данная секция опциональна. Она используется только если один из сервисов востребовал функциональность кэша абонентов. В секции определены следующие параметры: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row table:style-name="Таблица20.1">
          <table:table-cell table:style-name="Таблица20.A1" office:value-type="string">
            <text:p text:style-name="P12">Имя параметра</text:p>
          </table:table-cell>
          <table:table-cell table:style-name="Таблица20.A1" office:value-type="string">
            <text:p text:style-name="P12">Тип</text:p>
          </table:table-cell>
          <table:table-cell table:style-name="Таблица20.A1" office:value-type="string">
            <text:p text:style-name="P12">Наличие</text:p>
          </table:table-cell>
          <table:table-cell table:style-name="Таблица20.D1" office:value-type="string">
            <text:p text:style-name="P12">Описание</text:p>
          </table:table-cell>
        </table:table-row>
        <table:table-row table:style-name="Таблица20.1">
          <table:table-cell table:style-name="Таблица20.A2" office:value-type="string">
            <text:p text:style-name="P57">cacheRAM</text:p>
          </table:table-cell>
          <table:table-cell table:style-name="Таблица20.A2" office:value-type="string">
            <text:p text:style-name="P28">целое <text:s/>(<text:span text:style-name="T6">Mb</text:span>)</text:p>
          </table:table-cell>
          <table:table-cell table:style-name="Таблица20.A2" office:value-type="string">
            <text:p text:style-name="P28">обязательный</text:p>
          </table:table-cell>
          <table:table-cell table:style-name="Таблица20.D2" office:value-type="string">
            <text:p text:style-name="P35">максимальный размер ОЗУ под кэш абонентов</text:p>
          </table:table-cell>
        </table:table-row>
        <table:table-row table:style-name="Таблица20.1">
          <table:table-cell table:style-name="Таблица20.A2" office:value-type="string">
            <text:p text:style-name="P55"><text:span text:style-name="T6">cache</text:span><text:span text:style-name="T6">Dir</text:span></text:p>
          </table:table-cell>
          <table:table-cell table:style-name="Таблица20.A2" office:value-type="string">
            <text:p text:style-name="P28">строка</text:p>
          </table:table-cell>
          <table:table-cell table:style-name="Таблица20.A2" office:value-type="string">
            <text:p text:style-name="P28">обязательный</text:p>
          </table:table-cell>
          <table:table-cell table:style-name="Таблица20.D2" office:value-type="string">
            <text:p text:style-name="P35">директория для хранения файлов кэша абонентов, если значение пустое, то кэшэм будет использоваться только ОЗУ</text:p>
          </table:table-cell>
        </table:table-row>
        <table:table-row table:style-name="Таблица20.1">
          <table:table-cell table:style-name="Таблица20.A2" office:value-type="string">
            <text:p text:style-name="P55"><text:span text:style-name="T6">cache</text:span><text:span text:style-name="T6">Expiration </text:span></text:p>
          </table:table-cell>
          <table:table-cell table:style-name="Таблица20.A2" office:value-type="string">
            <text:p text:style-name="P28">целое <text:soft-page-break/>(минуты)<text:line-break/>[1 .. 65535]</text:p>
          </table:table-cell>
          <table:table-cell table:style-name="Таблица20.A2" office:value-type="string">
            <text:p text:style-name="P28">опциональный<text:line-break/><text:soft-page-break/>(<text:span text:style-name="T6">default</text:span>)</text:p>
          </table:table-cell>
          <table:table-cell table:style-name="Таблица20.D2" office:value-type="string">
            <text:p text:style-name="P35">время жизни записи кэша абонентов в минутах, по <text:soft-page-break/>умолчанию: 20</text:p>
          </table:table-cell>
        </table:table-row>
        <table:table-row table:style-name="Таблица20.1">
          <table:table-cell table:style-name="Таблица20.A2" office:value-type="string">
            <text:p text:style-name="P55"><text:span text:style-name="T6">cacheR</text:span><text:span text:style-name="T6">ecords</text:span></text:p>
          </table:table-cell>
          <table:table-cell table:style-name="Таблица20.A2" office:value-type="string">
            <text:p text:style-name="P28">целое</text:p>
          </table:table-cell>
          <table:table-cell table:style-name="Таблица20.A2" office:value-type="string">
            <text:p text:style-name="P28">опциональный<text:line-break/>(<text:span text:style-name="T6">default</text:span>)</text:p>
          </table:table-cell>
          <table:table-cell table:style-name="Таблица20.D2" office:value-type="string">
            <text:p text:style-name="P35">начальное число записей файла кэша абонентов, при его создании; по умолчанию: 10000</text:p>
          </table:table-cell>
        </table:table-row>
      </table:table>
      <text:p text:style-name="Text_20_body"/>
      <text:h text:style-name="Heading_20_2" text:outline-level="2"><text:bookmark text:name="__RefHeading__9235_1268417483"/><text:s/><text:bookmark-start text:name="_Параметры_секции_SS7_(сервис icsTCA"/>Параметры секции <text:bookmark-end text:name="_Параметры_секции_SS7_(сервис icsTCA"/><text:span text:style-name="T6">SS</text:span>7 (сервис <text:span text:style-name="T28">icsTC</text:span><text:span text:style-name="T14">A</text:span><text:span text:style-name="T28">P</text:span><text:span text:style-name="T14">Disp</text:span>).<text:bookmark-end text:name="__RefHeading__9235_1268417483"/></text:h>
      <text:p text:style-name="P54">Данная секция опциональна. Она используется только если один из сервисов нуждается во взаимодействии с элементами сигнальной сети.</text:p>
      <text:p text:style-name="P54">Секция предназначена для настройки подключения к <text:span text:style-name="T6">SS</text:span>7 стэку фирмы <text:span text:style-name="T6">Tieto</text:span>Е<text:span text:style-name="T6">nator</text:span>. В секции определены следующие параметры: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row table:style-name="Таблица21.1">
          <table:table-cell table:style-name="Таблица21.A1" office:value-type="string">
            <text:p text:style-name="P12">Имя параметра</text:p>
          </table:table-cell>
          <table:table-cell table:style-name="Таблица21.A1" office:value-type="string">
            <text:p text:style-name="P12">Тип</text:p>
          </table:table-cell>
          <table:table-cell table:style-name="Таблица21.A1" office:value-type="string">
            <text:p text:style-name="P12">Наличие</text:p>
          </table:table-cell>
          <table:table-cell table:style-name="Таблица21.D1" office:value-type="string">
            <text:p text:style-name="P11">Описание</text:p>
          </table:table-cell>
        </table:table-row>
        <table:table-row table:style-name="Таблица21.1">
          <table:table-cell table:style-name="Таблица21.A2" office:value-type="string">
            <text:p text:style-name="P57">ss7UserId</text:p>
          </table:table-cell>
          <table:table-cell table:style-name="Таблица21.A2" office:value-type="string">
            <text:p text:style-name="P28">целое<text:line-break/> ([1..20])</text:p>
          </table:table-cell>
          <table:table-cell table:style-name="Таблица21.A2" office:value-type="string">
            <text:p text:style-name="P28">обязательный</text:p>
          </table:table-cell>
          <table:table-cell table:style-name="Таблица21.D2" office:value-type="string">
            <text:p text:style-name="P35">идентификатор пользователя для использования <text:span text:style-name="T6">Tieto</text:span>Е<text:span text:style-name="T6">nator</text:span> <text:span text:style-name="T6">TCAP</text:span> <text:span text:style-name="T6">API</text:span>, <text:s/>рекомендуется: 3 (<text:span text:style-name="T6">USER</text:span>03_<text:span text:style-name="T6">ID</text:span>)</text:p>
          </table:table-cell>
        </table:table-row>
        <table:table-row table:style-name="Таблица21.1">
          <table:table-cell table:style-name="Таблица21.A2" office:value-type="string">
            <text:p text:style-name="P55">maxMsgNum</text:p>
          </table:table-cell>
          <table:table-cell table:style-name="Таблица21.A2" office:value-type="string">
            <text:p text:style-name="P28">целое ([1..65535])</text:p>
          </table:table-cell>
          <table:table-cell table:style-name="Таблица21.A2" office:value-type="string">
            <text:p text:style-name="P28">опциональный<text:span text:style-name="T6"><text:line-break/></text:span>(<text:span text:style-name="T6">default</text:span>)</text:p>
          </table:table-cell>
          <table:table-cell table:style-name="Таблица21.D2" office:value-type="string">
            <text:p text:style-name="P35">максимальное число сообщений в буффере входящих <text:span text:style-name="T6">SS</text:span>7 пакетов, по умолчанию: 512</text:p>
          </table:table-cell>
        </table:table-row>
      </table:table>
      <text:p text:style-name="Text_20_body"/>
      <text:h text:style-name="P136" text:outline-level="2"><text:bookmark text:name="__RefHeading__9237_1268417483"/><text:s/><text:bookmark-start text:name="_Параметры_секции_SS7_(сервис icsTCA1"/>Параметры секции <text:bookmark-end text:name="_Параметры_секции_SS7_(сервис icsTCA1"/><text:span text:style-name="T6">SS</text:span>7_HD (сервис <text:span text:style-name="T28">icsTC</text:span><text:span text:style-name="T14">A</text:span><text:span text:style-name="T28">P</text:span><text:span text:style-name="T14">Disp</text:span>).<text:bookmark-end text:name="__RefHeading__9237_1268417483"/></text:h>
      <text:p text:style-name="P54">Данная секция опциональна. Она используется только если один из сервисов нуждается во взаимодействии с элементами сигнальной сети.</text:p>
      <text:p text:style-name="P54">Секция предназначена для настройки подключения к HD (horizontal distribution) версии <text:span text:style-name="T6">SS</text:span>7 стэка фирмы <text:span text:style-name="T6">Tieto</text:span>Е<text:span text:style-name="T6">nator</text:span>. <text:s/>В секции определены параметры, необходимые для соединения с удаленным SS7 HD CommonParts manager-ом (см. сопроводительную документацию TietoInator), а также две подсекции:</text:p>
      <text:list xml:id="list1731091680" text:style-name="L7">
        <text:list-item>
          <text:p text:style-name="P124"><text:span text:style-name="T29">SS7Units</text:span> - описывает модули HD SS7 стэка, доступные для взаимодействия</text:p>
        </text:list-item>
        <text:list-item>
          <text:p text:style-name="P125">Layouts<text:span text:style-name="T4"> <text:s/>- описывает варианты взаимодействия с модулями стэка.</text:span></text:p>
          <text:p text:style-name="P126">Параметры секции:</text:p>
        </text:list-item>
      </text:list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row table:style-name="Таблица34.1">
          <table:table-cell table:style-name="Таблица34.A1" office:value-type="string">
            <text:p text:style-name="P12">Имя параметра</text:p>
          </table:table-cell>
          <table:table-cell table:style-name="Таблица34.A1" office:value-type="string">
            <text:p text:style-name="P12">Тип</text:p>
          </table:table-cell>
          <table:table-cell table:style-name="Таблица34.A1" office:value-type="string">
            <text:p text:style-name="P12">Наличие</text:p>
          </table:table-cell>
          <table:table-cell table:style-name="Таблица34.D1" office:value-type="string">
            <text:p text:style-name="P11">Описание</text:p>
          </table:table-cell>
        </table:table-row>
        <table:table-row table:style-name="Таблица34.1">
          <table:table-cell table:style-name="Таблица34.A2" office:value-type="string">
            <text:p text:style-name="P57">cpMgrHosts</text:p>
          </table:table-cell>
          <table:table-cell table:style-name="Таблица34.A2" office:value-type="string">
            <text:p text:style-name="P28">cтрока (CSVList)<text:line-break/></text:p>
          </table:table-cell>
          <table:table-cell table:style-name="Таблица34.A2" office:value-type="string">
            <text:p text:style-name="P28">обязательный</text:p>
          </table:table-cell>
          <table:table-cell table:style-name="Таблица34.D2" office:value-type="string">
            <text:p text:style-name="P33">CSV список адресов хостов, на которых работают требуемые SS7 HD CommonParts manager-ы. Каждый адрес представляется в формате: ''DNS_имя : порт '</text:p>
            <text:p text:style-name="P35">Пример: 'localhost:6666 , localhost: 6667'</text:p>
          </table:table-cell>
        </table:table-row>
        <table:table-row table:style-name="Таблица34.1">
          <table:table-cell table:style-name="Таблица34.A3" office:value-type="string">
            <text:p text:style-name="P57">cpMgrInstId</text:p>
          </table:table-cell>
          <table:table-cell table:style-name="Таблица34.A3" office:value-type="string">
            <text:p text:style-name="P28">целое<text:line-break/> ([0..255])</text:p>
          </table:table-cell>
          <table:table-cell table:style-name="Таблица34.A3" office:value-type="string">
            <text:p text:style-name="P28">опциональный<text:span text:style-name="T6"><text:line-break/></text:span>(<text:span text:style-name="T6">default</text:span>)</text:p>
          </table:table-cell>
          <table:table-cell table:style-name="Таблица34.D3" office:value-type="string">
            <text:p text:style-name="P35">Номер экземпляра SS7 HD CommonParts manager-а, по умолчанию: 0</text:p>
          </table:table-cell>
        </table:table-row>
        <table:table-row table:style-name="Таблица34.1">
          <table:table-cell table:style-name="Таблица34.A3" office:value-type="string">
            <text:p text:style-name="P57">mp7UserId</text:p>
          </table:table-cell>
          <table:table-cell table:style-name="Таблица34.A3" office:value-type="string">
            <text:p text:style-name="P28">целое<text:line-break/> ([1..20])</text:p>
          </table:table-cell>
          <table:table-cell table:style-name="Таблица34.A3" office:value-type="string">
            <text:p text:style-name="P28">обязательный</text:p>
          </table:table-cell>
          <table:table-cell table:style-name="Таблица34.D3" office:value-type="string">
            <text:p text:style-name="P35">идентификатор пользователя для использования <text:span text:style-name="T6">Tieto</text:span>Е<text:span text:style-name="T6">nator</text:span> <text:span text:style-name="T6">TCAP</text:span> <text:span text:style-name="T6">API</text:span>, <text:s/>рекомендуется: 3 (<text:span text:style-name="T6">USER</text:span>03_<text:span text:style-name="T6">ID</text:span>)</text:p>
          </table:table-cell>
        </table:table-row>
        <table:table-row table:style-name="Таблица34.1">
          <table:table-cell table:style-name="Таблица34.A2" office:value-type="string">
            <text:p text:style-name="P55">maxMsgNum</text:p>
          </table:table-cell>
          <table:table-cell table:style-name="Таблица34.A2" office:value-type="string">
            <text:p text:style-name="P28">целое ([1..65535])</text:p>
          </table:table-cell>
          <table:table-cell table:style-name="Таблица34.A2" office:value-type="string">
            <text:p text:style-name="P28">опциональный<text:span text:style-name="T6"><text:line-break/></text:span>(<text:span text:style-name="T6">default</text:span>)</text:p>
          </table:table-cell>
          <table:table-cell table:style-name="Таблица34.D2" office:value-type="string">
            <text:p text:style-name="P35">максимальное число сообщений в буффере входящих <text:span text:style-name="T6">SS</text:span>7 пакетов, по умолчанию: 512</text:p>
          </table:table-cell>
        </table:table-row>
        <table:table-row table:style-name="Таблица34.1">
          <table:table-cell table:style-name="Таблица34.A3" office:value-type="string">
            <text:p text:style-name="P55">dfltLayout</text:p>
          </table:table-cell>
          <table:table-cell table:style-name="Таблица34.A3" office:value-type="string">
            <text:p text:style-name="P28">строка</text:p>
          </table:table-cell>
          <table:table-cell table:style-name="Таблица34.A3" office:value-type="string">
            <text:p text:style-name="P28">обязательный</text:p>
          </table:table-cell>
          <table:table-cell table:style-name="Таблица34.D3" office:value-type="string">
            <text:p text:style-name="P35">Имя подсекции из секции <text:s/><text:a xlink:type="simple" xlink:href="#5.4.2. Параметры подсекции Layouts.|outline">Layouts</text:a>, которая описывает вариант интеграции с модулями HD SS7 стэка.</text:p>
          </table:table-cell>
        </table:table-row>
      </table:table>
      <text:p text:style-name="P26"/>
      <text:h text:style-name="Heading_20_3" text:outline-level="3"><text:bookmark text:name="__RefHeading__9239_1268417483"/><text:s/><text:bookmark-start text:name="_Параметры_подсекции_BillingModes.11"/>Параметры подсекции <text:bookmark-end text:name="_Параметры_подсекции_BillingModes.11"/><text:span text:style-name="T6">SS7Units</text:span>.<text:bookmark-end text:name="__RefHeading__9239_1268417483"/></text:h>
      <text:p text:style-name="P26"><text:tab/>Данная подсекция обязательная. Она содержит только подсекции, описывающие модули HD SS7 стэка , доступные для взаимодействия. Каждая подсекция может иметь произвольное имя, но должна обязательно иметь следующие параметры:</text:p>
      <text:p text:style-name="P45"/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column table:style-name="Таблица36.D"/>
        <table:table-row table:style-name="Таблица36.1">
          <table:table-cell table:style-name="Таблица36.A1" office:value-type="string">
            <text:p text:style-name="P12">Имя параметра</text:p>
          </table:table-cell>
          <table:table-cell table:style-name="Таблица36.A1" office:value-type="string">
            <text:p text:style-name="P12">Тип</text:p>
          </table:table-cell>
          <table:table-cell table:style-name="Таблица36.A1" office:value-type="string">
            <text:p text:style-name="P12">Наличие</text:p>
          </table:table-cell>
          <table:table-cell table:style-name="Таблица36.D1" office:value-type="string">
            <text:p text:style-name="P11">Описание</text:p>
          </table:table-cell>
        </table:table-row>
        <table:table-row table:style-name="Таблица36.1">
          <table:table-cell table:style-name="Таблица36.A2" office:value-type="string">
            <text:p text:style-name="P57">unitId</text:p>
          </table:table-cell>
          <table:table-cell table:style-name="Таблица36.A2" office:value-type="string">
            <text:p text:style-name="P28">строка</text:p>
          </table:table-cell>
          <table:table-cell table:style-name="Таблица36.A2" office:value-type="string">
            <text:p text:style-name="P32">обязательный</text:p>
          </table:table-cell>
          <table:table-cell table:style-name="Таблица36.D2" office:value-type="string">
            <text:p text:style-name="P35">идентификатор <text:s/>модуля HD SS7 стэка, как указано в <text:soft-page-break/>файле portss7.h</text:p>
          </table:table-cell>
        </table:table-row>
        <table:table-row table:style-name="Таблица36.1">
          <table:table-cell table:style-name="Таблица36.A2" office:value-type="string">
            <text:p text:style-name="P57">instancesList</text:p>
          </table:table-cell>
          <table:table-cell table:style-name="Таблица36.A2" office:value-type="string">
            <text:p text:style-name="P28">строка<text:line-break/>(CSV list)</text:p>
          </table:table-cell>
          <table:table-cell table:style-name="Таблица36.A2" office:value-type="string">
            <text:p text:style-name="P28">опциональный<text:span text:style-name="T6"><text:line-break/></text:span>(<text:span text:style-name="T6">default</text:span>)</text:p>
          </table:table-cell>
          <table:table-cell table:style-name="Таблица36.D2" office:value-type="string">
            <text:p text:style-name="P35">список номеров ([1..255]) экземпляров модуля, разделенных запятой, по умолчанию: 1</text:p>
          </table:table-cell>
        </table:table-row>
      </table:table>
      <text:p text:style-name="P26"/>
      <text:p text:style-name="P26"><text:span text:style-name="T26">NOTE</text:span>: на данный момент распознаются только следующие идентификаторы <text:s/>модулей HD SS7 стэка:</text:p>
      <text:list xml:id="list363223406" text:style-name="L8">
        <text:list-item>
          <text:p text:style-name="P80">TCAP_ID</text:p>
        </text:list-item>
        <text:list-item>
          <text:p text:style-name="P80">SCCP_ID</text:p>
        </text:list-item>
      </text:list>
      <text:p text:style-name="P26">Например:</text:p>
      <text:p text:style-name="P26"><text:s text:c="4"/>&lt;section name="SS7Units"&gt; &lt;!-- configuration of known SS7 Units <text:s/>→</text:p>
      <text:p text:style-name="P26"><text:s text:c="6"/>&lt;section name="TCAP_BE_HD2"&gt; &lt;!-- TCAP unit distributed by two instances --&gt;</text:p>
      <text:p text:style-name="P26"><text:s text:c="8"/>&lt;param name="unitId" type="string"&gt;TCAP_ID&lt;/param&gt;</text:p>
      <text:p text:style-name="P26"><text:s text:c="8"/>&lt;param name="instancesList" type="string"&gt;1, 2&lt;/param&gt;</text:p>
      <text:p text:style-name="P26"><text:s text:c="6"/>&lt;/section&gt;</text:p>
      <text:p text:style-name="P26"><text:s text:c="6"/>&lt;section name="SCCP_BE_1"&gt; &lt;!-- single instance SCCP unit <text:s/>--&gt;</text:p>
      <text:p text:style-name="P26"><text:s text:c="8"/>&lt;param name="unitId" type="string"&gt;SCCP_ID&lt;/param&gt;</text:p>
      <text:p text:style-name="P26"><text:s text:c="8"/>&lt;param name="instancesList" type="string"&gt;1&lt;/param&gt;</text:p>
      <text:p text:style-name="P26"><text:s text:c="6"/>&lt;/section&gt;</text:p>
      <text:p text:style-name="P26"><text:s text:c="4"/>&lt;/section&gt; &lt;!-- SS7_HD.SS7Units --&gt;</text:p>
      <text:p text:style-name="P26"/>
      <text:h text:style-name="P137" text:outline-level="3"><text:bookmark text:name="__RefHeading__9241_1268417483"/><text:s/><text:bookmark-start text:name="_Параметры_подсекции_BillingModes.1"/>Параметры подсекции <text:bookmark-end text:name="_Параметры_подсекции_BillingModes.1"/><text:span text:style-name="T6">Layouts</text:span>.<text:bookmark-end text:name="__RefHeading__9241_1268417483"/></text:h>
      <text:p text:style-name="P26"><text:tab/>Данная подсекция обязательная. Она содержит только подсекции, описывающие <text:s/>варианты интеграции с модулями HD SS7 стэка, описанными в секции <text:span text:style-name="T8">SS7Units</text:span>. </text:p>
      <text:p text:style-name="P26"><text:tab/>Каждая подсекция может иметь произвольное имя, но, как минимум, одна подсекция должна быть определена <text:s/>и иметь следующие параметры:</text:p>
      <table:table table:name="Таблица35" table:style-name="Таблица35">
        <table:table-column table:style-name="Таблица35.A"/>
        <table:table-column table:style-name="Таблица35.B"/>
        <table:table-column table:style-name="Таблица35.C"/>
        <table:table-column table:style-name="Таблица35.D"/>
        <table:table-row table:style-name="Таблица35.1">
          <table:table-cell table:style-name="Таблица35.A1" office:value-type="string">
            <text:p text:style-name="P12">Имя параметра</text:p>
          </table:table-cell>
          <table:table-cell table:style-name="Таблица35.A1" office:value-type="string">
            <text:p text:style-name="P12">Тип</text:p>
          </table:table-cell>
          <table:table-cell table:style-name="Таблица35.A1" office:value-type="string">
            <text:p text:style-name="P12">Наличие</text:p>
          </table:table-cell>
          <table:table-cell table:style-name="Таблица35.D1" office:value-type="string">
            <text:p text:style-name="P11">Описание</text:p>
          </table:table-cell>
        </table:table-row>
        <table:table-row table:style-name="Таблица35.1">
          <table:table-cell table:style-name="Таблица35.A2" office:value-type="string">
            <text:p text:style-name="P57">instanceId</text:p>
          </table:table-cell>
          <table:table-cell table:style-name="Таблица35.A2" office:value-type="string">
            <text:p text:style-name="P28">целое<text:line-break/> ([1..255])</text:p>
          </table:table-cell>
          <table:table-cell table:style-name="Таблица35.A2" office:value-type="string">
            <text:p text:style-name="P28">опциональный<text:span text:style-name="T6"><text:line-break/></text:span>(<text:span text:style-name="T6">default</text:span>)</text:p>
          </table:table-cell>
          <table:table-cell table:style-name="Таблица35.D2" office:value-type="string">
            <text:p text:style-name="P35">локальный номер экземпляра приложения, взаимодействующего с модулями HD SS7 стэка, по умолчанию: 1</text:p>
          </table:table-cell>
        </table:table-row>
        <table:table-row table:style-name="Таблица35.1">
          <table:table-cell table:style-name="Таблица35.A2" office:value-type="string">
            <text:p text:style-name="P55">ss7units</text:p>
          </table:table-cell>
          <table:table-cell table:style-name="Таблица35.A2" office:value-type="string">
            <text:p text:style-name="P28">строка<text:line-break/>(CSV list)</text:p>
          </table:table-cell>
          <table:table-cell table:style-name="Таблица35.A2" office:value-type="string">
            <text:p text:style-name="P28">обязательный</text:p>
          </table:table-cell>
          <table:table-cell table:style-name="Таблица35.D2" office:value-type="string">
            <text:p text:style-name="P35">описывает используемые <text:s/>модули HD SS7 стэка. содержит список <text:s/>имен подсекций <text:s/>из секции <text:a xlink:type="simple" xlink:href="#5.4.1. Параметры подсекции SS7Units.|outline">SS7Units</text:a>, разделенных запятой</text:p>
          </table:table-cell>
        </table:table-row>
      </table:table>
      <text:p text:style-name="P26"/>
      <text:p text:style-name="P26">Например:</text:p>
      <text:p text:style-name="P26"><text:s text:c="4"/>&lt;section name="Layouts"&gt;</text:p>
      <text:p text:style-name="P26"><text:s text:c="6"/>&lt;section name="ComplexApplication"&gt; &lt;!-- complex application that uses HD TCAP BE</text:p>
      <text:p text:style-name="P26"><text:tab/><text:tab/><text:tab/><text:tab/><text:tab/><text:tab/><text:tab/><text:tab/><text:tab/><text:tab/><text:tab/><text:tab/><text:tab/> (distibuted by two instances) and single SCCP BE --&gt;</text:p>
      <text:p text:style-name="P26"><text:s text:c="8"/>&lt;param name="instanceId" type="int"&gt;4&lt;/param&gt;</text:p>
      <text:p text:style-name="P26"><text:s text:c="8"/>&lt;param name="ss7Units" type="string"&gt;TCAP_BE_HD2, SCCP_BE_1&lt;/param&gt;</text:p>
      <text:p text:style-name="P26"><text:s text:c="6"/>&lt;/section&gt;</text:p>
      <text:p text:style-name="P26"><text:s text:c="4"/>&lt;/section&gt; &lt;!-- SS7_HD.Layouts →</text:p>
      <text:p text:style-name="P26"/>
      <text:h text:style-name="Heading_20_2" text:outline-level="2"><text:bookmark text:name="__RefHeading__9243_1268417483"/><text:soft-page-break/><text:s/><text:bookmark-start text:name="_Шаблон_секции_TCAPUser"/>Шаблон секции <text:bookmark-end text:name="_Шаблон_секции_TCAPUser"/><text:span text:style-name="T6">TCAPUser</text:span><text:bookmark-end text:name="__RefHeading__9243_1268417483"/></text:h>
      <text:p text:style-name="Text_20_body">Для инициализации работы с <text:span text:style-name="T6">TCAP</text:span> <text:span text:style-name="T6">API</text:span> <text:s/>существует опреденный набор параметров. Каждый конфигурируемый компонент <text:span text:style-name="T6"><text:user-defined style:data-style-name="N0" text:name="Name">INMan</text:user-defined></text:span>-а, использующий <text:span text:style-name="T6">TCAP</text:span> <text:span text:style-name="T6">API</text:span>, должен в своей секции конфигурации либо <text:s/>иметь подсекцию либо ссылаться на внешнюю секцию с этими параметрами. Имя секции может быть произвольно, а параметры должны быть следующие: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row table:style-name="Таблица22.1">
          <table:table-cell table:style-name="Таблица22.A1" office:value-type="string">
            <text:p text:style-name="P12">Имя параметра</text:p>
          </table:table-cell>
          <table:table-cell table:style-name="Таблица22.A1" office:value-type="string">
            <text:p text:style-name="P12">Тип</text:p>
          </table:table-cell>
          <table:table-cell table:style-name="Таблица22.A1" office:value-type="string">
            <text:p text:style-name="P12">Наличие</text:p>
          </table:table-cell>
          <table:table-cell table:style-name="Таблица22.D1" office:value-type="string">
            <text:p text:style-name="P11">Описание</text:p>
          </table:table-cell>
        </table:table-row>
        <table:table-row table:style-name="Таблица22.1">
          <table:table-cell table:style-name="Таблица22.A2" office:value-type="string">
            <text:p text:style-name="P55"><text:span text:style-name="T6">own</text:span><text:span text:style-name="T6">Address</text:span></text:p>
          </table:table-cell>
          <table:table-cell table:style-name="Таблица22.A2" office:value-type="string">
            <text:p text:style-name="P28">строка</text:p>
          </table:table-cell>
          <table:table-cell table:style-name="Таблица22.A2" office:value-type="string">
            <text:p text:style-name="P28">обязательный</text:p>
          </table:table-cell>
          <table:table-cell table:style-name="Таблица22.D2" office:value-type="string">
            <text:p text:style-name="P35"><text:span text:style-name="T6">ISDN</text:span> адрес используемый данным компонентом</text:p>
          </table:table-cell>
        </table:table-row>
        <table:table-row table:style-name="Таблица22.1">
          <table:table-cell table:style-name="Таблица22.A2" office:value-type="string">
            <text:p text:style-name="P55"><text:span text:style-name="T6">ownS</text:span><text:span text:style-name="T6">sn</text:span></text:p>
          </table:table-cell>
          <table:table-cell table:style-name="Таблица22.A2" office:value-type="string">
            <text:p text:style-name="P28">целое<text:line-break/>([1..255])</text:p>
          </table:table-cell>
          <table:table-cell table:style-name="Таблица22.A2" office:value-type="string">
            <text:p text:style-name="P28">обязательный</text:p>
          </table:table-cell>
          <table:table-cell table:style-name="Таблица22.D2" office:value-type="string">
            <text:p text:style-name="P35">номер подсистемы <text:s/><text:span text:style-name="T6">TCAP</text:span> используемой данным компонентом</text:p>
          </table:table-cell>
        </table:table-row>
        <table:table-row table:style-name="Таблица22.1">
          <table:table-cell table:style-name="Таблица22.A2" office:value-type="string">
            <text:p text:style-name="P57">fakeSsn</text:p>
          </table:table-cell>
          <table:table-cell table:style-name="Таблица22.A2" office:value-type="string">
            <text:p text:style-name="P28">целое<text:line-break/> ([1..255])</text:p>
          </table:table-cell>
          <table:table-cell table:style-name="Таблица22.A2" office:value-type="string">
            <text:p text:style-name="P28">опциональный<text:span text:style-name="T6"><text:line-break/></text:span>(<text:span text:style-name="T6">default</text:span>)</text:p>
          </table:table-cell>
          <table:table-cell table:style-name="Таблица22.D2" office:value-type="string">
            <text:p text:style-name="P35">номер подсистемы <text:s/><text:span text:style-name="T6">TCAP</text:span>, указываемой в <text:span text:style-name="T6">originating</text:span> <text:span text:style-name="T6">address</text:span>, значение по умолчанию: 0 – то есть указывать <text:span text:style-name="T6">ownSsn</text:span></text:p>
          </table:table-cell>
        </table:table-row>
        <table:table-row table:style-name="Таблица22.1">
          <table:table-cell table:style-name="Таблица22.A2" office:value-type="string">
            <text:p text:style-name="P55"><text:span text:style-name="T6">ros</text:span><text:span text:style-name="T6">Timeout</text:span></text:p>
          </table:table-cell>
          <table:table-cell table:style-name="Таблица22.A2" office:value-type="string">
            <text:p text:style-name="P28">целое<text:span text:style-name="T6"> </text:span><text:span text:style-name="T6">(c</text:span>екунды<text:span text:style-name="T6">:</text:span></text:p>
            <text:p text:style-name="P31">[1..65535])</text:p>
          </table:table-cell>
          <table:table-cell table:style-name="Таблица22.A2" office:value-type="string">
            <text:p text:style-name="P28">опциональный<text:span text:style-name="T6"><text:line-break/></text:span><text:span text:style-name="T6">(default)</text:span></text:p>
          </table:table-cell>
          <table:table-cell table:style-name="Таблица22.D2" office:value-type="string">
            <text:p text:style-name="P35">таймаут на выполнение <text:span text:style-name="T6">MAP</text:span>/<text:span text:style-name="T6">CAP</text:span> операций, по умолчанию: 20</text:p>
          </table:table-cell>
        </table:table-row>
        <table:table-row table:style-name="Таблица22.1">
          <table:table-cell table:style-name="Таблица22.A2" office:value-type="string">
            <text:p text:style-name="P55"><text:s/><text:span text:style-name="T6">maxDialogs</text:span></text:p>
          </table:table-cell>
          <table:table-cell table:style-name="Таблица22.A2" office:value-type="string">
            <text:p text:style-name="P28">целое<text:span text:style-name="T6"> (</text:span>[<text:span text:style-name="T6">2</text:span>..6553<text:span text:style-name="T6">0</text:span>])</text:p>
          </table:table-cell>
          <table:table-cell table:style-name="Таблица22.A2" office:value-type="string">
            <text:p text:style-name="P28">опциональный<text:span text:style-name="T6"><text:line-break/></text:span>(<text:span text:style-name="T6">default</text:span>)</text:p>
          </table:table-cell>
          <table:table-cell table:style-name="Таблица22.D2" office:value-type="string">
            <text:p text:style-name="P35">максимальное количество <text:span text:style-name="T6">TCAP</text:span> диалогов на подсистему, по умолчанию 2000</text:p>
          </table:table-cell>
        </table:table-row>
      </table:table>
      <text:p text:style-name="Text_20_body"/>
      <text:h text:style-name="Heading_20_2" text:outline-level="2"><text:bookmark text:name="__RefHeading__9245_1268417483"/><text:s/><text:bookmark-start text:name="_Параметры_секции_AbonentDetector_(с"/>Параметры секции <text:bookmark-end text:name="_Параметры_секции_AbonentDetector_(с"/><text:span text:style-name="T6">AbonentDetector</text:span> (сервис <text:span text:style-name="T14">icsAbntDetector</text:span>).<text:bookmark-end text:name="__RefHeading__9245_1268417483"/></text:h>
      <text:p text:style-name="P48">Данная секция является опциональной. Она предназначена для настройки сервиса определения контракта абонентов. В секции определены следующие параметры:</text:p>
      <text:p text:style-name="P48"/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row table:style-name="Таблица23.1">
          <table:table-cell table:style-name="Таблица23.A1" office:value-type="string">
            <text:p text:style-name="P12">Имя параметра</text:p>
          </table:table-cell>
          <table:table-cell table:style-name="Таблица23.A1" office:value-type="string">
            <text:p text:style-name="P12">Тип</text:p>
          </table:table-cell>
          <table:table-cell table:style-name="Таблица23.A1" office:value-type="string">
            <text:p text:style-name="P12">Наличие</text:p>
          </table:table-cell>
          <table:table-cell table:style-name="Таблица23.D1" office:value-type="string">
            <text:p text:style-name="P11">Описание</text:p>
          </table:table-cell>
        </table:table-row>
        <table:table-row table:style-name="Таблица23.1">
          <table:table-cell table:style-name="Таблица23.A2" office:value-type="string">
            <text:p text:style-name="P57">abonentPolicy</text:p>
          </table:table-cell>
          <table:table-cell table:style-name="Таблица23.A2" office:value-type="string">
            <text:p text:style-name="P28">строка</text:p>
          </table:table-cell>
          <table:table-cell table:style-name="Таблица23.A2" office:value-type="string">
            <text:p text:style-name="P28">обязательный</text:p>
          </table:table-cell>
          <table:table-cell table:style-name="Таблица23.D2" office:value-type="string">
            <text:p text:style-name="P35">задает имя ‘политики абонента’по умолчанию (название подсекции в секции <text:span text:style-name="T7">AbonentPolicies</text:span>), она применяется если <text:span text:style-name="T6">MSISDN</text:span> адрес абонента не соответствует ни одному из пулов адресов заданных политик</text:p>
          </table:table-cell>
        </table:table-row>
        <table:table-row table:style-name="Таблица23.1">
          <table:table-cell table:style-name="Таблица23.A2" office:value-type="string">
            <text:p text:style-name="P57">abonentTypeTimeout</text:p>
          </table:table-cell>
          <table:table-cell table:style-name="Таблица23.A2" office:value-type="string">
            <text:p text:style-name="P28">целое<text:line-break/>(<text:span text:style-name="T6">c</text:span>екунды:<text:line-break/> [1 .. 65535])</text:p>
          </table:table-cell>
          <table:table-cell table:style-name="Таблица23.A2" office:value-type="string">
            <text:p text:style-name="P28">опциональный<text:line-break/>(<text:span text:style-name="T6">default</text:span>)</text:p>
          </table:table-cell>
          <table:table-cell table:style-name="Таблица23.D2" office:value-type="string">
            <text:p text:style-name="P35">Таймаут, ограничивающий время на определение контракта абонента, по умолчанию: 8 сек.</text:p>
          </table:table-cell>
        </table:table-row>
        <table:table-row table:style-name="Таблица23.1">
          <table:table-cell table:style-name="Таблица23.A2" office:value-type="string">
            <text:p text:style-name="P55">maxRequests</text:p>
          </table:table-cell>
          <table:table-cell table:style-name="Таблица23.A2" office:value-type="string">
            <text:p text:style-name="P28">целое <text:line-break/>[1 .. 100000<text:span text:style-name="T6">]</text:span></text:p>
          </table:table-cell>
          <table:table-cell table:style-name="Таблица23.A2" office:value-type="string">
            <text:p text:style-name="P28">опциональный<text:span text:style-name="T6"><text:line-break/>(default)</text:span></text:p>
          </table:table-cell>
          <table:table-cell table:style-name="Таблица23.D2" office:value-type="string">
            <text:p text:style-name="P35">Максимальное количество одновременно обрабатываемых запросов на одно клиентское соединение, по умолчанию: 1000</text:p>
          </table:table-cell>
        </table:table-row>
        <table:table-row table:style-name="Таблица23.1">
          <table:table-cell table:style-name="Таблица23.A2" office:value-type="string">
            <text:p text:style-name="P55">maxThreads</text:p>
          </table:table-cell>
          <table:table-cell table:style-name="Таблица23.A2" office:value-type="string">
            <text:p text:style-name="P32">целое<text:line-break/>[0 .. 65535]</text:p>
          </table:table-cell>
          <table:table-cell table:style-name="Таблица23.A2" office:value-type="string">
            <text:p text:style-name="P28">опциональный<text:span text:style-name="T6"><text:line-break/>(default)</text:span></text:p>
          </table:table-cell>
          <table:table-cell table:style-name="Таблица23.D2" office:value-type="string">
            <text:p text:style-name="P35">максимально допустимое количество потоков, выделяемое для обслуживания запросов , по умолчанию; 64,</text:p>
            <text:p text:style-name="P36">Note: <text:span text:style-name="T47"><text:s/>значение </text:span>0<text:span text:style-name="T47"> отключает ограничение.</text:span></text:p>
          </table:table-cell>
        </table:table-row>
        <table:table-row table:style-name="Таблица23.1">
          <table:table-cell table:style-name="Таблица23.A6" office:value-type="string">
            <text:p text:style-name="P55"><text:span text:style-name="T6">useC</text:span><text:span text:style-name="T6">ache</text:span></text:p>
          </table:table-cell>
          <table:table-cell table:style-name="Таблица23.A6" office:value-type="string">
            <text:p text:style-name="P32">bool</text:p>
          </table:table-cell>
          <table:table-cell table:style-name="Таблица23.A6" office:value-type="string">
            <text:p text:style-name="P28">опциональный<text:line-break/>(<text:span text:style-name="T6">default</text:span>)</text:p>
          </table:table-cell>
          <table:table-cell table:style-name="Таблица23.D6" office:value-type="string">
            <text:p text:style-name="P35">Включает использование кэша абонентов, по умолчанию: <text:span text:style-name="T7">true</text:span></text:p>
          </table:table-cell>
        </table:table-row>
        <table:table-row table:style-name="Таблица23.1">
          <table:table-cell table:style-name="Таблица23.A2" office:value-type="string">
            <text:p text:style-name="P55"><text:span text:style-name="T6">cacheExpiration</text:span> </text:p>
          </table:table-cell>
          <table:table-cell table:style-name="Таблица23.A2" office:value-type="string">
            <text:p text:style-name="P28">целое (минуты)<text:span text:style-name="T6"><text:line-break/></text:span><text:span text:style-name="T6">[1 .. 65535]</text:span></text:p>
          </table:table-cell>
          <table:table-cell table:style-name="Таблица23.A2" office:value-type="string">
            <text:p text:style-name="P28">опциональный<text:span text:style-name="T6"><text:line-break/></text:span>(<text:span text:style-name="T6">default</text:span>)</text:p>
          </table:table-cell>
          <table:table-cell table:style-name="Таблица23.D2" office:value-type="string">
            <text:p text:style-name="P35">Время легетимности <text:s/>данных из кэша абонентов, по умолчанию: 20, значение 0 означает использовать <text:span text:style-name="T6">cacheExpiration</text:span> из настроек кэша.</text:p>
          </table:table-cell>
        </table:table-row>
      </table:table>
      <text:p text:style-name="Text_20_body"/>
      <text:p text:style-name="Text_20_body"/>
      <text:h text:style-name="Heading_20_2" text:outline-level="2"><text:bookmark text:name="__RefHeading__11365_268292550"/><text:soft-page-break/><text:s/>Структура секции BillingModes <text:s/>(сервис <text:span text:style-name="T14">icsSmBilling, icsIAPManager</text:span>)<text:bookmark-end text:name="__RefHeading__11365_268292550"/></text:h>
      <text:p text:style-name="Text_20_body">Данная секция опциональная и должна присутствовать если используется сервис тарификации сообщений . (<text:span text:style-name="T33">i</text:span><text:span text:style-name="T12">csSmBilling)</text:span><text:span text:style-name="T14">.</text:span> Секция содержит подсекции определённого ниже формата, каждая из которых задаёт <text:s/>вариант режима тарификации сообщений. <text:s/>Имена таких подсекций используются для указания требуемого режима тарификации как в параметрах сервиса тарификации (<text:span text:style-name="T33">i</text:span><text:span text:style-name="T12">csSmBilling)</text:span>, так и в параметрах диалога с IN-платформой <text:span text:style-name="T33">(</text:span><text:span text:style-name="T12">icsIAPManager</text:span><text:span text:style-name="T33">)</text:span>.</text:p>
      <text:p text:style-name="Text_20_body"/>
      <text:h text:style-name="Heading_20_3" text:outline-level="3" text:restart-numbering="true" text:start-value="1"><text:bookmark text:name="__RefHeading__11367_268292550"/><text:s/>Шаблон<text:bookmark-start text:name="_Параметры_подсекции_BillingModes."/> подсекции <text:bookmark-end text:name="_Параметры_подсекции_BillingModes."/><text:span text:style-name="T6">BillingModes</text:span>.<text:bookmark-end text:name="__RefHeading__11367_268292550"/></text:h>
      <text:p text:style-name="Text_20_body">Данный шаблон подсекции задает режимы тарификации для типов сообщений, описанных в <text:a xlink:type="simple" xlink:href="#_Логика_и_режимы"><text:span text:style-name="Internet_20_link">Логика и режимы тарификации.</text:span></text:a> Подсекция может содержать только подсекции с именами, соответствующими типам сообщений. В каждой такой подсекции определены следующие параметры:</text:p>
      <text:p text:style-name="Text_20_body"/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row table:style-name="Таблица25.1">
          <table:table-cell table:style-name="Таблица25.A1" office:value-type="string">
            <text:p text:style-name="P12">Имя параметра</text:p>
          </table:table-cell>
          <table:table-cell table:style-name="Таблица25.A1" office:value-type="string">
            <text:p text:style-name="P12">Тип</text:p>
          </table:table-cell>
          <table:table-cell table:style-name="Таблица25.A1" office:value-type="string">
            <text:p text:style-name="P12">Наличие</text:p>
          </table:table-cell>
          <table:table-cell table:style-name="Таблица25.D1" office:value-type="string">
            <text:p text:style-name="P11">Описание</text:p>
          </table:table-cell>
        </table:table-row>
        <table:table-row table:style-name="Таблица25.1">
          <table:table-cell table:style-name="Таблица25.A2" office:value-type="string">
            <text:p text:style-name="P55">МО</text:p>
          </table:table-cell>
          <table:table-cell table:style-name="Таблица25.A2" office:value-type="string">
            <text:p text:style-name="P28">строка</text:p>
          </table:table-cell>
          <table:table-cell table:style-name="Таблица25.A2" office:value-type="string">
            <text:p text:style-name="P29">обязательный</text:p>
          </table:table-cell>
          <table:table-cell table:style-name="Таблица25.D2" office:value-type="string">
            <text:p text:style-name="P35"><text:a xlink:type="simple" xlink:href="#_Логика_тарификации"><text:span text:style-name="Internet_20_link">режим <text:s/>тарификации</text:span></text:a> для тарификации отправителя сообщения</text:p>
          </table:table-cell>
        </table:table-row>
        <table:table-row table:style-name="Таблица25.1">
          <table:table-cell table:style-name="Таблица25.A2" office:value-type="string">
            <text:p text:style-name="P55">МТ</text:p>
          </table:table-cell>
          <table:table-cell table:style-name="Таблица25.A2" office:value-type="string">
            <text:p text:style-name="P28">строка</text:p>
          </table:table-cell>
          <table:table-cell table:style-name="Таблица25.A2" office:value-type="string">
            <text:p text:style-name="P29">обязательный</text:p>
          </table:table-cell>
          <table:table-cell table:style-name="Таблица25.D2" office:value-type="string">
            <text:p text:style-name="P35"><text:a xlink:type="simple" xlink:href="#_Логика_тарификации"><text:span text:style-name="Internet_20_link">режим тарификации</text:span></text:a> для тарификации получателя сообщения </text:p>
          </table:table-cell>
        </table:table-row>
      </table:table>
      <text:p text:style-name="Text_20_body"/>
      <text:p text:style-name="Text_20_body">Если какой-либо тип сообщения не упомянут, то для него используется режим тарификации OFF.</text:p>
      <text:p text:style-name="Text_20_body"><text:span text:style-name="T7">NOTE</text:span><text:span text:style-name="T32">:</text:span> Для режима ‘<text:span text:style-name="T11">IN</text:span>’, возможно задание через запятую вторичного режима тарификации: <text:span text:style-name="T11">CDR</text:span> или <text:span text:style-name="T11">OFF</text:span>. <text:s/>Вторичный режим будет использоваться в случае если по какой-либо причине (отказ сигнальной сети, недостаточно данных в файле конфигурации) невозможно инициировать диалог с <text:span text:style-name="T6">IN</text:span>-платформой. По умолчанию используется <text:span text:style-name="T11">OFF</text:span>.</text:p>
      <text:p text:style-name="Text_20_body"><text:span text:style-name="T16">NOTE</text:span><text:span text:style-name="T37">:</text:span><text:span text:style-name="T32"> </text:span><text:span text:style-name="T27">В случае сбоя, после того как </text:span><text:span text:style-name="T12">IN</text:span><text:span text:style-name="T27">-платформа уже дала разрешение на оказание услуги, ВСЕГДА формируется </text:span><text:span text:style-name="T12">CDR</text:span><text:span text:style-name="T27"> запись.</text:span><text:span text:style-name="T23"> </text:span></text:p>
      <text:p text:style-name="Text_20_body"><text:span text:style-name="T32">Пример</text:span><text:span text:style-name="T7">:</text:span></text:p>
      <text:p text:style-name="P48"><text:span text:style-name="T6"><text:s text:c="6"/>&lt;section name="Global"&gt;</text:span></text:p>
      <text:p text:style-name="P129"><text:s text:c="4"/>&lt;section name="SMS"&gt;</text:p>
      <text:p text:style-name="P49"><text:s text:c="6"/><text:tab/><text:tab/>&lt;param name="MO" type="string"&gt;OFF&lt;/param&gt;</text:p>
      <text:p text:style-name="P130"><text:s text:c="6"/>&lt;param name="MT" type="string"&gt;IN,CDR&lt;/param&gt;</text:p>
      <text:p text:style-name="P129"><text:s text:c="4"/>&lt;/section&gt;</text:p>
      <text:p text:style-name="P49"><text:s text:c="3"/><text:tab/> <text:s text:c="8"/>&lt;section name="USSD"&gt;</text:p>
      <text:p text:style-name="P49"><text:s text:c="5"/><text:tab/><text:tab/> &lt;param name="MO" type="string"&gt;IN,OFF&lt;/param&gt;</text:p>
      <text:p text:style-name="P129"><text:s text:c="6"/>&lt;param name="MT" type="string"&gt;IN,CDR&lt;/param&gt;</text:p>
      <text:p text:style-name="P132"><text:s text:c="4"/>&lt;/section&gt;</text:p>
      <text:p text:style-name="P49"><text:s text:c="3"/><text:tab/> <text:s text:c="8"/>&lt;section name="XSMS"&gt;</text:p>
      <text:p text:style-name="P49"><text:s text:c="5"/><text:tab/><text:tab/> &lt;param name="MO" type="string"&gt;IN,OFF&lt;/param&gt;</text:p>
      <text:p text:style-name="P129"><text:s text:c="6"/>&lt;param name="MT" type="string"&gt;IN,CDR&lt;/param&gt;</text:p>
      <text:p text:style-name="P131"><text:span text:style-name="T6"><text:s text:c="4"/></text:span>&lt;/<text:span text:style-name="T6">section</text:span>&gt;</text:p>
      <text:p text:style-name="P48"><text:s text:c="6"/>&lt;/<text:span text:style-name="T6">section</text:span>&gt;</text:p>
      <text:p text:style-name="P97"/>
      <text:p text:style-name="Text_20_body"><text:span text:style-name="T7">NOTE</text:span><text:span text:style-name="T32">: <text:s/></text:span>если хотя бы один режим тарификации выставлен в <text:span text:style-name="T11">IN</text:span>, то в файле конфигурации <text:span text:style-name="T6"><text:user-defined style:data-style-name="N0" text:name="Name">INMan</text:user-defined></text:span>-<text:span text:style-name="T6">a</text:span> должна быть заполнена секции <text:a xlink:type="simple" xlink:href="#5.8. Параметры секции SS7 (сервис icsTCAPDisp).|outline"><text:span text:style-name="T6">SS</text:span></text:a><text:a xlink:type="simple" xlink:href="#5.8. Параметры секции SS7 (сервис icsTCAPDisp).|outline">7</text:a> или <text:a xlink:type="simple" xlink:href="#5.9. Параметры секции SS7_HD (сервис icsTCAPDisp).|outline">SS7_HD</text:a> для обеспечения взаимодействия с элементами сигнальной сети .</text:p>
      <text:p text:style-name="Text_20_body"/>
      <text:h text:style-name="Heading_20_2" text:outline-level="2"><text:bookmark text:name="__RefHeading__9247_1268417483"/><text:soft-page-break/><text:s/><text:bookmark-start text:name="_Параметры_секции_Billing."/>Параметры секции <text:bookmark-end text:name="_Параметры_секции_Billing."/><text:span text:style-name="T6">Billing</text:span> (сервис <text:span text:style-name="T14">icsSmBilling</text:span>).<text:bookmark-end text:name="__RefHeading__9247_1268417483"/></text:h>
      <text:p text:style-name="P48">Данная секция является опциональной. Она предназначена для настройки сервиса тарификации ExtraSMS/<text:span text:style-name="T6">SMS</text:span>/USSD сообщений. В секции определены следующие параметры.</text:p>
      <text:p text:style-name="P48"/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row table:style-name="Таблица24.1">
          <table:table-cell table:style-name="Таблица24.A1" office:value-type="string">
            <text:p text:style-name="P12">Имя параметра</text:p>
          </table:table-cell>
          <table:table-cell table:style-name="Таблица24.A1" office:value-type="string">
            <text:p text:style-name="P12">Тип</text:p>
          </table:table-cell>
          <table:table-cell table:style-name="Таблица24.A1" office:value-type="string">
            <text:p text:style-name="P12">Наличие</text:p>
          </table:table-cell>
          <table:table-cell table:style-name="Таблица24.D1" office:value-type="string">
            <text:p text:style-name="P11">Описание</text:p>
          </table:table-cell>
        </table:table-row>
        <table:table-row table:style-name="Таблица24.1">
          <table:table-cell table:style-name="Таблица24.A2" office:value-type="string">
            <text:p text:style-name="P57">billingModes</text:p>
          </table:table-cell>
          <table:table-cell table:style-name="Таблица24.A2" office:value-type="string">
            <text:p text:style-name="P28">строка</text:p>
          </table:table-cell>
          <table:table-cell table:style-name="Таблица24.A2" office:value-type="string">
            <text:p text:style-name="P28">обязательный</text:p>
          </table:table-cell>
          <table:table-cell table:style-name="Таблица24.D2" office:value-type="string">
            <text:p text:style-name="P35">имя подсекции вида <text:a xlink:type="simple" xlink:href="#5.12.1. Шаблон подсекции BillingModes.|outline">Шаблон подсекции BillingModes</text:a><text:span text:style-name="T7">,</text:span><text:span text:style-name="T17"> <text:s text:c="2"/>задающей режимы тарификации для различных типов сообщений.</text:span></text:p>
          </table:table-cell>
        </table:table-row>
        <table:table-row table:style-name="Таблица24.1">
          <table:table-cell table:style-name="Таблица24.A3" office:value-type="string">
            <text:p text:style-name="P57">abonentTypeRequest</text:p>
          </table:table-cell>
          <table:table-cell table:style-name="Таблица24.A3" office:value-type="string">
            <text:p text:style-name="P28">строка</text:p>
          </table:table-cell>
          <table:table-cell table:style-name="Таблица24.A3" office:value-type="string">
            <text:p text:style-name="P28">опциональный<text:line-break/>(<text:span text:style-name="T6">default</text:span>)</text:p>
          </table:table-cell>
          <table:table-cell table:style-name="Таблица24.D3" office:value-type="string">
            <text:p text:style-name="P35">режим определения типа котракта абонента (запрос к провайдеру абонентов):</text:p>
            <text:list xml:id="list550834508" text:style-name="WW8Num37">
              <text:list-item>
                <text:p text:style-name="P89"><text:span text:style-name="T7">onDemand</text:span> – по требованию, если необходимо для тарификации (по умолчанию),</text:p>
              </text:list-item>
              <text:list-item>
                <text:p text:style-name="P89"><text:span text:style-name="T7">always</text:span><text:span text:style-name="T6"> <text:s/>- </text:span>всегда</text:p>
              </text:list-item>
            </text:list>
          </table:table-cell>
        </table:table-row>
        <table:table-row table:style-name="Таблица24.1">
          <table:table-cell table:style-name="Таблица24.A2" office:value-type="string">
            <text:p text:style-name="P57">abonentPolicy</text:p>
          </table:table-cell>
          <table:table-cell table:style-name="Таблица24.A2" office:value-type="string">
            <text:p text:style-name="P28">строка</text:p>
          </table:table-cell>
          <table:table-cell table:style-name="Таблица24.A2" office:value-type="string">
            <text:p text:style-name="P28">опциональный</text:p>
          </table:table-cell>
          <table:table-cell table:style-name="Таблица24.D2" office:value-type="string">
            <text:p text:style-name="P35">задает имя ‘политики абонента’по умолчанию (название подсекции в секции <text:span text:style-name="T7">AbonentPolicies</text:span>), она применяется если <text:span text:style-name="T6">MSISDN</text:span> адрес абонента не соответствует ни одному из пулов адресов заданных политик</text:p>
            <text:p text:style-name="P34">требуется, если в используемой подсекции <text:a xlink:type="simple" xlink:href="#5.12.1. Шаблон подсекции BillingModes.|outline"><text:span text:style-name="T17">BillingModes</text:span></text:a> присутствует режим тарификации <text:span text:style-name="T6">IN</text:span> или <text:span text:style-name="T6">abonentTypeRequest</text:span> выставлен в <text:span text:style-name="T7">always</text:span></text:p>
          </table:table-cell>
        </table:table-row>
        <table:table-row table:style-name="Таблица24.1">
          <table:table-cell table:style-name="Таблица24.A2" office:value-type="string">
            <text:p text:style-name="P57">abonentTypeTimeout</text:p>
          </table:table-cell>
          <table:table-cell table:style-name="Таблица24.A2" office:value-type="string">
            <text:p text:style-name="P28">целое<text:line-break/>(<text:span text:style-name="T6">c</text:span>екунды:<text:line-break/> [1 .. 65535])</text:p>
          </table:table-cell>
          <table:table-cell table:style-name="Таблица24.A2" office:value-type="string">
            <text:p text:style-name="P28">опциональный<text:line-break/>(<text:span text:style-name="T6">default</text:span>)</text:p>
          </table:table-cell>
          <table:table-cell table:style-name="Таблица24.D2" office:value-type="string">
            <text:p text:style-name="P35">Таймаут, ограничивающий время на определение контракта абонента, по умолчанию: 8 сек.</text:p>
            <text:p text:style-name="P34">требуется, если в используемой подсекции <text:a xlink:type="simple" xlink:href="#5.12.1. Шаблон подсекции BillingModes.|outline"><text:span text:style-name="T17">BillingModes</text:span></text:a> присутствует режим тарификации <text:span text:style-name="T6">IN</text:span> или <text:span text:style-name="T6">abonentTypeRequest</text:span> выставлен в <text:span text:style-name="T7">always</text:span></text:p>
          </table:table-cell>
        </table:table-row>
        <table:table-row table:style-name="Таблица24.1">
          <table:table-cell table:style-name="Таблица24.A2" office:value-type="string">
            <text:p text:style-name="P57">maxBillings</text:p>
          </table:table-cell>
          <table:table-cell table:style-name="Таблица24.A2" office:value-type="string">
            <text:p text:style-name="P28">целое <text:line-break/>[1 .. 100000<text:span text:style-name="T6">]</text:span></text:p>
          </table:table-cell>
          <table:table-cell table:style-name="Таблица24.A2" office:value-type="string">
            <text:p text:style-name="P28">опциональный<text:span text:style-name="T6"><text:line-break/></text:span><text:span text:style-name="T6">(default)</text:span></text:p>
          </table:table-cell>
          <table:table-cell table:style-name="Таблица24.D2" office:value-type="string">
            <text:p text:style-name="P35">Максимальное количество одновременно обрабатываемых запросов на одно клиентское соединение, по умолчанию: 1000</text:p>
          </table:table-cell>
        </table:table-row>
        <table:table-row table:style-name="Таблица24.1">
          <table:table-cell table:style-name="Таблица24.A2" office:value-type="string">
            <text:p text:style-name="P57">maxTimeout</text:p>
          </table:table-cell>
          <table:table-cell table:style-name="Таблица24.A2" office:value-type="string">
            <text:p text:style-name="P28">целое</text:p>
            <text:p text:style-name="P27">(<text:span text:style-name="T6">c</text:span>екунды:<text:line-break/> [5 .. 65535])</text:p>
          </table:table-cell>
          <table:table-cell table:style-name="Таблица24.A2" office:value-type="string">
            <text:p text:style-name="P28">опциональный</text:p>
          </table:table-cell>
          <table:table-cell table:style-name="Таблица24.D2" office:value-type="string">
            <text:p text:style-name="P35">Максимальный таймаут на промежуточные операции (взаимодействие с <text:span text:style-name="T6">SMSC</text:span>, <text:span text:style-name="T6">etc</text:span>); по его истечению <text:span text:style-name="T6"><text:user-defined style:data-style-name="N0" text:name="Name">INMan</text:user-defined></text:span> прерывает биллинг<text:span text:style-name="T6">;</text:span> по умолчанию: 120 сек</text:p>
            <text:p text:style-name="P37">NOTE: <text:s/>не рекомендуется выставлять значение меньшее 90 сек на введённых в эксплуатацию инсталляциях !!! <text:s/></text:p>
            <text:p text:style-name="P37">меньшие значения допустимы только для отладочных работ !!!</text:p>
          </table:table-cell>
        </table:table-row>
        <table:table-row table:style-name="Таблица24.1">
          <table:table-cell table:style-name="Таблица24.A2" office:value-type="string">
            <text:p text:style-name="P57">cdrMode</text:p>
          </table:table-cell>
          <table:table-cell table:style-name="Таблица24.A2" office:value-type="string">
            <text:p text:style-name="P28">строка</text:p>
          </table:table-cell>
          <table:table-cell table:style-name="Таблица24.A2" office:value-type="string">
            <text:p text:style-name="P28">опциональный<text:line-break/>(<text:span text:style-name="T6">default</text:span>)</text:p>
          </table:table-cell>
          <table:table-cell table:style-name="Таблица24.D2" office:value-type="string">
            <text:p text:style-name="P35">Определяет режим записи транзакций <text:user-defined style:data-style-name="N0" text:name="Name">INMan</text:user-defined>-a (TDR) <text:s/>в <text:a xlink:type="simple" xlink:href="#_Структура_CSV_файла_для генерации C"><text:span text:style-name="Internet_20_link"><text:span text:style-name="T6">CSV</text:span></text:span></text:a><text:a xlink:type="simple" xlink:href="#_Структура_CSV_файла_для генерации C"><text:span text:style-name="Internet_20_link"> файл</text:span></text:a><text:span text:style-name="Internet_20_link">ы</text:span> для последующей генерации <text:span text:style-name="T6">CDR</text:span> . Варианты:</text:p>
            <text:list xml:id="list1208267006" text:style-name="WW8Num15">
              <text:list-item>
                <text:p text:style-name="P90"><text:span text:style-name="T7">none</text:span> – <text:s/>отключить запись TDR в <text:s/><text:span text:style-name="T6">CSV</text:span>;</text:p>
              </text:list-item>
              <text:list-item>
                <text:p text:style-name="P90"><text:span text:style-name="T7">all</text:span> - <text:s/>для каждой транзакции писать TDR в <text:span text:style-name="T6">CSV</text:span>;</text:p>
              </text:list-item>
              <text:list-item>
                <text:p text:style-name="P90"><text:span text:style-name="T32">billMode </text:span>- писать TDR в <text:span text:style-name="T6">CSV </text:span>в зависимости от заданного <text:a xlink:type="simple" xlink:href="#_Параметры_подсекции_BillingModes."><text:span text:style-name="Internet_20_link">режима тарификации</text:span></text:a> (по умолчанию)</text:p>
              </text:list-item>
            </text:list>
          </table:table-cell>
        </table:table-row>
        <table:table-row table:style-name="Таблица24.1">
          <table:table-cell table:style-name="Таблица24.A2" office:value-type="string">
            <text:p text:style-name="P57">cdrDir</text:p>
          </table:table-cell>
          <table:table-cell table:style-name="Таблица24.A2" office:value-type="string">
            <text:p text:style-name="P28">строка</text:p>
          </table:table-cell>
          <table:table-cell table:style-name="Таблица24.A2" office:value-type="string">
            <text:p text:style-name="P28">опциональный</text:p>
          </table:table-cell>
          <table:table-cell table:style-name="Таблица24.D2" office:value-type="string">
            <text:p text:style-name="P35">директория для хранения файлов с <text:span text:style-name="T6">CDR</text:span> записями, <text:s/>требуется если <text:span text:style-name="T6">cdrMode</text:span> не <text:span text:style-name="T16">none</text:span></text:p>
          </table:table-cell>
        </table:table-row>
        <table:table-row table:style-name="Таблица24.1">
          <table:table-cell table:style-name="Таблица24.A2" office:value-type="string">
            <text:p text:style-name="P57">cdrInterval</text:p>
          </table:table-cell>
          <table:table-cell table:style-name="Таблица24.A2" office:value-type="string">
            <text:p text:style-name="P28">целое (<text:span text:style-name="T6">c</text:span>екунды:<text:line-break/><text:soft-page-break/> [1 .. 65535])</text:p>
          </table:table-cell>
          <table:table-cell table:style-name="Таблица24.A2" office:value-type="string">
            <text:p text:style-name="P28">опциональный</text:p>
          </table:table-cell>
          <table:table-cell table:style-name="Таблица24.D2" office:value-type="string">
            <text:p text:style-name="P35">Период накопления записей в <text:a xlink:type="simple" xlink:href="#_Структура_CSV_файла"><text:span text:style-name="Internet_20_link"><text:span text:style-name="T6">CSV</text:span></text:span></text:a><text:a xlink:type="simple" xlink:href="#_Структура_CSV_файла"><text:span text:style-name="Internet_20_link"> файл</text:span></text:a>, по истечению создается следующий файл, требуется <text:soft-page-break/>если <text:span text:style-name="T6">cdrMode</text:span> не <text:span text:style-name="T16">none</text:span></text:p>
          </table:table-cell>
        </table:table-row>
        <table:table-row table:style-name="Таблица24.1">
          <table:table-cell table:style-name="Таблица24.A2" office:value-type="string">
            <text:p text:style-name="P55">maxThreads</text:p>
          </table:table-cell>
          <table:table-cell table:style-name="Таблица24.A2" office:value-type="string">
            <text:p text:style-name="P32">целое<text:line-break/>[0 .. 65535]</text:p>
          </table:table-cell>
          <table:table-cell table:style-name="Таблица24.A2" office:value-type="string">
            <text:p text:style-name="P28">опциональный<text:span text:style-name="T6"><text:line-break/></text:span><text:span text:style-name="T6">(default)</text:span></text:p>
          </table:table-cell>
          <table:table-cell table:style-name="Таблица24.D2" office:value-type="string">
            <text:p text:style-name="P35">максимально допустимое количество потоков, выделяемое для обслуживания запросов , по умолчанию; 64,</text:p>
            <text:p text:style-name="P36">Note: <text:span text:style-name="T47"><text:s/>значение </text:span>0<text:span text:style-name="T47"> отключает ограничение.</text:span></text:p>
          </table:table-cell>
        </table:table-row>
        <table:table-row table:style-name="Таблица24.1">
          <table:table-cell table:style-name="Таблица24.A3" office:value-type="string">
            <text:p text:style-name="P55"><text:span text:style-name="T6">useC</text:span><text:span text:style-name="T6">ache</text:span></text:p>
          </table:table-cell>
          <table:table-cell table:style-name="Таблица24.A3" office:value-type="string">
            <text:p text:style-name="P32">bool</text:p>
          </table:table-cell>
          <table:table-cell table:style-name="Таблица24.A3" office:value-type="string">
            <text:p text:style-name="P28">опциональный<text:line-break/>(<text:span text:style-name="T6">default</text:span>)</text:p>
          </table:table-cell>
          <table:table-cell table:style-name="Таблица24.D3" office:value-type="string">
            <text:p text:style-name="P35">Включает использование кэша абонентов, по умолчанию: <text:span text:style-name="T7">true</text:span></text:p>
          </table:table-cell>
        </table:table-row>
        <table:table-row table:style-name="Таблица24.1">
          <table:table-cell table:style-name="Таблица24.A2" office:value-type="string">
            <text:p text:style-name="P55"><text:span text:style-name="T6">cacheExpiration</text:span> </text:p>
          </table:table-cell>
          <table:table-cell table:style-name="Таблица24.A2" office:value-type="string">
            <text:p text:style-name="P28">целое (минуты)<text:span text:style-name="T6"><text:line-break/></text:span><text:span text:style-name="T6">[1 .. 65535]</text:span></text:p>
          </table:table-cell>
          <table:table-cell table:style-name="Таблица24.A2" office:value-type="string">
            <text:p text:style-name="P28">опциональный<text:span text:style-name="T6"><text:line-break/></text:span>(<text:span text:style-name="T6">default</text:span>)</text:p>
          </table:table-cell>
          <table:table-cell table:style-name="Таблица24.D2" office:value-type="string">
            <text:p text:style-name="P35">Время легетимности <text:s/>данных из кэша абонентов, по умолчанию: 20, значение 0 означает использовать <text:span text:style-name="T6">cacheExpiration</text:span> из настроек кэша.</text:p>
          </table:table-cell>
        </table:table-row>
        <table:table-row table:style-name="Таблица24.1">
          <table:table-cell table:style-name="Таблица24.A2" office:value-type="string">
            <text:p text:style-name="P57">CAP3Sms</text:p>
          </table:table-cell>
          <table:table-cell table:style-name="Таблица24.A2" office:value-type="string">
            <text:p text:style-name="P28">строка</text:p>
          </table:table-cell>
          <table:table-cell table:style-name="Таблица24.A2" office:value-type="string">
            <text:p text:style-name="P28">опциональный</text:p>
          </table:table-cell>
          <table:table-cell table:style-name="Таблица24.D2" office:value-type="string">
            <text:p text:style-name="P35">Имя секции вида <text:a xlink:type="simple" xlink:href="#_Шаблон_секции_TCAPUser"><text:span text:style-name="Internet_20_link">Шаблон секции TCAPUser</text:span></text:a> с настройками для диалога с <text:span text:style-name="T6">IN</text:span>-платформами. </text:p>
            <text:p text:style-name="P34">требуется, если в используемой подсекции <text:a xlink:type="simple" xlink:href="#5.12.1. Шаблон подсекции BillingModes.|outline"><text:span text:style-name="T17">BillingModes</text:span></text:a> присутствует режим тарификации <text:span text:style-name="T6">IN</text:span></text:p>
          </table:table-cell>
        </table:table-row>
        <table:table-row table:style-name="Таблица24.1">
          <table:table-cell table:style-name="Таблица24.A2" office:value-type="string">
            <text:p text:style-name="P57">smsExtraConfig</text:p>
          </table:table-cell>
          <table:table-cell table:style-name="Таблица24.A2" office:value-type="string">
            <text:p text:style-name="P28">строка</text:p>
          </table:table-cell>
          <table:table-cell table:style-name="Таблица24.A2" office:value-type="string">
            <text:p text:style-name="P28">опциональный</text:p>
          </table:table-cell>
          <table:table-cell table:style-name="Таблица24.D2" office:value-type="string">
            <text:p text:style-name="P35">имя секции вида <text:a xlink:type="simple" xlink:href="#5.13. Шаблон секции SMS-Extra (сервис icsSmBilling).|outline">Шаблон секции SMS-Extra</text:a> , содержащей параметры для тарификации <text:span text:style-name="T6">SMS</text:span> <text:span text:style-name="T6">Extra</text:span> услуг.</text:p>
          </table:table-cell>
        </table:table-row>
      </table:table>
      <text:p text:style-name="Text_20_body"/>
      <text:p text:style-name="Text_20_body"/>
      <text:h text:style-name="Heading_20_2" text:outline-level="2"><text:bookmark-start text:name="_Параметры_секции_SS7."/><text:bookmark-start text:name="_Параметры_секции_IN_interaction."/><text:bookmark text:name="__RefHeading__10423_1186924277"/><text:s/>Шаблон секции SMS-Extra (сервис <text:span text:style-name="T14">icsSmBilling</text:span>).<text:bookmark-end text:name="_Параметры_секции_SS7."/><text:bookmark-end text:name="_Параметры_секции_IN_interaction."/><text:bookmark-end text:name="__RefHeading__10423_1186924277"/></text:h>
      <text:p text:style-name="Text_20_body">Секция конфигурации <text:span text:style-name="T6">SMS</text:span> <text:span text:style-name="T6">Extra</text:span> услуг может иметь произвольное название., но может содержать только подсекции фиксированного формата, каждая из которых описывает определённый пакет Extra услуг и может содержать следующими параметры:</text:p>
      <text:p text:style-name="P48"/>
      <table:table table:name="Таблица38" table:style-name="Таблица38">
        <table:table-column table:style-name="Таблица38.A"/>
        <table:table-column table:style-name="Таблица38.B"/>
        <table:table-column table:style-name="Таблица38.C"/>
        <table:table-column table:style-name="Таблица38.D"/>
        <table:table-row table:style-name="Таблица38.1">
          <table:table-cell table:style-name="Таблица38.A1" office:value-type="string">
            <text:p text:style-name="P12">Имя параметра</text:p>
          </table:table-cell>
          <table:table-cell table:style-name="Таблица38.A1" office:value-type="string">
            <text:p text:style-name="P12">Тип</text:p>
          </table:table-cell>
          <table:table-cell table:style-name="Таблица38.A1" office:value-type="string">
            <text:p text:style-name="P12">Наличие</text:p>
          </table:table-cell>
          <table:table-cell table:style-name="Таблица38.D1" office:value-type="string">
            <text:p text:style-name="P11">Описание</text:p>
          </table:table-cell>
        </table:table-row>
        <table:table-row table:style-name="Таблица38.1">
          <table:table-cell table:style-name="Таблица38.A2" office:value-type="string">
            <text:p text:style-name="P57">serviceCode</text:p>
          </table:table-cell>
          <table:table-cell table:style-name="Таблица38.A2" office:value-type="string">
            <text:p text:style-name="P28">целое</text:p>
          </table:table-cell>
          <table:table-cell table:style-name="Таблица38.A2" office:value-type="string">
            <text:p text:style-name="P28">обязательный</text:p>
          </table:table-cell>
          <table:table-cell table:style-name="Таблица38.D2" office:value-type="string">
            <text:p text:style-name="P35">сервис-код пакета услуг</text:p>
          </table:table-cell>
        </table:table-row>
        <table:table-row table:style-name="Таблица38.1">
          <table:table-cell table:style-name="Таблица38.A2" office:value-type="string">
            <text:p text:style-name="P57">serviceMask</text:p>
          </table:table-cell>
          <table:table-cell table:style-name="Таблица38.A2" office:value-type="string">
            <text:p text:style-name="P28">целое</text:p>
          </table:table-cell>
          <table:table-cell table:style-name="Таблица38.A2" office:value-type="string">
            <text:p text:style-name="P28">обязательный</text:p>
          </table:table-cell>
          <table:table-cell table:style-name="Таблица38.D2" office:value-type="string">
            <text:p text:style-name="P35">маска пакета услуг</text:p>
          </table:table-cell>
        </table:table-row>
        <table:table-row table:style-name="Таблица38.1">
          <table:table-cell table:style-name="Таблица38.A2" office:value-type="string">
            <text:p text:style-name="P55"><text:s/>serviceAdr</text:p>
          </table:table-cell>
          <table:table-cell table:style-name="Таблица38.A2" office:value-type="string">
            <text:p text:style-name="P28">строка</text:p>
          </table:table-cell>
          <table:table-cell table:style-name="Таблица38.A2" office:value-type="string">
            <text:p text:style-name="P28">опциональный</text:p>
          </table:table-cell>
          <table:table-cell table:style-name="Таблица38.D2" office:value-type="string">
            <text:p text:style-name="P35">короткий номер (<text:a xlink:type="simple" xlink:href="#_Структура_ChargeSms_PDU_1"><text:span text:style-name="Internet_20_link">dstSubscriberNumber</text:span></text:a>) для обращения к <text:span text:style-name="T6">IN</text:span>-платформе, его отсутствие <text:s/>означает тарификацию услуг через создание <text:span text:style-name="T6">CDR</text:span></text:p>
          </table:table-cell>
        </table:table-row>
        <table:table-row table:style-name="Таблица38.1">
          <table:table-cell table:style-name="Таблица38.A2" office:value-type="string">
            <text:p text:style-name="P55">chargeBearer</text:p>
          </table:table-cell>
          <table:table-cell table:style-name="Таблица38.A2" office:value-type="string">
            <text:p text:style-name="P32">bool</text:p>
          </table:table-cell>
          <table:table-cell table:style-name="Таблица38.A2" office:value-type="string">
            <text:p text:style-name="P28">опциональный<text:line-break/>(<text:span text:style-name="T6">default</text:span>)</text:p>
          </table:table-cell>
          <table:table-cell table:style-name="Таблица38.D2" office:value-type="string">
            <text:p text:style-name="P35">признак тарификации сообщения-носителя (базового <text:span text:style-name="T6">SMS</text:span>), по умолчанию: <text:span text:style-name="T7">false</text:span>.</text:p>
            <text:p text:style-name="P34">При значении <text:span text:style-name="T7">true</text:span> <text:span text:style-name="T6"><text:user-defined style:data-style-name="N0" text:name="Name">INMan</text:user-defined></text:span>, будет инициировать для <text:span text:style-name="T6">prepaid</text:span> абонентов два диалога с <text:span text:style-name="T6">IN</text:span>-платформой: один для тарификации базового сообщения до получателя, второй - для тарификации <text:span text:style-name="T6">SMS</text:span> <text:span text:style-name="T6">Extra</text:span> услуги, при этом в CSV файл запишется две <text:a xlink:type="simple" xlink:href="#4.2. Строка данных CSV файла (TDR).|outline">TDR </text:a><text:a xlink:type="simple" xlink:href="#4.2. Строка данных CSV файла (TDR).|outline">записи</text:a>. Для <text:span text:style-name="T6">posptpaid</text:span> абонентов в <text:span text:style-name="T6">CSV <text:s/>файл </text:span>по прежнему генерится одна запись со всей информацией.</text:p>
          </table:table-cell>
        </table:table-row>
      </table:table>
      <text:p text:style-name="Text_20_body"/>
      <text:p text:style-name="Text_20_body"><text:span text:style-name="T32">Пример</text:span><text:span text:style-name="T7">:</text:span></text:p>
      <text:p text:style-name="P22"><text:s/>&lt;section name="SMS-Extra"&gt;</text:p>
      <text:p text:style-name="P22"><text:s text:c="4"/>&lt;section name="SMS-Flash"&gt;</text:p>
      <text:p text:style-name="P22"><text:s text:c="6"/>&lt;param name="serviceCode" type="int"&gt;1&lt;/param&gt;</text:p>
      <text:p text:style-name="P22"><text:s text:c="6"/>&lt;param name="serviceMask" type="int"&gt;2&lt;/param&gt;</text:p>
      <text:p text:style-name="P22"><text:soft-page-break/><text:s text:c="6"/>&lt;param name="serviceAdr" type="string"&gt;smsx:7961&lt;/param&gt;</text:p>
      <text:p text:style-name="P22"><text:s text:c="4"/>&lt;/section&gt;</text:p>
      <text:p text:style-name="P22"><text:s text:c="4"/>&lt;section name="SMS-Calendar"&gt;</text:p>
      <text:p text:style-name="P22"><text:s text:c="6"/>&lt;param name="serviceCode" type="int"&gt;2&lt;/param&gt;</text:p>
      <text:p text:style-name="P22"><text:s text:c="6"/>&lt;param name="serviceMask" type="int"&gt;4&lt;/param&gt;</text:p>
      <text:p text:style-name="P22"><text:s text:c="6"/>&lt;param name="serviceAdr" type="string"&gt;smsx:7962&lt;/param&gt;</text:p>
      <text:p text:style-name="P22"><text:s text:c="4"/>&lt;/section&gt;</text:p>
      <text:p text:style-name="P22"><text:s text:c="4"/>&lt;section name="SMS-Flash-Calendar"&gt;</text:p>
      <text:p text:style-name="P22"><text:s text:c="6"/>&lt;param name="serviceCode" type="int"&gt;5&lt;/param&gt;</text:p>
      <text:p text:style-name="P22"><text:s text:c="6"/>&lt;param name="serviceMask" type="int"&gt;6&lt;/param&gt; &lt;!-- 4+2 --&gt;</text:p>
      <text:p text:style-name="P22"><text:s text:c="6"/>&lt;param name="serviceAdr" type="string"&gt;smsx:7965&lt;/param&gt;</text:p>
      <text:p text:style-name="P22"><text:s text:c="4"/>&lt;/section&gt;</text:p>
      <text:p text:style-name="P22"><text:s text:c="4"/>&lt;section name="SMS-Flash-Group"&gt;</text:p>
      <text:p text:style-name="P22"><text:s text:c="6"/>&lt;param name="serviceCode" type="int"&gt;7&lt;/param&gt;</text:p>
      <text:p text:style-name="P22"><text:s text:c="6"/>&lt;param name="serviceMask" type="int"&gt;18&lt;/param&gt; &lt;!-- 16+2 --&gt;</text:p>
      <text:p text:style-name="P22"><text:s text:c="6"/>&lt;param name="serviceAdr" type="string"&gt;smsx:7965&lt;/param&gt;</text:p>
      <text:p text:style-name="P22"><text:s text:c="6"/>&lt;param name="chargeBearer" type="bool"&gt;true&lt;/param&gt;</text:p>
      <text:p text:style-name="P22"><text:s text:c="4"/>&lt;/section&gt;</text:p>
      <text:p text:style-name="P22"><text:s/>&lt;/section&gt;</text:p>
      <text:p text:style-name="Text_20_body">Здесь<text:span text:style-name="T6"> </text:span>описывается<text:span text:style-name="T6"> </text:span>два<text:span text:style-name="T6"> </text:span>единичных<text:span text:style-name="T6"> </text:span>сервиса<text:span text:style-name="T6"> SMS-Flash <text:s/></text:span>и<text:span text:style-name="T6"> SMS-Calendar, </text:span>их<text:span text:style-name="T6"> </text:span>комбинация<text:span text:style-name="T6"> SMS-Flash-Calendar (</text:span>см<text:span text:style-name="T6">. serviceMask), </text:span>а<text:span text:style-name="T6"> </text:span>также<text:span text:style-name="T6"> </text:span>комбинация<text:span text:style-name="T6"> SMS-Flash-Group </text:span>с<text:span text:style-name="T6"> </text:span>выставленным<text:span text:style-name="T6"> </text:span>признаком<text:span text:style-name="T6"> </text:span>тарификации<text:span text:style-name="T6"> </text:span>сообщения<text:span text:style-name="T6">-</text:span>носителя<text:span text:style-name="T6">.</text:span></text:p>
      <text:p text:style-name="P22"/>
      <text:h text:style-name="Heading_20_2" text:outline-level="2"><text:bookmark text:name="__RefHeading__9251_1268417483"/><text:s/><text:bookmark-start text:name="_Параметры_секции_AbonentPolicies."/>Параметры секции <text:bookmark-end text:name="_Параметры_секции_AbonentPolicies."/><text:span text:style-name="T6">AbonentPolicies</text:span> (сервис <text:span text:style-name="T28">ics</text:span><text:span text:style-name="T14">IAPManager</text:span>).<text:bookmark-end text:name="__RefHeading__9251_1268417483"/></text:h>
      <text:p text:style-name="Text_20_body">Данная секция является обязательной при режимах тарификации, отличных от <text:span text:style-name="T11">none</text:span>.. Она <text:s/>определяет ‘<text:a xlink:type="simple" xlink:href="#2.2.1.2. Политика абонента.|outline"><text:span text:style-name="T26">политики абонентов</text:span></text:a>’ в виде подсекций <text:a xlink:type="simple" xlink:href="#5.14.1. Шаблон подсекции 'AbonentPolicy'.|outline">фиксированного формата</text:a>. К примеру:</text:p>
      <text:p text:style-name="P22">&lt;section name="AbonentPolicies"&gt;</text:p>
      <text:p text:style-name="P22"><text:s text:c="6"/>&lt;section name="MTC_Nsk_Default"&gt;</text:p>
      <text:p text:style-name="P22"><text:s text:c="6"/>&lt;!— abonent policy parameters --&gt;</text:p>
      <text:p text:style-name="P22"><text:s text:c="6"/>&lt;/section&gt;</text:p>
      <text:p text:style-name="P22">&lt;/section&gt;</text:p>
      <text:p text:style-name="Text_20_body">Здесь <text:span text:style-name="T6">MTC</text:span>_<text:span text:style-name="T6">Nsk</text:span>_<text:span text:style-name="T6">Default</text:span> есть имя политики, которое будет использоваться также и в журнальных записях <text:user-defined style:data-style-name="N0" text:name="Name">INMan</text:user-defined>-a.</text:p>
      <text:p text:style-name="Text_20_body"><text:span text:style-name="T7">NOTE</text:span><text:span text:style-name="T32">:</text:span> Как минимум одна политика должна быть определена, чтобы быть использованной по умолчанию.</text:p>
      <text:p text:style-name="Text_20_body">(см. параметр <text:a xlink:type="simple" xlink:href="#_Параметры_секции_Billing."><text:span text:style-name="Internet_20_link"><text:span text:style-name="T6">Billing</text:span></text:span></text:a><text:a xlink:type="simple" xlink:href="#_Параметры_секции_Billing."><text:span text:style-name="Internet_20_link">.</text:span></text:a><text:a xlink:type="simple" xlink:href="#_Параметры_секции_Billing."><text:span text:style-name="Internet_20_link"><text:span text:style-name="T6">abonentPolicy</text:span></text:span></text:a> , <text:a xlink:type="simple" xlink:href="#5.11. Параметры секции AbonentDetector (сервис icsAbntDetector).|outline">AbonentDetector.abonentPolicy</text:a> )</text:p>
      <text:p text:style-name="Text_20_body"/>
      <text:h text:style-name="P137" text:outline-level="3"><text:bookmark text:name="__RefHeading__9241_12684174831"/><text:s/>Шаблон <text:bookmark-start text:name="_Параметры_подсекции_BillingModes.12"/>подсекции <text:bookmark-end text:name="_Параметры_подсекции_BillingModes.12"/>'AbonentPolicy<text:span text:style-name="T6">'</text:span>.<text:bookmark-end text:name="__RefHeading__9241_12684174831"/></text:h>
      <text:p text:style-name="P26"><text:tab/>В данной подсекции определена обязательная подсекция 'AddressPools' <text:s/>и следующие параметры</text:p>
      <text:p text:style-name="P26"><text:tab/>Параметры <text:s/><text:span text:style-name="T6">‘</text:span>политики абонентов<text:span text:style-name="T6">’</text:span>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row table:style-name="Таблица26.1">
          <table:table-cell table:style-name="Таблица26.A1" office:value-type="string">
            <text:p text:style-name="P12">Имя параметра</text:p>
          </table:table-cell>
          <table:table-cell table:style-name="Таблица26.A1" office:value-type="string">
            <text:p text:style-name="P12">Тип</text:p>
          </table:table-cell>
          <table:table-cell table:style-name="Таблица26.A1" office:value-type="string">
            <text:p text:style-name="P12">Наличие</text:p>
          </table:table-cell>
          <table:table-cell table:style-name="Таблица26.D1" office:value-type="string">
            <text:p text:style-name="P11">Описание</text:p>
          </table:table-cell>
        </table:table-row>
        <table:table-row table:style-name="Таблица26.1">
          <table:table-cell table:style-name="Таблица26.A2" office:value-type="string">
            <text:p text:style-name="P57">policy</text:p>
          </table:table-cell>
          <table:table-cell table:style-name="Таблица26.A2" office:value-type="string">
            <text:p text:style-name="P28">строка</text:p>
            <text:p text:style-name="P31"><text:soft-page-break/>(CSV list)</text:p>
          </table:table-cell>
          <table:table-cell table:style-name="Таблица26.A2" office:value-type="string">
            <text:p text:style-name="P29">обязательный</text:p>
          </table:table-cell>
          <table:table-cell table:style-name="Таблица26.D2" office:value-type="string">
            <text:p text:style-name="P35">список из двух частей, разделённых двоеточием:</text:p>
            <text:p text:style-name="P34"><text:span text:style-name="T30">первая</text:span> – CSV список имён ‘<text:a xlink:type="simple" xlink:href="#2.2.1.1. Провайдер абонента.|outline">провайдер</text:a><text:a xlink:type="simple" xlink:href="#2.2.1.1. Провайдер абонента.|outline">ов</text:a><text:a xlink:type="simple" xlink:href="#2.2.1.1. Провайдер абонента.|outline"> абонента</text:a>’, <text:soft-page-break/>(имя подсекции) из секции <text:a xlink:type="simple" xlink:href="#_Параметры_секции_AbonentProviders."><text:span text:style-name="Internet_20_link"><text:span text:style-name="T7">AbonentProviders</text:span></text:span></text:a>, начиная с версии <text:span text:style-name="T33">0.8.0</text:span><text:span text:style-name="T47"> распознаётся до двух имён:<text:line-break/>первичный и вторичный, </text:span><text:span text:style-name="T47">который используется если первичный не смог предоставить требуемые данные</text:span><text:span text:style-name="T47"> .</text:span></text:p>
            <text:p text:style-name="P34"><text:span text:style-name="T30">вторая</text:span> – <text:span text:style-name="T6">CSV</text:span> <text:span text:style-name="T6">список</text:span> имён <text:span text:style-name="T6">IN</text:span>-<text:span text:style-name="T6">platform</text:span> (имена подсекций) из секции <text:a xlink:type="simple" xlink:href="#_Параметры_секции_IN-Platforms."><text:span text:style-name="Internet_20_link"><text:span text:style-name="T7">IN</text:span></text:span></text:a><text:a xlink:type="simple" xlink:href="#_Параметры_секции_IN-Platforms."><text:span text:style-name="Internet_20_link"><text:span text:style-name="T32">-</text:span></text:span></text:a><text:a xlink:type="simple" xlink:href="#_Параметры_секции_IN-Platforms."><text:span text:style-name="Internet_20_link"><text:span text:style-name="T7">Platforms</text:span></text:span></text:a>.</text:p>
            <text:p text:style-name="P34"><text:span text:style-name="T7">NOTE</text:span><text:span text:style-name="T32">:</text:span> здесь можно использовать символ ‘*’ (<text:span text:style-name="T6">asterisk</text:span>) для обозначения всех <text:span text:style-name="T6">IN</text:span>-<text:span text:style-name="T6">platform</text:span> из секции <text:line-break/><text:a xlink:type="simple" xlink:href="#_Параметры_секции_IN-Platforms."><text:span text:style-name="Internet_20_link"><text:span text:style-name="T7">IN</text:span></text:span></text:a><text:a xlink:type="simple" xlink:href="#_Параметры_секции_IN-Platforms."><text:span text:style-name="Internet_20_link"><text:span text:style-name="T32">-</text:span></text:span></text:a><text:a xlink:type="simple" xlink:href="#_Параметры_секции_IN-Platforms."><text:span text:style-name="Internet_20_link"><text:span text:style-name="T7">Platforms</text:span></text:span></text:a>.</text:p>
            <text:p text:style-name="P34"><text:span text:style-name="T7">NOTE:</text:span><text:span text:style-name="T6"> </text:span>см. примеры ниже.</text:p>
          </table:table-cell>
        </table:table-row>
        <table:table-row table:style-name="Таблица26.1">
          <table:table-cell table:style-name="Таблица26.A2" office:value-type="string">
            <text:p text:style-name="P55"><text:s/><text:span text:style-name="T6">active</text:span></text:p>
          </table:table-cell>
          <table:table-cell table:style-name="Таблица26.A2" office:value-type="string">
            <text:p text:style-name="P32">boolean</text:p>
          </table:table-cell>
          <table:table-cell table:style-name="Таблица26.A2" office:value-type="string">
            <text:p text:style-name="P29">опциональный<text:line-break/>(default)</text:p>
          </table:table-cell>
          <table:table-cell table:style-name="Таблица26.D2" office:value-type="string">
            <text:p text:style-name="P35">флаг использования политики, по умолчанию <text:span text:style-name="T7">true</text:span></text:p>
            <text:p text:style-name="P34">(полезно для временного отключения политики)</text:p>
          </table:table-cell>
        </table:table-row>
      </table:table>
      <text:p text:style-name="Text_20_body"/>
      <text:p text:style-name="Text_20_body"><text:span text:style-name="T6">NOTE</text:span>: <text:span text:style-name="T6">CSV</text:span> <text:span text:style-name="T6">list</text:span> означает строчку, содержащую список слов, разделенных запятой.</text:p>
      <text:p text:style-name="Text_20_body"><text:span text:style-name="T32">Примеры значений параметра </text:span><text:span text:style-name="T7">policy</text:span><text:span text:style-name="T6">:</text:span></text:p>
      <text:list xml:id="list990270574" text:style-name="WW8Num23">
        <text:list-item>
          <text:p text:style-name="P91">пусть в секции <text:a xlink:type="simple" xlink:href="#_Параметры_секции_AbonentProviders."><text:span text:style-name="Internet_20_link"><text:span text:style-name="T7">AbonentProviders</text:span></text:span></text:a> определена подсекция <text:span text:style-name="T10">HLR</text:span><text:span text:style-name="T23">_</text:span><text:span text:style-name="T23">CH</text:span><text:span text:style-name="T23">_</text:span><text:span text:style-name="T10">SRI</text:span>, задающая параметры для ‘провайдера абонентов’ определяющего контракт абонента через <text:span text:style-name="T6">SEND</text:span>_<text:span text:style-name="T6">ROUTING</text:span>_<text:span text:style-name="T6">INFO</text:span> сервис <text:span text:style-name="T6">HLR</text:span>-<text:span text:style-name="T6">a</text:span>, а в секции <text:a xlink:type="simple" xlink:href="#_Параметры_секции_IN-Platforms."><text:span text:style-name="Internet_20_link"><text:span text:style-name="T7">IN</text:span></text:span></text:a><text:a xlink:type="simple" xlink:href="#_Параметры_секции_IN-Platforms."><text:span text:style-name="Internet_20_link"><text:span text:style-name="T32">-</text:span></text:span></text:a><text:a xlink:type="simple" xlink:href="#_Параметры_секции_IN-Platforms."><text:span text:style-name="Internet_20_link"><text:span text:style-name="T7">Platforms</text:span></text:span></text:a> определена подсекция <text:s/><text:span text:style-name="T10">IN</text:span><text:span text:style-name="T23">_</text:span><text:span text:style-name="T10">Nsk</text:span>, задающая <text:span text:style-name="T6">serviceKey</text:span> для диалога с <text:span text:style-name="T6">IN</text:span>-платформой, тогда политика может иметь значение: “<text:span text:style-name="T11">HLR</text:span><text:span text:style-name="T25">_</text:span><text:span text:style-name="T25">CH</text:span><text:span text:style-name="T25">_</text:span><text:span text:style-name="T11">SRI </text:span><text:span text:style-name="T11">:</text:span><text:span text:style-name="T25"> </text:span><text:span text:style-name="T11">IN</text:span><text:span text:style-name="T25">_</text:span><text:span text:style-name="T11">Nsk</text:span><text:span text:style-name="T23">”</text:span></text:p>
        </text:list-item>
        <text:list-item>
          <text:p text:style-name="P91">пусть в секции <text:a xlink:type="simple" xlink:href="#_Параметры_секции_AbonentProviders."><text:span text:style-name="Internet_20_link"><text:span text:style-name="T7">AbonentProviders</text:span></text:span></text:a> определена подсекция <text:span text:style-name="T10">HLR</text:span><text:span text:style-name="T23">_</text:span><text:span text:style-name="T23">CH</text:span><text:span text:style-name="T23">_</text:span><text:span text:style-name="T10">SRI</text:span>, задающая параметры для ‘провайдера абонентов’ определяющего контракт абонента через <text:span text:style-name="T6">SEND</text:span>_<text:span text:style-name="T6">ROUTING</text:span>_<text:span text:style-name="T6">INFO</text:span> сервис главного <text:span text:style-name="T6">HLR</text:span>-<text:span text:style-name="T6">a</text:span>, а в секции <text:a xlink:type="simple" xlink:href="#_Параметры_секции_IN-Platforms."><text:span text:style-name="Internet_20_link"><text:span text:style-name="T7">IN</text:span></text:span></text:a><text:a xlink:type="simple" xlink:href="#_Параметры_секции_IN-Platforms."><text:span text:style-name="Internet_20_link"><text:span text:style-name="T32">-</text:span></text:span></text:a><text:a xlink:type="simple" xlink:href="#_Параметры_секции_IN-Platforms."><text:span text:style-name="Internet_20_link"><text:span text:style-name="T7">Platforms</text:span></text:span></text:a> определены несколько подсекций для региональных <text:span text:style-name="T6">IN</text:span>-платформ, тогда политика может иметь значение: “<text:span text:style-name="T11">HLR</text:span><text:span text:style-name="T25">_</text:span><text:span text:style-name="T25">CH</text:span><text:span text:style-name="T25">_</text:span><text:span text:style-name="T11">SRI :</text:span><text:span text:style-name="T25"> * </text:span>”(обратите внимание на <text:span text:style-name="T6">asterisk</text:span>!!)</text:p>
        </text:list-item>
        <text:list-item>
          <text:p text:style-name="P91"><text:span text:style-name="T40">пусть в в секции <text:s/></text:span><text:a xlink:type="simple" xlink:href="#_Параметры_секции_AbonentProviders."><text:span text:style-name="Internet_20_link"><text:span text:style-name="T41">AbonentProviders</text:span></text:span></text:a><text:span text:style-name="T40"> определена подсекция </text:span><text:span text:style-name="T44">HLR_</text:span><text:span text:style-name="T44">CH</text:span><text:span text:style-name="T44">_SRI</text:span><text:span text:style-name="T40">, задающая параметры для ‘провайдера абонентов’ определяющего контракт абонента через SEND_ROUTING_INFO сервис HLR-a, </text:span><text:span text:style-name="T40">и также определена <text:s/>подсекция </text:span><text:span text:style-name="T44">HLR_ATSI</text:span><text:span text:style-name="T40">, задающая параметры для ‘провайдера абонентов’ определяющего контракт абонента через ANY_TIME_SUBSCRIPTION_INTERROGATION, <text:s text:c="2"/>а в секции </text:span><text:a xlink:type="simple" xlink:href="#_Параметры_секции_IN-Platforms."><text:span text:style-name="Internet_20_link"><text:span text:style-name="T41">IN</text:span></text:span></text:a><text:a xlink:type="simple" xlink:href="#_Параметры_секции_IN-Platforms."><text:span text:style-name="Internet_20_link"><text:span text:style-name="T41">-</text:span></text:span></text:a><text:a xlink:type="simple" xlink:href="#_Параметры_секции_IN-Platforms."><text:span text:style-name="Internet_20_link"><text:span text:style-name="T41">Platforms</text:span></text:span></text:a><text:span text:style-name="T40"> определены несколько подсекций для региональных IN-платформ, тогда политика может иметь значение: “</text:span><text:span text:style-name="T46">HLR_ATSI , </text:span><text:span text:style-name="T45">HLR_CH_SRI : * </text:span><text:span text:style-name="T40">”(обратите внимание на asterisk!!)<text:line-break/></text:span></text:p>
        </text:list-item>
      </text:list>
      <text:p text:style-name="Text_20_body"><text:bookmark-start text:name="_Параметры_секции_IN-Platforms."/><text:span text:style-name="T7">NOTE</text:span><text:bookmark-end text:name="_Параметры_секции_IN-Platforms."/><text:span text:style-name="T32">: </text:span><text:span text:style-name="T47">если политики абонентов используют </text:span><text:span text:style-name="T17">IN</text:span><text:span text:style-name="T47"> платформы или провайдера абонентов, взаимодействующего с элементами сигнальной сети, то будет автоматически загружен сервис </text:span><text:a xlink:type="simple" xlink:href="#_Конфигурируемые_сервисы."><text:span text:style-name="Internet_20_link"><text:span text:style-name="T17">icsTCAPDisp</text:span></text:span></text:a><text:span text:style-name="T47">, для которого в файле конфигурации </text:span><text:span text:style-name="T17"><text:user-defined style:data-style-name="N0" text:name="Name">INMan</text:user-defined></text:span><text:span text:style-name="T47">-</text:span><text:span text:style-name="T17">a</text:span><text:span text:style-name="T47"> должна быть заполнена секции </text:span><text:a xlink:type="simple" xlink:href="#_Параметры_секции_SS7_(сервис icsTCA"><text:span text:style-name="Internet_20_link"><text:span text:style-name="T17">SS</text:span></text:span></text:a><text:a xlink:type="simple" xlink:href="#_Параметры_секции_SS7_(сервис icsTCA"><text:span text:style-name="Internet_20_link"><text:span text:style-name="T47">7</text:span></text:span></text:a><text:span text:style-name="T47"> или </text:span><text:a xlink:type="simple" xlink:href="#5.4. Параметры секции SS7_HD (сервис icsTCAPDisp).|outline"><text:span text:style-name="T47">SS7_HD</text:span></text:a><text:span text:style-name="T47">, в зависимости от сборки </text:span><text:span text:style-name="T47"><text:user-defined style:data-style-name="N0" text:name="Name">INMan</text:user-defined></text:span><text:span text:style-name="T47">-a, <text:s/>для обеспечения <text:s/>взаимодействия с </text:span><text:span text:style-name="T17">HLR</text:span><text:span text:style-name="T47"> сигнальной сети.</text:span></text:p>
      <text:p text:style-name="Text_20_body">Подсекция AddressPools' привязывает политику к набору адресных масок, для которых она должна использоваться. Подсекция должна содержать не менее одного строкового параметра вида:</text:p>
      <text:p text:style-name="Text_20_body">&lt;param name="<text:span text:style-name="T26">_PoolMask_id_</text:span>" type="string"&gt;<text:span text:style-name="T26">_PoolMask_value_</text:span>&lt;/param&gt;</text:p>
      <text:p text:style-name="Text_20_body">где:</text:p>
      <text:list xml:id="list649882657" text:style-name="L9">
        <text:list-item>
          <text:p text:style-name="P81"><text:span text:style-name="T26">_PoolMask_id_</text:span><text:span text:style-name="T4"> - строковый идентификатор маски для использования в журнальных записях </text:span><text:span text:style-name="T4"><text:user-defined style:data-style-name="N0" text:name="Name">INMan</text:user-defined></text:span><text:span text:style-name="T4">-a</text:span></text:p>
        </text:list-item>
        <text:list-item>
          <text:p text:style-name="P81"><text:span text:style-name="T26">_PoolMask_value_</text:span><text:span text:style-name="T4"> - </text:span><text:span text:style-name="T4">уникальное </text:span><text:span text:style-name="T4">значение маски адресов </text:span><text:span text:style-name="T4">абонентов</text:span><text:span text:style-name="T4">, содержащая только цифры и подстановочный символ '</text:span><text:span text:style-name="T48">?</text:span><text:span text:style-name="T4">', заменяющий 1 цифру</text:span></text:p>
        </text:list-item>
      </text:list>
      <text:p text:style-name="P38"/>
      <text:p text:style-name="P73">NOTE: <text:span text:style-name="T4">Если адрес абонента удовлетворяет нескольким маскам, то приоритет получает маска с наименьшим числом подстановочных символов.</text:span></text:p>
      <text:p text:style-name="P73"/>
      <text:p text:style-name="P38"><text:tab/>Пример определения политики RU_Default:</text:p>
      <text:p text:style-name="P38"><text:soft-page-break/><text:s text:c="4"/>&lt;section name="RU_Default"&gt;</text:p>
      <text:p text:style-name="P38"><text:s text:c="6"/>&lt;param name="policy" type="string"&gt;HLR_CH_SRI : *&lt;/param&gt; &lt;!-- get contract from HLR via SRI <text:s/>--&gt;</text:p>
      <text:p text:style-name="P38"><text:s text:c="6"/>&lt;section name="AddressPools"&gt;</text:p>
      <text:p text:style-name="P38"><text:s text:c="8"/>&lt;param name="pool_RU" type="string"&gt;79?????????&lt;/param&gt; <text:s/>&lt;!-- address pool mask --&gt;</text:p>
      <text:p text:style-name="P38"><text:s text:c="6"/>&lt;/section&gt;</text:p>
      <text:p text:style-name="P38"><text:s text:c="6"/>&lt;!-- param name="active" type="bool"&gt;false&lt;/param --&gt; <text:s text:c="3"/>&lt;!-- use or ignore this policy, default: true --&gt;</text:p>
      <text:p text:style-name="P38"><text:s text:c="4"/>&lt;/section&gt;</text:p>
      <text:p text:style-name="Text_20_body"/>
      <text:p text:style-name="Text_20_body">Данная политика будет применяться для абонентов России, а параметры обслуживающих IN-платформ будет определяться через сервис HLR-a SEND_ROUTING_INFO</text:p>
      <text:p text:style-name="Text_20_body"/>
      <text:h text:style-name="Heading_20_2" text:outline-level="2"><text:bookmark text:name="__RefHeading__9253_1268417483"/><text:s/><text:bookmark-start text:name="_Параметры_секции_IN-Platforms._1"/>Структура и параметры секции <text:bookmark-end text:name="_Параметры_секции_IN-Platforms._1"/><text:span text:style-name="T6">IN</text:span>-<text:span text:style-name="T6">Platforms</text:span> (сервис <text:span text:style-name="T28">ics</text:span><text:span text:style-name="T14">IAPManager</text:span>).<text:bookmark-end text:name="__RefHeading__9253_1268417483"/></text:h>
      <text:p text:style-name="P48">Данная секция является опциональной. Она содержит конфигурации <text:span text:style-name="T6">IN</text:span>-платформ, содержащих параметры, необходимые для диалога с ними. Данная секция необходима, если используемые ‘политики абонентов’ основаны на ‘провайдерах абонентов’, которые не способны предоставить все параметры для диалога с <text:span text:style-name="T6">IN</text:span>-платформой, или если требуется проводить тарификацию используя специальные значения параметров диалога.</text:p>
      <text:p text:style-name="P48">Секция может содержать только подсекции, содержащие конфигурации отдельных <text:s/><text:span text:style-name="T6">IN</text:span>-платформ, в виде:</text:p>
      <text:p text:style-name="P49">&lt;section name="IN-platforms"&gt; &lt;!-- known IN-platforms with serviceKeys specified --&gt;</text:p>
      <text:p text:style-name="P49"><text:s text:c="6"/>&lt;section name="IN_Nsk_Huawei"&gt;</text:p>
      <text:p text:style-name="P48"><text:span text:style-name="T6"><text:tab/><text:tab/></text:span><text:span text:style-name="T6">.. </text:span>параметры<text:span text:style-name="T6"> IN-</text:span>платформы<text:span text:style-name="T6"> ..</text:span></text:p>
      <text:p text:style-name="P49"><text:s text:c="6"/>&lt;/section&gt;</text:p>
      <text:p text:style-name="P49"><text:s text:c="2"/>&lt;/section&gt;</text:p>
      <text:p text:style-name="P48">Здесь "<text:span text:style-name="T6">IN</text:span>_<text:span text:style-name="T6">Nsk</text:span>_<text:span text:style-name="T6">Huawei</text:span>" есть имя <text:span text:style-name="T6">IN</text:span>-платформы, которое может быть использовано в значении ‘политики абонента’ а также идентифицирует данную <text:span text:style-name="T6">IN</text:span>-платформу в журнальных записях <text:span text:style-name="T6"><text:user-defined style:data-style-name="N0" text:name="Name">INMan</text:user-defined></text:span>-<text:span text:style-name="T6">a</text:span>.</text:p>
      <text:p text:style-name="P48">В эксплуатации встречаются особые конфигурации сигнальной сети, в которых после определения обслуживающей абонента <text:span text:style-name="T6">IN</text:span>-платформы, реальный диалог надо произвести с другой <text:span text:style-name="T6">IN</text:span>-платформой (к примеру, один из узлов группы). Для описания таких ситуаций вводится понятие ‘<text:span text:style-name="T11">alias</text:span><text:span text:style-name="T25">-платформа</text:span>’. <text:s/>Соответственно, секция конфигурации <text:span text:style-name="T6">IN</text:span>-платформы может иметь один из двух форматов:</text:p>
      <text:list xml:id="list621838521" text:style-name="WW8Num27">
        <text:list-item>
          <text:p text:style-name="P108">формат ‘<text:span text:style-name="T11">alias</text:span><text:span text:style-name="T25">-платформы</text:span>’, содержащий ссылку на другую <text:span text:style-name="T6">IN</text:span>-платформу</text:p>
        </text:list-item>
        <text:list-item>
          <text:p text:style-name="P108">формат ‘<text:span text:style-name="T25">параметры диалога</text:span>’, содержащий данные для диалога с данной <text:span text:style-name="T6">IN</text:span>-платформой.</text:p>
        </text:list-item>
      </text:list>
      <text:p text:style-name="P48"/>
      <text:h text:style-name="Heading_20_3" text:outline-level="3" text:restart-numbering="true" text:start-value="1"><text:bookmark-start text:name="_Параметры_конфигурации_в_формате ‘п"/><text:bookmark text:name="__RefHeading__9255_1268417483"/><text:s/><text:bookmark-end text:name="_Параметры_конфигурации_в_формате ‘п"/>Параметры конфигурации в формате ‘<text:span text:style-name="T23">параметры диалога</text:span>’<text:bookmark-end text:name="__RefHeading__9255_1268417483"/></text:h>
      <text:p text:style-name="P48">В данном формате секция содержит обязательные и опциональные параметры для диалога с <text:span text:style-name="T6">IN</text:span>-платформой, а также опциональные подсекции:</text:p>
      <text:list xml:id="list380035168" text:style-name="L10">
        <text:list-item>
          <text:p text:style-name="P127"><text:a xlink:type="simple" xlink:href="#_Параметры_подсекции_ServiceKeys."><text:span text:style-name="Internet_20_link"><text:span text:style-name="T6">ServiceKeys</text:span></text:span></text:a>, задающую сервис-ключи.</text:p>
        </text:list-item>
        <text:list-item>
          <text:p text:style-name="P127"><text:a xlink:type="simple" xlink:href="#5.12.1.2. Параметры подсекции SSFLocationIdentification.|outline">SSFLocationIdentification</text:a>, задающую местоположение <text:user-defined style:data-style-name="N0" text:name="Name">INMan</text:user-defined>-a в сотовой сети.</text:p>
        </text:list-item>
      </text:list>
      <text:p text:style-name="P48"><text:span text:style-name="T7">NOTE</text:span><text:span text:style-name="T32">:</text:span> <text:s/><text:span text:style-name="T25">параметры </text:span><text:span text:style-name="T11">IN</text:span><text:span text:style-name="T25">-платформ, указанные в данной секции имеют приоритет, перед параметрами, полученными из других источников</text:span><text:span text:style-name="T23">.</text:span></text:p>
      <text:p text:style-name="P48">Определены следующие параметры:</text:p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row table:style-name="Таблица27.1">
          <table:table-cell table:style-name="Таблица27.A1" office:value-type="string">
            <text:p text:style-name="P12">Имя<text:span text:style-name="T6"> </text:span>параметра</text:p>
          </table:table-cell>
          <table:table-cell table:style-name="Таблица27.A1" office:value-type="string">
            <text:p text:style-name="P12">Тип</text:p>
          </table:table-cell>
          <table:table-cell table:style-name="Таблица27.A1" office:value-type="string">
            <text:p text:style-name="P12">Наличие</text:p>
          </table:table-cell>
          <table:table-cell table:style-name="Таблица27.D1" office:value-type="string">
            <text:p text:style-name="P11">Описание</text:p>
          </table:table-cell>
        </table:table-row>
        <table:table-row table:style-name="Таблица27.1">
          <table:table-cell table:style-name="Таблица27.A2" office:value-type="string">
            <text:p text:style-name="P62"><text:span text:style-name="T6">s</text:span><text:span text:style-name="T6">cfAddress</text:span></text:p>
          </table:table-cell>
          <table:table-cell table:style-name="Таблица27.A2" office:value-type="string">
            <text:p text:style-name="P28">целое</text:p>
          </table:table-cell>
          <table:table-cell table:style-name="Таблица27.A2" office:value-type="string">
            <text:p text:style-name="P29">обязательный</text:p>
          </table:table-cell>
          <table:table-cell table:style-name="Таблица27.D2" office:value-type="string">
            <text:p text:style-name="P35"><text:span text:style-name="T6">ISDN </text:span>адрес <text:span text:style-name="T6">IN</text:span> платформы</text:p>
          </table:table-cell>
        </table:table-row>
        <table:table-row table:style-name="Таблица27.1">
          <table:table-cell table:style-name="Таблица27.A2" office:value-type="string">
            <text:p text:style-name="P55"><text:span text:style-name="T7">RPCList_reject</text:span><office:annotation><dc:creator>ROMAN</dc:creator><dc:date>2008-10-15T00:00:00</dc:date><text:p>зависят от производителя IN платформы</text:p></office:annotation></text:p>
          </table:table-cell>
          <table:table-cell table:style-name="Таблица27.A2" office:value-type="string">
            <text:p text:style-name="P28">строка<text:line-break/> (<text:span text:style-name="T6">CSV</text:span> <text:span text:style-name="T6">list</text:span>)</text:p>
          </table:table-cell>
          <table:table-cell table:style-name="Таблица27.A2" office:value-type="string">
            <text:p text:style-name="P29">опциональный</text:p>
          </table:table-cell>
          <table:table-cell table:style-name="Таблица27.D2" office:value-type="string">
            <text:p text:style-name="P35">список дополнительных кодов отказа в обслуживании, возвращаемых <text:span text:style-name="T6">IN</text:span> платформой в случае недостаточного <text:soft-page-break/>баланса; на данный момент реализовано <text:span text:style-name="T23">в </text:span><text:span text:style-name="T10">IN</text:span><text:span text:style-name="T23"> платформе фирмы </text:span><text:span text:style-name="T10">Alcatel</text:span><text:span text:style-name="T23">: 16</text:span></text:p>
          </table:table-cell>
        </table:table-row>
        <table:table-row table:style-name="Таблица27.1">
          <table:table-cell table:style-name="Таблица27.A2" office:value-type="string">
            <text:p text:style-name="P55"><text:span text:style-name="T7">RPCList_</text:span><text:span text:style-name="T7">retry</text:span></text:p>
          </table:table-cell>
          <table:table-cell table:style-name="Таблица27.A2" office:value-type="string">
            <text:p text:style-name="P28">строка</text:p>
            <text:p text:style-name="P31">(CSV list)</text:p>
          </table:table-cell>
          <table:table-cell table:style-name="Таблица27.A2" office:value-type="string">
            <text:p text:style-name="P29">опциональный</text:p>
          </table:table-cell>
          <table:table-cell table:style-name="Таблица27.D2" office:value-type="string">
            <text:p text:style-name="P35">список кодов отказа в обслуживании, возвращаемых <text:span text:style-name="T6">IN</text:span> платформой, <text:s/>в случае получения которых, <text:s/>запрос тарификации будет повторён указанное число раз, <text:s/><text:line-break/><text:span text:style-name="T23">Рекомендуется использовать кода 41 (temporary </text:span><text:span text:style-name="T10">f</text:span><text:span text:style-name="T23">ailure) и 42(</text:span><text:span text:style-name="T10">conjestion</text:span><text:span text:style-name="T23">) определенные в 3GPP TS 24.011 Annex E-2: <text:line-break/>RP-cause definition </text:span><text:span text:style-name="T10">for</text:span><text:span text:style-name="T23"> mobile originating SM-transfer</text:span>,</text:p>
            <text:p text:style-name="P34">элемент <text:span text:style-name="T6">CSV</text:span> списка должен <text:s/>иметь следующий формат: <text:s text:c="5"/><text:span text:style-name="T11">rpCause</text:span><text:span text:style-name="T25">[:</text:span><text:span text:style-name="T11">attempNum</text:span><text:span text:style-name="T25">]</text:span></text:p>
            <text:p text:style-name="P34">если <text:span text:style-name="T11">attempNum</text:span> не указан, по умолчанию используется значение 1 </text:p>
            <text:p text:style-name="P34">пример: <text:s text:c="2"/>41, 42:2</text:p>
            <text:p text:style-name="P34">один повтор, при получении кода 41, два - для 42</text:p>
          </table:table-cell>
        </table:table-row>
        <table:table-row table:style-name="Таблица27.1">
          <table:table-cell table:style-name="Таблица27.A2" office:value-type="string">
            <text:p text:style-name="P58">IDPLocationInfo</text:p>
          </table:table-cell>
          <table:table-cell table:style-name="Таблица27.A2" office:value-type="string">
            <text:p text:style-name="P28">строка</text:p>
          </table:table-cell>
          <table:table-cell table:style-name="Таблица27.A2" office:value-type="string">
            <text:p text:style-name="P29">опциональный<text:line-break/>(<text:span text:style-name="T6">default)</text:span></text:p>
          </table:table-cell>
          <table:table-cell table:style-name="Таблица27.D2" office:value-type="string">
            <text:p text:style-name="P35">определяет тип адреса , подставляемого в LocationInformationMSC при диалоге с данной <text:span text:style-name="T6">IN</text:span>-платформой, варианты:</text:p>
            <text:list xml:id="list1297823428" text:style-name="WW8Num24">
              <text:list-item>
                <text:p text:style-name="P92"><text:span text:style-name="T7">MSC</text:span> – адрес коммутатора абонента (<text:span text:style-name="T6">default</text:span>), </text:p>
              </text:list-item>
              <text:list-item>
                <text:p text:style-name="P92"><text:span text:style-name="T7">SMSC</text:span> – адрес <text:span text:style-name="T6">SMS</text:span> центра, запросившего обслуживание,</text:p>
              </text:list-item>
              <text:list-item>
                <text:p text:style-name="P92"><text:span text:style-name="T7">SSF</text:span> – адрес <text:span text:style-name="T6"><text:user-defined style:data-style-name="N0" text:name="Name">INMan</text:user-defined></text:span>-<text:span text:style-name="T6">a</text:span></text:p>
              </text:list-item>
            </text:list>
          </table:table-cell>
        </table:table-row>
        <table:table-row table:style-name="Таблица27.1">
          <table:table-cell table:style-name="Таблица27.A2" office:value-type="string">
            <text:p text:style-name="P58">IDPReqMode</text:p>
          </table:table-cell>
          <table:table-cell table:style-name="Таблица27.A2" office:value-type="string">
            <text:p text:style-name="P28">строка</text:p>
          </table:table-cell>
          <table:table-cell table:style-name="Таблица27.A2" office:value-type="string">
            <text:p text:style-name="P29">опциональный<text:line-break/><text:span text:style-name="T6">(default)</text:span></text:p>
          </table:table-cell>
          <table:table-cell table:style-name="Таблица27.D2" office:value-type="string">
            <text:p text:style-name="P35">определяет режим посылки нескольких запросов на тарификацию одного абонента в <text:s/><text:span text:style-name="T6">IN</text:span>-платформу, варианты:</text:p>
            <text:list xml:id="list157257913" text:style-name="WW8Num26">
              <text:list-item>
                <text:p text:style-name="P93"><text:span text:style-name="T7">MT</text:span><text:span text:style-name="T6"> <text:s/>- <text:s/></text:span>многопоточный режим (<text:span text:style-name="T6">default</text:span>)</text:p>
              </text:list-item>
              <text:list-item>
                <text:p text:style-name="P93"><text:span text:style-name="T7">SEQ</text:span> – последовательный </text:p>
              </text:list-item>
            </text:list>
            <text:p text:style-name="P34"><text:span text:style-name="T11">NOTE</text:span><text:span text:style-name="T23">: </text:span>последовательный режим значительно снижает <text:s/>пропускную способность модуля тарификации, поэтому рекомендуется его выставлять только для <text:span text:style-name="T6">IN</text:span>-платформ , заведомо не имеющих способности к многопоточной обработке запросов. На данный момент этот недостаток присущ <text:span text:style-name="T6">IN</text:span>-платформам фирмы <text:span text:style-name="T7">Commverse</text:span><text:span text:style-name="T23">.</text:span></text:p>
          </table:table-cell>
        </table:table-row>
        <table:table-row table:style-name="Таблица27.1">
          <table:table-cell table:style-name="Таблица27.A7" office:value-type="string">
            <text:p text:style-name="P58">defaultIMSI</text:p>
          </table:table-cell>
          <table:table-cell table:style-name="Таблица27.A7" office:value-type="string">
            <text:p text:style-name="P28">cтрока</text:p>
            <text:p text:style-name="P28">(decimal)</text:p>
          </table:table-cell>
          <table:table-cell table:style-name="Таблица27.A7" office:value-type="string">
            <text:p text:style-name="P29">опциональный</text:p>
          </table:table-cell>
          <table:table-cell table:style-name="Таблица27.D7" office:value-type="string">
            <text:p text:style-name="P35">определяет значение, которое будет использовано в качестве IMSI абонента, только если оно не определено из других источников</text:p>
          </table:table-cell>
        </table:table-row>
        <table:table-row table:style-name="Таблица27.1">
          <table:table-cell table:style-name="Таблица27.A7" office:value-type="string">
            <text:p text:style-name="P58">billingModes</text:p>
          </table:table-cell>
          <table:table-cell table:style-name="Таблица27.A7" office:value-type="string">
            <text:p text:style-name="P28">cтрока</text:p>
          </table:table-cell>
          <table:table-cell table:style-name="Таблица27.A7" office:value-type="string">
            <text:p text:style-name="P29">опциональный</text:p>
          </table:table-cell>
          <table:table-cell table:style-name="Таблица27.D7" office:value-type="string">
            <text:p text:style-name="P35">имя подсекции вида <text:a xlink:type="simple" xlink:href="#5.12.1. Шаблон подсекции BillingModes.|outline">Шаблон подсекции BillingModes</text:a><text:span text:style-name="T7">,</text:span><text:span text:style-name="T17"> <text:s text:c="2"/></text:span><text:span text:style-name="T13">переопределяющей</text:span><text:span text:style-name="T17"> режим тарификации для указанных типов сообщений.</text:span></text:p>
          </table:table-cell>
        </table:table-row>
      </table:table>
      <text:p text:style-name="Text_20_body"/>
      <text:p text:style-name="Text_20_body"><text:span text:style-name="T6">NOTE</text:span>: <text:span text:style-name="T6">CSV</text:span> <text:span text:style-name="T6">list</text:span> означает строчку, содержащую список целых значений, разделенных запятой.</text:p>
      <text:p text:style-name="P48"/>
      <text:h text:style-name="Heading_20_4" text:outline-level="4" text:restart-numbering="true" text:start-value="1"><text:bookmark text:name="__RefHeading__9257_1268417483"/><text:span text:style-name="T32"><text:s/></text:span><text:bookmark-start text:name="_Параметры_подсекции_ServiceKeys."/><text:span text:style-name="T32">Параметры подсекции </text:span><text:bookmark-end text:name="_Параметры_подсекции_ServiceKeys."/><text:span text:style-name="T7">ServiceKeys</text:span><text:span text:style-name="T32">.</text:span><text:bookmark-end text:name="__RefHeading__9257_1268417483"/></text:h>
      <text:p text:style-name="P48">Одним из обязательных параметров диалога с <text:span text:style-name="T6">IN</text:span>-платформой является <text:span text:style-name="T6">serviceKey</text:span>. Вследствие особенностей реализации <text:span text:style-name="T6"><text:user-defined style:data-style-name="N0" text:name="Name">INMan</text:user-defined></text:span> подразделяет сервис-ключи на категории, в зависимости от типа предоставляемого сервиса. На данный момент для задания в конфигурации <text:span text:style-name="T6">IN</text:span>-платформ доступны следующие категории:</text:p>
      <text:list xml:id="list1862186894" text:style-name="WW8Num14">
        <text:list-item>
          <text:p text:style-name="P109"><text:span text:style-name="T11">O-BC</text:span><text:span text:style-name="T6"> – Basic Call handling , mobile originating</text:span></text:p>
        </text:list-item>
        <text:list-item>
          <text:p text:style-name="P109"><text:soft-page-break/><text:span text:style-name="T11">MO-SM</text:span><text:span text:style-name="T6"> – Short Message transfer, mobile originating</text:span></text:p>
        </text:list-item>
      </text:list>
      <text:p text:style-name="P48">Данная подсекция опциональна и может содержать только строковые параметры с именами, соответствующими указанным выше категориям сервис-ключей. </text:p>
      <text:p text:style-name="P48">Значением параметров является строка, описывающая алгоритм вычисления сервис ключа в следующем формате: </text:p>
      <text:p text:style-name="P48"><text:span text:style-name="T38">[</text:span><text:span text:style-name="T6"> algorithm_type </text:span><text:span text:style-name="T38">:]</text:span><text:span text:style-name="T6"> algorithm_argument <text:s/></text:span><text:span text:style-name="T38">[:</text:span><text:span text:style-name="T6">algorithm_data_section </text:span><text:span text:style-name="T38">]</text:span></text:p>
      <text:p text:style-name="P48">Поддерживаются следующие алгоритмы:</text:p>
      <text:list xml:id="list2150950962" text:style-name="WW8Num20">
        <text:list-item>
          <text:p text:style-name="P110"><text:span text:style-name="T38">val</text:span> – <text:span text:style-name="T6">a</text:span>ргументом является строка, представляющая целое безззнаковое число,<text:line-break/> <text:span text:style-name="T6">algorithm</text:span>_<text:span text:style-name="T6">data</text:span>_<text:span text:style-name="T6">section</text:span> <text:s/>не определен, <text:s/>алгоритм просто возвращает свой аргумент как <text:span text:style-name="T6">UInt</text:span>32 </text:p>
        </text:list-item>
        <text:list-item>
          <text:p text:style-name="P110"><text:span text:style-name="T38">map</text:span> - <text:span text:style-name="T6">a</text:span>ргументом является строка, содержащая имя категории сервис-ключей, <text:line-break/>в случае этого алгоритма <text:span text:style-name="T6"><text:user-defined style:data-style-name="N0" text:name="Name">INMan</text:user-defined></text:span> пытается определить сервис-ключ данной категории и далее произвести маппинг по таблице соответствия, заданной в секции, на которую указывает <text:span text:style-name="T6">algorithm</text:span>_<text:span text:style-name="T6">data</text:span>_<text:span text:style-name="T6">section</text:span>; <text:span text:style-name="T6">algorithm</text:span>_<text:span text:style-name="T6">data</text:span>_<text:span text:style-name="T6">section</text:span> имеет вид секции с целыми параметрами, где имена параметров соответствуют значениям <text:span text:style-name="T6">algorithm</text:span>_<text:span text:style-name="T6">argument</text:span>, а значения параметров – результату.</text:p>
        </text:list-item>
      </text:list>
      <text:p text:style-name="P48"><text:span text:style-name="T7">NOTE</text:span><text:span text:style-name="T32">: </text:span>если<text:span text:style-name="T32"> </text:span><text:span text:style-name="T6">algorithm</text:span>_<text:span text:style-name="T6">type</text:span> не указан, то подразумевается алгоритм <text:span text:style-name="T38">val</text:span></text:p>
      <text:p text:style-name="P48"><text:span text:style-name="T32">Пример</text:span><text:span text:style-name="T7"> 1: </text:span><text:span text:style-name="T32">Использование</text:span><text:span text:style-name="T7"> </text:span><text:span text:style-name="T32">алгоритма</text:span><text:span text:style-name="T7"> </text:span><text:span text:style-name="T38">val</text:span></text:p>
      <text:p text:style-name="P48"><text:span text:style-name="T6"><text:s text:c="8"/>&lt;</text:span><text:span text:style-name="T6">section name="ServiceKeys"&gt;</text:span></text:p>
      <text:p text:style-name="P49"><text:s text:c="10"/>&lt;param name="MO-SM" type="string"&gt;2 &lt;/param&gt;</text:p>
      <text:p text:style-name="P49"><text:s text:c="8"/>&lt;/section&gt;</text:p>
      <text:p text:style-name="P48"><text:span text:style-name="T32">Пример</text:span><text:span text:style-name="T7"> 2: </text:span><text:span text:style-name="T32">Использование</text:span><text:span text:style-name="T7"> </text:span><text:span text:style-name="T32">алгоритма</text:span><text:span text:style-name="T7"> </text:span><text:span text:style-name="T38">map</text:span></text:p>
      <text:p text:style-name="P49"><text:s text:c="8"/>&lt;section name="ServiceKeys"&gt;</text:p>
      <text:p text:style-name="P48"><text:span text:style-name="T6"><text:s text:c="10"/>&lt;param name="MO-SM" type="string"&gt;map</text:span><text:span text:style-name="T7">:</text:span><text:span text:style-name="T6"> O-BC</text:span><text:span text:style-name="T7">:</text:span><text:span text:style-name="T6"> mapMOBC-MOSM&lt;/param&gt;</text:span></text:p>
      <text:p text:style-name="P49"><text:s text:c="8"/>&lt;/section&gt;</text:p>
      <text:p text:style-name="P49"><text:s text:c="8"/>&lt;section name="mapMOBC-MOSM"&gt;</text:p>
      <text:p text:style-name="P49"><text:s text:c="10"/>&lt;param name="80" type="int"&gt;1&lt;/param&gt;</text:p>
      <text:p text:style-name="P49"><text:s text:c="10"/>&lt;param name="82" type="int"&gt;2&lt;/param&gt;</text:p>
      <text:p text:style-name="P49"><text:s text:c="10"/>&lt;param name="84" type="int"&gt;3&lt;/param&gt;</text:p>
      <text:p text:style-name="P49"><text:s text:c="10"/>&lt;param name="86" type="int"&gt;4&lt;/param&gt;</text:p>
      <text:p text:style-name="P49"><text:s text:c="10"/>&lt;param name="88" type="int"&gt;5&lt;/param&gt;</text:p>
      <text:p text:style-name="P48"><text:span text:style-name="T6"><text:s text:c="8"/></text:span>&lt;/section&gt;</text:p>
      <text:p text:style-name="P48"/>
      <text:h text:style-name="P138" text:outline-level="4"><text:bookmark text:name="__RefHeading__9259_1268417483"/><text:span text:style-name="T32"><text:s/>Параметры подсекции </text:span><text:span text:style-name="T7">S</text:span><text:span text:style-name="T7">SFLocationIdentification</text:span><text:span text:style-name="T32">.</text:span><text:bookmark-end text:name="__RefHeading__9259_1268417483"/></text:h>
      <text:p text:style-name="P50">Данная подсекция имеет значение только если параметр <text:span text:style-name="T32">IDPLocationInfo</text:span> выставлен в <text:span text:style-name="T33">SSF</text:span>, и задаёт местоположение <text:s/><text:user-defined style:data-style-name="N0" text:name="Name">INMan</text:user-defined>-a в сотовой сети в формате Cell Global Identification (3GPP TS 23.003).</text:p>
      <text:p text:style-name="P48">Cекция содержит следующие параметры:</text:p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column table:style-name="Таблица31.D"/>
        <table:table-row table:style-name="Таблица31.1">
          <table:table-cell table:style-name="Таблица31.A1" office:value-type="string">
            <text:p text:style-name="P12">Имя<text:span text:style-name="T6"> </text:span>параметра</text:p>
          </table:table-cell>
          <table:table-cell table:style-name="Таблица31.A1" office:value-type="string">
            <text:p text:style-name="P12">Тип</text:p>
          </table:table-cell>
          <table:table-cell table:style-name="Таблица31.A1" office:value-type="string">
            <text:p text:style-name="P12">Наличие</text:p>
          </table:table-cell>
          <table:table-cell table:style-name="Таблица31.D1" office:value-type="string">
            <text:p text:style-name="P11">Описание</text:p>
          </table:table-cell>
        </table:table-row>
        <table:table-row table:style-name="Таблица31.1">
          <table:table-cell table:style-name="Таблица31.A2" office:value-type="string">
            <text:p text:style-name="P59">MCC</text:p>
          </table:table-cell>
          <table:table-cell table:style-name="Таблица31.A2" office:value-type="string">
            <text:p text:style-name="P28">строка</text:p>
          </table:table-cell>
          <table:table-cell table:style-name="Таблица31.A2" office:value-type="string">
            <text:p text:style-name="P29">обязательный</text:p>
          </table:table-cell>
          <table:table-cell table:style-name="Таблица31.D2" office:value-type="string">
            <text:p text:style-name="P39">значение Mobile Country Code (3 десятичных символа)</text:p>
          </table:table-cell>
        </table:table-row>
        <table:table-row table:style-name="Таблица31.1">
          <table:table-cell table:style-name="Таблица31.A2" office:value-type="string">
            <text:p text:style-name="P59">MNC</text:p>
          </table:table-cell>
          <table:table-cell table:style-name="Таблица31.A2" office:value-type="string">
            <text:p text:style-name="P28">строка</text:p>
          </table:table-cell>
          <table:table-cell table:style-name="Таблица31.A2" office:value-type="string">
            <text:p text:style-name="P29">обязательный</text:p>
          </table:table-cell>
          <table:table-cell table:style-name="Таблица31.D2" office:value-type="string">
            <text:p text:style-name="P40">значение Mobile Network Code (2 - 3 десятичных символа)</text:p>
          </table:table-cell>
        </table:table-row>
        <table:table-row table:style-name="Таблица31.1">
          <table:table-cell table:style-name="Таблица31.A4" office:value-type="string">
            <text:p text:style-name="P59">LAC</text:p>
          </table:table-cell>
          <table:table-cell table:style-name="Таблица31.A4" office:value-type="string">
            <text:p text:style-name="P28">строка</text:p>
          </table:table-cell>
          <table:table-cell table:style-name="Таблица31.A4" office:value-type="string">
            <text:p text:style-name="P29">обязательный</text:p>
          </table:table-cell>
          <table:table-cell table:style-name="Таблица31.D4" office:value-type="string">
            <text:p text:style-name="P40">значение Location Area Code (4 hex символа)</text:p>
          </table:table-cell>
        </table:table-row>
        <text:soft-page-break/>
        <table:table-row table:style-name="Таблица31.1">
          <table:table-cell table:style-name="Таблица31.A4" office:value-type="string">
            <text:p text:style-name="P59">CI</text:p>
          </table:table-cell>
          <table:table-cell table:style-name="Таблица31.A4" office:value-type="string">
            <text:p text:style-name="P28">строка</text:p>
          </table:table-cell>
          <table:table-cell table:style-name="Таблица31.A4" office:value-type="string">
            <text:p text:style-name="P29">обязательный</text:p>
          </table:table-cell>
          <table:table-cell table:style-name="Таблица31.D4" office:value-type="string">
            <text:p text:style-name="P40">значение Cell Identity (4 hex символа)</text:p>
          </table:table-cell>
        </table:table-row>
      </table:table>
      <text:p text:style-name="P48"/>
      <text:h text:style-name="Heading_20_3" text:outline-level="3"><text:bookmark text:name="__RefHeading__9261_1268417483"/><text:s text:c="2"/>Параметры конфигурации в формате ‘<text:span text:style-name="T10">alias</text:span><text:span text:style-name="T23">-платформы</text:span>’<text:bookmark-end text:name="__RefHeading__9261_1268417483"/></text:h>
      <text:p text:style-name="P48">Данная секция содержит следующие параметры:</text:p>
      <text:p text:style-name="P48"/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row table:style-name="Таблица28.1">
          <table:table-cell table:style-name="Таблица28.A1" office:value-type="string">
            <text:p text:style-name="P12">Имя<text:span text:style-name="T6"> </text:span>параметра</text:p>
          </table:table-cell>
          <table:table-cell table:style-name="Таблица28.A1" office:value-type="string">
            <text:p text:style-name="P12">Тип</text:p>
          </table:table-cell>
          <table:table-cell table:style-name="Таблица28.A1" office:value-type="string">
            <text:p text:style-name="P12">Наличие</text:p>
          </table:table-cell>
          <table:table-cell table:style-name="Таблица28.D1" office:value-type="string">
            <text:p text:style-name="P11">Описание</text:p>
          </table:table-cell>
        </table:table-row>
        <table:table-row table:style-name="Таблица28.1">
          <table:table-cell table:style-name="Таблица28.A2" office:value-type="string">
            <text:p text:style-name="P55"><text:span text:style-name="T6">s</text:span><text:span text:style-name="T6">cfAddress</text:span></text:p>
          </table:table-cell>
          <table:table-cell table:style-name="Таблица28.A2" office:value-type="string">
            <text:p text:style-name="P28">целое</text:p>
          </table:table-cell>
          <table:table-cell table:style-name="Таблица28.A2" office:value-type="string">
            <text:p text:style-name="P29">обязательный</text:p>
          </table:table-cell>
          <table:table-cell table:style-name="Таблица28.D2" office:value-type="string">
            <text:p text:style-name="P35"><text:span text:style-name="T6">ISDN </text:span>адрес <text:span text:style-name="T6">IN</text:span> платформы</text:p>
          </table:table-cell>
        </table:table-row>
        <table:table-row table:style-name="Таблица28.1">
          <table:table-cell table:style-name="Таблица28.A2" office:value-type="string">
            <text:p text:style-name="P57">aliasFor</text:p>
          </table:table-cell>
          <table:table-cell table:style-name="Таблица28.A2" office:value-type="string">
            <text:p text:style-name="P28">строка</text:p>
          </table:table-cell>
          <table:table-cell table:style-name="Таблица28.A2" office:value-type="string">
            <text:p text:style-name="P29">обязательный</text:p>
          </table:table-cell>
          <table:table-cell table:style-name="Таблица28.D2" office:value-type="string">
            <text:p text:style-name="P35">имя секции описывающей <text:span text:style-name="T6">alias</text:span>-платформу</text:p>
          </table:table-cell>
        </table:table-row>
      </table:table>
      <text:p text:style-name="Text_20_body"/>
      <text:p text:style-name="Text_20_body"><text:span text:style-name="T32">Пример: </text:span>пусть определена секция конфигурации <text:span text:style-name="T6">IN</text:span>-платформы <text:s/>IN_Ksd_Ericcson</text:p>
      <text:p text:style-name="P48"><text:s text:c="6"/><text:span text:style-name="T6">&lt;section name="IN_Ksd_Ericcson_1"&gt;</text:span></text:p>
      <text:p text:style-name="P49"><text:s text:c="8"/>&lt;param name="scfAddress" type="string"&gt;79184790291&lt;/param&gt; <text:s/></text:p>
      <text:p text:style-name="P49"><text:s text:c="8"/>&lt;param name="aliasFor" type="string"&gt;IN_Krd_Ericcson&lt;/param&gt;</text:p>
      <text:p text:style-name="P48"><text:span text:style-name="T6"><text:s text:c="6"/></text:span>&lt;/section&gt;</text:p>
      <text:p text:style-name="Text_20_body"/>
      <text:h text:style-name="Heading_20_2" text:outline-level="2"><text:bookmark text:name="__RefHeading__9263_1268417483"/><text:s/><text:bookmark-start text:name="_Параметры_секции_AbonentProviders."/><text:bookmark-start text:name="_Параметры_секции_DataProvider."/>Параметры секции <text:bookmark-end text:name="_Параметры_секции_AbonentProviders."/><text:bookmark-end text:name="_Параметры_секции_DataProvider."/><text:span text:style-name="T6">AbonentProviders</text:span> (сервис <text:span text:style-name="T28">ics</text:span><text:span text:style-name="T14">IAPManager</text:span>).<text:bookmark-end text:name="__RefHeading__9263_1268417483"/></text:h>
      <text:p text:style-name="P48">Данная секция содержит конфигурации для подгружаемых модулей ‘провайдеров абонентов’. Она является опциональной, так как возможны варианты установки <text:span text:style-name="T6"><text:user-defined style:data-style-name="N0" text:name="Name">INMan</text:user-defined></text:span>-<text:span text:style-name="T6">a</text:span>, при которых ‘провайдеры абонентов’ не используются.</text:p>
      <text:p text:style-name="P48">Секция может содержать только подсекции в виде:</text:p>
      <text:p text:style-name="P48"><text:s text:c="2"/><text:span text:style-name="T6">&lt;section name="AbonentProviders"&gt; &lt;!-- abonent contract/gsmSCF params <text:s/>providers --&gt;</text:span></text:p>
      <text:p text:style-name="P49"><text:s text:c="6"/>&lt;section name="HLR_Nsk_SRI"&gt;</text:p>
      <text:p text:style-name="Text_20_body"><text:span text:style-name="T6"><text:tab/><text:tab/><text:tab/></text:span>&lt;!— конфигурация ‘провайдера абонентов’ --&gt;</text:p>
      <text:p text:style-name="P48"><text:s text:c="6"/>&lt;/<text:span text:style-name="T6">section</text:span>&gt;</text:p>
      <text:p text:style-name="P48"><text:s/>&lt;/<text:span text:style-name="T6">section</text:span>&gt;</text:p>
      <text:p text:style-name="P48">Здесь "<text:span text:style-name="T6">HLR</text:span>_<text:span text:style-name="T6">Nsk</text:span>_<text:span text:style-name="T6">SRI</text:span>" есть имя провайдера, которое может быть использовано в значении ‘политики абонета’.</text:p>
      <text:p text:style-name="P48">Каждая подсекция имеет полуфиксированный формат. Это значит, что она должна иметь подсекцию “<text:span text:style-name="T6">Config</text:span>”, содержимое которой различно для разных типов ‘провайдеров абонентов’, и параметры, не зависящие от типа провайдера. Определены следующие параметры:</text:p>
      <text:p text:style-name="P48"/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row table:style-name="Таблица29.1">
          <table:table-cell table:style-name="Таблица29.A1" office:value-type="string">
            <text:p text:style-name="P12">Имя параметра</text:p>
          </table:table-cell>
          <table:table-cell table:style-name="Таблица29.A1" office:value-type="string">
            <text:p text:style-name="P12">Тип</text:p>
          </table:table-cell>
          <table:table-cell table:style-name="Таблица29.A1" office:value-type="string">
            <text:p text:style-name="P12">Наличие</text:p>
          </table:table-cell>
          <table:table-cell table:style-name="Таблица29.D1" office:value-type="string">
            <text:p text:style-name="P11">Описание</text:p>
          </table:table-cell>
        </table:table-row>
        <table:table-row table:style-name="Таблица29.1">
          <table:table-cell table:style-name="Таблица29.A2" office:value-type="string">
            <text:p text:style-name="P57">loadup</text:p>
          </table:table-cell>
          <table:table-cell table:style-name="Таблица29.A2" office:value-type="string">
            <text:p text:style-name="P28">строка</text:p>
          </table:table-cell>
          <table:table-cell table:style-name="Таблица29.A2" office:value-type="string">
            <text:p text:style-name="P29">обязательный</text:p>
          </table:table-cell>
          <table:table-cell table:style-name="Таблица29.D2" office:value-type="string">
            <text:p text:style-name="P47"><text:span text:style-name="T40">Идентификатор требуемого 'конфигурируемого сервиса' (</text:span><text:a xlink:type="simple" xlink:href="#5.2. Структура секции Services.|outline"><text:span text:style-name="T40">ICSIdent</text:span></text:a><text:span text:style-name="T40">), реализующего данный вид провайдера.</text:span></text:p>
          </table:table-cell>
        </table:table-row>
      </table:table>
      <text:p text:style-name="P48"><text:span text:style-name="T32">Пример</text:span><text:span text:style-name="T7">:</text:span></text:p>
      <text:p text:style-name="P48"><text:span text:style-name="T6"><text:s text:c="2"/></text:span><text:span text:style-name="T6">&lt;section name="AbonentProviders"&gt; &lt;!-- abonent contract/gsmSCF params <text:s/>providers --&gt;</text:span></text:p>
      <text:p text:style-name="P49"><text:s text:c="6"/>&lt;section name="HLR_Nsk_SRI"&gt;</text:p>
      <text:p text:style-name="P49"><text:s text:c="10"/>&lt;param name="loadup" type="string"&gt;uid: icsIAPrvdSRI&lt;/param&gt;</text:p>
      <text:p text:style-name="P49"><text:s text:c="10"/>&lt;section name="Config"&gt;</text:p>
      <text:p text:style-name="P48"><text:span text:style-name="T6"><text:tab/><text:tab/><text:tab/>… </text:span>параметры</text:p>
      <text:p text:style-name="P49"><text:s text:c="10"/>&lt;/section&gt;</text:p>
      <text:p text:style-name="P49"><text:soft-page-break/><text:s text:c="6"/>&lt;/section&gt;</text:p>
      <text:p text:style-name="P48"><text:s/>&lt;/section&gt;</text:p>
      <text:p text:style-name="P48"/>
      <text:p text:style-name="P48">Сборка <text:span text:style-name="T6"><text:user-defined style:data-style-name="N0" text:name="Name">INMan</text:user-defined></text:span>-<text:span text:style-name="T6">a</text:span> версии <text:span text:style-name="T6"><text:user-defined style:data-style-name="N0" text:name="Version">1.9.0</text:user-defined></text:span> распознаёт <text:s/>следующие виды <text:s/>‘провайдеров абонентов’:</text:p>
      <text:list xml:id="list485260577" text:style-name="WW8Num38">
        <text:list-item>
          <text:p text:style-name="P111"><text:span text:style-name="T6">uid: icsIAPrvdSRI (dll: libinman</text:span>_<text:span text:style-name="T6">i</text:span><text:span text:style-name="T6">cs</text:span>_<text:span text:style-name="T6">sri</text:span>.<text:span text:style-name="T6">so)</text:span> <text:s text:c="2"/>- <text:s/>использует сервис <text:span text:style-name="T6">HLR</text:span>-<text:span text:style-name="T6">a</text:span>, <text:line-break/><text:span text:style-name="T6">SEND</text:span>_<text:span text:style-name="T6">ROUTING</text:span>_<text:span text:style-name="T6">INFO </text:span>(подробно см. <text:s/><text:a xlink:type="simple" xlink:href="#2.2.1.1. Провайдер абонента.|outline">Провайдер абонента</text:a>)</text:p>
        </text:list-item>
        <text:list-item>
          <text:p text:style-name="P111"><text:span text:style-name="T6">uid: icsIAPrvd</text:span><text:span text:style-name="T6">AT</text:span><text:span text:style-name="T6">SI (dll: libinman</text:span>_<text:span text:style-name="T6">iap</text:span>_at<text:span text:style-name="T6">si</text:span>.<text:span text:style-name="T6">so)</text:span> <text:s text:c="2"/>- использует сервис <text:span text:style-name="T6">HLR</text:span>-<text:span text:style-name="T6">a</text:span><text:line-break/><text:span text:style-name="T6">ANY_TIME_SUBSCRIPTION_INTERROGATION </text:span><text:s/>(подробно см. <text:s/><text:a xlink:type="simple" xlink:href="#2.2.1.1. Провайдер абонента.|outline">Провайдер абонента</text:a>)</text:p>
          <text:p text:style-name="P98"/>
        </text:list-item>
      </text:list>
      <text:h text:style-name="Heading_20_3" text:outline-level="3" text:restart-numbering="true" text:start-value="1"><text:bookmark text:name="__RefHeading__9265_1268417483"/><text:s text:c="2"/>Параметры подсекции <text:span text:style-name="T6">Config</text:span> для провайдера <text:span text:style-name="T6">icsIAPrvdSRI</text:span>.<text:bookmark-end text:name="__RefHeading__9265_1268417483"/></text:h>
      <text:p text:style-name="Text_20_body">Провайдер <text:span text:style-name="T6">icsIAPrvdSRI </text:span><text:s/>реализует функциональность ‘провайдера абонентов’ посредством использования сервиса <text:span text:style-name="T6">SEND</text:span>_<text:span text:style-name="T6">ROUTING</text:span>_<text:span text:style-name="T6">INFO</text:span>, предоставляемого <text:span text:style-name="T6">HLR</text:span>-ом сигнальной сети (подробно см. <text:s/><text:a xlink:type="simple" xlink:href="#2.2.1.1. Провайдер абонента.|outline">Провайдер абонента</text:a>) . </text:p>
      <text:p text:style-name="Text_20_body">Следующие параметры определены: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row table:style-name="Таблица30.1">
          <table:table-cell table:style-name="Таблица30.A1" office:value-type="string">
            <text:p text:style-name="P12">Имя параметра</text:p>
          </table:table-cell>
          <table:table-cell table:style-name="Таблица30.A1" office:value-type="string">
            <text:p text:style-name="P12">Тип</text:p>
          </table:table-cell>
          <table:table-cell table:style-name="Таблица30.A1" office:value-type="string">
            <text:p text:style-name="P12">Наличие</text:p>
          </table:table-cell>
          <table:table-cell table:style-name="Таблица30.D1" office:value-type="string">
            <text:p text:style-name="P11">Описание</text:p>
          </table:table-cell>
        </table:table-row>
        <table:table-row table:style-name="Таблица30.1">
          <table:table-cell table:style-name="Таблица30.A2" office:value-type="string">
            <text:p text:style-name="P59">tcapUser</text:p>
          </table:table-cell>
          <table:table-cell table:style-name="Таблица30.A2" office:value-type="string">
            <text:p text:style-name="P28">строка</text:p>
          </table:table-cell>
          <table:table-cell table:style-name="Таблица30.A2" office:value-type="string">
            <text:p text:style-name="P29">обязательный</text:p>
          </table:table-cell>
          <table:table-cell table:style-name="Таблица30.D2" office:value-type="string">
            <text:p text:style-name="P35">имя секции <text:s/>вида <text:a xlink:type="simple" xlink:href="#_Шаблон_секции_TCAPUser"><text:span text:style-name="Internet_20_link"><text:span text:style-name="T6">TCAPUser</text:span></text:span></text:a> с параметрами для данного провайдера</text:p>
          </table:table-cell>
        </table:table-row>
        <table:table-row table:style-name="Таблица30.1">
          <table:table-cell table:style-name="Таблица30.A3" office:value-type="string">
            <text:p text:style-name="P57"><text:span text:style-name="T33">max</text:span><text:span text:style-name="T33">Thread</text:span>s</text:p>
          </table:table-cell>
          <table:table-cell table:style-name="Таблица30.A3" office:value-type="string">
            <text:p text:style-name="P28">целое<text:line-break/>[0 .. 65535]</text:p>
          </table:table-cell>
          <table:table-cell table:style-name="Таблица30.A3" office:value-type="string">
            <text:p text:style-name="P28">опциональный<text:line-break/>(default)</text:p>
          </table:table-cell>
          <table:table-cell table:style-name="Таблица30.D3" office:value-type="string">
            <text:p text:style-name="P35">максимально допустимое количество потоков, выделяемое для обслуживания запросов, по умолчанию; 32,</text:p>
            <text:p text:style-name="P36">Note: <text:span text:style-name="T47"><text:s/>значение </text:span>0<text:span text:style-name="T47"> отключает ограничение.</text:span></text:p>
          </table:table-cell>
        </table:table-row>
      </table:table>
      <text:p text:style-name="Text_20_body"/>
      <text:p text:style-name="Text_20_body"><text:span text:style-name="T7">NOTE</text:span><text:span text:style-name="T32">:</text:span> <text:s/>при использовании данного сервиса будет автоматически загружен сервис <text:a xlink:type="simple" xlink:href="#_Конфигурируемые_сервисы."><text:span text:style-name="Internet_20_link"><text:span text:style-name="T6">icsTCAPDisp</text:span></text:span></text:a>, для которого в файле конфигурации <text:span text:style-name="T6"><text:user-defined style:data-style-name="N0" text:name="Name">INMan</text:user-defined></text:span>-<text:span text:style-name="T6">a</text:span> должна быть заполнена секции <text:a xlink:type="simple" xlink:href="#_Параметры_секции_SS7_(сервис icsTCA"><text:span text:style-name="Internet_20_link"><text:span text:style-name="T6">SS</text:span></text:span></text:a><text:a xlink:type="simple" xlink:href="#_Параметры_секции_SS7_(сервис icsTCA"><text:span text:style-name="Internet_20_link">7</text:span></text:a> (<text:a xlink:type="simple" xlink:href="#5.7. Параметры секции SS7_HD (сервис icsTCAPDisp).|outline"><text:span text:style-name="Internet_20_link">SS7_HD</text:span></text:a>) для обеспечения <text:s/>взаимодействия с <text:span text:style-name="T6">HLR</text:span> сигнальной сети<text:a xlink:type="simple" xlink:href="#5.7. Параметры секции SS7_HD (сервис icsTCAPDisp).|outline">.</text:a></text:p>
      <text:p text:style-name="P52"/>
      <text:h text:style-name="Heading_20_3" text:outline-level="3"><text:bookmark text:name="__RefHeading__9267_1268417483"/><text:s text:c="2"/>Параметры подсекции <text:span text:style-name="T6">Config</text:span> для провайдера <text:span text:style-name="T6">icsIAPrvd</text:span><text:span text:style-name="T6">AT</text:span><text:span text:style-name="T6">SI</text:span>.<text:bookmark-end text:name="__RefHeading__9267_1268417483"/></text:h>
      <text:p text:style-name="Text_20_body">Провайдер <text:span text:style-name="T6">icsIAPrvd</text:span><text:span text:style-name="T6">AT</text:span><text:span text:style-name="T6">SI </text:span><text:s/>реализует функциональность ‘провайдера абонентов’ посредством использования сервиса ANY_TIME_SUBSCRIPTION_INTERROGATION, предоставляемого <text:span text:style-name="T6">HLR</text:span>-ом сигнальной сети <text:s/>(подробно см. <text:s/><text:a xlink:type="simple" xlink:href="#2.2.1.1. Провайдер абонента.|outline">Провайдер абонента</text:a>).</text:p>
      <text:p text:style-name="Text_20_body"><text:span text:style-name="T26">NOTE:</text:span> Данный сервис создаёт существенно меньшую нагрузку на HLR сигнальной сети, чем <text:s/>провайдер <text:s/><text:span text:style-name="T6">icsIAPrvdSRI.</text:span></text:p>
      <text:p text:style-name="Text_20_body">Следующие параметры определены:</text:p>
      <table:table table:name="Таблица37" table:style-name="Таблица37">
        <table:table-column table:style-name="Таблица37.A"/>
        <table:table-column table:style-name="Таблица37.B"/>
        <table:table-column table:style-name="Таблица37.C"/>
        <table:table-column table:style-name="Таблица37.D"/>
        <table:table-row table:style-name="Таблица37.1">
          <table:table-cell table:style-name="Таблица37.A1" office:value-type="string">
            <text:p text:style-name="P12">Имя параметра</text:p>
          </table:table-cell>
          <table:table-cell table:style-name="Таблица37.A1" office:value-type="string">
            <text:p text:style-name="P12">Тип</text:p>
          </table:table-cell>
          <table:table-cell table:style-name="Таблица37.A1" office:value-type="string">
            <text:p text:style-name="P12">Наличие</text:p>
          </table:table-cell>
          <table:table-cell table:style-name="Таблица37.D1" office:value-type="string">
            <text:p text:style-name="P11">Описание</text:p>
          </table:table-cell>
        </table:table-row>
        <table:table-row table:style-name="Таблица37.1">
          <table:table-cell table:style-name="Таблица37.A2" office:value-type="string">
            <text:p text:style-name="P59">tcapUser</text:p>
          </table:table-cell>
          <table:table-cell table:style-name="Таблица37.A2" office:value-type="string">
            <text:p text:style-name="P28">строка</text:p>
          </table:table-cell>
          <table:table-cell table:style-name="Таблица37.A2" office:value-type="string">
            <text:p text:style-name="P29">обязательный</text:p>
          </table:table-cell>
          <table:table-cell table:style-name="Таблица37.D2" office:value-type="string">
            <text:p text:style-name="P35">имя секции <text:s/>вида <text:a xlink:type="simple" xlink:href="#_Шаблон_секции_TCAPUser"><text:span text:style-name="Internet_20_link"><text:span text:style-name="T6">TCAPUser</text:span></text:span></text:a> с параметрами для данного провайдера</text:p>
          </table:table-cell>
        </table:table-row>
        <table:table-row table:style-name="Таблица37.1">
          <table:table-cell table:style-name="Таблица37.A3" office:value-type="string">
            <text:p text:style-name="P57"><text:span text:style-name="T33">max</text:span><text:span text:style-name="T33">Thread</text:span>s</text:p>
          </table:table-cell>
          <table:table-cell table:style-name="Таблица37.A3" office:value-type="string">
            <text:p text:style-name="P28">целое<text:line-break/>[0 .. 65535]</text:p>
          </table:table-cell>
          <table:table-cell table:style-name="Таблица37.A3" office:value-type="string">
            <text:p text:style-name="P28">опциональный<text:line-break/>(default)</text:p>
          </table:table-cell>
          <table:table-cell table:style-name="Таблица37.D3" office:value-type="string">
            <text:p text:style-name="P35"><text:bookmark-start text:name="__DdeLink__10204_669466322"/>максимально допустимое количество потоков, выделяемое для обслуживания запросов, по умолчанию; 32,</text:p>
            <text:p text:style-name="P36">Note: <text:span text:style-name="T47"><text:s/>значение </text:span>0<text:span text:style-name="T47"> отключает ограничение.</text:span><text:bookmark-end text:name="__DdeLink__10204_669466322"/></text:p>
          </table:table-cell>
        </table:table-row>
      </table:table>
      <text:p text:style-name="Text_20_body"/>
      <text:p text:style-name="Text_20_body"><text:span text:style-name="T7">NOTE</text:span><text:span text:style-name="T32">:</text:span> <text:s/>при использовании данного сервиса будет автоматически загружен сервис <text:a xlink:type="simple" xlink:href="#_Конфигурируемые_сервисы."><text:span text:style-name="Internet_20_link"><text:span text:style-name="T6">icsTCAPDisp</text:span></text:span></text:a>, для которого в файле конфигурации <text:span text:style-name="T6"><text:user-defined style:data-style-name="N0" text:name="Name">INMan</text:user-defined></text:span>-<text:span text:style-name="T6">a</text:span> должна быть заполнена секции <text:a xlink:type="simple" xlink:href="#_Параметры_секции_SS7_(сервис icsTCA"><text:span text:style-name="Internet_20_link"><text:span text:style-name="T6">SS</text:span></text:span></text:a><text:a xlink:type="simple" xlink:href="#_Параметры_секции_SS7_(сервис icsTCA"><text:span text:style-name="Internet_20_link">7</text:span></text:a> <text:s/>(<text:span text:style-name="Internet_20_link">SS7_HD</text:span>) для обеспечения <text:s/>взаимодействия с <text:span text:style-name="T6">HLR</text:span> сигнальной сети.</text:p>
      <text:p text:style-name="Text_20_body"/>
      <text:h text:style-name="Heading_20_1" text:outline-level="1"><text:bookmark text:name="__RefHeading__12887_268292550"/><text:soft-page-break/><text:s/>Аргументы командной строки.<text:bookmark-end text:name="__RefHeading__12887_268292550"/></text:h>
      <text:p text:style-name="Text_20_body">Начиная с версии <text:span text:style-name="T33">1.9.0</text:span> модуль <text:s/><text:span text:style-name="T6"><text:user-defined style:data-style-name="N0" text:name="Name">INMan</text:user-defined></text:span><text:span text:style-name="T6"> при запуске может принимать дополнительные аргументы командной строки, помимо имени файла конфигурации. Определены следующие опции:</text:span></text:p>
      <text:list xml:id="list660324900" text:style-name="L11">
        <text:list-item>
          <text:p text:style-name="P82"><text:span text:style-name="T6">-help<text:tab/><text:tab/>вывести информацию об аргументах командной строки и завершится.</text:span></text:p>
        </text:list-item>
        <text:list-item>
          <text:p text:style-name="P82"><text:span text:style-name="T6">-version<text:tab/>вывести информацию о версии модуля и завершится.</text:span></text:p>
        </text:list-item>
        <text:list-item>
          <text:p text:style-name="P82"><text:span text:style-name="T6">-list-uid<text:tab/>вывести информацию об идентификаторах (Uid) поддерживаемых </text:span><text:a xlink:type="simple" xlink:href="#5.2. Конфигурируемые сервисы.|outline"><text:span text:style-name="T39">конфигурируемых сервисах</text:span></text:a><text:span text:style-name="T6"> <text:s/>и завершится.</text:span></text:p>
        </text:list-item>
        <text:list-item>
          <text:p text:style-name="P82"><text:span text:style-name="T6">-parse [config_file_name]<text:tab/>считать файл конфигурации (указанный или по умолчанию), выполнить фазу конфигурации сервисов и завершится.</text:span></text:p>
        </text:list-item>
        <text:list-item>
          <text:p text:style-name="P82"><text:span text:style-name="T6">-init [config_file_name]<text:tab/><text:tab/>считать файл конфигурации (указанный или по умолчанию), выполнить фазы конфигурации и инициализации ресурсов сервисов и завершится.</text:span></text:p>
        </text:list-item>
      </text:list>
      <text:p text:style-name="P25"><text:span text:style-name="T6">NOTE: </text:span><text:span text:style-name="T19"><text:s text:c="4"/>если файл конфигурации не указан, то по умолчанию </text:span><text:span text:style-name="T19"><text:user-defined style:data-style-name="N0" text:name="Name">INMan</text:user-defined></text:span><text:span text:style-name="T19"> производит последовательный поиск файла </text:span><text:span text:style-name="T6">config.xml</text:span><text:span text:style-name="T19"> в директориях: <text:s/></text:span></text:p>
      <text:list xml:id="list1163948615" text:style-name="L13">
        <text:list-item>
          <text:p text:style-name="P133"><text:span text:style-name="T20">./ <text:s/>./conf <text:s text:c="2"/>../conf</text:span></text:p>
          <text:p text:style-name="P133"><text:span text:style-name="T20"/></text:p>
        </text:list-item>
      </text:list>
      <text:h text:style-name="Heading_20_1" text:outline-level="1"><text:bookmark text:name="__RefHeading__9271_1268417483"/><text:s/>Информация о компании<text:bookmark-end text:name="__RefHeading__9271_1268417483"/></text:h>
      <text:p text:style-name="Text_20_body">Eyeline Communications является поставщиком интегрированных технологических решений и услуг в области мобильных коммуникаций и мультимедиа. Мы работаем с такими известными компаниями как Мобильные ТелеСистемы, <text:span text:style-name="T6">Panasonic</text:span>, <text:span text:style-name="T6">Hewlett</text:span> <text:span text:style-name="T6">Packard</text:span>, <text:span text:style-name="T6">Sun</text:span> <text:span text:style-name="T6">Microsystems</text:span>.</text:p>
      <text:p text:style-name="Text_20_body"/>
      <text:h text:style-name="Heading_20_1" text:outline-level="1"><text:bookmark text:name="__RefHeading__9273_1268417483"/><text:s/>Контактная информация<text:bookmark-end text:name="__RefHeading__9273_1268417483"/></text:h>
      <text:p text:style-name="P20">Мы будем рады ответить на Ваши вопросы.</text:p>
      <text:p text:style-name="P18">Контактная информация:</text:p>
      <text:p text:style-name="P18"/>
      <text:p text:style-name="P18">www: <text:s text:c="2"/><text:a xlink:type="simple" xlink:href="http://www.eyeline.mobi/">www.eyeline.mobi</text:a></text:p>
      <text:p text:style-name="P18">e-mail: info@eyeline.mobi</text:p>
      <text:p text:style-name="P19"/>
      <text:p text:style-name="P18">Россия</text:p>
      <text:p text:style-name="P18">630055, Новосибирск</text:p>
      <text:p text:style-name="P18">ул. М. Джалиля 3/1, оф. 324</text:p>
      <text:p text:style-name="P18">Факс: +7 (383) 332-88-17</text:p>
      <text:p text:style-name="P18">Телефон: +7 (383) 363-01-39</text:p>
      <text:p text:style-name="P18">Временной пояс: GMT +6</text:p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Trebuchet MS" svg:font-family="'Trebuchet MS'" style:font-family-generic="swiss"/>
    <style:font-face style:name="Courier New1" svg:font-family="'Courier New'" style:font-family-generic="modern" style:font-pitch="fixed"/>
    <style:font-face style:name="DejaVu Sans1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lr-tb"/>
      <style:text-properties style:use-window-font-color="true" style:font-name="Times New Roman" fo:font-size="12pt" fo:language="ru" fo:country="RU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keep-together="always" fo:text-indent="0.6cm" style:auto-text-indent="false"/>
    </style:style>
    <style:style style:name="Text_20_body_20_indent" style:display-name="Text body indent" style:family="paragraph" style:parent-style-name="Standard" style:class="text">
      <style:paragraph-properties fo:margin-left="2.505cm" fo:margin-right="0cm" fo:text-indent="0.501cm" style:auto-text-indent="false" style:text-autospace="none"/>
      <style:text-properties style:font-name="Arial" fo:font-size="10pt" style:font-size-asian="10pt" style:font-name-complex="Arial" style:font-size-complex="10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4pt" fo:font-weight="bold" style:font-size-asian="14pt" style:font-weight-asian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0cm" fo:margin-right="0cm" fo:text-indent="0cm" style:auto-text-indent="false"/>
      <style:text-properties fo:font-size="12pt" style:font-size-asian="12pt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left="0cm" fo:margin-right="0cm" fo:text-indent="0cm" style:auto-text-indent="false"/>
      <style:text-properties fo:font-size="10pt" style:font-size-asian="10pt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left="0cm" fo:margin-right="0cm" fo:text-indent="0cm" style:auto-text-indent="false"/>
      <style:text-properties fo:font-weight="normal" style:font-weight-asian="normal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left="0cm" fo:margin-right="0cm" fo:text-indent="0cm" style:auto-text-indent="false"/>
      <style:text-properties fo:font-style="italic" style:font-style-asian="italic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left="0cm" fo:margin-right="0cm" fo:text-indent="0cm" style:auto-text-indent="false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left="0cm" fo:margin-right="0cm" fo:text-indent="0cm" style:auto-text-indent="false"/>
      <style:text-properties fo:font-style="normal" style:font-style-asian="normal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left="0cm" fo:margin-right="0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Header" style:family="paragraph" style:parent-style-name="Standard" style:class="extra">
      <style:paragraph-properties fo:line-height="100%" fo:keep-together="always">
        <style:tab-stops>
          <style:tab-stop style:position="7.62cm" style:type="center"/>
          <style:tab-stop style:position="15.24cm" style:type="right"/>
        </style:tab-stops>
      </style:paragraph-properties>
      <style:text-properties fo:font-style="italic" style:font-style-asian="italic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next-style-name="Standard" style:class="extra"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.423cm" fo:margin-bottom="0.106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2.281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3.041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3.801cm" fo:margin-right="0cm" fo:text-indent="0cm" style:auto-text-indent="false">
        <style:tab-stops>
          <style:tab-stop style:position="5.724cm"/>
          <style:tab-stop style:position="17.002cm" style:type="right"/>
        </style:tab-stops>
      </style:paragraph-properties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4.561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5.32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6.08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lock_20_Text" style:display-name="Block Text" style:family="paragraph" style:parent-style-name="Standard">
      <style:paragraph-properties fo:margin-left="2.501cm" fo:margin-right="1cm" fo:text-indent="0cm" style:auto-text-indent="false" style:text-autospace="none"/>
      <style:text-properties style:font-name="Arial" fo:font-size="10pt" style:font-size-asian="10pt" style:font-name-complex="Arial" style:font-size-complex="10pt"/>
    </style:style>
    <style:style style:name="Table_20_Text" style:display-name="Table Text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Table_20_Title" style:display-name="Table Title" style:family="paragraph" style:parent-style-name="Table_20_Text">
      <style:paragraph-properties fo:text-align="center" style:justify-single-word="false"/>
      <style:text-properties fo:font-weight="bold" style:font-weight-asian="bold"/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Document_20_Title" style:display-name="Document Title" style:family="paragraph" style:parent-style-name="Title">
      <style:paragraph-properties fo:margin-left="2.501cm" fo:margin-right="0cm" fo:text-align="end" style:justify-single-word="false" fo:text-indent="0cm" style:auto-text-indent="false"/>
      <style:text-properties fo:font-size="22pt" style:font-size-asian="22pt"/>
    </style:style>
    <style:style style:name="Comment" style:family="paragraph" style:parent-style-name="Text_20_body" style:next-style-name="Text_20_body">
      <style:paragraph-properties fo:margin-left="0.501cm" fo:margin-right="0cm" fo:text-indent="0cm" style:auto-text-indent="false"/>
      <style:text-properties fo:color="#0000ff" fo:font-style="italic" style:font-style-asian="italic"/>
    </style:style>
    <style:style style:name="Body_20_Picture" style:display-name="Body Picture" style:family="paragraph" style:parent-style-name="Text_20_body">
      <style:paragraph-properties fo:margin-left="0cm" fo:margin-right="0cm" fo:margin-top="0.106cm" fo:margin-bottom="0cm" fo:text-align="center" style:justify-single-word="false" fo:text-indent="0cm" style:auto-text-indent="false" fo:keep-with-next="always"/>
    </style:style>
    <style:style style:name="Body_20_Reference" style:display-name="Body Reference" style:family="paragraph" style:parent-style-name="Text_20_body">
      <style:text-properties fo:font-style="italic" style:font-style-asian="italic"/>
    </style:style>
    <style:style style:name="Document_20_Field" style:display-name="Document Field" style:family="paragraph" style:parent-style-name="Text_20_body">
      <style:text-properties fo:font-style="italic" style:font-style-asian="italic"/>
    </style:style>
    <style:style style:name="Example" style:family="paragraph" style:parent-style-name="Text_20_body">
      <style:text-properties fo:color="#008000" style:font-name="Arial"/>
    </style:style>
    <style:style style:name="Picture_20_Caption" style:display-name="Picture Caption" style:family="paragraph" style:parent-style-name="Text_20_body" style:next-style-name="Text_20_body">
      <style:paragraph-properties fo:margin-left="0cm" fo:margin-right="0cm" fo:line-height="100%" fo:text-align="center" style:justify-single-word="false" fo:text-indent="0cm" style:auto-text-indent="false"/>
      <style:text-properties fo:font-weight="bold" style:font-weight-asian="bold"/>
    </style:style>
    <style:style style:name="Table_20_Caption" style:display-name="Table Caption" style:family="paragraph" style:parent-style-name="Text_20_body" style:next-style-name="Text_20_body">
      <style:paragraph-properties fo:margin-top="0cm" fo:margin-bottom="0cm" fo:text-align="start" style:justify-single-word="false" fo:keep-with-next="always"/>
      <style:text-properties fo:font-weight="bold" style:font-weight-asian="bold"/>
    </style:style>
    <style:style style:name="TOA_20_Heading" style:display-name="TOA Heading" style:family="paragraph" style:parent-style-name="Standard" style:next-style-name="Standard">
      <style:paragraph-properties fo:margin-top="0.212cm" fo:margin-bottom="0cm"/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Plain_20_Text" style:display-name="Plain Text" style:family="paragraph" style:parent-style-name="Standard">
      <style:text-properties style:font-name="Courier New" style:font-name-complex="Courier New"/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Body_20_Text_20_2" style:display-name="Body Text 2" style:family="paragraph" style:parent-style-name="Standard">
      <style:paragraph-properties fo:margin-top="0cm" fo:margin-bottom="0.212cm" fo:line-height="200%"/>
    </style:style>
    <style:style style:name="Body_20_Text_20_3" style:display-name="Body Text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"/>
    </style:style>
    <style:style style:name="WW8Num39z1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/>
    </style:style>
    <style:style style:name="WW8Num41z1" style:family="text">
      <style:text-properties style:font-name="Symbol"/>
    </style:style>
    <style:style style:name="WW8Num42z0" style:family="text">
      <style:text-properties style:font-name="Symbol"/>
    </style:style>
    <style:style style:name="WW8Num42z1" style:family="text">
      <style:text-properties style:font-name="Courier New" style:font-name-complex="Courier New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Default_20_Paragraph_20_Font" style:display-name="Default Paragraph Font" style:family="text">
      <style:text-properties fo:language="ru" fo:country="RU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1.736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3.006cm" text:min-label-width="0.635cm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4.276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5.546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6.816cm" text:min-label-width="0.635cm"/>
        <style:text-properties style:font-name="Courier New1"/>
      </text:list-level-style-bullet>
      <text:list-level-style-bullet text:level="6" text:style-name="WW8Num11z2" style:num-suffix="." text:bullet-char="">
        <style:list-level-properties text:space-before="8.086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9.356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10.626cm" text:min-label-width="0.635cm"/>
        <style:text-properties style:font-name="Courier New1"/>
      </text:list-level-style-bullet>
      <text:list-level-style-bullet text:level="9" text:style-name="WW8Num11z2" style:num-suffix="." text:bullet-char="">
        <style:list-level-properties text:space-before="11.8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2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3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4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4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4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16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6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6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6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6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6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1.635cm" text:min-label-width="0.635cm"/>
      </text:list-level-style-number>
      <text:list-level-style-bullet text:level="2" text:style-name="WW8Num17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7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7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7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space-before="1.002cm" text:min-label-width="0.635cm"/>
        <style:text-properties style:font-name="Symbol"/>
      </text:list-level-style-bullet>
      <text:list-level-style-bullet text:level="2" text:style-name="WW8Num19z1" style:num-suffix="." text:bullet-char="o">
        <style:list-level-properties text:space-before="2.272cm" text:min-label-width="0.635cm"/>
        <style:text-properties style:font-name="Courier New1"/>
      </text:list-level-style-bullet>
      <text:list-level-style-bullet text:level="3" text:style-name="WW8Num19z2" style:num-suffix="." text:bullet-char="">
        <style:list-level-properties text:space-before="3.542cm" text:min-label-width="0.635cm"/>
        <style:text-properties style:font-name="Wingdings"/>
      </text:list-level-style-bullet>
      <text:list-level-style-bullet text:level="4" text:style-name="WW8Num19z0" style:num-suffix="." text:bullet-char="">
        <style:list-level-properties text:space-before="4.812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6.082cm" text:min-label-width="0.635cm"/>
        <style:text-properties style:font-name="Courier New1"/>
      </text:list-level-style-bullet>
      <text:list-level-style-bullet text:level="6" text:style-name="WW8Num19z2" style:num-suffix="." text:bullet-char="">
        <style:list-level-properties text:space-before="7.352cm" text:min-label-width="0.635cm"/>
        <style:text-properties style:font-name="Wingdings"/>
      </text:list-level-style-bullet>
      <text:list-level-style-bullet text:level="7" text:style-name="WW8Num19z0" style:num-suffix="." text:bullet-char="">
        <style:list-level-properties text:space-before="8.622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9.892cm" text:min-label-width="0.635cm"/>
        <style:text-properties style:font-name="Courier New1"/>
      </text:list-level-style-bullet>
      <text:list-level-style-bullet text:level="9" text:style-name="WW8Num19z2" style:num-suffix="." text:bullet-char="">
        <style:list-level-properties text:space-before="11.16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0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0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0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0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0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0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1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1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2.27cm" text:min-label-width="0.635cm"/>
      </text:list-level-style-number>
      <text:list-level-style-bullet text:level="2" text:style-name="WW8Num22z1" style:num-suffix="." text:bullet-char="o">
        <style:list-level-properties text:space-before="3.54cm" text:min-label-width="0.635cm"/>
        <style:text-properties style:font-name="Courier New1"/>
      </text:list-level-style-bullet>
      <text:list-level-style-bullet text:level="3" text:style-name="WW8Num22z2" style:num-suffix="." text:bullet-char="">
        <style:list-level-properties text:space-before="4.81cm" text:min-label-width="0.635cm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6.08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7.35cm" text:min-label-width="0.635cm"/>
        <style:text-properties style:font-name="Courier New1"/>
      </text:list-level-style-bullet>
      <text:list-level-style-bullet text:level="6" text:style-name="WW8Num22z2" style:num-suffix="." text:bullet-char="">
        <style:list-level-properties text:space-before="8.62cm" text:min-label-width="0.635cm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9.89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11.16cm" text:min-label-width="0.635cm"/>
        <style:text-properties style:font-name="Courier New1"/>
      </text:list-level-style-bullet>
      <text:list-level-style-bullet text:level="9" text:style-name="WW8Num22z2" style:num-suffix="." text:bullet-char="">
        <style:list-level-properties text:space-before="12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4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2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4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2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4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2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5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5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5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5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5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5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5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5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6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26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6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6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26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6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6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26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7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7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7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7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7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7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7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7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space-before="1.72cm" text:min-label-width="0.635cm"/>
        <style:text-properties style:font-name="Symbol"/>
      </text:list-level-style-bullet>
      <text:list-level-style-bullet text:level="2" text:style-name="WW8Num28z1" style:num-suffix="." text:bullet-char="o">
        <style:list-level-properties text:space-before="2.99cm" text:min-label-width="0.635cm"/>
        <style:text-properties style:font-name="Courier New1"/>
      </text:list-level-style-bullet>
      <text:list-level-style-bullet text:level="3" text:style-name="WW8Num28z2" style:num-suffix="." text:bullet-char="">
        <style:list-level-properties text:space-before="4.26cm" text:min-label-width="0.635cm"/>
        <style:text-properties style:font-name="Wingdings"/>
      </text:list-level-style-bullet>
      <text:list-level-style-bullet text:level="4" text:style-name="WW8Num28z0" style:num-suffix="." text:bullet-char="">
        <style:list-level-properties text:space-before="5.53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6.8cm" text:min-label-width="0.635cm"/>
        <style:text-properties style:font-name="Courier New1"/>
      </text:list-level-style-bullet>
      <text:list-level-style-bullet text:level="6" text:style-name="WW8Num28z2" style:num-suffix="." text:bullet-char="">
        <style:list-level-properties text:space-before="8.07cm" text:min-label-width="0.635cm"/>
        <style:text-properties style:font-name="Wingdings"/>
      </text:list-level-style-bullet>
      <text:list-level-style-bullet text:level="7" text:style-name="WW8Num28z0" style:num-suffix="." text:bullet-char="">
        <style:list-level-properties text:space-before="9.34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10.61cm" text:min-label-width="0.635cm"/>
        <style:text-properties style:font-name="Courier New1"/>
      </text:list-level-style-bullet>
      <text:list-level-style-bullet text:level="9" text:style-name="WW8Num28z2" style:num-suffix="." text:bullet-char="">
        <style:list-level-properties text:space-before="11.88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9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9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9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9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9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9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space-before="2.27cm"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3.54cm" text:min-label-width="0.635cm"/>
        <style:text-properties style:font-name="Courier New1"/>
      </text:list-level-style-bullet>
      <text:list-level-style-bullet text:level="3" text:style-name="WW8Num32z2" style:num-suffix="." text:bullet-char="">
        <style:list-level-properties text:space-before="4.81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6.08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7.35cm" text:min-label-width="0.635cm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8.62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9.89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11.16cm" text:min-label-width="0.635cm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12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space-before="1.635cm" text:min-label-width="0.635cm"/>
      </text:list-level-style-number>
      <text:list-level-style-bullet text:level="2" text:style-name="WW8Num34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34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34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34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35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35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35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35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35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35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35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35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36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36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36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36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36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36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36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36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37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37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37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37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37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37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38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38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38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38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38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38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space-before="1.72cm" text:min-label-width="0.635cm"/>
      </text:list-level-style-number>
      <text:list-level-style-bullet text:level="2" text:style-name="WW8Num39z1" style:num-suffix="." text:bullet-char="">
        <style:list-level-properties text:space-before="2.99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4.895cm" text:min-label-distance="0.318cm" fo:text-align="end"/>
      </text:list-level-style-number>
      <text:list-level-style-number text:level="4" style:num-suffix="." style:num-format="1">
        <style:list-level-properties text:space-before="5.53cm" text:min-label-width="0.635cm"/>
      </text:list-level-style-number>
      <text:list-level-style-number text:level="5" style:num-suffix="." style:num-format="a" style:num-letter-sync="true">
        <style:list-level-properties text:space-before="6.8cm" text:min-label-width="0.635cm"/>
      </text:list-level-style-number>
      <text:list-level-style-number text:level="6" style:num-suffix="." style:num-format="i">
        <style:list-level-properties text:min-label-width="8.705cm" text:min-label-distance="0.318cm" fo:text-align="end"/>
      </text:list-level-style-number>
      <text:list-level-style-number text:level="7" style:num-suffix="." style:num-format="1">
        <style:list-level-properties text:space-before="9.34cm" text:min-label-width="0.635cm"/>
      </text:list-level-style-number>
      <text:list-level-style-number text:level="8" style:num-suffix="." style:num-format="a" style:num-letter-sync="true">
        <style:list-level-properties text:space-before="10.61cm" text:min-label-width="0.635cm"/>
      </text:list-level-style-number>
      <text:list-level-style-number text:level="9" style:num-suffix="." style:num-format="i">
        <style:list-level-properties text:min-label-width="12.51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40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40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40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style:num-suffix="." style:num-format="1">
        <style:list-level-properties text:space-before="1.635cm" text:min-label-width="0.635cm"/>
      </text:list-level-style-number>
      <text:list-level-style-bullet text:level="2" text:style-name="WW8Num41z1" style:num-suffix="." text:bullet-char="">
        <style:list-level-properties text:space-before="2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4.81cm" text:min-label-distance="0.318cm" fo:text-align="end"/>
      </text:list-level-style-number>
      <text:list-level-style-number text:level="4" style:num-suffix="." style:num-format="1">
        <style:list-level-properties text:space-before="5.445cm" text:min-label-width="0.635cm"/>
      </text:list-level-style-number>
      <text:list-level-style-number text:level="5" style:num-suffix="." style:num-format="a" style:num-letter-sync="true">
        <style:list-level-properties text:space-before="6.715cm" text:min-label-width="0.635cm"/>
      </text:list-level-style-number>
      <text:list-level-style-number text:level="6" style:num-suffix="." style:num-format="i">
        <style:list-level-properties text:min-label-width="8.62cm" text:min-label-distance="0.318cm" fo:text-align="end"/>
      </text:list-level-style-number>
      <text:list-level-style-number text:level="7" style:num-suffix="." style:num-format="1">
        <style:list-level-properties text:space-before="9.255cm" text:min-label-width="0.635cm"/>
      </text:list-level-style-number>
      <text:list-level-style-number text:level="8" style:num-suffix="." style:num-format="a" style:num-letter-sync="true">
        <style:list-level-properties text:space-before="10.525cm" text:min-label-width="0.635cm"/>
      </text:list-level-style-number>
      <text:list-level-style-number text:level="9" style:num-suffix="." style:num-format="i">
        <style:list-level-properties text:min-label-width="12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42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42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42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42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42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42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42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42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space-before="1.72cm" text:min-label-width="0.635cm"/>
        <style:text-properties style:font-name="Symbol"/>
      </text:list-level-style-bullet>
      <text:list-level-style-bullet text:level="2" text:style-name="WW8Num43z0" style:num-suffix="." text:bullet-char="">
        <style:list-level-properties text:space-before="2.99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4.895cm" text:min-label-distance="0.318cm" fo:text-align="end"/>
      </text:list-level-style-number>
      <text:list-level-style-number text:level="4" style:num-suffix="." style:num-format="1">
        <style:list-level-properties text:space-before="5.53cm" text:min-label-width="0.635cm"/>
      </text:list-level-style-number>
      <text:list-level-style-number text:level="5" style:num-suffix="." style:num-format="a" style:num-letter-sync="true">
        <style:list-level-properties text:space-before="6.8cm" text:min-label-width="0.635cm"/>
      </text:list-level-style-number>
      <text:list-level-style-number text:level="6" style:num-suffix="." style:num-format="i">
        <style:list-level-properties text:min-label-width="8.705cm" text:min-label-distance="0.318cm" fo:text-align="end"/>
      </text:list-level-style-number>
      <text:list-level-style-number text:level="7" style:num-suffix="." style:num-format="1">
        <style:list-level-properties text:space-before="9.34cm" text:min-label-width="0.635cm"/>
      </text:list-level-style-number>
      <text:list-level-style-number text:level="8" style:num-suffix="." style:num-format="a" style:num-letter-sync="true">
        <style:list-level-properties text:space-before="10.61cm" text:min-label-width="0.635cm"/>
      </text:list-level-style-number>
      <text:list-level-style-number text:level="9" style:num-suffix="." style:num-format="i">
        <style:list-level-properties text:min-label-width="12.51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33" style:family="table">
      <style:table-properties style:width="17.5cm" fo:margin-left="0.009cm" table:align="left" style:writing-mode="lr-tb"/>
    </style:style>
    <style:style style:name="Таблица33.A" style:family="table-column">
      <style:table-column-properties style:column-width="4.761cm"/>
    </style:style>
    <style:style style:name="Таблица33.B" style:family="table-column">
      <style:table-column-properties style:column-width="12.739cm"/>
    </style:style>
    <style:style style:name="Таблица33.1" style:family="table-row">
      <style:table-row-properties style:keep-together="false" fo:keep-together="always"/>
    </style:style>
    <style:style style:name="Таблица33.A1" style:family="table-cell">
      <style:table-cell-properties style:vertical-align="bottom" fo:padding="0cm" fo:border-left="none" fo:border-right="none" fo:border-top="none" fo:border-bottom="0.018cm solid #000000" style:writing-mode="lr-tb"/>
    </style:style>
    <style:style style:name="Таблица33.B1.1" style:family="table-column">
      <style:table-column-properties style:column-width="6.369cm"/>
    </style:style>
    <style:style style:name="Таблица33.B1.1.1" style:family="table-cell">
      <style:table-cell-properties style:vertical-align="middle" fo:padding="0cm" fo:border="none" style:writing-mode="lr-tb"/>
    </style:style>
    <style:style style:name="Таблица33.B1.1.2" style:family="table-cell">
      <style:table-cell-properties style:vertical-align="middle" fo:padding="0cm" fo:border-left="none" fo:border-right="none" fo:border-top="none" fo:border-bottom="0.018cm solid #000000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style:snap-to-layout-grid="false"/>
    </style:style>
    <style:style style:name="MP3" style:family="paragraph" style:parent-style-name="Header">
      <style:paragraph-properties fo:text-align="center" style:justify-single-word="false" style:snap-to-layout-grid="false"/>
    </style:style>
    <style:style style:name="MP4" style:family="paragraph" style:parent-style-name="Header">
      <style:paragraph-properties fo:text-align="end" style:justify-single-word="false" style:snap-to-layout-grid="false"/>
      <style:text-properties fo:font-style="normal" style:font-style-asian="normal"/>
    </style:style>
    <style:style style:name="MP5" style:family="paragraph" style:parent-style-name="Header">
      <style:paragraph-properties fo:text-align="center" style:justify-single-word="false" style:snap-to-layout-grid="false"/>
      <style:text-properties fo:font-style="normal" style:font-style-asian="normal" style:font-style-complex="italic"/>
    </style:style>
    <style:style style:name="MP6" style:family="paragraph" style:parent-style-name="Header">
      <style:paragraph-properties fo:text-align="end" style:justify-single-word="false" style:snap-to-layout-grid="false"/>
    </style:style>
    <style:style style:name="MP7" style:family="paragraph" style:parent-style-name="Footer">
      <style:paragraph-properties fo:margin-left="0cm" fo:margin-right="0.635cm" fo:text-indent="0cm" style:auto-text-indent="false">
        <style:tab-stops>
          <style:tab-stop style:position="8.25cm" style:type="center"/>
          <style:tab-stop style:position="15.866cm" style:type="right"/>
        </style:tab-stops>
      </style:paragraph-properties>
    </style:style>
    <style:style style:name="MT1" style:family="text">
      <style:text-properties style:font-name="Symbol"/>
    </style:style>
    <style:style style:name="MT2" style:family="text">
      <style:text-properties fo:font-style="normal" style:font-style-asian="normal"/>
    </style:style>
    <style:style style:name="MT3" style:family="text">
      <style:text-properties fo:language="en" fo:country="US"/>
    </style:style>
    <style:style style:name="MT4" style:family="text"/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51cm" fo:margin-bottom="1.251cm" fo:margin-left="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49cm" fo:margin-left="0cm" fo:margin-right="0cm" fo:margin-bottom="0.55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draw:frame draw:style-name="Mfr1" draw:name="Графический объект7" text:anchor-type="as-char" svg:width="16.443cm" svg:height="1.998cm" draw:z-index="2"><draw:image xlink:href="Pictures/10000000000003CB000000769ED87BCB.jpg" xlink:type="simple" xlink:show="embed" xlink:actuate="onLoad"/></draw:frame></text:p>
      </style:header>
      <style:footer>
        <text:user-field-decls>
          <text:user-field-decl office:value-type="string" office:string-value="EyeLine Communications" text:name="CompanyId"/>
        </text:user-field-decls>
        <text:p text:style-name="Footer"><text:span text:style-name="MT1"></text:span> <text:user-field-get text:name="CompanyId">EyeLine Communications</text:user-field-get>, <text:user-defined style:data-style-name="N0" text:name="Date">6.09.2011</text:user-defined></text:p>
      </style:footer>
    </style:master-page>
    <style:master-page style:name="Преобразование_20_1" style:display-name="Преобразование 1" style:page-layout-name="Mpm1">
      <style:header>
        <table:table table:name="Таблица33" table:style-name="Таблица33">
          <table:table-column table:style-name="Таблица33.A"/>
          <table:table-column table:style-name="Таблица33.B"/>
          <table:table-row table:style-name="Таблица33.1">
            <table:table-cell table:style-name="Таблица33.A1" office:value-type="string">
              <text:p text:style-name="MP2"><draw:frame draw:style-name="Mfr1" draw:name="Графический объект8" text:anchor-type="as-char" svg:width="4.634cm" svg:height="0.993cm" draw:z-index="42"><draw:image xlink:href="Pictures/10000000000005780000012C1B1747CA.jpg" xlink:type="simple" xlink:show="embed" xlink:actuate="onLoad"/></draw:frame></text:p>
            </table:table-cell>
            <table:table-cell>
              <table:table table:is-sub-table="true">
                <table:table-column table:style-name="Таблица33.B1.1" table:number-columns-repeated="2"/>
                <table:table-row table:style-name="Таблица33.1">
                  <table:table-cell table:style-name="Таблица33.B1.1.1" office:value-type="string">
                    <text:p text:style-name="MP3"><text:span text:style-name="MT2"><text:subject>Модуль тарификации INMan</text:subject></text:span><text:span text:style-name="MT2"> <text:s text:c="2"/></text:span></text:p>
                  </table:table-cell>
                  <table:table-cell table:style-name="Таблица33.B1.1.1" office:value-type="string">
                    <text:p text:style-name="MP4">Версия <text:user-defined style:data-style-name="N0" text:name="Version">1.9.0</text:user-defined><text:span text:style-name="MT3"> </text:span><text:user-defined style:data-style-name="N0" text:name="Title"/></text:p>
                  </table:table-cell>
                </table:table-row>
                <table:table-row table:style-name="Таблица33.1">
                  <table:table-cell table:style-name="Таблица33.B1.1.2" office:value-type="string">
                    <text:p text:style-name="MP5">Конфиденциально </text:p>
                  </table:table-cell>
                  <table:table-cell table:style-name="Таблица33.B1.1.2" office:value-type="string">
                    <text:p text:style-name="MP6"><text:span text:style-name="MT2">Дата </text:span><text:span text:style-name="MT2"><text:user-defined style:data-style-name="N0" text:name="Date">6.09.2011</text:user-defined></text:span>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ext:user-field-decls>
          <text:user-field-decl office:value-type="string" office:string-value="EyeLine Communications" text:name="CompanyId"/>
        </text:user-field-decls>
        <text:p text:style-name="MP7"><draw:frame draw:style-name="Mfr2" draw:name="Врезка1" text:anchor-type="paragraph" svg:x="18.56cm" svg:y="0.009cm" svg:width="0.917cm" svg:height="0.633cm" draw:z-index="20"><draw:text-box><text:p text:style-name="Footer"><text:span text:style-name="Page_20_Number"><text:page-number text:select-page="current">38</text:page-number></text:span></text:p></draw:text-box></draw:frame><text:span text:style-name="MT1"></text:span> <text:user-field-get text:name="CompanyId">EyeLine Communications</text:user-field-get>, <text:span text:style-name="MT3"><text:user-defined style:data-style-name="N0" text:name="Date">6.09.2011</text:user-defined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dc:title>Техническое описание</dc:title>
    <dc:subject>Модуль тарификации INMan</dc:subject>
    <meta:initial-creator>Victor Ryzhkov</meta:initial-creator>
    <meta:creation-date>2006-09-19T18:50:00</meta:creation-date>
    <dc:date>2011-09-06T13:40:21</dc:date>
    <meta:print-date>2004-03-31T13:23:00</meta:print-date>
    <dc:language>ru-RU</dc:language>
    <meta:editing-cycles>663</meta:editing-cycles>
    <meta:editing-duration>P1DT9H10M52S</meta:editing-duration>
    <dc:creator>Roman Gerasimov</dc:creator>
    <meta:document-statistic meta:table-count="37" meta:image-count="8" meta:object-count="0" meta:page-count="40" meta:paragraph-count="1720" meta:word-count="10197" meta:character-count="80609"/>
    <meta:user-defined meta:name="Date">6.09.2011</meta:user-defined>
    <meta:user-defined meta:name="Name">INMan</meta:user-defined>
    <meta:user-defined meta:name="Title"/>
    <meta:user-defined meta:name="Version">1.9.0</meta:user-defined>
  </office:meta>
</office:document-meta>
</file>